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545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0.573cm"/>
    </style:style>
    <style:style style:name="co5" style:family="table-column">
      <style:table-column-properties fo:break-before="auto" style:column-width="0.519cm"/>
    </style:style>
    <style:style style:name="co6" style:family="table-column">
      <style:table-column-properties fo:break-before="auto" style:column-width="0.654cm"/>
    </style:style>
    <style:style style:name="co7" style:family="table-column">
      <style:table-column-properties fo:break-before="auto" style:column-width="5.392cm"/>
    </style:style>
    <style:style style:name="co8" style:family="table-column">
      <style:table-column-properties fo:break-before="auto" style:column-width="3.581cm"/>
    </style:style>
    <style:style style:name="co9" style:family="table-column">
      <style:table-column-properties fo:break-before="auto" style:column-width="0.718cm"/>
    </style:style>
    <style:style style:name="co10" style:family="table-column">
      <style:table-column-properties fo:break-before="auto" style:column-width="0.49cm"/>
    </style:style>
    <style:style style:name="co11" style:family="table-column">
      <style:table-column-properties fo:break-before="auto" style:column-width="0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2" style:family="table-cell" style:parent-style-name="Default">
      <style:table-cell-properties fo:border-bottom="none" fo:border-left="0.002cm solid #000000" fo:border-right="0.002cm solid #000000" style:rotation-angle="90" fo:border-top="none"/>
    </style:style>
    <style:style style:name="ce3" style:family="table-cell" style:parent-style-name="Default">
      <style:table-cell-properties fo:border-bottom="none" fo:border-left="0.002cm solid #000000" fo:border-right="0.002cm solid #000000" style:rotation-angle="0" fo:border-top="none"/>
    </style:style>
    <style:style style:name="ce4" style:family="table-cell" style:parent-style-name="Default">
      <style:table-cell-properties fo:border-bottom="0.002cm solid #000000" fo:border-left="0.002cm solid #000000" fo:border-right="0.002cm solid #000000" style:rotation-angle="90" fo:border-top="none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0.002cm solid #000000" fo:border-right="none" fo:border-top="0.002cm solid #000000"/>
    </style:style>
    <style:style style:name="ce8" style:family="table-cell" style:parent-style-name="Default">
      <style:table-cell-properties fo:border-bottom="none" fo:border-left="0.002cm solid #000000" fo:border-right="none" fo:border-top="none"/>
    </style:style>
    <style:style style:name="ce9" style:family="table-cell" style:parent-style-name="Default">
      <style:table-cell-properties fo:border-bottom="0.002cm solid #000000" fo:border-left="0.002cm solid #000000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02cm solid #000000"/>
    </style:style>
    <style:style style:name="ce11" style:family="table-cell" style:parent-style-name="Default">
      <style:table-cell-properties fo:border="none"/>
    </style:style>
    <style:style style:name="ce12" style:family="table-cell" style:parent-style-name="Default">
      <style:table-cell-properties fo:border-bottom="0.002cm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0.002cm solid #000000" fo:border-top="0.002cm solid #000000"/>
    </style:style>
    <style:style style:name="ce14" style:family="table-cell" style:parent-style-name="Default">
      <style:table-cell-properties fo:border-bottom="none" fo:border-left="none" fo:border-right="0.002cm solid #000000" fo:border-top="none"/>
    </style:style>
    <style:style style:name="ce15" style:family="table-cell" style:parent-style-name="Default">
      <style:table-cell-properties fo:border-bottom="0.002cm solid #000000" fo:border-left="none" fo:border-right="0.002cm solid #000000" fo:border-top="none"/>
    </style:style>
    <style:style style:name="ce16" style:family="table-cell" style:parent-style-name="Default">
      <style:table-cell-properties style:text-align-source="fix" style:repeat-content="false" fo:border="0.002cm solid #000000" style:rotation-angle="90" style:vertical-align="middle"/>
      <style:paragraph-properties fo:text-align="center"/>
    </style:style>
    <style:style style:name="ce17" style:family="table-cell" style:parent-style-name="Default" style:data-style-name="N100"/>
    <style:style style:name="ce18" style:family="table-cell" style:parent-style-name="Default">
      <style:table-cell-properties fo:border-bottom="0.002cm solid #b3b3b3" fo:border-left="none" fo:border-right="0.002cm solid #b3b3b3" fo:border-top="none"/>
    </style:style>
    <style:style style:name="ce19" style:family="table-cell" style:parent-style-name="Default">
      <style:table-cell-properties fo:border-bottom="0.002cm solid #b3b3b3" fo:border-left="none" fo:border-right="0.002cm solid #b3b3b3" fo:border-top="0.002cm solid #b3b3b3"/>
    </style:style>
    <style:style style:name="ce20" style:family="table-cell" style:parent-style-name="Default">
      <style:table-cell-properties fo:border-bottom="0.002cm solid #000000" fo:border-left="none" fo:border-right="0.002cm solid #b3b3b3" fo:border-top="0.002cm solid #b3b3b3"/>
    </style:style>
    <style:style style:name="ce21" style:family="table-cell" style:parent-style-name="Default">
      <style:table-cell-properties fo:border-bottom="0.002cm solid #b3b3b3" fo:border-left="0.002cm solid #b3b3b3" fo:border-right="0.002cm solid #b3b3b3" fo:border-top="none"/>
    </style:style>
    <style:style style:name="ce22" style:family="table-cell" style:parent-style-name="Default">
      <style:table-cell-properties fo:border="0.002cm solid #b3b3b3"/>
    </style:style>
    <style:style style:name="ce23" style:family="table-cell" style:parent-style-name="Default">
      <style:table-cell-properties fo:border-bottom="0.002cm solid #000000" fo:border-left="0.002cm solid #b3b3b3" fo:border-right="0.002cm solid #b3b3b3" fo:border-top="0.002cm solid #b3b3b3"/>
    </style:style>
    <style:style style:name="ce24" style:family="table-cell" style:parent-style-name="Default">
      <style:table-cell-properties fo:border-bottom="0.002cm solid #b3b3b3" fo:border-left="0.002cm solid #b3b3b3" fo:border-right="0.002cm solid #000000" fo:border-top="none"/>
    </style:style>
    <style:style style:name="ce25" style:family="table-cell" style:parent-style-name="Default">
      <style:table-cell-properties fo:border-bottom="0.002cm solid #b3b3b3" fo:border-left="0.002cm solid #b3b3b3" fo:border-right="0.002cm solid #000000" fo:border-top="0.002cm solid #b3b3b3"/>
    </style:style>
    <style:style style:name="ce26" style:family="table-cell" style:parent-style-name="Default">
      <style:table-cell-properties fo:border-bottom="0.002cm solid #000000" fo:border-left="0.002cm solid #b3b3b3" fo:border-right="0.002cm solid #000000" fo:border-top="0.002cm solid #b3b3b3"/>
    </style:style>
    <style:style style:name="ce27" style:family="table-cell" style:parent-style-name="Default">
      <style:table-cell-properties fo:border-bottom="0.002cm solid #b3b3b3" fo:border-left="0.002cm solid #000000" fo:border-right="0.002cm solid #b3b3b3" fo:border-top="0.002cm solid #000000"/>
    </style:style>
    <style:style style:name="ce28" style:family="table-cell" style:parent-style-name="Default">
      <style:table-cell-properties fo:border-bottom="0.002cm solid #b3b3b3" fo:border-left="0.002cm solid #000000" fo:border-right="0.002cm solid #b3b3b3" fo:border-top="0.002cm solid #b3b3b3"/>
    </style:style>
    <style:style style:name="ce29" style:family="table-cell" style:parent-style-name="Default">
      <style:table-cell-properties fo:border-bottom="0.002cm solid #000000" fo:border-left="0.002cm solid #000000" fo:border-right="0.002cm solid #b3b3b3" fo:border-top="0.002cm solid #b3b3b3"/>
    </style:style>
    <style:style style:name="ce30" style:family="table-cell" style:parent-style-name="Default">
      <style:table-cell-properties fo:border-bottom="0.002cm solid #b3b3b3" fo:border-left="0.002cm solid #b3b3b3" fo:border-right="0.002cm solid #b3b3b3" fo:border-top="0.002cm solid #000000"/>
    </style:style>
    <style:style style:name="ce31" style:family="table-cell" style:parent-style-name="Default">
      <style:table-cell-properties fo:border-bottom="0.002cm solid #b3b3b3" fo:border-left="0.002cm solid #b3b3b3" fo:border-right="0.002cm solid #000000" fo:border-top="0.002cm solid #000000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5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row table:style-name="ro1">
          <table:table-cell office:value-type="string">
            <text:p>freq</text:p>
          </table:table-cell>
          <table:table-cell office:value-type="float" office:value="0.2538">
            <text:p>0,2538</text:p>
          </table:table-cell>
          <table:table-cell office:value-type="float" office:value="0.2253">
            <text:p>0,2253</text:p>
          </table:table-cell>
          <table:table-cell office:value-type="float" office:value="0.1591">
            <text:p>0,1591</text:p>
          </table:table-cell>
          <table:table-cell office:value-type="float" office:value="0.1433">
            <text:p>0,1433</text:p>
          </table:table-cell>
          <table:table-cell office:value-type="float" office:value="0.2185">
            <text:p>0,2185</text:p>
          </table:table-cell>
          <table:table-cell office:value-type="string">
            <text:p>fin</text:p>
          </table:table-cell>
          <table:table-cell office:value-type="float" office:value="0.2896">
            <text:p>0,2896</text:p>
          </table:table-cell>
          <table:table-cell office:value-type="float" office:value="0.1882">
            <text:p>0,1882</text:p>
          </table:table-cell>
          <table:table-cell office:value-type="float" office:value="0.1467">
            <text:p>0,1467</text:p>
          </table:table-cell>
          <table:table-cell office:value-type="float" office:value="0.1577">
            <text:p>0,1577</text:p>
          </table:table-cell>
          <table:table-cell office:value-type="float" office:value="0.2177">
            <text:p>0,2177</text:p>
          </table:table-cell>
          <table:table-cell office:value-type="string">
            <text:p>Distr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537">
            <text:p>0,2537</text:p>
          </table:table-cell>
          <table:table-cell office:value-type="float" office:value="0.2242">
            <text:p>0,2242</text:p>
          </table:table-cell>
          <table:table-cell office:value-type="float" office:value="0.16">
            <text:p>0,16</text:p>
          </table:table-cell>
          <table:table-cell office:value-type="float" office:value="0.1443">
            <text:p>0,1443</text:p>
          </table:table-cell>
          <table:table-cell office:value-type="float" office:value="0.2178">
            <text:p>0,2178</text:p>
          </table:table-cell>
          <table:table-cell office:value-type="string">
            <text:p>fin</text:p>
          </table:table-cell>
          <table:table-cell office:value-type="float" office:value="0.288">
            <text:p>0,288</text:p>
          </table:table-cell>
          <table:table-cell office:value-type="float" office:value="0.1892">
            <text:p>0,1892</text:p>
          </table:table-cell>
          <table:table-cell office:value-type="float" office:value="0.1475">
            <text:p>0,1475</text:p>
          </table:table-cell>
          <table:table-cell office:value-type="float" office:value="0.1575">
            <text:p>0,1575</text:p>
          </table:table-cell>
          <table:table-cell office:value-type="float" office:value="0.2178">
            <text:p>0,2178</text:p>
          </table:table-cell>
          <table:table-cell office:value-type="string">
            <text:p>Distr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511">
            <text:p>0,2511</text:p>
          </table:table-cell>
          <table:table-cell office:value-type="float" office:value="0.224">
            <text:p>0,224</text:p>
          </table:table-cell>
          <table:table-cell office:value-type="float" office:value="0.1649">
            <text:p>0,1649</text:p>
          </table:table-cell>
          <table:table-cell office:value-type="float" office:value="0.1442">
            <text:p>0,1442</text:p>
          </table:table-cell>
          <table:table-cell office:value-type="float" office:value="0.2158">
            <text:p>0,2158</text:p>
          </table:table-cell>
          <table:table-cell office:value-type="string">
            <text:p>fin</text:p>
          </table:table-cell>
          <table:table-cell office:value-type="float" office:value="0.2745">
            <text:p>0,2745</text:p>
          </table:table-cell>
          <table:table-cell office:value-type="float" office:value="0.1975">
            <text:p>0,1975</text:p>
          </table:table-cell>
          <table:table-cell office:value-type="float" office:value="0.1551">
            <text:p>0,1551</text:p>
          </table:table-cell>
          <table:table-cell office:value-type="float" office:value="0.156">
            <text:p>0,156</text:p>
          </table:table-cell>
          <table:table-cell office:value-type="float" office:value="0.2168">
            <text:p>0,2168</text:p>
          </table:table-cell>
          <table:table-cell office:value-type="string">
            <text:p>Distri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577">
            <text:p>0,2577</text:p>
          </table:table-cell>
          <table:table-cell office:value-type="float" office:value="0.262">
            <text:p>0,262</text:p>
          </table:table-cell>
          <table:table-cell office:value-type="float" office:value="0.1528">
            <text:p>0,1528</text:p>
          </table:table-cell>
          <table:table-cell office:value-type="float" office:value="0.1287">
            <text:p>0,1287</text:p>
          </table:table-cell>
          <table:table-cell office:value-type="float" office:value="0.1988">
            <text:p>0,1988</text:p>
          </table:table-cell>
          <table:table-cell office:value-type="string">
            <text:p>fin</text:p>
          </table:table-cell>
          <table:table-cell office:value-type="float" office:value="0.2181">
            <text:p>0,2181</text:p>
          </table:table-cell>
          <table:table-cell office:value-type="float" office:value="0.2947">
            <text:p>0,2947</text:p>
          </table:table-cell>
          <table:table-cell office:value-type="float" office:value="0.1642">
            <text:p>0,1642</text:p>
          </table:table-cell>
          <table:table-cell office:value-type="float" office:value="0.1225">
            <text:p>0,1225</text:p>
          </table:table-cell>
          <table:table-cell office:value-type="float" office:value="0.2005">
            <text:p>0,2005</text:p>
          </table:table-cell>
          <table:table-cell office:value-type="string">
            <text:p>Dist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544">
            <text:p>0,2544</text:p>
          </table:table-cell>
          <table:table-cell office:value-type="float" office:value="0.259">
            <text:p>0,259</text:p>
          </table:table-cell>
          <table:table-cell office:value-type="float" office:value="0.1552">
            <text:p>0,1552</text:p>
          </table:table-cell>
          <table:table-cell office:value-type="float" office:value="0.1311">
            <text:p>0,1311</text:p>
          </table:table-cell>
          <table:table-cell office:value-type="float" office:value="0.2003">
            <text:p>0,2003</text:p>
          </table:table-cell>
          <table:table-cell office:value-type="string">
            <text:p>fin</text:p>
          </table:table-cell>
          <table:table-cell office:value-type="float" office:value="0.2194">
            <text:p>0,2194</text:p>
          </table:table-cell>
          <table:table-cell office:value-type="float" office:value="0.2918">
            <text:p>0,2918</text:p>
          </table:table-cell>
          <table:table-cell office:value-type="float" office:value="0.1644">
            <text:p>0,1644</text:p>
          </table:table-cell>
          <table:table-cell office:value-type="float" office:value="0.1235">
            <text:p>0,1235</text:p>
          </table:table-cell>
          <table:table-cell office:value-type="float" office:value="0.201">
            <text:p>0,201</text:p>
          </table:table-cell>
          <table:table-cell office:value-type="string">
            <text:p>Dist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512">
            <text:p>0,2512</text:p>
          </table:table-cell>
          <table:table-cell office:value-type="float" office:value="0.2452">
            <text:p>0,2452</text:p>
          </table:table-cell>
          <table:table-cell office:value-type="float" office:value="0.1621">
            <text:p>0,1621</text:p>
          </table:table-cell>
          <table:table-cell office:value-type="float" office:value="0.1363">
            <text:p>0,1363</text:p>
          </table:table-cell>
          <table:table-cell office:value-type="float" office:value="0.2052">
            <text:p>0,2052</text:p>
          </table:table-cell>
          <table:table-cell office:value-type="string">
            <text:p>fin</text:p>
          </table:table-cell>
          <table:table-cell office:value-type="float" office:value="0.2305">
            <text:p>0,2305</text:p>
          </table:table-cell>
          <table:table-cell office:value-type="float" office:value="0.2632">
            <text:p>0,2632</text:p>
          </table:table-cell>
          <table:table-cell office:value-type="float" office:value="0.1654">
            <text:p>0,1654</text:p>
          </table:table-cell>
          <table:table-cell office:value-type="float" office:value="0.1347">
            <text:p>0,1347</text:p>
          </table:table-cell>
          <table:table-cell office:value-type="float" office:value="0.2063">
            <text:p>0,2063</text:p>
          </table:table-cell>
          <table:table-cell office:value-type="string">
            <text:p>Distr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343">
            <text:p>0,2343</text:p>
          </table:table-cell>
          <table:table-cell office:value-type="float" office:value="0.2049">
            <text:p>0,2049</text:p>
          </table:table-cell>
          <table:table-cell office:value-type="float" office:value="0.1971">
            <text:p>0,1971</text:p>
          </table:table-cell>
          <table:table-cell office:value-type="float" office:value="0.1555">
            <text:p>0,1555</text:p>
          </table:table-cell>
          <table:table-cell office:value-type="float" office:value="0.2083">
            <text:p>0,2083</text:p>
          </table:table-cell>
          <table:table-cell office:value-type="string">
            <text:p>fin</text:p>
          </table:table-cell>
          <table:table-cell office:value-type="float" office:value="0.2547">
            <text:p>0,2547</text:p>
          </table:table-cell>
          <table:table-cell office:value-type="float" office:value="0.1883">
            <text:p>0,1883</text:p>
          </table:table-cell>
          <table:table-cell office:value-type="float" office:value="0.2076">
            <text:p>0,2076</text:p>
          </table:table-cell>
          <table:table-cell office:value-type="float" office:value="0.1406">
            <text:p>0,1406</text:p>
          </table:table-cell>
          <table:table-cell office:value-type="float" office:value="0.2088">
            <text:p>0,2088</text:p>
          </table:table-cell>
          <table:table-cell office:value-type="string">
            <text:p>Distr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362">
            <text:p>0,2362</text:p>
          </table:table-cell>
          <table:table-cell office:value-type="float" office:value="0.2065">
            <text:p>0,2065</text:p>
          </table:table-cell>
          <table:table-cell office:value-type="float" office:value="0.1948">
            <text:p>0,1948</text:p>
          </table:table-cell>
          <table:table-cell office:value-type="float" office:value="0.1535">
            <text:p>0,1535</text:p>
          </table:table-cell>
          <table:table-cell office:value-type="float" office:value="0.209">
            <text:p>0,209</text:p>
          </table:table-cell>
          <table:table-cell office:value-type="string">
            <text:p>fin</text:p>
          </table:table-cell>
          <table:table-cell office:value-type="float" office:value="0.2542">
            <text:p>0,2542</text:p>
          </table:table-cell>
          <table:table-cell office:value-type="float" office:value="0.1894">
            <text:p>0,1894</text:p>
          </table:table-cell>
          <table:table-cell office:value-type="float" office:value="0.206">
            <text:p>0,206</text:p>
          </table:table-cell>
          <table:table-cell office:value-type="float" office:value="0.141">
            <text:p>0,141</text:p>
          </table:table-cell>
          <table:table-cell office:value-type="float" office:value="0.2094">
            <text:p>0,2094</text:p>
          </table:table-cell>
          <table:table-cell office:value-type="string">
            <text:p>Distr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03">
            <text:p>0,2403</text:p>
          </table:table-cell>
          <table:table-cell office:value-type="float" office:value="0.213">
            <text:p>0,213</text:p>
          </table:table-cell>
          <table:table-cell office:value-type="float" office:value="0.1864">
            <text:p>0,1864</text:p>
          </table:table-cell>
          <table:table-cell office:value-type="float" office:value="0.1499">
            <text:p>0,1499</text:p>
          </table:table-cell>
          <table:table-cell office:value-type="float" office:value="0.2104">
            <text:p>0,2104</text:p>
          </table:table-cell>
          <table:table-cell office:value-type="string">
            <text:p>fin</text:p>
          </table:table-cell>
          <table:table-cell office:value-type="float" office:value="0.2531">
            <text:p>0,2531</text:p>
          </table:table-cell>
          <table:table-cell office:value-type="float" office:value="0.198">
            <text:p>0,198</text:p>
          </table:table-cell>
          <table:table-cell office:value-type="float" office:value="0.1917">
            <text:p>0,1917</text:p>
          </table:table-cell>
          <table:table-cell office:value-type="float" office:value="0.1459">
            <text:p>0,1459</text:p>
          </table:table-cell>
          <table:table-cell office:value-type="float" office:value="0.2113">
            <text:p>0,2113</text:p>
          </table:table-cell>
          <table:table-cell office:value-type="string">
            <text:p>Distri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49">
            <text:p>0,2449</text:p>
          </table:table-cell>
          <table:table-cell office:value-type="float" office:value="0.2147">
            <text:p>0,2147</text:p>
          </table:table-cell>
          <table:table-cell office:value-type="float" office:value="0.1775">
            <text:p>0,1775</text:p>
          </table:table-cell>
          <table:table-cell office:value-type="float" office:value="0.1249">
            <text:p>0,1249</text:p>
          </table:table-cell>
          <table:table-cell office:value-type="float" office:value="0.2379">
            <text:p>0,2379</text:p>
          </table:table-cell>
          <table:table-cell office:value-type="string">
            <text:p>fin</text:p>
          </table:table-cell>
          <table:table-cell office:value-type="float" office:value="0.2544">
            <text:p>0,2544</text:p>
          </table:table-cell>
          <table:table-cell office:value-type="float" office:value="0.2064">
            <text:p>0,2064</text:p>
          </table:table-cell>
          <table:table-cell office:value-type="float" office:value="0.1728">
            <text:p>0,1728</text:p>
          </table:table-cell>
          <table:table-cell office:value-type="float" office:value="0.1314">
            <text:p>0,1314</text:p>
          </table:table-cell>
          <table:table-cell office:value-type="float" office:value="0.235">
            <text:p>0,235</text:p>
          </table:table-cell>
          <table:table-cell office:value-type="string">
            <text:p>Distr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51">
            <text:p>0,2451</text:p>
          </table:table-cell>
          <table:table-cell office:value-type="float" office:value="0.2154">
            <text:p>0,2154</text:p>
          </table:table-cell>
          <table:table-cell office:value-type="float" office:value="0.1774">
            <text:p>0,1774</text:p>
          </table:table-cell>
          <table:table-cell office:value-type="float" office:value="0.1269">
            <text:p>0,1269</text:p>
          </table:table-cell>
          <table:table-cell office:value-type="float" office:value="0.2352">
            <text:p>0,2352</text:p>
          </table:table-cell>
          <table:table-cell office:value-type="string">
            <text:p>fin</text:p>
          </table:table-cell>
          <table:table-cell office:value-type="float" office:value="0.2541">
            <text:p>0,2541</text:p>
          </table:table-cell>
          <table:table-cell office:value-type="float" office:value="0.2065">
            <text:p>0,2065</text:p>
          </table:table-cell>
          <table:table-cell office:value-type="float" office:value="0.1728">
            <text:p>0,1728</text:p>
          </table:table-cell>
          <table:table-cell office:value-type="float" office:value="0.1322">
            <text:p>0,1322</text:p>
          </table:table-cell>
          <table:table-cell office:value-type="float" office:value="0.2344">
            <text:p>0,2344</text:p>
          </table:table-cell>
          <table:table-cell office:value-type="string">
            <text:p>Distr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58">
            <text:p>0,2458</text:p>
          </table:table-cell>
          <table:table-cell office:value-type="float" office:value="0.2185">
            <text:p>0,2185</text:p>
          </table:table-cell>
          <table:table-cell office:value-type="float" office:value="0.1756">
            <text:p>0,1756</text:p>
          </table:table-cell>
          <table:table-cell office:value-type="float" office:value="0.1336">
            <text:p>0,1336</text:p>
          </table:table-cell>
          <table:table-cell office:value-type="float" office:value="0.2266">
            <text:p>0,2266</text:p>
          </table:table-cell>
          <table:table-cell office:value-type="string">
            <text:p>fin</text:p>
          </table:table-cell>
          <table:table-cell office:value-type="float" office:value="0.2526">
            <text:p>0,2526</text:p>
          </table:table-cell>
          <table:table-cell office:value-type="float" office:value="0.2094">
            <text:p>0,2094</text:p>
          </table:table-cell>
          <table:table-cell office:value-type="float" office:value="0.1705">
            <text:p>0,1705</text:p>
          </table:table-cell>
          <table:table-cell office:value-type="float" office:value="0.1402">
            <text:p>0,1402</text:p>
          </table:table-cell>
          <table:table-cell office:value-type="float" office:value="0.2274">
            <text:p>0,2274</text:p>
          </table:table-cell>
          <table:table-cell office:value-type="string">
            <text:p>Distri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46">
            <text:p>0,2446</text:p>
          </table:table-cell>
          <table:table-cell office:value-type="float" office:value="0.2145">
            <text:p>0,2145</text:p>
          </table:table-cell>
          <table:table-cell office:value-type="float" office:value="0.1777">
            <text:p>0,1777</text:p>
          </table:table-cell>
          <table:table-cell office:value-type="float" office:value="0.125">
            <text:p>0,125</text:p>
          </table:table-cell>
          <table:table-cell office:value-type="float" office:value="0.2382">
            <text:p>0,2382</text:p>
          </table:table-cell>
          <table:table-cell office:value-type="string">
            <text:p>fin</text:p>
          </table:table-cell>
          <table:table-cell office:value-type="float" office:value="0.2542">
            <text:p>0,2542</text:p>
          </table:table-cell>
          <table:table-cell office:value-type="float" office:value="0.2061">
            <text:p>0,2061</text:p>
          </table:table-cell>
          <table:table-cell office:value-type="float" office:value="0.1729">
            <text:p>0,1729</text:p>
          </table:table-cell>
          <table:table-cell office:value-type="float" office:value="0.1316">
            <text:p>0,1316</text:p>
          </table:table-cell>
          <table:table-cell office:value-type="float" office:value="0.2352">
            <text:p>0,2352</text:p>
          </table:table-cell>
          <table:table-cell office:value-type="string">
            <text:p>Distri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51">
            <text:p>0,2451</text:p>
          </table:table-cell>
          <table:table-cell office:value-type="float" office:value="0.2153">
            <text:p>0,2153</text:p>
          </table:table-cell>
          <table:table-cell office:value-type="float" office:value="0.1774">
            <text:p>0,1774</text:p>
          </table:table-cell>
          <table:table-cell office:value-type="float" office:value="0.127">
            <text:p>0,127</text:p>
          </table:table-cell>
          <table:table-cell office:value-type="float" office:value="0.2352">
            <text:p>0,2352</text:p>
          </table:table-cell>
          <table:table-cell office:value-type="string">
            <text:p>fin</text:p>
          </table:table-cell>
          <table:table-cell office:value-type="float" office:value="0.2541">
            <text:p>0,2541</text:p>
          </table:table-cell>
          <table:table-cell office:value-type="float" office:value="0.2064">
            <text:p>0,2064</text:p>
          </table:table-cell>
          <table:table-cell office:value-type="float" office:value="0.1727">
            <text:p>0,1727</text:p>
          </table:table-cell>
          <table:table-cell office:value-type="float" office:value="0.1323">
            <text:p>0,1323</text:p>
          </table:table-cell>
          <table:table-cell office:value-type="float" office:value="0.2344">
            <text:p>0,2344</text:p>
          </table:table-cell>
          <table:table-cell office:value-type="string">
            <text:p>Distri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458">
            <text:p>0,2458</text:p>
          </table:table-cell>
          <table:table-cell office:value-type="float" office:value="0.2185">
            <text:p>0,2185</text:p>
          </table:table-cell>
          <table:table-cell office:value-type="float" office:value="0.1757">
            <text:p>0,1757</text:p>
          </table:table-cell>
          <table:table-cell office:value-type="float" office:value="0.1336">
            <text:p>0,1336</text:p>
          </table:table-cell>
          <table:table-cell office:value-type="float" office:value="0.2264">
            <text:p>0,2264</text:p>
          </table:table-cell>
          <table:table-cell office:value-type="string">
            <text:p>fin</text:p>
          </table:table-cell>
          <table:table-cell office:value-type="float" office:value="0.253">
            <text:p>0,253</text:p>
          </table:table-cell>
          <table:table-cell office:value-type="float" office:value="0.2087">
            <text:p>0,2087</text:p>
          </table:table-cell>
          <table:table-cell office:value-type="float" office:value="0.1706">
            <text:p>0,1706</text:p>
          </table:table-cell>
          <table:table-cell office:value-type="float" office:value="0.1403">
            <text:p>0,1403</text:p>
          </table:table-cell>
          <table:table-cell office:value-type="float" office:value="0.2273">
            <text:p>0,2273</text:p>
          </table:table-cell>
          <table:table-cell office:value-type="string">
            <text:p>Distri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freq</text:p>
          </table:table-cell>
          <table:table-cell office:value-type="float" office:value="0.2345">
            <text:p>0,2345</text:p>
          </table:table-cell>
          <table:table-cell office:value-type="float" office:value="0.2051">
            <text:p>0,2051</text:p>
          </table:table-cell>
          <table:table-cell office:value-type="float" office:value="0.1974">
            <text:p>0,1974</text:p>
          </table:table-cell>
          <table:table-cell office:value-type="float" office:value="0.1282">
            <text:p>0,1282</text:p>
          </table:table-cell>
          <table:table-cell office:value-type="float" office:value="0.2348">
            <text:p>0,2348</text:p>
          </table:table-cell>
          <table:table-cell office:value-type="string">
            <text:p>fin</text:p>
          </table:table-cell>
          <table:table-cell office:value-type="float" office:value="0.2545">
            <text:p>0,2545</text:p>
          </table:table-cell>
          <table:table-cell office:value-type="float" office:value="0.1886">
            <text:p>0,1886</text:p>
          </table:table-cell>
          <table:table-cell office:value-type="float" office:value="0.1816">
            <text:p>0,1816</text:p>
          </table:table-cell>
          <table:table-cell office:value-type="float" office:value="0.1424">
            <text:p>0,1424</text:p>
          </table:table-cell>
          <table:table-cell office:value-type="float" office:value="0.2329">
            <text:p>0,2329</text:p>
          </table:table-cell>
          <table:table-cell office:value-type="string">
            <text:p>Dist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33">
            <text:p>0,33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16] &amp; &quot;  &quot; &amp; [.O16] &amp; &quot;  &quot; &amp; [.P16] &amp; &quot;  &quot; &amp; [.Q16]&amp; &quot;  &quot; &amp; [.R16] &amp; &quot;)&quot;" office:value-type="string" office:string-value="(0  0  0,33  0,33  0,33)">
            <text:p>(0 <text:s/>0 <text:s/>0,33 <text:s/>0,33 <text:s/>0,33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362">
            <text:p>0,2362</text:p>
          </table:table-cell>
          <table:table-cell office:value-type="float" office:value="0.2066">
            <text:p>0,2066</text:p>
          </table:table-cell>
          <table:table-cell office:value-type="float" office:value="0.1949">
            <text:p>0,1949</text:p>
          </table:table-cell>
          <table:table-cell office:value-type="float" office:value="0.1291">
            <text:p>0,1291</text:p>
          </table:table-cell>
          <table:table-cell office:value-type="float" office:value="0.2333">
            <text:p>0,2333</text:p>
          </table:table-cell>
          <table:table-cell office:value-type="string">
            <text:p>fin</text:p>
          </table:table-cell>
          <table:table-cell office:value-type="float" office:value="0.2541">
            <text:p>0,2541</text:p>
          </table:table-cell>
          <table:table-cell office:value-type="float" office:value="0.1895">
            <text:p>0,1895</text:p>
          </table:table-cell>
          <table:table-cell office:value-type="float" office:value="0.181">
            <text:p>0,181</text:p>
          </table:table-cell>
          <table:table-cell office:value-type="float" office:value="0.1427">
            <text:p>0,1427</text:p>
          </table:table-cell>
          <table:table-cell office:value-type="float" office:value="0.2326">
            <text:p>0,2326</text:p>
          </table:table-cell>
          <table:table-cell office:value-type="string">
            <text:p>Dist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33">
            <text:p>0,33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17] &amp; &quot;  &quot; &amp; [.O17] &amp; &quot;  &quot; &amp; [.P17] &amp; &quot;  &quot; &amp; [.Q17]&amp; &quot;  &quot; &amp; [.R17] &amp; &quot;)&quot;" office:value-type="string" office:string-value="(0  0  0,33  0,33  0,33)">
            <text:p>(0 <text:s/>0 <text:s/>0,33 <text:s/>0,33 <text:s/>0,33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05">
            <text:p>0,2405</text:p>
          </table:table-cell>
          <table:table-cell office:value-type="float" office:value="0.213">
            <text:p>0,213</text:p>
          </table:table-cell>
          <table:table-cell office:value-type="float" office:value="0.1863">
            <text:p>0,1863</text:p>
          </table:table-cell>
          <table:table-cell office:value-type="float" office:value="0.1349">
            <text:p>0,1349</text:p>
          </table:table-cell>
          <table:table-cell office:value-type="float" office:value="0.2252">
            <text:p>0,2252</text:p>
          </table:table-cell>
          <table:table-cell office:value-type="string">
            <text:p>fin</text:p>
          </table:table-cell>
          <table:table-cell office:value-type="float" office:value="0.2531">
            <text:p>0,2531</text:p>
          </table:table-cell>
          <table:table-cell office:value-type="float" office:value="0.1985">
            <text:p>0,1985</text:p>
          </table:table-cell>
          <table:table-cell office:value-type="float" office:value="0.1759">
            <text:p>0,1759</text:p>
          </table:table-cell>
          <table:table-cell office:value-type="float" office:value="0.1467">
            <text:p>0,1467</text:p>
          </table:table-cell>
          <table:table-cell office:value-type="float" office:value="0.2258">
            <text:p>0,2258</text:p>
          </table:table-cell>
          <table:table-cell office:value-type="string">
            <text:p>Distri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0.33">
            <text:p>0,33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18] &amp; &quot;  &quot; &amp; [.O18] &amp; &quot;  &quot; &amp; [.P18] &amp; &quot;  &quot; &amp; [.Q18]&amp; &quot;  &quot; &amp; [.R18] &amp; &quot;)&quot;" office:value-type="string" office:string-value="(0  0  0,33  0,33  0,33)">
            <text:p>(0 <text:s/>0 <text:s/>0,33 <text:s/>0,33 <text:s/>0,33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46">
            <text:p>0,2446</text:p>
          </table:table-cell>
          <table:table-cell office:value-type="float" office:value="0.2145">
            <text:p>0,2145</text:p>
          </table:table-cell>
          <table:table-cell office:value-type="float" office:value="0.1779">
            <text:p>0,1779</text:p>
          </table:table-cell>
          <table:table-cell office:value-type="float" office:value="0.125">
            <text:p>0,125</text:p>
          </table:table-cell>
          <table:table-cell office:value-type="float" office:value="0.2381">
            <text:p>0,2381</text:p>
          </table:table-cell>
          <table:table-cell office:value-type="string">
            <text:p>fin</text:p>
          </table:table-cell>
          <table:table-cell office:value-type="float" office:value="0.254">
            <text:p>0,254</text:p>
          </table:table-cell>
          <table:table-cell office:value-type="float" office:value="0.2061">
            <text:p>0,2061</text:p>
          </table:table-cell>
          <table:table-cell office:value-type="float" office:value="0.1732">
            <text:p>0,1732</text:p>
          </table:table-cell>
          <table:table-cell office:value-type="float" office:value="0.1315">
            <text:p>0,1315</text:p>
          </table:table-cell>
          <table:table-cell office:value-type="float" office:value="0.2351">
            <text:p>0,2351</text:p>
          </table:table-cell>
          <table:table-cell office:value-type="string">
            <text:p>Distri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19] &amp; &quot;  &quot; &amp; [.O19] &amp; &quot;  &quot; &amp; [.P19] &amp; &quot;  &quot; &amp; [.Q19]&amp; &quot;  &quot; &amp; [.R19] &amp; &quot;)&quot;" office:value-type="string" office:string-value="(0  0,01  0  0  0,99)">
            <text:p>(0 <text:s/>0,01 <text:s/>0 <text:s/>0 <text:s/>0,99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52">
            <text:p>0,2452</text:p>
          </table:table-cell>
          <table:table-cell office:value-type="float" office:value="0.2154">
            <text:p>0,2154</text:p>
          </table:table-cell>
          <table:table-cell office:value-type="float" office:value="0.1772">
            <text:p>0,1772</text:p>
          </table:table-cell>
          <table:table-cell office:value-type="float" office:value="0.1271">
            <text:p>0,1271</text:p>
          </table:table-cell>
          <table:table-cell office:value-type="float" office:value="0.235">
            <text:p>0,235</text:p>
          </table:table-cell>
          <table:table-cell office:value-type="string">
            <text:p>fin</text:p>
          </table:table-cell>
          <table:table-cell office:value-type="float" office:value="0.2542">
            <text:p>0,2542</text:p>
          </table:table-cell>
          <table:table-cell office:value-type="float" office:value="0.2066">
            <text:p>0,2066</text:p>
          </table:table-cell>
          <table:table-cell office:value-type="float" office:value="0.1725">
            <text:p>0,1725</text:p>
          </table:table-cell>
          <table:table-cell office:value-type="float" office:value="0.1324">
            <text:p>0,1324</text:p>
          </table:table-cell>
          <table:table-cell office:value-type="float" office:value="0.2343">
            <text:p>0,2343</text:p>
          </table:table-cell>
          <table:table-cell office:value-type="string">
            <text:p>Distri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0] &amp; &quot;  &quot; &amp; [.O20] &amp; &quot;  &quot; &amp; [.P20] &amp; &quot;  &quot; &amp; [.Q20]&amp; &quot;  &quot; &amp; [.R20] &amp; &quot;)&quot;" office:value-type="string" office:string-value="(0  0,01  0  0  0,99)">
            <text:p>(0 <text:s/>0,01 <text:s/>0 <text:s/>0 <text:s/>0,99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56">
            <text:p>0,2456</text:p>
          </table:table-cell>
          <table:table-cell office:value-type="float" office:value="0.2185">
            <text:p>0,2185</text:p>
          </table:table-cell>
          <table:table-cell office:value-type="float" office:value="0.1757">
            <text:p>0,1757</text:p>
          </table:table-cell>
          <table:table-cell office:value-type="float" office:value="0.1338">
            <text:p>0,1338</text:p>
          </table:table-cell>
          <table:table-cell office:value-type="float" office:value="0.2265">
            <text:p>0,2265</text:p>
          </table:table-cell>
          <table:table-cell office:value-type="string">
            <text:p>fin</text:p>
          </table:table-cell>
          <table:table-cell office:value-type="float" office:value="0.2529">
            <text:p>0,2529</text:p>
          </table:table-cell>
          <table:table-cell office:value-type="float" office:value="0.2089">
            <text:p>0,2089</text:p>
          </table:table-cell>
          <table:table-cell office:value-type="float" office:value="0.1704">
            <text:p>0,1704</text:p>
          </table:table-cell>
          <table:table-cell office:value-type="float" office:value="0.1408">
            <text:p>0,1408</text:p>
          </table:table-cell>
          <table:table-cell office:value-type="float" office:value="0.2269">
            <text:p>0,2269</text:p>
          </table:table-cell>
          <table:table-cell office:value-type="string">
            <text:p>Distri</text:p>
          </table:table-cell>
          <table:table-cell office:value-type="float" office:value="0">
            <text:p>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1] &amp; &quot;  &quot; &amp; [.O21] &amp; &quot;  &quot; &amp; [.P21] &amp; &quot;  &quot; &amp; [.Q21]&amp; &quot;  &quot; &amp; [.R21] &amp; &quot;)&quot;" office:value-type="string" office:string-value="(0  0,01  0  0  0,99)">
            <text:p>(0 <text:s/>0,01 <text:s/>0 <text:s/>0 <text:s/>0,99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44">
            <text:p>0,2444</text:p>
          </table:table-cell>
          <table:table-cell office:value-type="float" office:value="0.2142">
            <text:p>0,2142</text:p>
          </table:table-cell>
          <table:table-cell office:value-type="float" office:value="0.1781">
            <text:p>0,1781</text:p>
          </table:table-cell>
          <table:table-cell office:value-type="float" office:value="0.1544">
            <text:p>0,1544</text:p>
          </table:table-cell>
          <table:table-cell office:value-type="float" office:value="0.2089">
            <text:p>0,2089</text:p>
          </table:table-cell>
          <table:table-cell office:value-type="string">
            <text:p>fin</text:p>
          </table:table-cell>
          <table:table-cell office:value-type="float" office:value="0.2359">
            <text:p>0,2359</text:p>
          </table:table-cell>
          <table:table-cell office:value-type="float" office:value="0.2241">
            <text:p>0,2241</text:p>
          </table:table-cell>
          <table:table-cell office:value-type="float" office:value="0.1818">
            <text:p>0,1818</text:p>
          </table:table-cell>
          <table:table-cell office:value-type="float" office:value="0.149">
            <text:p>0,149</text:p>
          </table:table-cell>
          <table:table-cell office:value-type="float" office:value="0.2093">
            <text:p>0,2093</text:p>
          </table:table-cell>
          <table:table-cell office:value-type="string">
            <text:p>Distri</text:p>
          </table:table-cell>
          <table:table-cell table:number-columns-repeated="5" office:value-type="float" office:value="0.2">
            <text:p>0,2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2] &amp; &quot;  &quot; &amp; [.O22] &amp; &quot;  &quot; &amp; [.P22] &amp; &quot;  &quot; &amp; [.Q22]&amp; &quot;  &quot; &amp; [.R22] &amp; &quot;)&quot;" office:value-type="string" office:string-value="(0,2  0,2  0,2  0,2  0,2)">
            <text:p>(0,2 <text:s/>0,2 <text:s/>0,2 <text:s/>0,2 <text:s/>0,2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5">
            <text:p>0,245</text:p>
          </table:table-cell>
          <table:table-cell office:value-type="float" office:value="0.2152">
            <text:p>0,2152</text:p>
          </table:table-cell>
          <table:table-cell office:value-type="float" office:value="0.1773">
            <text:p>0,1773</text:p>
          </table:table-cell>
          <table:table-cell office:value-type="float" office:value="0.1533">
            <text:p>0,1533</text:p>
          </table:table-cell>
          <table:table-cell office:value-type="float" office:value="0.2091">
            <text:p>0,2091</text:p>
          </table:table-cell>
          <table:table-cell office:value-type="string">
            <text:p>fin</text:p>
          </table:table-cell>
          <table:table-cell office:value-type="float" office:value="0.2366">
            <text:p>0,2366</text:p>
          </table:table-cell>
          <table:table-cell office:value-type="float" office:value="0.2237">
            <text:p>0,2237</text:p>
          </table:table-cell>
          <table:table-cell office:value-type="float" office:value="0.181">
            <text:p>0,181</text:p>
          </table:table-cell>
          <table:table-cell office:value-type="float" office:value="0.1493">
            <text:p>0,1493</text:p>
          </table:table-cell>
          <table:table-cell office:value-type="float" office:value="0.2094">
            <text:p>0,2094</text:p>
          </table:table-cell>
          <table:table-cell office:value-type="string">
            <text:p>Distri</text:p>
          </table:table-cell>
          <table:table-cell table:number-columns-repeated="5" office:value-type="float" office:value="0.2">
            <text:p>0,2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3] &amp; &quot;  &quot; &amp; [.O23] &amp; &quot;  &quot; &amp; [.P23] &amp; &quot;  &quot; &amp; [.Q23]&amp; &quot;  &quot; &amp; [.R23] &amp; &quot;)&quot;" office:value-type="string" office:string-value="(0,2  0,2  0,2  0,2  0,2)">
            <text:p>(0,2 <text:s/>0,2 <text:s/>0,2 <text:s/>0,2 <text:s/>0,2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457">
            <text:p>0,2457</text:p>
          </table:table-cell>
          <table:table-cell office:value-type="float" office:value="0.2186">
            <text:p>0,2186</text:p>
          </table:table-cell>
          <table:table-cell office:value-type="float" office:value="0.1758">
            <text:p>0,1758</text:p>
          </table:table-cell>
          <table:table-cell office:value-type="float" office:value="0.1494">
            <text:p>0,1494</text:p>
          </table:table-cell>
          <table:table-cell office:value-type="float" office:value="0.2104">
            <text:p>0,2104</text:p>
          </table:table-cell>
          <table:table-cell office:value-type="string">
            <text:p>fin</text:p>
          </table:table-cell>
          <table:table-cell office:value-type="float" office:value="0.2413">
            <text:p>0,2413</text:p>
          </table:table-cell>
          <table:table-cell office:value-type="float" office:value="0.2204">
            <text:p>0,2204</text:p>
          </table:table-cell>
          <table:table-cell office:value-type="float" office:value="0.1758">
            <text:p>0,1758</text:p>
          </table:table-cell>
          <table:table-cell office:value-type="float" office:value="0.1509">
            <text:p>0,1509</text:p>
          </table:table-cell>
          <table:table-cell office:value-type="float" office:value="0.2116">
            <text:p>0,2116</text:p>
          </table:table-cell>
          <table:table-cell office:value-type="string">
            <text:p>Distri</text:p>
          </table:table-cell>
          <table:table-cell table:number-columns-repeated="5" office:value-type="float" office:value="0.2">
            <text:p>0,2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4] &amp; &quot;  &quot; &amp; [.O24] &amp; &quot;  &quot; &amp; [.P24] &amp; &quot;  &quot; &amp; [.Q24]&amp; &quot;  &quot; &amp; [.R24] &amp; &quot;)&quot;" office:value-type="string" office:string-value="(0,2  0,2  0,2  0,2  0,2)">
            <text:p>(0,2 <text:s/>0,2 <text:s/>0,2 <text:s/>0,2 <text:s/>0,2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538">
            <text:p>0,2538</text:p>
          </table:table-cell>
          <table:table-cell office:value-type="float" office:value="0.2251">
            <text:p>0,2251</text:p>
          </table:table-cell>
          <table:table-cell office:value-type="float" office:value="0.1585">
            <text:p>0,1585</text:p>
          </table:table-cell>
          <table:table-cell office:value-type="float" office:value="0.1247">
            <text:p>0,1247</text:p>
          </table:table-cell>
          <table:table-cell office:value-type="float" office:value="0.238">
            <text:p>0,238</text:p>
          </table:table-cell>
          <table:table-cell office:value-type="string">
            <text:p>fin</text:p>
          </table:table-cell>
          <table:table-cell office:value-type="float" office:value="0.2897">
            <text:p>0,2897</text:p>
          </table:table-cell>
          <table:table-cell office:value-type="float" office:value="0.1882">
            <text:p>0,1882</text:p>
          </table:table-cell>
          <table:table-cell office:value-type="float" office:value="0.1553">
            <text:p>0,1553</text:p>
          </table:table-cell>
          <table:table-cell office:value-type="float" office:value="0.1315">
            <text:p>0,1315</text:p>
          </table:table-cell>
          <table:table-cell office:value-type="float" office:value="0.2354">
            <text:p>0,2354</text:p>
          </table:table-cell>
          <table:table-cell office:value-type="string">
            <text:p>Distri</text:p>
          </table:table-cell>
          <table:table-cell table:number-columns-repeated="2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5] &amp; &quot;  &quot; &amp; [.O25] &amp; &quot;  &quot; &amp; [.P25] &amp; &quot;  &quot; &amp; [.Q25]&amp; &quot;  &quot; &amp; [.R25] &amp; &quot;)&quot;" office:value-type="string" office:string-value="(0,5  0,5  0  0  0)">
            <text:p>(0,5 <text:s/>0,5 <text:s/>0 <text:s/>0 <text:s/>0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538">
            <text:p>0,2538</text:p>
          </table:table-cell>
          <table:table-cell office:value-type="float" office:value="0.2242">
            <text:p>0,2242</text:p>
          </table:table-cell>
          <table:table-cell office:value-type="float" office:value="0.1598">
            <text:p>0,1598</text:p>
          </table:table-cell>
          <table:table-cell office:value-type="float" office:value="0.1269">
            <text:p>0,1269</text:p>
          </table:table-cell>
          <table:table-cell office:value-type="float" office:value="0.2353">
            <text:p>0,2353</text:p>
          </table:table-cell>
          <table:table-cell office:value-type="string">
            <text:p>fin</text:p>
          </table:table-cell>
          <table:table-cell office:value-type="float" office:value="0.2881">
            <text:p>0,2881</text:p>
          </table:table-cell>
          <table:table-cell office:value-type="float" office:value="0.1892">
            <text:p>0,1892</text:p>
          </table:table-cell>
          <table:table-cell office:value-type="float" office:value="0.1558">
            <text:p>0,1558</text:p>
          </table:table-cell>
          <table:table-cell office:value-type="float" office:value="0.1326">
            <text:p>0,1326</text:p>
          </table:table-cell>
          <table:table-cell office:value-type="float" office:value="0.2344">
            <text:p>0,2344</text:p>
          </table:table-cell>
          <table:table-cell office:value-type="string">
            <text:p>Distri</text:p>
          </table:table-cell>
          <table:table-cell table:number-columns-repeated="2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6] &amp; &quot;  &quot; &amp; [.O26] &amp; &quot;  &quot; &amp; [.P26] &amp; &quot;  &quot; &amp; [.Q26]&amp; &quot;  &quot; &amp; [.R26] &amp; &quot;)&quot;" office:value-type="string" office:string-value="(0,5  0,5  0  0  0)">
            <text:p>(0,5 <text:s/>0,5 <text:s/>0 <text:s/>0 <text:s/>0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511">
            <text:p>0,2511</text:p>
          </table:table-cell>
          <table:table-cell office:value-type="float" office:value="0.2241">
            <text:p>0,2241</text:p>
          </table:table-cell>
          <table:table-cell office:value-type="float" office:value="0.165">
            <text:p>0,165</text:p>
          </table:table-cell>
          <table:table-cell office:value-type="float" office:value="0.1336">
            <text:p>0,1336</text:p>
          </table:table-cell>
          <table:table-cell office:value-type="float" office:value="0.2262">
            <text:p>0,2262</text:p>
          </table:table-cell>
          <table:table-cell office:value-type="string">
            <text:p>fin</text:p>
          </table:table-cell>
          <table:table-cell office:value-type="float" office:value="0.2749">
            <text:p>0,2749</text:p>
          </table:table-cell>
          <table:table-cell office:value-type="float" office:value="0.1977">
            <text:p>0,1977</text:p>
          </table:table-cell>
          <table:table-cell office:value-type="float" office:value="0.1596">
            <text:p>0,1596</text:p>
          </table:table-cell>
          <table:table-cell office:value-type="float" office:value="0.1409">
            <text:p>0,1409</text:p>
          </table:table-cell>
          <table:table-cell office:value-type="float" office:value="0.227">
            <text:p>0,227</text:p>
          </table:table-cell>
          <table:table-cell office:value-type="string">
            <text:p>Distri</text:p>
          </table:table-cell>
          <table:table-cell table:number-columns-repeated="2" office:value-type="float" office:value="0.5">
            <text:p>0,5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7] &amp; &quot;  &quot; &amp; [.O27] &amp; &quot;  &quot; &amp; [.P27] &amp; &quot;  &quot; &amp; [.Q27]&amp; &quot;  &quot; &amp; [.R27] &amp; &quot;)&quot;" office:value-type="string" office:string-value="(0,5  0,5  0  0  0)">
            <text:p>(0,5 <text:s/>0,5 <text:s/>0 <text:s/>0 <text:s/>0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539">
            <text:p>0,2539</text:p>
          </table:table-cell>
          <table:table-cell office:value-type="float" office:value="0.2254">
            <text:p>0,2254</text:p>
          </table:table-cell>
          <table:table-cell office:value-type="float" office:value="0.1592">
            <text:p>0,1592</text:p>
          </table:table-cell>
          <table:table-cell office:value-type="float" office:value="0.1433">
            <text:p>0,1433</text:p>
          </table:table-cell>
          <table:table-cell office:value-type="float" office:value="0.2182">
            <text:p>0,2182</text:p>
          </table:table-cell>
          <table:table-cell office:value-type="string">
            <text:p>fin</text:p>
          </table:table-cell>
          <table:table-cell office:value-type="float" office:value="0.2898">
            <text:p>0,2898</text:p>
          </table:table-cell>
          <table:table-cell office:value-type="float" office:value="0.1881">
            <text:p>0,1881</text:p>
          </table:table-cell>
          <table:table-cell office:value-type="float" office:value="0.1467">
            <text:p>0,1467</text:p>
          </table:table-cell>
          <table:table-cell office:value-type="float" office:value="0.1577">
            <text:p>0,1577</text:p>
          </table:table-cell>
          <table:table-cell office:value-type="float" office:value="0.2176">
            <text:p>0,2176</text:p>
          </table:table-cell>
          <table:table-cell office:value-type="string">
            <text:p>Distri</text:p>
          </table:table-cell>
          <table:table-cell office:value-type="float" office:value="0.9">
            <text:p>0,9</text:p>
          </table:table-cell>
          <table:table-cell table:number-columns-repeated="4" office:value-type="float" office:value="0.025">
            <text:p>0,025</text:p>
          </table:table-cell>
          <table:table-cell office:value-type="string">
            <text:p>N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8] &amp; &quot;  &quot; &amp; [.O28] &amp; &quot;  &quot; &amp; [.P28] &amp; &quot;  &quot; &amp; [.Q28]&amp; &quot;  &quot; &amp; [.R28] &amp; &quot;)&quot;" office:value-type="string" office:string-value="(0,9  0,025  0,025  0,025  0,025)">
            <text:p>(0,9 <text:s/>0,025 <text:s/>0,025 <text:s/>0,025 <text:s/>0,025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536">
            <text:p>0,2536</text:p>
          </table:table-cell>
          <table:table-cell office:value-type="float" office:value="0.2242">
            <text:p>0,2242</text:p>
          </table:table-cell>
          <table:table-cell office:value-type="float" office:value="0.1602">
            <text:p>0,1602</text:p>
          </table:table-cell>
          <table:table-cell office:value-type="float" office:value="0.1444">
            <text:p>0,1444</text:p>
          </table:table-cell>
          <table:table-cell office:value-type="float" office:value="0.2176">
            <text:p>0,2176</text:p>
          </table:table-cell>
          <table:table-cell office:value-type="string">
            <text:p>fin</text:p>
          </table:table-cell>
          <table:table-cell office:value-type="float" office:value="0.288">
            <text:p>0,288</text:p>
          </table:table-cell>
          <table:table-cell office:value-type="float" office:value="0.1891">
            <text:p>0,1891</text:p>
          </table:table-cell>
          <table:table-cell office:value-type="float" office:value="0.1476">
            <text:p>0,1476</text:p>
          </table:table-cell>
          <table:table-cell office:value-type="float" office:value="0.1578">
            <text:p>0,1578</text:p>
          </table:table-cell>
          <table:table-cell office:value-type="float" office:value="0.2175">
            <text:p>0,2175</text:p>
          </table:table-cell>
          <table:table-cell office:value-type="string">
            <text:p>Distri</text:p>
          </table:table-cell>
          <table:table-cell office:value-type="float" office:value="0.9">
            <text:p>0,9</text:p>
          </table:table-cell>
          <table:table-cell table:number-columns-repeated="4" office:value-type="float" office:value="0.025">
            <text:p>0,025</text:p>
          </table:table-cell>
          <table:table-cell office:value-type="string">
            <text:p>N</text:p>
          </table:table-cell>
          <table:table-cell office:value-type="float" office:value="1000">
            <text:p>1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29] &amp; &quot;  &quot; &amp; [.O29] &amp; &quot;  &quot; &amp; [.P29] &amp; &quot;  &quot; &amp; [.Q29]&amp; &quot;  &quot; &amp; [.R29] &amp; &quot;)&quot;" office:value-type="string" office:string-value="(0,9  0,025  0,025  0,025  0,025)">
            <text:p>(0,9 <text:s/>0,025 <text:s/>0,025 <text:s/>0,025 <text:s/>0,025)</text:p>
          </table:table-cell>
          <table:table-cell table:number-columns-repeated="5"/>
        </table:table-row>
        <table:table-row table:style-name="ro1">
          <table:table-cell office:value-type="string">
            <text:p>freq</text:p>
          </table:table-cell>
          <table:table-cell office:value-type="float" office:value="0.2509">
            <text:p>0,2509</text:p>
          </table:table-cell>
          <table:table-cell office:value-type="float" office:value="0.2239">
            <text:p>0,2239</text:p>
          </table:table-cell>
          <table:table-cell office:value-type="float" office:value="0.1651">
            <text:p>0,1651</text:p>
          </table:table-cell>
          <table:table-cell office:value-type="float" office:value="0.1441">
            <text:p>0,1441</text:p>
          </table:table-cell>
          <table:table-cell office:value-type="float" office:value="0.2159">
            <text:p>0,2159</text:p>
          </table:table-cell>
          <table:table-cell office:value-type="string">
            <text:p>fin</text:p>
          </table:table-cell>
          <table:table-cell office:value-type="float" office:value="0.2745">
            <text:p>0,2745</text:p>
          </table:table-cell>
          <table:table-cell office:value-type="float" office:value="0.1978">
            <text:p>0,1978</text:p>
          </table:table-cell>
          <table:table-cell office:value-type="float" office:value="0.1544">
            <text:p>0,1544</text:p>
          </table:table-cell>
          <table:table-cell office:value-type="float" office:value="0.1563">
            <text:p>0,1563</text:p>
          </table:table-cell>
          <table:table-cell office:value-type="float" office:value="0.2171">
            <text:p>0,2171</text:p>
          </table:table-cell>
          <table:table-cell office:value-type="string">
            <text:p>Distri</text:p>
          </table:table-cell>
          <table:table-cell office:value-type="float" office:value="0.9">
            <text:p>0,9</text:p>
          </table:table-cell>
          <table:table-cell table:number-columns-repeated="4" office:value-type="float" office:value="0.025">
            <text:p>0,025</text:p>
          </table:table-cell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&quot;(&quot; &amp; [.N30] &amp; &quot;  &quot; &amp; [.O30] &amp; &quot;  &quot; &amp; [.P30] &amp; &quot;  &quot; &amp; [.Q30]&amp; &quot;  &quot; &amp; [.R30] &amp; &quot;)&quot;" office:value-type="string" office:string-value="(0,9  0,025  0,025  0,025  0,025)">
            <text:p>(0,9 <text:s/>0,025 <text:s/>0,025 <text:s/>0,025 <text:s/>0,025)</text:p>
          </table:table-cell>
          <table:table-cell table:number-columns-repeated="5"/>
        </table:table-row>
        <table:table-row table:style-name="ro1" table:number-rows-repeated="6">
          <table:table-cell table:number-columns-repeated="29"/>
        </table:table-row>
        <table:table-row table:style-name="ro1">
          <table:table-cell table:number-columns-repeated="2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  <table:table-cell table:number-columns-repeated="6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  <table:table-cell table:number-columns-repeated="4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  <table:table-cell table:number-columns-repeated="5"/>
          <table:table-cell table:style-name="ce6" office:value-type="string" table:number-columns-spanned="3" table:number-rows-spanned="1">
            <text:p>N</text:p>
          </table:table-cell>
          <table:covered-table-cell table:style-name="ce5"/>
          <table:covered-table-cell table:style-name="ce5"/>
        </table:table-row>
        <table:table-row table:style-name="ro1">
          <table:table-cell/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  <table:table-cell table:number-columns-repeated="5"/>
          <table:table-cell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  <table:table-cell table:number-columns-repeated="4"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  <table:table-cell table:number-columns-repeated="5"/>
          <table:table-cell table:style-name="ce5" office:value-type="float" office:value="100">
            <text:p>100</text:p>
          </table:table-cell>
          <table:table-cell table:style-name="ce5" office:value-type="float" office:value="1000">
            <text:p>1000</text:p>
          </table:table-cell>
          <table:table-cell table:style-name="ce5" office:value-type="float" office:value="10000">
            <text:p>10000</text:p>
          </table:table-cell>
        </table:table-row>
        <table:table-row table:style-name="ro1">
          <table:table-cell table:style-name="ce1"/>
          <table:table-cell table:style-name="ce5" office:value-type="float" office:value="2">
            <text:p>2</text:p>
          </table:table-cell>
          <table:table-cell table:style-name="ce7" office:value-type="float" office:value="0.2181">
            <text:p>0,2181</text:p>
          </table:table-cell>
          <table:table-cell table:style-name="ce10" office:value-type="float" office:value="0.2194">
            <text:p>0,2194</text:p>
          </table:table-cell>
          <table:table-cell table:style-name="ce13" office:value-type="float" office:value="0.2305">
            <text:p>0,2305</text:p>
          </table:table-cell>
          <table:table-cell table:number-columns-repeated="4"/>
          <table:table-cell table:style-name="ce1"/>
          <table:table-cell table:style-name="ce5" office:value-type="float" office:value="3">
            <text:p>3</text:p>
          </table:table-cell>
          <table:table-cell table:style-name="ce7" office:value-type="float" office:value="0.2343">
            <text:p>0,2343</text:p>
          </table:table-cell>
          <table:table-cell table:style-name="ce10" office:value-type="float" office:value="0.2362">
            <text:p>0,2362</text:p>
          </table:table-cell>
          <table:table-cell table:style-name="ce13" office:value-type="float" office:value="0.2403">
            <text:p>0,2403</text:p>
          </table:table-cell>
          <table:table-cell table:number-columns-repeated="2"/>
          <table:table-cell table:style-name="ce16" office:value-type="string" table:number-columns-spanned="1" table:number-rows-spanned="5">
            <text:p>Distribution</text:p>
          </table:table-cell>
          <table:table-cell table:style-name="ce5" office:value-type="string">
            <text:p>(0 <text:s/>0 <text:s/>0,33 <text:s/>0,33 <text:s/>0,33)</text:p>
          </table:table-cell>
          <table:table-cell table:style-name="ce7" office:value-type="float" office:value="0.2545">
            <text:p>0,2545</text:p>
          </table:table-cell>
          <table:table-cell table:style-name="ce10" office:value-type="float" office:value="0.2541">
            <text:p>0,2541</text:p>
          </table:table-cell>
          <table:table-cell table:style-name="ce13" office:value-type="float" office:value="0.2531">
            <text:p>0,2531</text:p>
          </table:table-cell>
          <table:table-cell table:number-columns-repeated="3"/>
          <table:table-cell table:style-name="ce16" office:value-type="string" table:number-columns-spanned="1" table:number-rows-spanned="5">
            <text:p>Distribution</text:p>
          </table:table-cell>
          <table:table-cell table:style-name="ce5" office:value-type="string">
            <text:p>(0 <text:s/>0 <text:s/>0,33 <text:s/>0,33 <text:s/>0,33)</text:p>
          </table:table-cell>
          <table:table-cell table:style-name="ce18" office:value-type="float" office:value="0.2345">
            <text:p>0,2345</text:p>
          </table:table-cell>
          <table:table-cell table:style-name="ce21" office:value-type="float" office:value="0.2362">
            <text:p>0,2362</text:p>
          </table:table-cell>
          <table:table-cell table:style-name="ce24" office:value-type="float" office:value="0.2405">
            <text:p>0,2405</text:p>
          </table:table-cell>
        </table:table-row>
        <table:table-row table:style-name="ro1">
          <table:table-cell table:style-name="ce2"/>
          <table:table-cell table:style-name="ce5" office:value-type="float" office:value="5">
            <text:p>5</text:p>
          </table:table-cell>
          <table:table-cell table:style-name="ce8" office:value-type="float" office:value="0.2542">
            <text:p>0,2542</text:p>
          </table:table-cell>
          <table:table-cell table:style-name="ce11" office:value-type="float" office:value="0.2541">
            <text:p>0,2541</text:p>
          </table:table-cell>
          <table:table-cell table:style-name="ce14" office:value-type="float" office:value="0.253">
            <text:p>0,253</text:p>
          </table:table-cell>
          <table:table-cell table:number-columns-repeated="4"/>
          <table:table-cell table:style-name="ce2"/>
          <table:table-cell table:style-name="ce5" office:value-type="float" office:value="5">
            <text:p>5</text:p>
          </table:table-cell>
          <table:table-cell table:style-name="ce8" office:value-type="float" office:value="0.2446">
            <text:p>0,2446</text:p>
          </table:table-cell>
          <table:table-cell table:style-name="ce11" office:value-type="float" office:value="0.2451">
            <text:p>0,2451</text:p>
          </table:table-cell>
          <table:table-cell table:style-name="ce14" office:value-type="float" office:value="0.2458">
            <text:p>0,2458</text:p>
          </table:table-cell>
          <table:table-cell table:number-columns-repeated="2"/>
          <table:covered-table-cell table:style-name="ce2"/>
          <table:table-cell table:style-name="ce5" office:value-type="string">
            <text:p>(0 <text:s/>0,01 <text:s/>0 <text:s/>0 <text:s/>0,99)</text:p>
          </table:table-cell>
          <table:table-cell table:style-name="ce8" office:value-type="float" office:value="0.254">
            <text:p>0,254</text:p>
          </table:table-cell>
          <table:table-cell table:style-name="ce11" office:value-type="float" office:value="0.2542">
            <text:p>0,2542</text:p>
          </table:table-cell>
          <table:table-cell table:style-name="ce14" office:value-type="float" office:value="0.2529">
            <text:p>0,2529</text:p>
          </table:table-cell>
          <table:table-cell table:number-columns-repeated="3"/>
          <table:covered-table-cell table:style-name="ce2"/>
          <table:table-cell table:style-name="ce5" office:value-type="string">
            <text:p>(0 <text:s/>0,01 <text:s/>0 <text:s/>0 <text:s/>0,99)</text:p>
          </table:table-cell>
          <table:table-cell table:style-name="ce19" office:value-type="float" office:value="0.2446">
            <text:p>0,2446</text:p>
          </table:table-cell>
          <table:table-cell table:style-name="ce22" office:value-type="float" office:value="0.2452">
            <text:p>0,2452</text:p>
          </table:table-cell>
          <table:table-cell table:style-name="ce25" office:value-type="float" office:value="0.2456">
            <text:p>0,2456</text:p>
          </table:table-cell>
        </table:table-row>
        <table:table-row table:style-name="ro1">
          <table:table-cell table:style-name="ce3" office:value-type="string">
            <text:p>X0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0.2544">
            <text:p>0,2544</text:p>
          </table:table-cell>
          <table:table-cell table:style-name="ce11" office:value-type="float" office:value="0.2541">
            <text:p>0,2541</text:p>
          </table:table-cell>
          <table:table-cell table:style-name="ce14" office:value-type="float" office:value="0.2526">
            <text:p>0,2526</text:p>
          </table:table-cell>
          <table:table-cell table:number-columns-repeated="4"/>
          <table:table-cell table:style-name="ce3" office:value-type="string">
            <text:p>X0</text:p>
          </table:table-cell>
          <table:table-cell table:style-name="ce5" office:value-type="float" office:value="4">
            <text:p>4</text:p>
          </table:table-cell>
          <table:table-cell table:style-name="ce8" office:value-type="float" office:value="0.2449">
            <text:p>0,2449</text:p>
          </table:table-cell>
          <table:table-cell table:style-name="ce11" office:value-type="float" office:value="0.2451">
            <text:p>0,2451</text:p>
          </table:table-cell>
          <table:table-cell table:style-name="ce14" office:value-type="float" office:value="0.2458">
            <text:p>0,2458</text:p>
          </table:table-cell>
          <table:table-cell table:number-columns-repeated="2"/>
          <table:covered-table-cell table:style-name="ce3"/>
          <table:table-cell table:style-name="ce5" office:value-type="string">
            <text:p>(0,2 <text:s/>0,2 <text:s/>0,2 <text:s/>0,2 <text:s/>0,2)</text:p>
          </table:table-cell>
          <table:table-cell table:style-name="ce8" office:value-type="float" office:value="0.2359">
            <text:p>0,2359</text:p>
          </table:table-cell>
          <table:table-cell table:style-name="ce11" office:value-type="float" office:value="0.2366">
            <text:p>0,2366</text:p>
          </table:table-cell>
          <table:table-cell table:style-name="ce14" office:value-type="float" office:value="0.2413">
            <text:p>0,2413</text:p>
          </table:table-cell>
          <table:table-cell table:number-columns-repeated="3"/>
          <table:covered-table-cell table:style-name="ce3"/>
          <table:table-cell table:style-name="ce5" office:value-type="string">
            <text:p>(0,2 <text:s/>0,2 <text:s/>0,2 <text:s/>0,2 <text:s/>0,2)</text:p>
          </table:table-cell>
          <table:table-cell table:style-name="ce19" office:value-type="float" office:value="0.2444">
            <text:p>0,2444</text:p>
          </table:table-cell>
          <table:table-cell table:style-name="ce22" office:value-type="float" office:value="0.245">
            <text:p>0,245</text:p>
          </table:table-cell>
          <table:table-cell table:style-name="ce25" office:value-type="float" office:value="0.2457">
            <text:p>0,2457</text:p>
          </table:table-cell>
        </table:table-row>
        <table:table-row table:style-name="ro1">
          <table:table-cell table:style-name="ce2"/>
          <table:table-cell table:style-name="ce5" office:value-type="float" office:value="3">
            <text:p>3</text:p>
          </table:table-cell>
          <table:table-cell table:style-name="ce8" office:value-type="float" office:value="0.2547">
            <text:p>0,2547</text:p>
          </table:table-cell>
          <table:table-cell table:style-name="ce11" office:value-type="float" office:value="0.2542">
            <text:p>0,2542</text:p>
          </table:table-cell>
          <table:table-cell table:style-name="ce14" office:value-type="float" office:value="0.2531">
            <text:p>0,2531</text:p>
          </table:table-cell>
          <table:table-cell table:number-columns-repeated="4"/>
          <table:table-cell table:style-name="ce2"/>
          <table:table-cell table:style-name="ce5" office:value-type="float" office:value="1">
            <text:p>1</text:p>
          </table:table-cell>
          <table:table-cell table:style-name="ce8" office:value-type="float" office:value="0.2538">
            <text:p>0,2538</text:p>
          </table:table-cell>
          <table:table-cell table:style-name="ce11" office:value-type="float" office:value="0.2537">
            <text:p>0,2537</text:p>
          </table:table-cell>
          <table:table-cell table:style-name="ce14" office:value-type="float" office:value="0.2511">
            <text:p>0,2511</text:p>
          </table:table-cell>
          <table:table-cell table:number-columns-repeated="2"/>
          <table:covered-table-cell table:style-name="ce2"/>
          <table:table-cell table:style-name="ce5" office:value-type="string">
            <text:p>(0,5 <text:s/>0,5 <text:s/>0 <text:s/>0 <text:s/>0)</text:p>
          </table:table-cell>
          <table:table-cell table:style-name="ce8" office:value-type="float" office:value="0.2897">
            <text:p>0,2897</text:p>
          </table:table-cell>
          <table:table-cell table:style-name="ce11" office:value-type="float" office:value="0.2881">
            <text:p>0,2881</text:p>
          </table:table-cell>
          <table:table-cell table:style-name="ce14" office:value-type="float" office:value="0.2749">
            <text:p>0,2749</text:p>
          </table:table-cell>
          <table:table-cell table:number-columns-repeated="3"/>
          <table:covered-table-cell table:style-name="ce2"/>
          <table:table-cell table:style-name="ce5" office:value-type="string">
            <text:p>(0,5 <text:s/>0,5 <text:s/>0 <text:s/>0 <text:s/>0)</text:p>
          </table:table-cell>
          <table:table-cell table:style-name="ce19" office:value-type="float" office:value="0.2538">
            <text:p>0,2538</text:p>
          </table:table-cell>
          <table:table-cell table:style-name="ce22" office:value-type="float" office:value="0.2538">
            <text:p>0,2538</text:p>
          </table:table-cell>
          <table:table-cell table:style-name="ce25" office:value-type="float" office:value="0.2511">
            <text:p>0,2511</text:p>
          </table:table-cell>
        </table:table-row>
        <table:table-row table:style-name="ro1">
          <table:table-cell table:style-name="ce4"/>
          <table:table-cell table:style-name="ce5" office:value-type="float" office:value="1">
            <text:p>1</text:p>
          </table:table-cell>
          <table:table-cell table:style-name="ce9" office:value-type="float" office:value="0.2896">
            <text:p>0,2896</text:p>
          </table:table-cell>
          <table:table-cell table:style-name="ce12" office:value-type="float" office:value="0.288">
            <text:p>0,288</text:p>
          </table:table-cell>
          <table:table-cell table:style-name="ce15" office:value-type="float" office:value="0.2745">
            <text:p>0,2745</text:p>
          </table:table-cell>
          <table:table-cell table:number-columns-repeated="4"/>
          <table:table-cell table:style-name="ce4"/>
          <table:table-cell table:style-name="ce5" office:value-type="float" office:value="2">
            <text:p>2</text:p>
          </table:table-cell>
          <table:table-cell table:style-name="ce9" office:value-type="float" office:value="0.2577">
            <text:p>0,2577</text:p>
          </table:table-cell>
          <table:table-cell table:style-name="ce12" office:value-type="float" office:value="0.2544">
            <text:p>0,2544</text:p>
          </table:table-cell>
          <table:table-cell table:style-name="ce15" office:value-type="float" office:value="0.2512">
            <text:p>0,2512</text:p>
          </table:table-cell>
          <table:table-cell table:number-columns-repeated="2"/>
          <table:covered-table-cell table:style-name="ce4"/>
          <table:table-cell table:style-name="ce5" office:value-type="string">
            <text:p>(0,9 <text:s/>0,025 <text:s/>0,025 <text:s/>0,025 <text:s/>0,025)</text:p>
          </table:table-cell>
          <table:table-cell table:style-name="ce9" office:value-type="float" office:value="0.2898">
            <text:p>0,2898</text:p>
          </table:table-cell>
          <table:table-cell table:style-name="ce12" office:value-type="float" office:value="0.288">
            <text:p>0,288</text:p>
          </table:table-cell>
          <table:table-cell table:style-name="ce15" office:value-type="float" office:value="0.2745">
            <text:p>0,2745</text:p>
          </table:table-cell>
          <table:table-cell table:number-columns-repeated="3"/>
          <table:covered-table-cell table:style-name="ce4"/>
          <table:table-cell table:style-name="ce5" office:value-type="string">
            <text:p>(0,9 <text:s/>0,025 <text:s/>0,025 <text:s/>0,025 <text:s/>0,025)</text:p>
          </table:table-cell>
          <table:table-cell table:style-name="ce20" office:value-type="float" office:value="0.2539">
            <text:p>0,2539</text:p>
          </table:table-cell>
          <table:table-cell table:style-name="ce23" office:value-type="float" office:value="0.2536">
            <text:p>0,2536</text:p>
          </table:table-cell>
          <table:table-cell table:style-name="ce26" office:value-type="float" office:value="0.2509">
            <text:p>0,2509</text:p>
          </table:table-cell>
        </table:table-row>
        <table:table-row table:style-name="ro1" table:number-rows-repeated="3">
          <table:table-cell table:number-columns-repeated="29"/>
        </table:table-row>
        <table:table-row table:style-name="ro1">
          <table:table-cell table:number-columns-repeated="8"/>
          <table:table-cell>
            <draw:frame table:end-cell-address="Feuille1.P71" table:end-x="1.441cm" table:end-y="0.08cm" draw:z-index="1" draw:style-name="gr1" svg:width="11.851cm" svg:height="10.643cm" svg:x="1.968cm" svg:y="0.234cm">
              <draw:object draw:notify-on-update-of-ranges="Feuille1.K38:Feuille1.K38 Feuille1.L38:Feuille1.N38 Feuille1.K39:Feuille1.K39 Feuille1.L39:Feuille1.N39 Feuille1.K40:Feuille1.K40 Feuille1.L40:Feuille1.N40 Feuille1.K41:Feuille1.K41 Feuille1.L41:Feuille1.N41 Feuille1.K42:Feuille1.K42 Feuille1.L42:Feuille1.N42 Feuille1.K43:Feuille1.K43 Feuille1.L43:Feuille1.N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20"/>
        </table:table-row>
        <table:table-row table:style-name="ro1" table:number-rows-repeated="3">
          <table:table-cell table:number-columns-repeated="29"/>
        </table:table-row>
        <table:table-row table:style-name="ro1">
          <table:table-cell>
            <draw:frame table:end-cell-address="Feuille1.H76" table:end-x="0.381cm" table:end-y="0.105cm" draw:z-index="0" draw:style-name="gr1" svg:width="14.35cm" svg:height="11.279cm" svg:x="0.458cm" svg:y="0.073cm">
              <draw:object draw:notify-on-update-of-ranges="Feuille1.B38:Feuille1.B38 Feuille1.C38:Feuille1.E38 Feuille1.B39:Feuille1.B39 Feuille1.C39:Feuille1.E39 Feuille1.B40:Feuille1.B40 Feuille1.C40:Feuille1.E40 Feuille1.B41:Feuille1.B41 Feuille1.C41:Feuille1.E41 Feuille1.B42:Feuille1.B42 Feuille1.C42:Feuille1.E42 Feuille1.B43:Feuille1.B43 Feuille1.C43:Feuille1.E4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8"/>
        </table:table-row>
        <table:table-row table:style-name="ro1" table:number-rows-repeated="37">
          <table:table-cell table:number-columns-repeated="29"/>
        </table:table-row>
        <table:table-row table:style-name="ro1"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 table:number-columns-repeated="27"/>
        </table:table-row>
        <table:table-row table:style-name="ro1">
          <table:table-cell office:value-type="string">
            <text:p>Distributi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0.9990</text:p>
          </table:table-cell>
          <table:table-cell table:number-columns-repeated="4" office:value-type="string">
            <text:p>0.0000</text:p>
          </table:table-cell>
          <table:table-cell table:number-columns-repeated="23"/>
        </table:table-row>
        <table:table-row table:style-name="ro1">
          <table:table-cell office:value-type="string">
            <text:p>tot</text:p>
          </table:table-cell>
          <table:table-cell office:value-type="string">
            <text:p>4.608000E+10</text:p>
          </table:table-cell>
          <table:table-cell office:value-type="string">
            <text:p>vtot</text:p>
          </table:table-cell>
          <table:table-cell office:value-type="string">
            <text:p>4.269480E+09</text:p>
          </table:table-cell>
          <table:table-cell office:value-type="string">
            <text:p>test</text:p>
          </table:table-cell>
          <table:table-cell office:value-type="string">
            <text:p>4.608000E+06</text:p>
          </table:table-cell>
          <table:table-cell office:value-type="string">
            <text:p>vtest</text:p>
          </table:table-cell>
          <table:table-cell office:value-type="string">
            <text:p>426948.024921</text:p>
          </table:table-cell>
          <table:table-cell office:value-type="string">
            <text:p>freq</text:p>
          </table:table-cell>
          <table:table-cell office:value-type="string">
            <text:p>0.4963</text:p>
          </table:table-cell>
          <table:table-cell office:value-type="string">
            <text:p>0.4959</text:p>
          </table:table-cell>
          <table:table-cell table:number-columns-repeated="2" office:value-type="string">
            <text:p>0.0000</text:p>
          </table:table-cell>
          <table:table-cell office:value-type="string">
            <text:p>0.0078</text:p>
          </table:table-cell>
          <table:table-cell office:value-type="string">
            <text:p>fin</text:p>
          </table:table-cell>
          <table:table-cell office:value-type="string">
            <text:p>0.4937</text:p>
          </table:table-cell>
          <table:table-cell office:value-type="string">
            <text:p>0.4926</text:p>
          </table:table-cell>
          <table:table-cell table:number-columns-repeated="2" office:value-type="string">
            <text:p>0.0000</text:p>
          </table:table-cell>
          <table:table-cell office:value-type="string">
            <text:p>0.0136</text:p>
          </table:table-cell>
          <table:table-cell table:style-name="ce17" office:value-type="string">
            <text:p>90%</text:p>
          </table:table-cell>
          <table:table-cell office:value-type="string">
            <text:p>temps</text:p>
          </table:table-cell>
          <table:table-cell office:value-type="string">
            <text:p>10.792883</text:p>
          </table:table-cell>
          <table:table-cell table:number-columns-repeated="6"/>
        </table:table-row>
        <table:table-row table:style-name="ro1">
          <table:table-cell office:value-type="string">
            <text:p>N</text:p>
          </table:table-cell>
          <table:table-cell office:value-type="float" office:value="10000">
            <text:p>10000</text:p>
          </table:table-cell>
          <table:table-cell table:number-columns-repeated="27"/>
        </table:table-row>
        <table:table-row table:style-name="ro1">
          <table:table-cell office:value-type="string">
            <text:p>Distribution</text:p>
          </table:table-cell>
          <table:table-cell table:number-columns-repeated="28"/>
        </table:table-row>
        <table:table-row table:style-name="ro1">
          <table:table-cell/>
          <table:table-cell table:number-columns-repeated="2" office:value-type="string">
            <text:p>0.0000</text:p>
          </table:table-cell>
          <table:table-cell office:value-type="string">
            <text:p>0.9990</text:p>
          </table:table-cell>
          <table:table-cell table:number-columns-repeated="2" office:value-type="string">
            <text:p>0.0000</text:p>
          </table:table-cell>
          <table:table-cell table:number-columns-repeated="23"/>
        </table:table-row>
        <table:table-row table:style-name="ro1">
          <table:table-cell office:value-type="string">
            <text:p>tot</text:p>
          </table:table-cell>
          <table:table-cell office:value-type="string">
            <text:p>4.608000E+10</text:p>
          </table:table-cell>
          <table:table-cell office:value-type="string">
            <text:p>vtot</text:p>
          </table:table-cell>
          <table:table-cell office:value-type="string">
            <text:p>3.973627E+09</text:p>
          </table:table-cell>
          <table:table-cell office:value-type="string">
            <text:p>test</text:p>
          </table:table-cell>
          <table:table-cell office:value-type="string">
            <text:p>4.608000E+06</text:p>
          </table:table-cell>
          <table:table-cell office:value-type="string">
            <text:p>vtest</text:p>
          </table:table-cell>
          <table:table-cell office:value-type="string">
            <text:p>397362.711691</text:p>
          </table:table-cell>
          <table:table-cell office:value-type="string">
            <text:p>freq</text:p>
          </table:table-cell>
          <table:table-cell table:number-columns-repeated="2" office:value-type="string">
            <text:p>0.0000</text:p>
          </table:table-cell>
          <table:table-cell office:value-type="string">
            <text:p>0.4962</text:p>
          </table:table-cell>
          <table:table-cell office:value-type="string">
            <text:p>0.4960</text:p>
          </table:table-cell>
          <table:table-cell office:value-type="string">
            <text:p>0.0078</text:p>
          </table:table-cell>
          <table:table-cell office:value-type="string">
            <text:p>fin</text:p>
          </table:table-cell>
          <table:table-cell table:number-columns-repeated="2" office:value-type="string">
            <text:p>0.0000</text:p>
          </table:table-cell>
          <table:table-cell office:value-type="string">
            <text:p>0.4932</text:p>
          </table:table-cell>
          <table:table-cell office:value-type="string">
            <text:p>0.4931</text:p>
          </table:table-cell>
          <table:table-cell office:value-type="string">
            <text:p>0.0137</text:p>
          </table:table-cell>
          <table:table-cell table:style-name="ce17" office:value-type="string">
            <text:p>90%</text:p>
          </table:table-cell>
          <table:table-cell office:value-type="string">
            <text:p>temps</text:p>
          </table:table-cell>
          <table:table-cell office:value-type="string">
            <text:p>11.596458</text:p>
          </table:table-cell>
          <table:table-cell table:number-columns-repeated="6"/>
        </table:table-row>
      </table:table>
      <table:table table:name="Feuille2" table:style-name="ta1" table:print="false">
        <table:table-column table:style-name="co3" table:number-columns-repeated="13" table:default-cell-style-name="Default"/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.076289">
            <text:p>1,076289</text:p>
          </table:table-cell>
          <table:table-cell office:value-type="string">
            <text:p>p'</text:p>
          </table:table-cell>
          <table:table-cell office:value-type="float" office:value="0.985373">
            <text:p>0,9853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617604">
            <text:p>2,617604</text:p>
          </table:table-cell>
          <table:table-cell office:value-type="string">
            <text:p>p'</text:p>
          </table:table-cell>
          <table:table-cell office:value-type="float" office:value="0.996672">
            <text:p>0,9966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516144">
            <text:p>7,516144</text:p>
          </table:table-cell>
          <table:table-cell office:value-type="string">
            <text:p>p'</text:p>
          </table:table-cell>
          <table:table-cell office:value-type="float" office:value="0.995015">
            <text:p>0,9950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799379">
            <text:p>17,799379</text:p>
          </table:table-cell>
          <table:table-cell office:value-type="string">
            <text:p>p'</text:p>
          </table:table-cell>
          <table:table-cell office:value-type="float" office:value="0.993466">
            <text:p>0,9934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.084036">
            <text:p>1,084036</text:p>
          </table:table-cell>
          <table:table-cell office:value-type="string">
            <text:p>p'</text:p>
          </table:table-cell>
          <table:table-cell office:value-type="float" office:value="0.986709">
            <text:p>0,9867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.568947">
            <text:p>9,568947</text:p>
          </table:table-cell>
          <table:table-cell office:value-type="string">
            <text:p>p'</text:p>
          </table:table-cell>
          <table:table-cell office:value-type="float" office:value="0.955518">
            <text:p>0,9555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835361">
            <text:p>17,835361</text:p>
          </table:table-cell>
          <table:table-cell office:value-type="string">
            <text:p>p'</text:p>
          </table:table-cell>
          <table:table-cell office:value-type="float" office:value="0.946643">
            <text:p>0,9466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.503143">
            <text:p>40,503143</text:p>
          </table:table-cell>
          <table:table-cell office:value-type="string">
            <text:p>p'</text:p>
          </table:table-cell>
          <table:table-cell office:value-type="float" office:value="0.943076">
            <text:p>0,9430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.936472">
            <text:p>74,936472</text:p>
          </table:table-cell>
          <table:table-cell office:value-type="string">
            <text:p>p'</text:p>
          </table:table-cell>
          <table:table-cell office:value-type="float" office:value="0.940495">
            <text:p>0,9404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607537">
            <text:p>2,607537</text:p>
          </table:table-cell>
          <table:table-cell office:value-type="string">
            <text:p>p'</text:p>
          </table:table-cell>
          <table:table-cell office:value-type="float" office:value="0.996115">
            <text:p>0,9961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706687">
            <text:p>17,706687</text:p>
          </table:table-cell>
          <table:table-cell office:value-type="string">
            <text:p>p'</text:p>
          </table:table-cell>
          <table:table-cell office:value-type="float" office:value="0.947462">
            <text:p>0,9474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.286736">
            <text:p>34,286736</text:p>
          </table:table-cell>
          <table:table-cell office:value-type="string">
            <text:p>p'</text:p>
          </table:table-cell>
          <table:table-cell office:value-type="float" office:value="0.936225">
            <text:p>0,9362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.106581">
            <text:p>77,106581</text:p>
          </table:table-cell>
          <table:table-cell office:value-type="string">
            <text:p>p'</text:p>
          </table:table-cell>
          <table:table-cell office:value-type="float" office:value="0.932758">
            <text:p>0,9327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.550102">
            <text:p>130,550102</text:p>
          </table:table-cell>
          <table:table-cell office:value-type="string">
            <text:p>p'</text:p>
          </table:table-cell>
          <table:table-cell office:value-type="float" office:value="0.936451">
            <text:p>0,9364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481088">
            <text:p>7,481088</text:p>
          </table:table-cell>
          <table:table-cell office:value-type="string">
            <text:p>p'</text:p>
          </table:table-cell>
          <table:table-cell office:value-type="float" office:value="0.995011">
            <text:p>0,9950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.593732">
            <text:p>40,593732</text:p>
          </table:table-cell>
          <table:table-cell office:value-type="string">
            <text:p>p'</text:p>
          </table:table-cell>
          <table:table-cell office:value-type="float" office:value="0.944903">
            <text:p>0,94490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.670326">
            <text:p>76,670326</text:p>
          </table:table-cell>
          <table:table-cell office:value-type="string">
            <text:p>p'</text:p>
          </table:table-cell>
          <table:table-cell office:value-type="float" office:value="0.933355">
            <text:p>0,9333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5.18317">
            <text:p>165,18317</text:p>
          </table:table-cell>
          <table:table-cell office:value-type="string">
            <text:p>p'</text:p>
          </table:table-cell>
          <table:table-cell office:value-type="float" office:value="0.943676">
            <text:p>0,9436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1.067019">
            <text:p>281,067019</text:p>
          </table:table-cell>
          <table:table-cell office:value-type="string">
            <text:p>p'</text:p>
          </table:table-cell>
          <table:table-cell office:value-type="float" office:value="0.94853">
            <text:p>0,948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737397">
            <text:p>17,737397</text:p>
          </table:table-cell>
          <table:table-cell office:value-type="string">
            <text:p>p'</text:p>
          </table:table-cell>
          <table:table-cell office:value-type="float" office:value="0.993473">
            <text:p>0,9934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.058498">
            <text:p>75,058498</text:p>
          </table:table-cell>
          <table:table-cell office:value-type="string">
            <text:p>p'</text:p>
          </table:table-cell>
          <table:table-cell office:value-type="float" office:value="0.94131">
            <text:p>0,941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.636557">
            <text:p>130,636557</text:p>
          </table:table-cell>
          <table:table-cell office:value-type="string">
            <text:p>p'</text:p>
          </table:table-cell>
          <table:table-cell office:value-type="float" office:value="0.937528">
            <text:p>0,9375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0.429106">
            <text:p>280,429106</text:p>
          </table:table-cell>
          <table:table-cell office:value-type="string">
            <text:p>p'</text:p>
          </table:table-cell>
          <table:table-cell office:value-type="float" office:value="0.948828">
            <text:p>0,9488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8.305223">
            <text:p>488,305223</text:p>
          </table:table-cell>
          <table:table-cell office:value-type="string">
            <text:p>p'</text:p>
          </table:table-cell>
          <table:table-cell office:value-type="float" office:value="0.952183">
            <text:p>0,95218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.368379">
            <text:p>1,368379</text:p>
          </table:table-cell>
          <table:table-cell office:value-type="string">
            <text:p>p'</text:p>
          </table:table-cell>
          <table:table-cell office:value-type="float" office:value="0.962044">
            <text:p>0,9620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.5858">
            <text:p>4,5858</text:p>
          </table:table-cell>
          <table:table-cell office:value-type="string">
            <text:p>p'</text:p>
          </table:table-cell>
          <table:table-cell office:value-type="float" office:value="0.985262">
            <text:p>0,9852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.873022">
            <text:p>15,873022</text:p>
          </table:table-cell>
          <table:table-cell office:value-type="string">
            <text:p>p'</text:p>
          </table:table-cell>
          <table:table-cell office:value-type="float" office:value="0.979049">
            <text:p>0,9790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.584703">
            <text:p>45,584703</text:p>
          </table:table-cell>
          <table:table-cell office:value-type="string">
            <text:p>p'</text:p>
          </table:table-cell>
          <table:table-cell office:value-type="float" office:value="0.977896">
            <text:p>0,9778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.376355">
            <text:p>1,376355</text:p>
          </table:table-cell>
          <table:table-cell office:value-type="string">
            <text:p>p'</text:p>
          </table:table-cell>
          <table:table-cell office:value-type="float" office:value="0.964473">
            <text:p>0,9644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.230693">
            <text:p>12,230693</text:p>
          </table:table-cell>
          <table:table-cell office:value-type="string">
            <text:p>p'</text:p>
          </table:table-cell>
          <table:table-cell office:value-type="float" office:value="0.94708">
            <text:p>0,947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.48279">
            <text:p>23,48279</text:p>
          </table:table-cell>
          <table:table-cell office:value-type="string">
            <text:p>p'</text:p>
          </table:table-cell>
          <table:table-cell office:value-type="float" office:value="0.938722">
            <text:p>0,9387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.39209">
            <text:p>56,39209</text:p>
          </table:table-cell>
          <table:table-cell office:value-type="string">
            <text:p>p'</text:p>
          </table:table-cell>
          <table:table-cell office:value-type="float" office:value="0.935111">
            <text:p>0,9351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0.34441">
            <text:p>110,34441</text:p>
          </table:table-cell>
          <table:table-cell office:value-type="string">
            <text:p>p'</text:p>
          </table:table-cell>
          <table:table-cell office:value-type="float" office:value="0.937033">
            <text:p>0,9370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.594114">
            <text:p>4,594114</text:p>
          </table:table-cell>
          <table:table-cell office:value-type="string">
            <text:p>p'</text:p>
          </table:table-cell>
          <table:table-cell office:value-type="float" office:value="0.985039">
            <text:p>0,9850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.363063">
            <text:p>23,363063</text:p>
          </table:table-cell>
          <table:table-cell office:value-type="string">
            <text:p>p'</text:p>
          </table:table-cell>
          <table:table-cell office:value-type="float" office:value="0.940437">
            <text:p>0,9404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.154519">
            <text:p>43,154519</text:p>
          </table:table-cell>
          <table:table-cell office:value-type="string">
            <text:p>p'</text:p>
          </table:table-cell>
          <table:table-cell office:value-type="float" office:value="0.929456">
            <text:p>0,9294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.396417">
            <text:p>96,396417</text:p>
          </table:table-cell>
          <table:table-cell office:value-type="string">
            <text:p>p'</text:p>
          </table:table-cell>
          <table:table-cell office:value-type="float" office:value="0.926891">
            <text:p>0,9268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0.550359">
            <text:p>170,550359</text:p>
          </table:table-cell>
          <table:table-cell office:value-type="string">
            <text:p>p'</text:p>
          </table:table-cell>
          <table:table-cell office:value-type="float" office:value="0.940544">
            <text:p>0,9405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.815169">
            <text:p>15,815169</text:p>
          </table:table-cell>
          <table:table-cell office:value-type="string">
            <text:p>p'</text:p>
          </table:table-cell>
          <table:table-cell office:value-type="float" office:value="0.978431">
            <text:p>0,9784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.658248">
            <text:p>56,658248</text:p>
          </table:table-cell>
          <table:table-cell office:value-type="string">
            <text:p>p'</text:p>
          </table:table-cell>
          <table:table-cell office:value-type="float" office:value="0.936684">
            <text:p>0,9366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.148279">
            <text:p>96,148279</text:p>
          </table:table-cell>
          <table:table-cell office:value-type="string">
            <text:p>p'</text:p>
          </table:table-cell>
          <table:table-cell office:value-type="float" office:value="0.928562">
            <text:p>0,9285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5.853793">
            <text:p>195,853793</text:p>
          </table:table-cell>
          <table:table-cell office:value-type="string">
            <text:p>p'</text:p>
          </table:table-cell>
          <table:table-cell office:value-type="float" office:value="0.94211">
            <text:p>0,942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1.192485">
            <text:p>331,192485</text:p>
          </table:table-cell>
          <table:table-cell office:value-type="string">
            <text:p>p'</text:p>
          </table:table-cell>
          <table:table-cell office:value-type="float" office:value="0.947456">
            <text:p>0,9474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.543795">
            <text:p>45,543795</text:p>
          </table:table-cell>
          <table:table-cell office:value-type="string">
            <text:p>p'</text:p>
          </table:table-cell>
          <table:table-cell office:value-type="float" office:value="0.976318">
            <text:p>0,9763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0.379487">
            <text:p>110,379487</text:p>
          </table:table-cell>
          <table:table-cell office:value-type="string">
            <text:p>p'</text:p>
          </table:table-cell>
          <table:table-cell office:value-type="float" office:value="0.93992">
            <text:p>0,939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0.481682">
            <text:p>170,481682</text:p>
          </table:table-cell>
          <table:table-cell office:value-type="string">
            <text:p>p'</text:p>
          </table:table-cell>
          <table:table-cell office:value-type="float" office:value="0.939399">
            <text:p>0,9393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2.745849">
            <text:p>332,745849</text:p>
          </table:table-cell>
          <table:table-cell office:value-type="string">
            <text:p>p'</text:p>
          </table:table-cell>
          <table:table-cell office:value-type="float" office:value="0.946024">
            <text:p>0,9460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5.626812">
            <text:p>555,626812</text:p>
          </table:table-cell>
          <table:table-cell office:value-type="string">
            <text:p>p'</text:p>
          </table:table-cell>
          <table:table-cell office:value-type="float" office:value="0.948423">
            <text:p>0,9484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.482162">
            <text:p>3,482162</text:p>
          </table:table-cell>
          <table:table-cell office:value-type="string">
            <text:p>p'</text:p>
          </table:table-cell>
          <table:table-cell office:value-type="float" office:value="0.975075">
            <text:p>0,9750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.689558">
            <text:p>8,689558</text:p>
          </table:table-cell>
          <table:table-cell office:value-type="string">
            <text:p>p'</text:p>
          </table:table-cell>
          <table:table-cell office:value-type="float" office:value="0.965535">
            <text:p>0,9655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.246615">
            <text:p>35,246615</text:p>
          </table:table-cell>
          <table:table-cell office:value-type="string">
            <text:p>p'</text:p>
          </table:table-cell>
          <table:table-cell office:value-type="float" office:value="0.956639">
            <text:p>0,9566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3.711129">
            <text:p>103,711129</text:p>
          </table:table-cell>
          <table:table-cell office:value-type="string">
            <text:p>p'</text:p>
          </table:table-cell>
          <table:table-cell office:value-type="float" office:value="0.956753">
            <text:p>0,9567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.487894">
            <text:p>3,487894</text:p>
          </table:table-cell>
          <table:table-cell office:value-type="string">
            <text:p>p'</text:p>
          </table:table-cell>
          <table:table-cell office:value-type="float" office:value="0.977207">
            <text:p>0,9772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544158">
            <text:p>17,544158</text:p>
          </table:table-cell>
          <table:table-cell office:value-type="string">
            <text:p>p'</text:p>
          </table:table-cell>
          <table:table-cell office:value-type="float" office:value="0.93416">
            <text:p>0,934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.316805">
            <text:p>34,316805</text:p>
          </table:table-cell>
          <table:table-cell office:value-type="string">
            <text:p>p'</text:p>
          </table:table-cell>
          <table:table-cell office:value-type="float" office:value="0.923877">
            <text:p>0,9238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.183744">
            <text:p>86,183744</text:p>
          </table:table-cell>
          <table:table-cell office:value-type="string">
            <text:p>p'</text:p>
          </table:table-cell>
          <table:table-cell office:value-type="float" office:value="0.923671">
            <text:p>0,9236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3.256817">
            <text:p>173,256817</text:p>
          </table:table-cell>
          <table:table-cell office:value-type="string">
            <text:p>p'</text:p>
          </table:table-cell>
          <table:table-cell office:value-type="float" office:value="0.937397">
            <text:p>0,9373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.727453">
            <text:p>8,727453</text:p>
          </table:table-cell>
          <table:table-cell office:value-type="string">
            <text:p>p'</text:p>
          </table:table-cell>
          <table:table-cell office:value-type="float" office:value="0.966289">
            <text:p>0,96628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.035538">
            <text:p>34,035538</text:p>
          </table:table-cell>
          <table:table-cell office:value-type="string">
            <text:p>p'</text:p>
          </table:table-cell>
          <table:table-cell office:value-type="float" office:value="0.929872">
            <text:p>0,9298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.656587">
            <text:p>61,656587</text:p>
          </table:table-cell>
          <table:table-cell office:value-type="string">
            <text:p>p'</text:p>
          </table:table-cell>
          <table:table-cell office:value-type="float" office:value="0.918992">
            <text:p>0,9189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.030479">
            <text:p>132,030479</text:p>
          </table:table-cell>
          <table:table-cell office:value-type="string">
            <text:p>p'</text:p>
          </table:table-cell>
          <table:table-cell office:value-type="float" office:value="0.928352">
            <text:p>0,9283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0.225047">
            <text:p>240,225047</text:p>
          </table:table-cell>
          <table:table-cell office:value-type="string">
            <text:p>p'</text:p>
          </table:table-cell>
          <table:table-cell office:value-type="float" office:value="0.937559">
            <text:p>0,9375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.915493">
            <text:p>34,915493</text:p>
          </table:table-cell>
          <table:table-cell office:value-type="string">
            <text:p>p'</text:p>
          </table:table-cell>
          <table:table-cell office:value-type="float" office:value="0.957808">
            <text:p>0,9578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.591296">
            <text:p>86,591296</text:p>
          </table:table-cell>
          <table:table-cell office:value-type="string">
            <text:p>p'</text:p>
          </table:table-cell>
          <table:table-cell office:value-type="float" office:value="0.927488">
            <text:p>0,9274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.858753">
            <text:p>131,858753</text:p>
          </table:table-cell>
          <table:table-cell office:value-type="string">
            <text:p>p'</text:p>
          </table:table-cell>
          <table:table-cell office:value-type="float" office:value="0.928017">
            <text:p>0,9280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8.755104">
            <text:p>248,755104</text:p>
          </table:table-cell>
          <table:table-cell office:value-type="string">
            <text:p>p'</text:p>
          </table:table-cell>
          <table:table-cell office:value-type="float" office:value="0.939643">
            <text:p>0,9396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9.218483">
            <text:p>419,218483</text:p>
          </table:table-cell>
          <table:table-cell office:value-type="string">
            <text:p>p'</text:p>
          </table:table-cell>
          <table:table-cell office:value-type="float" office:value="0.943882">
            <text:p>0,9438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3.182205">
            <text:p>103,182205</text:p>
          </table:table-cell>
          <table:table-cell office:value-type="string">
            <text:p>p'</text:p>
          </table:table-cell>
          <table:table-cell office:value-type="float" office:value="0.958121">
            <text:p>0,9581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4.737895">
            <text:p>174,737895</text:p>
          </table:table-cell>
          <table:table-cell office:value-type="string">
            <text:p>p'</text:p>
          </table:table-cell>
          <table:table-cell office:value-type="float" office:value="0.940911">
            <text:p>0,9409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0.961233">
            <text:p>240,961233</text:p>
          </table:table-cell>
          <table:table-cell office:value-type="string">
            <text:p>p'</text:p>
          </table:table-cell>
          <table:table-cell office:value-type="float" office:value="0.938055">
            <text:p>0,9380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7.353395">
            <text:p>417,353395</text:p>
          </table:table-cell>
          <table:table-cell office:value-type="string">
            <text:p>p'</text:p>
          </table:table-cell>
          <table:table-cell office:value-type="float" office:value="0.943763">
            <text:p>0,9437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8.229371">
            <text:p>668,229371</text:p>
          </table:table-cell>
          <table:table-cell office:value-type="string">
            <text:p>p'</text:p>
          </table:table-cell>
          <table:table-cell office:value-type="float" office:value="0.942192">
            <text:p>0,9421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493678">
            <text:p>7,493678</text:p>
          </table:table-cell>
          <table:table-cell office:value-type="string">
            <text:p>p'</text:p>
          </table:table-cell>
          <table:table-cell office:value-type="float" office:value="0.95502">
            <text:p>0,955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.32267">
            <text:p>21,32267</text:p>
          </table:table-cell>
          <table:table-cell office:value-type="string">
            <text:p>p'</text:p>
          </table:table-cell>
          <table:table-cell office:value-type="float" office:value="0.939747">
            <text:p>0,9397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.640794">
            <text:p>88,640794</text:p>
          </table:table-cell>
          <table:table-cell office:value-type="string">
            <text:p>p'</text:p>
          </table:table-cell>
          <table:table-cell office:value-type="float" office:value="0.933295">
            <text:p>0,9332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2.181193">
            <text:p>222,181193</text:p>
          </table:table-cell>
          <table:table-cell office:value-type="string">
            <text:p>p'</text:p>
          </table:table-cell>
          <table:table-cell office:value-type="float" office:value="0.946181">
            <text:p>0,9461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639032">
            <text:p>7,639032</text:p>
          </table:table-cell>
          <table:table-cell office:value-type="string">
            <text:p>p'</text:p>
          </table:table-cell>
          <table:table-cell office:value-type="float" office:value="0.958715">
            <text:p>0,9587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.150113">
            <text:p>33,150113</text:p>
          </table:table-cell>
          <table:table-cell office:value-type="string">
            <text:p>p'</text:p>
          </table:table-cell>
          <table:table-cell office:value-type="float" office:value="0.920205">
            <text:p>0,9202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.131159">
            <text:p>65,131159</text:p>
          </table:table-cell>
          <table:table-cell office:value-type="string">
            <text:p>p'</text:p>
          </table:table-cell>
          <table:table-cell office:value-type="float" office:value="0.91276">
            <text:p>0,912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.433108">
            <text:p>147,433108</text:p>
          </table:table-cell>
          <table:table-cell office:value-type="string">
            <text:p>p'</text:p>
          </table:table-cell>
          <table:table-cell office:value-type="float" office:value="0.929353">
            <text:p>0,9293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9.651496">
            <text:p>299,651496</text:p>
          </table:table-cell>
          <table:table-cell office:value-type="string">
            <text:p>p'</text:p>
          </table:table-cell>
          <table:table-cell office:value-type="float" office:value="0.937726">
            <text:p>0,9377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.395182">
            <text:p>21,395182</text:p>
          </table:table-cell>
          <table:table-cell office:value-type="string">
            <text:p>p'</text:p>
          </table:table-cell>
          <table:table-cell office:value-type="float" office:value="0.942159">
            <text:p>0,9421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.167571">
            <text:p>64,167571</text:p>
          </table:table-cell>
          <table:table-cell office:value-type="string">
            <text:p>p'</text:p>
          </table:table-cell>
          <table:table-cell office:value-type="float" office:value="0.914272">
            <text:p>0,9142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0.777694">
            <text:p>100,777694</text:p>
          </table:table-cell>
          <table:table-cell office:value-type="string">
            <text:p>p'</text:p>
          </table:table-cell>
          <table:table-cell office:value-type="float" office:value="0.916501">
            <text:p>0,9165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2.934619">
            <text:p>202,934619</text:p>
          </table:table-cell>
          <table:table-cell office:value-type="string">
            <text:p>p'</text:p>
          </table:table-cell>
          <table:table-cell office:value-type="float" office:value="0.932785">
            <text:p>0,9327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.193496">
            <text:p>371,193496</text:p>
          </table:table-cell>
          <table:table-cell office:value-type="string">
            <text:p>p'</text:p>
          </table:table-cell>
          <table:table-cell office:value-type="float" office:value="0.937199">
            <text:p>0,9371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.777165">
            <text:p>88,777165</text:p>
          </table:table-cell>
          <table:table-cell office:value-type="string">
            <text:p>p'</text:p>
          </table:table-cell>
          <table:table-cell office:value-type="float" office:value="0.940485">
            <text:p>0,9404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.506591">
            <text:p>147,506591</text:p>
          </table:table-cell>
          <table:table-cell office:value-type="string">
            <text:p>p'</text:p>
          </table:table-cell>
          <table:table-cell office:value-type="float" office:value="0.932516">
            <text:p>0,9325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2.70414">
            <text:p>202,70414</text:p>
          </table:table-cell>
          <table:table-cell office:value-type="string">
            <text:p>p'</text:p>
          </table:table-cell>
          <table:table-cell office:value-type="float" office:value="0.932047">
            <text:p>0,9320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8.870161">
            <text:p>348,870161</text:p>
          </table:table-cell>
          <table:table-cell office:value-type="string">
            <text:p>p'</text:p>
          </table:table-cell>
          <table:table-cell office:value-type="float" office:value="0.937128">
            <text:p>0,9371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7.429071">
            <text:p>567,429071</text:p>
          </table:table-cell>
          <table:table-cell office:value-type="string">
            <text:p>p'</text:p>
          </table:table-cell>
          <table:table-cell office:value-type="float" office:value="0.935358">
            <text:p>0,9353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3.043029">
            <text:p>223,043029</text:p>
          </table:table-cell>
          <table:table-cell office:value-type="string">
            <text:p>p'</text:p>
          </table:table-cell>
          <table:table-cell office:value-type="float" office:value="0.949834">
            <text:p>0,9498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0.665272">
            <text:p>300,665272</text:p>
          </table:table-cell>
          <table:table-cell office:value-type="string">
            <text:p>p'</text:p>
          </table:table-cell>
          <table:table-cell office:value-type="float" office:value="0.939526">
            <text:p>0,9395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2.164671">
            <text:p>372,164671</text:p>
          </table:table-cell>
          <table:table-cell office:value-type="string">
            <text:p>p'</text:p>
          </table:table-cell>
          <table:table-cell office:value-type="float" office:value="0.937129">
            <text:p>0,9371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6.521565">
            <text:p>566,521565</text:p>
          </table:table-cell>
          <table:table-cell office:value-type="string">
            <text:p>p'</text:p>
          </table:table-cell>
          <table:table-cell office:value-type="float" office:value="0.934947">
            <text:p>0,9349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8.299122">
            <text:p>848,299122</text:p>
          </table:table-cell>
          <table:table-cell office:value-type="string">
            <text:p>p'</text:p>
          </table:table-cell>
          <table:table-cell office:value-type="float" office:value="0.928352">
            <text:p>0,9283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.513075">
            <text:p>29,513075</text:p>
          </table:table-cell>
          <table:table-cell office:value-type="string">
            <text:p>p'</text:p>
          </table:table-cell>
          <table:table-cell office:value-type="float" office:value="0.926315">
            <text:p>0,9263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.078767">
            <text:p>80,078767</text:p>
          </table:table-cell>
          <table:table-cell office:value-type="string">
            <text:p>p'</text:p>
          </table:table-cell>
          <table:table-cell office:value-type="float" office:value="0.913902">
            <text:p>0,9139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6.10828">
            <text:p>226,10828</text:p>
          </table:table-cell>
          <table:table-cell office:value-type="string">
            <text:p>p'</text:p>
          </table:table-cell>
          <table:table-cell office:value-type="float" office:value="0.927834">
            <text:p>0,9278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9.961829">
            <text:p>489,961829</text:p>
          </table:table-cell>
          <table:table-cell office:value-type="string">
            <text:p>p'</text:p>
          </table:table-cell>
          <table:table-cell office:value-type="float" office:value="0.926195">
            <text:p>0,9261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.336198">
            <text:p>29,336198</text:p>
          </table:table-cell>
          <table:table-cell office:value-type="string">
            <text:p>p'</text:p>
          </table:table-cell>
          <table:table-cell office:value-type="float" office:value="0.926525">
            <text:p>0,9265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7.877603">
            <text:p>87,877603</text:p>
          </table:table-cell>
          <table:table-cell office:value-type="string">
            <text:p>p'</text:p>
          </table:table-cell>
          <table:table-cell office:value-type="float" office:value="0.911775">
            <text:p>0,9117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9.966334">
            <text:p>139,966334</text:p>
          </table:table-cell>
          <table:table-cell office:value-type="string">
            <text:p>p'</text:p>
          </table:table-cell>
          <table:table-cell office:value-type="float" office:value="0.919231">
            <text:p>0,9192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6.330204">
            <text:p>296,330204</text:p>
          </table:table-cell>
          <table:table-cell office:value-type="string">
            <text:p>p'</text:p>
          </table:table-cell>
          <table:table-cell office:value-type="float" office:value="0.926505">
            <text:p>0,9265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6.362022">
            <text:p>566,362022</text:p>
          </table:table-cell>
          <table:table-cell office:value-type="string">
            <text:p>p'</text:p>
          </table:table-cell>
          <table:table-cell office:value-type="float" office:value="0.920722">
            <text:p>0,9207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.429377">
            <text:p>80,429377</text:p>
          </table:table-cell>
          <table:table-cell office:value-type="string">
            <text:p>p'</text:p>
          </table:table-cell>
          <table:table-cell office:value-type="float" office:value="0.916457">
            <text:p>0,9164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.198762">
            <text:p>140,198762</text:p>
          </table:table-cell>
          <table:table-cell office:value-type="string">
            <text:p>p'</text:p>
          </table:table-cell>
          <table:table-cell office:value-type="float" office:value="0.918467">
            <text:p>0,9184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6.578206">
            <text:p>196,578206</text:p>
          </table:table-cell>
          <table:table-cell office:value-type="string">
            <text:p>p'</text:p>
          </table:table-cell>
          <table:table-cell office:value-type="float" office:value="0.923601">
            <text:p>0,9236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2.935987">
            <text:p>362,935987</text:p>
          </table:table-cell>
          <table:table-cell office:value-type="string">
            <text:p>p'</text:p>
          </table:table-cell>
          <table:table-cell office:value-type="float" office:value="0.923757">
            <text:p>0,9237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0.042256">
            <text:p>640,042256</text:p>
          </table:table-cell>
          <table:table-cell office:value-type="string">
            <text:p>p'</text:p>
          </table:table-cell>
          <table:table-cell office:value-type="float" office:value="0.918317">
            <text:p>0,9183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5.327742">
            <text:p>225,327742</text:p>
          </table:table-cell>
          <table:table-cell office:value-type="string">
            <text:p>p'</text:p>
          </table:table-cell>
          <table:table-cell office:value-type="float" office:value="0.929606">
            <text:p>0,9296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5.938266">
            <text:p>295,938266</text:p>
          </table:table-cell>
          <table:table-cell office:value-type="string">
            <text:p>p'</text:p>
          </table:table-cell>
          <table:table-cell office:value-type="float" office:value="0.928586">
            <text:p>0,9285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3.055379">
            <text:p>363,055379</text:p>
          </table:table-cell>
          <table:table-cell office:value-type="string">
            <text:p>p'</text:p>
          </table:table-cell>
          <table:table-cell office:value-type="float" office:value="0.925867">
            <text:p>0,9258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2.087912">
            <text:p>552,087912</text:p>
          </table:table-cell>
          <table:table-cell office:value-type="string">
            <text:p>p'</text:p>
          </table:table-cell>
          <table:table-cell office:value-type="float" office:value="0.92138">
            <text:p>0,9213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4.229177">
            <text:p>844,229177</text:p>
          </table:table-cell>
          <table:table-cell office:value-type="string">
            <text:p>p'</text:p>
          </table:table-cell>
          <table:table-cell office:value-type="float" office:value="0.906352">
            <text:p>0,9063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1.04304">
            <text:p>491,04304</text:p>
          </table:table-cell>
          <table:table-cell office:value-type="string">
            <text:p>p'</text:p>
          </table:table-cell>
          <table:table-cell office:value-type="float" office:value="0.926845">
            <text:p>0,9268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6.81833">
            <text:p>566,81833</text:p>
          </table:table-cell>
          <table:table-cell office:value-type="string">
            <text:p>p'</text:p>
          </table:table-cell>
          <table:table-cell office:value-type="float" office:value="0.921727">
            <text:p>0,9217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9.094942">
            <text:p>639,094942</text:p>
          </table:table-cell>
          <table:table-cell office:value-type="string">
            <text:p>p'</text:p>
          </table:table-cell>
          <table:table-cell office:value-type="float" office:value="0.917782">
            <text:p>0,9177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6.453233">
            <text:p>846,453233</text:p>
          </table:table-cell>
          <table:table-cell office:value-type="string">
            <text:p>p'</text:p>
          </table:table-cell>
          <table:table-cell office:value-type="float" office:value="0.905487">
            <text:p>0,905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9.194143">
            <text:p>1159,194143</text:p>
          </table:table-cell>
          <table:table-cell office:value-type="string">
            <text:p>p'</text:p>
          </table:table-cell>
          <table:table-cell office:value-type="float" office:value="0.879172">
            <text:p>0,8791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0.664679">
            <text:p>120,664679</text:p>
          </table:table-cell>
          <table:table-cell office:value-type="string">
            <text:p>p'</text:p>
          </table:table-cell>
          <table:table-cell office:value-type="float" office:value="0.917684">
            <text:p>0,9176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9.333691">
            <text:p>239,333691</text:p>
          </table:table-cell>
          <table:table-cell office:value-type="string">
            <text:p>p'</text:p>
          </table:table-cell>
          <table:table-cell office:value-type="float" office:value="0.901241">
            <text:p>0,9012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5.958198">
            <text:p>545,958198</text:p>
          </table:table-cell>
          <table:table-cell office:value-type="string">
            <text:p>p'</text:p>
          </table:table-cell>
          <table:table-cell office:value-type="float" office:value="0.877909">
            <text:p>0,8779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82.891869">
            <text:p>982,891869</text:p>
          </table:table-cell>
          <table:table-cell office:value-type="string">
            <text:p>p'</text:p>
          </table:table-cell>
          <table:table-cell office:value-type="float" office:value="0.818541">
            <text:p>0,8185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1.172918">
            <text:p>121,172918</text:p>
          </table:table-cell>
          <table:table-cell office:value-type="string">
            <text:p>p'</text:p>
          </table:table-cell>
          <table:table-cell office:value-type="float" office:value="0.917352">
            <text:p>0,9173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2.381011">
            <text:p>222,381011</text:p>
          </table:table-cell>
          <table:table-cell office:value-type="string">
            <text:p>p'</text:p>
          </table:table-cell>
          <table:table-cell office:value-type="float" office:value="0.902274">
            <text:p>0,9022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4.981967">
            <text:p>324,981967</text:p>
          </table:table-cell>
          <table:table-cell office:value-type="string">
            <text:p>p'</text:p>
          </table:table-cell>
          <table:table-cell office:value-type="float" office:value="0.896558">
            <text:p>0,8965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8.86845">
            <text:p>608,86845</text:p>
          </table:table-cell>
          <table:table-cell office:value-type="string">
            <text:p>p'</text:p>
          </table:table-cell>
          <table:table-cell office:value-type="float" office:value="0.864395">
            <text:p>0,8643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1.669383">
            <text:p>1041,669383</text:p>
          </table:table-cell>
          <table:table-cell office:value-type="string">
            <text:p>p'</text:p>
          </table:table-cell>
          <table:table-cell office:value-type="float" office:value="0.812134">
            <text:p>0,8121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9.948568">
            <text:p>239,948568</text:p>
          </table:table-cell>
          <table:table-cell office:value-type="string">
            <text:p>p'</text:p>
          </table:table-cell>
          <table:table-cell office:value-type="float" office:value="0.901353">
            <text:p>0,9013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4.639004">
            <text:p>324,639004</text:p>
          </table:table-cell>
          <table:table-cell office:value-type="string">
            <text:p>p'</text:p>
          </table:table-cell>
          <table:table-cell office:value-type="float" office:value="0.89626">
            <text:p>0,896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6.397363">
            <text:p>416,397363</text:p>
          </table:table-cell>
          <table:table-cell office:value-type="string">
            <text:p>p'</text:p>
          </table:table-cell>
          <table:table-cell office:value-type="float" office:value="0.889819">
            <text:p>0,8898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4.304152">
            <text:p>674,304152</text:p>
          </table:table-cell>
          <table:table-cell office:value-type="string">
            <text:p>p'</text:p>
          </table:table-cell>
          <table:table-cell office:value-type="float" office:value="0.853005">
            <text:p>0,8530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00.883155">
            <text:p>1100,883155</text:p>
          </table:table-cell>
          <table:table-cell office:value-type="string">
            <text:p>p'</text:p>
          </table:table-cell>
          <table:table-cell office:value-type="float" office:value="0.804493">
            <text:p>0,8044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6.998172">
            <text:p>546,998172</text:p>
          </table:table-cell>
          <table:table-cell office:value-type="string">
            <text:p>p'</text:p>
          </table:table-cell>
          <table:table-cell office:value-type="float" office:value="0.879187">
            <text:p>0,8791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0.628052">
            <text:p>610,628052</text:p>
          </table:table-cell>
          <table:table-cell office:value-type="string">
            <text:p>p'</text:p>
          </table:table-cell>
          <table:table-cell office:value-type="float" office:value="0.865399">
            <text:p>0,8653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5.657513">
            <text:p>675,657513</text:p>
          </table:table-cell>
          <table:table-cell office:value-type="string">
            <text:p>p'</text:p>
          </table:table-cell>
          <table:table-cell office:value-type="float" office:value="0.853642">
            <text:p>0,8536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03.708345">
            <text:p>903,708345</text:p>
          </table:table-cell>
          <table:table-cell office:value-type="string">
            <text:p>p'</text:p>
          </table:table-cell>
          <table:table-cell office:value-type="float" office:value="0.828027">
            <text:p>0,8280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3.770162">
            <text:p>1273,770162</text:p>
          </table:table-cell>
          <table:table-cell office:value-type="string">
            <text:p>p'</text:p>
          </table:table-cell>
          <table:table-cell office:value-type="float" office:value="0.781206">
            <text:p>0,7812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85.049344">
            <text:p>985,049344</text:p>
          </table:table-cell>
          <table:table-cell office:value-type="string">
            <text:p>p'</text:p>
          </table:table-cell>
          <table:table-cell office:value-type="float" office:value="0.818832">
            <text:p>0,8188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2.271391">
            <text:p>1042,271391</text:p>
          </table:table-cell>
          <table:table-cell office:value-type="string">
            <text:p>p'</text:p>
          </table:table-cell>
          <table:table-cell office:value-type="float" office:value="0.812747">
            <text:p>0,8127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01.491758">
            <text:p>1101,491758</text:p>
          </table:table-cell>
          <table:table-cell office:value-type="string">
            <text:p>p'</text:p>
          </table:table-cell>
          <table:table-cell office:value-type="float" office:value="0.804978">
            <text:p>0,8049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7.798385">
            <text:p>1277,798385</text:p>
          </table:table-cell>
          <table:table-cell office:value-type="string">
            <text:p>p'</text:p>
          </table:table-cell>
          <table:table-cell office:value-type="float" office:value="0.78031">
            <text:p>0,780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03.4975">
            <text:p>1603,4975</text:p>
          </table:table-cell>
          <table:table-cell office:value-type="string">
            <text:p>p'</text:p>
          </table:table-cell>
          <table:table-cell office:value-type="float" office:value="0.735929">
            <text:p>0,7359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0.821871">
            <text:p>240,821871</text:p>
          </table:table-cell>
          <table:table-cell office:value-type="string">
            <text:p>p'</text:p>
          </table:table-cell>
          <table:table-cell office:value-type="float" office:value="0.841955">
            <text:p>0,8419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0.583034">
            <text:p>430,583034</text:p>
          </table:table-cell>
          <table:table-cell office:value-type="string">
            <text:p>p'</text:p>
          </table:table-cell>
          <table:table-cell office:value-type="float" office:value="0.764352">
            <text:p>0,7643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57.526664">
            <text:p>857,526664</text:p>
          </table:table-cell>
          <table:table-cell office:value-type="string">
            <text:p>p'</text:p>
          </table:table-cell>
          <table:table-cell office:value-type="float" office:value="0.638549">
            <text:p>0,6385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2.54253">
            <text:p>1422,54253</text:p>
          </table:table-cell>
          <table:table-cell office:value-type="string">
            <text:p>p'</text:p>
          </table:table-cell>
          <table:table-cell office:value-type="float" office:value="0.514813">
            <text:p>0,5148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1.548488">
            <text:p>241,548488</text:p>
          </table:table-cell>
          <table:table-cell office:value-type="string">
            <text:p>p'</text:p>
          </table:table-cell>
          <table:table-cell office:value-type="float" office:value="0.84264">
            <text:p>0,842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6.833834">
            <text:p>366,833834</text:p>
          </table:table-cell>
          <table:table-cell office:value-type="string">
            <text:p>p'</text:p>
          </table:table-cell>
          <table:table-cell office:value-type="float" office:value="0.784627">
            <text:p>0,7846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2.123581">
            <text:p>512,123581</text:p>
          </table:table-cell>
          <table:table-cell office:value-type="string">
            <text:p>p'</text:p>
          </table:table-cell>
          <table:table-cell office:value-type="float" office:value="0.738937">
            <text:p>0,7389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8.502741">
            <text:p>898,502741</text:p>
          </table:table-cell>
          <table:table-cell office:value-type="string">
            <text:p>p'</text:p>
          </table:table-cell>
          <table:table-cell office:value-type="float" office:value="0.628999">
            <text:p>0,6289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4.00433">
            <text:p>1434,00433</text:p>
          </table:table-cell>
          <table:table-cell office:value-type="string">
            <text:p>p'</text:p>
          </table:table-cell>
          <table:table-cell office:value-type="float" office:value="0.511474">
            <text:p>0,5114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9.522574">
            <text:p>429,522574</text:p>
          </table:table-cell>
          <table:table-cell office:value-type="string">
            <text:p>p'</text:p>
          </table:table-cell>
          <table:table-cell office:value-type="float" office:value="0.763347">
            <text:p>0,7633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8.385368">
            <text:p>508,385368</text:p>
          </table:table-cell>
          <table:table-cell office:value-type="string">
            <text:p>p'</text:p>
          </table:table-cell>
          <table:table-cell office:value-type="float" office:value="0.740345">
            <text:p>0,7403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7.587856">
            <text:p>607,587856</text:p>
          </table:table-cell>
          <table:table-cell office:value-type="string">
            <text:p>p'</text:p>
          </table:table-cell>
          <table:table-cell office:value-type="float" office:value="0.705716">
            <text:p>0,7057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55.949949">
            <text:p>955,949949</text:p>
          </table:table-cell>
          <table:table-cell office:value-type="string">
            <text:p>p'</text:p>
          </table:table-cell>
          <table:table-cell office:value-type="float" office:value="0.616189">
            <text:p>0,61618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7.466895">
            <text:p>1477,466895</text:p>
          </table:table-cell>
          <table:table-cell office:value-type="string">
            <text:p>p'</text:p>
          </table:table-cell>
          <table:table-cell office:value-type="float" office:value="0.504246">
            <text:p>0,5042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55.959743">
            <text:p>855,959743</text:p>
          </table:table-cell>
          <table:table-cell office:value-type="string">
            <text:p>p'</text:p>
          </table:table-cell>
          <table:table-cell office:value-type="float" office:value="0.6402">
            <text:p>0,64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7.187105">
            <text:p>897,187105</text:p>
          </table:table-cell>
          <table:table-cell office:value-type="string">
            <text:p>p'</text:p>
          </table:table-cell>
          <table:table-cell office:value-type="float" office:value="0.629487">
            <text:p>0,629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47.704986">
            <text:p>947,704986</text:p>
          </table:table-cell>
          <table:table-cell office:value-type="string">
            <text:p>p'</text:p>
          </table:table-cell>
          <table:table-cell office:value-type="float" office:value="0.618193">
            <text:p>0,6181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7.096361">
            <text:p>1157,096361</text:p>
          </table:table-cell>
          <table:table-cell office:value-type="string">
            <text:p>p'</text:p>
          </table:table-cell>
          <table:table-cell office:value-type="float" office:value="0.566606">
            <text:p>0,5666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96.483163">
            <text:p>1596,483163</text:p>
          </table:table-cell>
          <table:table-cell office:value-type="string">
            <text:p>p'</text:p>
          </table:table-cell>
          <table:table-cell office:value-type="float" office:value="0.483634">
            <text:p>0,4836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8.926436">
            <text:p>1408,926436</text:p>
          </table:table-cell>
          <table:table-cell office:value-type="string">
            <text:p>p'</text:p>
          </table:table-cell>
          <table:table-cell office:value-type="float" office:value="0.516496">
            <text:p>0,5164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4.1188">
            <text:p>1434,1188</text:p>
          </table:table-cell>
          <table:table-cell office:value-type="string">
            <text:p>p'</text:p>
          </table:table-cell>
          <table:table-cell office:value-type="float" office:value="0.512346">
            <text:p>0,5123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3.744721">
            <text:p>1463,744721</text:p>
          </table:table-cell>
          <table:table-cell office:value-type="string">
            <text:p>p'</text:p>
          </table:table-cell>
          <table:table-cell office:value-type="float" office:value="0.506905">
            <text:p>0,5069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94.020431">
            <text:p>1594,020431</text:p>
          </table:table-cell>
          <table:table-cell office:value-type="string">
            <text:p>p'</text:p>
          </table:table-cell>
          <table:table-cell office:value-type="float" office:value="0.484184">
            <text:p>0,4841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82.889635">
            <text:p>1882,889635</text:p>
          </table:table-cell>
          <table:table-cell office:value-type="string">
            <text:p>p'</text:p>
          </table:table-cell>
          <table:table-cell office:value-type="float" office:value="0.43428">
            <text:p>0,434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5.579125">
            <text:p>225,579125</text:p>
          </table:table-cell>
          <table:table-cell office:value-type="string">
            <text:p>p'</text:p>
          </table:table-cell>
          <table:table-cell office:value-type="float" office:value="0.62432">
            <text:p>0,624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4.634659">
            <text:p>414,634659</text:p>
          </table:table-cell>
          <table:table-cell office:value-type="string">
            <text:p>p'</text:p>
          </table:table-cell>
          <table:table-cell office:value-type="float" office:value="0.479661">
            <text:p>0,4796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8.476364">
            <text:p>868,476364</text:p>
          </table:table-cell>
          <table:table-cell office:value-type="string">
            <text:p>p'</text:p>
          </table:table-cell>
          <table:table-cell office:value-type="float" office:value="0.305061">
            <text:p>0,3050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6.78632">
            <text:p>1466,78632</text:p>
          </table:table-cell>
          <table:table-cell office:value-type="string">
            <text:p>p'</text:p>
          </table:table-cell>
          <table:table-cell office:value-type="float" office:value="0.197687">
            <text:p>0,1976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7.260726">
            <text:p>227,260726</text:p>
          </table:table-cell>
          <table:table-cell office:value-type="string">
            <text:p>p'</text:p>
          </table:table-cell>
          <table:table-cell office:value-type="float" office:value="0.624607">
            <text:p>0,6246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5.721869">
            <text:p>325,721869</text:p>
          </table:table-cell>
          <table:table-cell office:value-type="string">
            <text:p>p'</text:p>
          </table:table-cell>
          <table:table-cell office:value-type="float" office:value="0.540052">
            <text:p>0,5400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2.089251">
            <text:p>462,089251</text:p>
          </table:table-cell>
          <table:table-cell office:value-type="string">
            <text:p>p'</text:p>
          </table:table-cell>
          <table:table-cell office:value-type="float" office:value="0.453939">
            <text:p>0,4539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8.534964">
            <text:p>868,534964</text:p>
          </table:table-cell>
          <table:table-cell office:value-type="string">
            <text:p>p'</text:p>
          </table:table-cell>
          <table:table-cell office:value-type="float" office:value="0.304069">
            <text:p>0,3040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51.41287">
            <text:p>1451,41287</text:p>
          </table:table-cell>
          <table:table-cell office:value-type="string">
            <text:p>p'</text:p>
          </table:table-cell>
          <table:table-cell office:value-type="float" office:value="0.199124">
            <text:p>0,1991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5.339462">
            <text:p>415,339462</text:p>
          </table:table-cell>
          <table:table-cell office:value-type="string">
            <text:p>p'</text:p>
          </table:table-cell>
          <table:table-cell office:value-type="float" office:value="0.482212">
            <text:p>0,4822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0.873734">
            <text:p>460,873734</text:p>
          </table:table-cell>
          <table:table-cell office:value-type="string">
            <text:p>p'</text:p>
          </table:table-cell>
          <table:table-cell office:value-type="float" office:value="0.454295">
            <text:p>0,4542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3.814266">
            <text:p>553,814266</text:p>
          </table:table-cell>
          <table:table-cell office:value-type="string">
            <text:p>p'</text:p>
          </table:table-cell>
          <table:table-cell office:value-type="float" office:value="0.411353">
            <text:p>0,4113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5.595805">
            <text:p>895,595805</text:p>
          </table:table-cell>
          <table:table-cell office:value-type="string">
            <text:p>p'</text:p>
          </table:table-cell>
          <table:table-cell office:value-type="float" office:value="0.297637">
            <text:p>0,2976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55.536065">
            <text:p>1455,536065</text:p>
          </table:table-cell>
          <table:table-cell office:value-type="string">
            <text:p>p'</text:p>
          </table:table-cell>
          <table:table-cell office:value-type="float" office:value="0.198594">
            <text:p>0,1985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3.98037">
            <text:p>863,98037</text:p>
          </table:table-cell>
          <table:table-cell office:value-type="string">
            <text:p>p'</text:p>
          </table:table-cell>
          <table:table-cell office:value-type="float" office:value="0.306233">
            <text:p>0,3062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7.978951">
            <text:p>867,978951</text:p>
          </table:table-cell>
          <table:table-cell office:value-type="string">
            <text:p>p'</text:p>
          </table:table-cell>
          <table:table-cell office:value-type="float" office:value="0.304438">
            <text:p>0,30443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7.175536">
            <text:p>887,175536</text:p>
          </table:table-cell>
          <table:table-cell office:value-type="string">
            <text:p>p'</text:p>
          </table:table-cell>
          <table:table-cell office:value-type="float" office:value="0.299885">
            <text:p>0,2998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78.499806">
            <text:p>1078,499806</text:p>
          </table:table-cell>
          <table:table-cell office:value-type="string">
            <text:p>p'</text:p>
          </table:table-cell>
          <table:table-cell office:value-type="float" office:value="0.259663">
            <text:p>0,2596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17.526434">
            <text:p>1517,526434</text:p>
          </table:table-cell>
          <table:table-cell office:value-type="string">
            <text:p>p'</text:p>
          </table:table-cell>
          <table:table-cell office:value-type="float" office:value="0.192071">
            <text:p>0,1920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0.781153">
            <text:p>1460,781153</text:p>
          </table:table-cell>
          <table:table-cell office:value-type="string">
            <text:p>p'</text:p>
          </table:table-cell>
          <table:table-cell office:value-type="float" office:value="0.19847">
            <text:p>0,198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40.622762">
            <text:p>1440,622762</text:p>
          </table:table-cell>
          <table:table-cell office:value-type="string">
            <text:p>p'</text:p>
          </table:table-cell>
          <table:table-cell office:value-type="float" office:value="0.20101">
            <text:p>0,201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46.04439">
            <text:p>1446,04439</text:p>
          </table:table-cell>
          <table:table-cell office:value-type="string">
            <text:p>p'</text:p>
          </table:table-cell>
          <table:table-cell office:value-type="float" office:value="0.200122">
            <text:p>0,2001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01.220348">
            <text:p>1501,220348</text:p>
          </table:table-cell>
          <table:table-cell office:value-type="string">
            <text:p>p'</text:p>
          </table:table-cell>
          <table:table-cell office:value-type="float" office:value="0.193917">
            <text:p>0,1939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88.17079">
            <text:p>1788,17079</text:p>
          </table:table-cell>
          <table:table-cell office:value-type="string">
            <text:p>p'</text:p>
          </table:table-cell>
          <table:table-cell office:value-type="float" office:value="0.163647">
            <text:p>0,1636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3.060351">
            <text:p>173,060351</text:p>
          </table:table-cell>
          <table:table-cell office:value-type="string">
            <text:p>p'</text:p>
          </table:table-cell>
          <table:table-cell office:value-type="float" office:value="0.357649">
            <text:p>0,3576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2.279481">
            <text:p>362,279481</text:p>
          </table:table-cell>
          <table:table-cell office:value-type="string">
            <text:p>p'</text:p>
          </table:table-cell>
          <table:table-cell office:value-type="float" office:value="0.203749">
            <text:p>0,2037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3.965005">
            <text:p>823,965005</text:p>
          </table:table-cell>
          <table:table-cell office:value-type="string">
            <text:p>p'</text:p>
          </table:table-cell>
          <table:table-cell office:value-type="float" office:value="0.096843">
            <text:p>0,0968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9.654984">
            <text:p>1439,654984</text:p>
          </table:table-cell>
          <table:table-cell office:value-type="string">
            <text:p>p'</text:p>
          </table:table-cell>
          <table:table-cell office:value-type="float" office:value="0.052847">
            <text:p>0,0528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3.514745">
            <text:p>173,514745</text:p>
          </table:table-cell>
          <table:table-cell office:value-type="string">
            <text:p>p'</text:p>
          </table:table-cell>
          <table:table-cell office:value-type="float" office:value="0.357584">
            <text:p>0,3575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6.941192">
            <text:p>236,941192</text:p>
          </table:table-cell>
          <table:table-cell office:value-type="string">
            <text:p>p'</text:p>
          </table:table-cell>
          <table:table-cell office:value-type="float" office:value="0.282649">
            <text:p>0,2826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4.087186">
            <text:p>364,087186</text:p>
          </table:table-cell>
          <table:table-cell office:value-type="string">
            <text:p>p'</text:p>
          </table:table-cell>
          <table:table-cell office:value-type="float" office:value="0.203958">
            <text:p>0,2039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2.360824">
            <text:p>772,360824</text:p>
          </table:table-cell>
          <table:table-cell office:value-type="string">
            <text:p>p'</text:p>
          </table:table-cell>
          <table:table-cell office:value-type="float" office:value="0.103097">
            <text:p>0,1030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9.439495">
            <text:p>1369,439495</text:p>
          </table:table-cell>
          <table:table-cell office:value-type="string">
            <text:p>p'</text:p>
          </table:table-cell>
          <table:table-cell office:value-type="float" office:value="0.056448">
            <text:p>0,0564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8.651192">
            <text:p>358,651192</text:p>
          </table:table-cell>
          <table:table-cell office:value-type="string">
            <text:p>p'</text:p>
          </table:table-cell>
          <table:table-cell office:value-type="float" office:value="0.208328">
            <text:p>0,2083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2.537594">
            <text:p>362,537594</text:p>
          </table:table-cell>
          <table:table-cell office:value-type="string">
            <text:p>p'</text:p>
          </table:table-cell>
          <table:table-cell office:value-type="float" office:value="0.205435">
            <text:p>0,2054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2.66705">
            <text:p>432,66705</text:p>
          </table:table-cell>
          <table:table-cell office:value-type="string">
            <text:p>p'</text:p>
          </table:table-cell>
          <table:table-cell office:value-type="float" office:value="0.174906">
            <text:p>0,1749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2.978012">
            <text:p>772,978012</text:p>
          </table:table-cell>
          <table:table-cell office:value-type="string">
            <text:p>p'</text:p>
          </table:table-cell>
          <table:table-cell office:value-type="float" office:value="0.103808">
            <text:p>0,1038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37.344208">
            <text:p>1337,344208</text:p>
          </table:table-cell>
          <table:table-cell office:value-type="string">
            <text:p>p'</text:p>
          </table:table-cell>
          <table:table-cell office:value-type="float" office:value="0.057695">
            <text:p>0,0576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8.761512">
            <text:p>808,761512</text:p>
          </table:table-cell>
          <table:table-cell office:value-type="string">
            <text:p>p'</text:p>
          </table:table-cell>
          <table:table-cell office:value-type="float" office:value="0.099149">
            <text:p>0,0991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8.965089">
            <text:p>768,965089</text:p>
          </table:table-cell>
          <table:table-cell office:value-type="string">
            <text:p>p'</text:p>
          </table:table-cell>
          <table:table-cell office:value-type="float" office:value="0.10337">
            <text:p>0,103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3.349803">
            <text:p>763,349803</text:p>
          </table:table-cell>
          <table:table-cell office:value-type="string">
            <text:p>p'</text:p>
          </table:table-cell>
          <table:table-cell office:value-type="float" office:value="0.105037">
            <text:p>0,1050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29.19776">
            <text:p>929,19776</text:p>
          </table:table-cell>
          <table:table-cell office:value-type="string">
            <text:p>p'</text:p>
          </table:table-cell>
          <table:table-cell office:value-type="float" office:value="0.087085">
            <text:p>0,0870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4.186563">
            <text:p>1354,186563</text:p>
          </table:table-cell>
          <table:table-cell office:value-type="string">
            <text:p>p'</text:p>
          </table:table-cell>
          <table:table-cell office:value-type="float" office:value="0.057262">
            <text:p>0,0572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5.361035">
            <text:p>1415,361035</text:p>
          </table:table-cell>
          <table:table-cell office:value-type="string">
            <text:p>p'</text:p>
          </table:table-cell>
          <table:table-cell office:value-type="float" office:value="0.054274">
            <text:p>0,0542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9.844592">
            <text:p>1359,844592</text:p>
          </table:table-cell>
          <table:table-cell office:value-type="string">
            <text:p>p'</text:p>
          </table:table-cell>
          <table:table-cell office:value-type="float" office:value="0.056984">
            <text:p>0,0569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31.123829">
            <text:p>1331,123829</text:p>
          </table:table-cell>
          <table:table-cell office:value-type="string">
            <text:p>p'</text:p>
          </table:table-cell>
          <table:table-cell office:value-type="float" office:value="0.05859">
            <text:p>0,058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0.166996">
            <text:p>1350,166996</text:p>
          </table:table-cell>
          <table:table-cell office:value-type="string">
            <text:p>p'</text:p>
          </table:table-cell>
          <table:table-cell office:value-type="float" office:value="0.057699">
            <text:p>0,0576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07.581496">
            <text:p>1607,581496</text:p>
          </table:table-cell>
          <table:table-cell office:value-type="string">
            <text:p>p'</text:p>
          </table:table-cell>
          <table:table-cell office:value-type="float" office:value="0.047694">
            <text:p>0,0476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5.923294">
            <text:p>125,923294</text:p>
          </table:table-cell>
          <table:table-cell office:value-type="string">
            <text:p>p'</text:p>
          </table:table-cell>
          <table:table-cell office:value-type="float" office:value="0.106666">
            <text:p>0,1066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4.618959">
            <text:p>334,618959</text:p>
          </table:table-cell>
          <table:table-cell office:value-type="string">
            <text:p>p'</text:p>
          </table:table-cell>
          <table:table-cell office:value-type="float" office:value="0.040935">
            <text:p>0,0409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4.902217">
            <text:p>794,902217</text:p>
          </table:table-cell>
          <table:table-cell office:value-type="string">
            <text:p>p'</text:p>
          </table:table-cell>
          <table:table-cell office:value-type="float" office:value="0.016698">
            <text:p>0,0166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0.891391">
            <text:p>1430,891391</text:p>
          </table:table-cell>
          <table:table-cell office:value-type="string">
            <text:p>p'</text:p>
          </table:table-cell>
          <table:table-cell office:value-type="float" office:value="0.008383">
            <text:p>0,00838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5.641446">
            <text:p>125,641446</text:p>
          </table:table-cell>
          <table:table-cell office:value-type="string">
            <text:p>p'</text:p>
          </table:table-cell>
          <table:table-cell office:value-type="float" office:value="0.108245">
            <text:p>0,1082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2.623568">
            <text:p>182,623568</text:p>
          </table:table-cell>
          <table:table-cell office:value-type="string">
            <text:p>p'</text:p>
          </table:table-cell>
          <table:table-cell office:value-type="float" office:value="0.078434">
            <text:p>0,0784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9.20785">
            <text:p>289,20785</text:p>
          </table:table-cell>
          <table:table-cell office:value-type="string">
            <text:p>p'</text:p>
          </table:table-cell>
          <table:table-cell office:value-type="float" office:value="0.047751">
            <text:p>0,0477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7.219316">
            <text:p>667,219316</text:p>
          </table:table-cell>
          <table:table-cell office:value-type="string">
            <text:p>p'</text:p>
          </table:table-cell>
          <table:table-cell office:value-type="float" office:value="0.019387">
            <text:p>0,0193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7.288642">
            <text:p>1267,288642</text:p>
          </table:table-cell>
          <table:table-cell office:value-type="string">
            <text:p>p'</text:p>
          </table:table-cell>
          <table:table-cell office:value-type="float" office:value="0.009275">
            <text:p>0,0092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8.733248">
            <text:p>328,733248</text:p>
          </table:table-cell>
          <table:table-cell office:value-type="string">
            <text:p>p'</text:p>
          </table:table-cell>
          <table:table-cell office:value-type="float" office:value="0.041935">
            <text:p>0,0419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9.120372">
            <text:p>289,120372</text:p>
          </table:table-cell>
          <table:table-cell office:value-type="string">
            <text:p>p'</text:p>
          </table:table-cell>
          <table:table-cell office:value-type="float" office:value="0.048634">
            <text:p>0,0486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7.209212">
            <text:p>347,209212</text:p>
          </table:table-cell>
          <table:table-cell office:value-type="string">
            <text:p>p'</text:p>
          </table:table-cell>
          <table:table-cell office:value-type="float" office:value="0.03972">
            <text:p>0,039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4.927046">
            <text:p>654,927046</text:p>
          </table:table-cell>
          <table:table-cell office:value-type="string">
            <text:p>p'</text:p>
          </table:table-cell>
          <table:table-cell office:value-type="float" office:value="0.019918">
            <text:p>0,0199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9.223406">
            <text:p>1269,223406</text:p>
          </table:table-cell>
          <table:table-cell office:value-type="string">
            <text:p>p'</text:p>
          </table:table-cell>
          <table:table-cell office:value-type="float" office:value="0.009596">
            <text:p>0,0095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2.564538">
            <text:p>772,564538</text:p>
          </table:table-cell>
          <table:table-cell office:value-type="string">
            <text:p>p'</text:p>
          </table:table-cell>
          <table:table-cell office:value-type="float" office:value="0.017114">
            <text:p>0,0171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0.779146">
            <text:p>670,779146</text:p>
          </table:table-cell>
          <table:table-cell office:value-type="string">
            <text:p>p'</text:p>
          </table:table-cell>
          <table:table-cell office:value-type="float" office:value="0.019537">
            <text:p>0,0195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8.990401">
            <text:p>658,990401</text:p>
          </table:table-cell>
          <table:table-cell office:value-type="string">
            <text:p>p'</text:p>
          </table:table-cell>
          <table:table-cell office:value-type="float" office:value="0.020212">
            <text:p>0,0202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7.022194">
            <text:p>807,022194</text:p>
          </table:table-cell>
          <table:table-cell office:value-type="string">
            <text:p>p'</text:p>
          </table:table-cell>
          <table:table-cell office:value-type="float" office:value="0.016676">
            <text:p>0,0166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29.697165">
            <text:p>1229,697165</text:p>
          </table:table-cell>
          <table:table-cell office:value-type="string">
            <text:p>p'</text:p>
          </table:table-cell>
          <table:table-cell office:value-type="float" office:value="0.009862">
            <text:p>0,0098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98.088485">
            <text:p>1398,088485</text:p>
          </table:table-cell>
          <table:table-cell office:value-type="string">
            <text:p>p'</text:p>
          </table:table-cell>
          <table:table-cell office:value-type="float" office:value="0.008572">
            <text:p>0,0085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3.358725">
            <text:p>1303,358725</text:p>
          </table:table-cell>
          <table:table-cell office:value-type="string">
            <text:p>p'</text:p>
          </table:table-cell>
          <table:table-cell office:value-type="float" office:value="0.009316">
            <text:p>0,0093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38.759154">
            <text:p>1238,759154</text:p>
          </table:table-cell>
          <table:table-cell office:value-type="string">
            <text:p>p'</text:p>
          </table:table-cell>
          <table:table-cell office:value-type="float" office:value="0.009691">
            <text:p>0,0096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24.986282">
            <text:p>1224,986282</text:p>
          </table:table-cell>
          <table:table-cell office:value-type="string">
            <text:p>p'</text:p>
          </table:table-cell>
          <table:table-cell office:value-type="float" office:value="0.010062">
            <text:p>0,0100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6.372424">
            <text:p>1496,372424</text:p>
          </table:table-cell>
          <table:table-cell office:value-type="string">
            <text:p>p'</text:p>
          </table:table-cell>
          <table:table-cell office:value-type="float" office:value="0.008197">
            <text:p>0,0081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599477">
            <text:p>2,599477</text:p>
          </table:table-cell>
          <table:table-cell office:value-type="string">
            <text:p>p'</text:p>
          </table:table-cell>
          <table:table-cell office:value-type="float" office:value="0.986365">
            <text:p>0,9863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.631138">
            <text:p>4,631138</text:p>
          </table:table-cell>
          <table:table-cell office:value-type="string">
            <text:p>p'</text:p>
          </table:table-cell>
          <table:table-cell office:value-type="float" office:value="0.996973">
            <text:p>0,9969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.223827">
            <text:p>10,223827</text:p>
          </table:table-cell>
          <table:table-cell office:value-type="string">
            <text:p>p'</text:p>
          </table:table-cell>
          <table:table-cell office:value-type="float" office:value="0.995969">
            <text:p>0,9959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.732023">
            <text:p>20,732023</text:p>
          </table:table-cell>
          <table:table-cell office:value-type="string">
            <text:p>p'</text:p>
          </table:table-cell>
          <table:table-cell office:value-type="float" office:value="0.995153">
            <text:p>0,9951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726608">
            <text:p>2,726608</text:p>
          </table:table-cell>
          <table:table-cell office:value-type="string">
            <text:p>p'</text:p>
          </table:table-cell>
          <table:table-cell office:value-type="float" office:value="0.988017">
            <text:p>0,9880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.652929">
            <text:p>32,652929</text:p>
          </table:table-cell>
          <table:table-cell office:value-type="string">
            <text:p>p'</text:p>
          </table:table-cell>
          <table:table-cell office:value-type="float" office:value="0.964037">
            <text:p>0,9640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.248441">
            <text:p>52,248441</text:p>
          </table:table-cell>
          <table:table-cell office:value-type="string">
            <text:p>p'</text:p>
          </table:table-cell>
          <table:table-cell office:value-type="float" office:value="0.957949">
            <text:p>0,9579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.570166">
            <text:p>71,570166</text:p>
          </table:table-cell>
          <table:table-cell office:value-type="string">
            <text:p>p'</text:p>
          </table:table-cell>
          <table:table-cell office:value-type="float" office:value="0.955329">
            <text:p>0,9553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5.41162">
            <text:p>105,41162</text:p>
          </table:table-cell>
          <table:table-cell office:value-type="string">
            <text:p>p'</text:p>
          </table:table-cell>
          <table:table-cell office:value-type="float" office:value="0.953166">
            <text:p>0,9531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.509477">
            <text:p>4,509477</text:p>
          </table:table-cell>
          <table:table-cell office:value-type="string">
            <text:p>p'</text:p>
          </table:table-cell>
          <table:table-cell office:value-type="float" office:value="0.996755">
            <text:p>0,9967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.83858">
            <text:p>49,83858</text:p>
          </table:table-cell>
          <table:table-cell office:value-type="string">
            <text:p>p'</text:p>
          </table:table-cell>
          <table:table-cell office:value-type="float" office:value="0.957021">
            <text:p>0,9570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.549673">
            <text:p>78,549673</text:p>
          </table:table-cell>
          <table:table-cell office:value-type="string">
            <text:p>p'</text:p>
          </table:table-cell>
          <table:table-cell office:value-type="float" office:value="0.951986">
            <text:p>0,9519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.259801">
            <text:p>115,259801</text:p>
          </table:table-cell>
          <table:table-cell office:value-type="string">
            <text:p>p'</text:p>
          </table:table-cell>
          <table:table-cell office:value-type="float" office:value="0.950043">
            <text:p>0,9500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9.393292">
            <text:p>179,393292</text:p>
          </table:table-cell>
          <table:table-cell office:value-type="string">
            <text:p>p'</text:p>
          </table:table-cell>
          <table:table-cell office:value-type="float" office:value="0.945021">
            <text:p>0,9450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.414246">
            <text:p>10,414246</text:p>
          </table:table-cell>
          <table:table-cell office:value-type="string">
            <text:p>p'</text:p>
          </table:table-cell>
          <table:table-cell office:value-type="float" office:value="0.996088">
            <text:p>0,9960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.499293">
            <text:p>70,499293</text:p>
          </table:table-cell>
          <table:table-cell office:value-type="string">
            <text:p>p'</text:p>
          </table:table-cell>
          <table:table-cell office:value-type="float" office:value="0.954667">
            <text:p>0,9546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.537567">
            <text:p>115,537567</text:p>
          </table:table-cell>
          <table:table-cell office:value-type="string">
            <text:p>p'</text:p>
          </table:table-cell>
          <table:table-cell office:value-type="float" office:value="0.949188">
            <text:p>0,9491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7.154026">
            <text:p>217,154026</text:p>
          </table:table-cell>
          <table:table-cell office:value-type="string">
            <text:p>p'</text:p>
          </table:table-cell>
          <table:table-cell office:value-type="float" office:value="0.948219">
            <text:p>0,9482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3.160276">
            <text:p>373,160276</text:p>
          </table:table-cell>
          <table:table-cell office:value-type="string">
            <text:p>p'</text:p>
          </table:table-cell>
          <table:table-cell office:value-type="float" office:value="0.946912">
            <text:p>0,9469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.956756">
            <text:p>20,956756</text:p>
          </table:table-cell>
          <table:table-cell office:value-type="string">
            <text:p>p'</text:p>
          </table:table-cell>
          <table:table-cell office:value-type="float" office:value="0.994222">
            <text:p>0,9942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.549568">
            <text:p>104,549568</text:p>
          </table:table-cell>
          <table:table-cell office:value-type="string">
            <text:p>p'</text:p>
          </table:table-cell>
          <table:table-cell office:value-type="float" office:value="0.953458">
            <text:p>0,9534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8.738091">
            <text:p>178,738091</text:p>
          </table:table-cell>
          <table:table-cell office:value-type="string">
            <text:p>p'</text:p>
          </table:table-cell>
          <table:table-cell office:value-type="float" office:value="0.946377">
            <text:p>0,9463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0.651689">
            <text:p>370,651689</text:p>
          </table:table-cell>
          <table:table-cell office:value-type="string">
            <text:p>p'</text:p>
          </table:table-cell>
          <table:table-cell office:value-type="float" office:value="0.94794">
            <text:p>0,947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9.573907">
            <text:p>699,573907</text:p>
          </table:table-cell>
          <table:table-cell office:value-type="string">
            <text:p>p'</text:p>
          </table:table-cell>
          <table:table-cell office:value-type="float" office:value="0.947443">
            <text:p>0,9474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.079514">
            <text:p>8,079514</text:p>
          </table:table-cell>
          <table:table-cell office:value-type="string">
            <text:p>p'</text:p>
          </table:table-cell>
          <table:table-cell office:value-type="float" office:value="0.963615">
            <text:p>0,9636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.092722">
            <text:p>14,092722</text:p>
          </table:table-cell>
          <table:table-cell office:value-type="string">
            <text:p>p'</text:p>
          </table:table-cell>
          <table:table-cell office:value-type="float" office:value="0.987862">
            <text:p>0,9878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.091369">
            <text:p>27,091369</text:p>
          </table:table-cell>
          <table:table-cell office:value-type="string">
            <text:p>p'</text:p>
          </table:table-cell>
          <table:table-cell office:value-type="float" office:value="0.983645">
            <text:p>0,9836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.521147">
            <text:p>57,521147</text:p>
          </table:table-cell>
          <table:table-cell office:value-type="string">
            <text:p>p'</text:p>
          </table:table-cell>
          <table:table-cell office:value-type="float" office:value="0.981772">
            <text:p>0,9817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.133498">
            <text:p>8,133498</text:p>
          </table:table-cell>
          <table:table-cell office:value-type="string">
            <text:p>p'</text:p>
          </table:table-cell>
          <table:table-cell office:value-type="float" office:value="0.966133">
            <text:p>0,9661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.757151">
            <text:p>39,757151</text:p>
          </table:table-cell>
          <table:table-cell office:value-type="string">
            <text:p>p'</text:p>
          </table:table-cell>
          <table:table-cell office:value-type="float" office:value="0.958891">
            <text:p>0,9588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.459657">
            <text:p>63,459657</text:p>
          </table:table-cell>
          <table:table-cell office:value-type="string">
            <text:p>p'</text:p>
          </table:table-cell>
          <table:table-cell office:value-type="float" office:value="0.950762">
            <text:p>0,9507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2.115051">
            <text:p>92,115051</text:p>
          </table:table-cell>
          <table:table-cell office:value-type="string">
            <text:p>p'</text:p>
          </table:table-cell>
          <table:table-cell office:value-type="float" office:value="0.949722">
            <text:p>0,9497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1.705502">
            <text:p>151,705502</text:p>
          </table:table-cell>
          <table:table-cell office:value-type="string">
            <text:p>p'</text:p>
          </table:table-cell>
          <table:table-cell office:value-type="float" office:value="0.947435">
            <text:p>0,9474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.361724">
            <text:p>13,361724</text:p>
          </table:table-cell>
          <table:table-cell office:value-type="string">
            <text:p>p'</text:p>
          </table:table-cell>
          <table:table-cell office:value-type="float" office:value="0.988451">
            <text:p>0,9884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.488647">
            <text:p>60,488647</text:p>
          </table:table-cell>
          <table:table-cell office:value-type="string">
            <text:p>p'</text:p>
          </table:table-cell>
          <table:table-cell office:value-type="float" office:value="0.951969">
            <text:p>0,9519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1.187584">
            <text:p>91,187584</text:p>
          </table:table-cell>
          <table:table-cell office:value-type="string">
            <text:p>p'</text:p>
          </table:table-cell>
          <table:table-cell office:value-type="float" office:value="0.946335">
            <text:p>0,9463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.473174">
            <text:p>141,473174</text:p>
          </table:table-cell>
          <table:table-cell office:value-type="string">
            <text:p>p'</text:p>
          </table:table-cell>
          <table:table-cell office:value-type="float" office:value="0.942412">
            <text:p>0,9424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3.696342">
            <text:p>233,696342</text:p>
          </table:table-cell>
          <table:table-cell office:value-type="string">
            <text:p>p'</text:p>
          </table:table-cell>
          <table:table-cell office:value-type="float" office:value="0.940195">
            <text:p>0,9401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.591899">
            <text:p>28,591899</text:p>
          </table:table-cell>
          <table:table-cell office:value-type="string">
            <text:p>p'</text:p>
          </table:table-cell>
          <table:table-cell office:value-type="float" office:value="0.982926">
            <text:p>0,9829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0.209829">
            <text:p>90,209829</text:p>
          </table:table-cell>
          <table:table-cell office:value-type="string">
            <text:p>p'</text:p>
          </table:table-cell>
          <table:table-cell office:value-type="float" office:value="0.950264">
            <text:p>0,9502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.487675">
            <text:p>141,487675</text:p>
          </table:table-cell>
          <table:table-cell office:value-type="string">
            <text:p>p'</text:p>
          </table:table-cell>
          <table:table-cell office:value-type="float" office:value="0.94369">
            <text:p>0,943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4.243416">
            <text:p>264,243416</text:p>
          </table:table-cell>
          <table:table-cell office:value-type="string">
            <text:p>p'</text:p>
          </table:table-cell>
          <table:table-cell office:value-type="float" office:value="0.942594">
            <text:p>0,9425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2.157576">
            <text:p>462,157576</text:p>
          </table:table-cell>
          <table:table-cell office:value-type="string">
            <text:p>p'</text:p>
          </table:table-cell>
          <table:table-cell office:value-type="float" office:value="0.943116">
            <text:p>0,9431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.473664">
            <text:p>56,473664</text:p>
          </table:table-cell>
          <table:table-cell office:value-type="string">
            <text:p>p'</text:p>
          </table:table-cell>
          <table:table-cell office:value-type="float" office:value="0.981457">
            <text:p>0,9814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.775204">
            <text:p>149,775204</text:p>
          </table:table-cell>
          <table:table-cell office:value-type="string">
            <text:p>p'</text:p>
          </table:table-cell>
          <table:table-cell office:value-type="float" office:value="0.948371">
            <text:p>0,9483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6.16081">
            <text:p>236,16081</text:p>
          </table:table-cell>
          <table:table-cell office:value-type="string">
            <text:p>p'</text:p>
          </table:table-cell>
          <table:table-cell office:value-type="float" office:value="0.940951">
            <text:p>0,9409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2.17133">
            <text:p>462,17133</text:p>
          </table:table-cell>
          <table:table-cell office:value-type="string">
            <text:p>p'</text:p>
          </table:table-cell>
          <table:table-cell office:value-type="float" office:value="0.941424">
            <text:p>0,9414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9.286823">
            <text:p>869,286823</text:p>
          </table:table-cell>
          <table:table-cell office:value-type="string">
            <text:p>p'</text:p>
          </table:table-cell>
          <table:table-cell office:value-type="float" office:value="0.941035">
            <text:p>0,9410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.039169">
            <text:p>14,039169</text:p>
          </table:table-cell>
          <table:table-cell office:value-type="string">
            <text:p>p'</text:p>
          </table:table-cell>
          <table:table-cell office:value-type="float" office:value="0.977743">
            <text:p>0,9777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.779851">
            <text:p>28,779851</text:p>
          </table:table-cell>
          <table:table-cell office:value-type="string">
            <text:p>p'</text:p>
          </table:table-cell>
          <table:table-cell office:value-type="float" office:value="0.972224">
            <text:p>0,9722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8.020233">
            <text:p>58,020233</text:p>
          </table:table-cell>
          <table:table-cell office:value-type="string">
            <text:p>p'</text:p>
          </table:table-cell>
          <table:table-cell office:value-type="float" office:value="0.965306">
            <text:p>0,9653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.482864">
            <text:p>130,482864</text:p>
          </table:table-cell>
          <table:table-cell office:value-type="string">
            <text:p>p'</text:p>
          </table:table-cell>
          <table:table-cell office:value-type="float" office:value="0.964641">
            <text:p>0,9646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.479933">
            <text:p>12,479933</text:p>
          </table:table-cell>
          <table:table-cell office:value-type="string">
            <text:p>p'</text:p>
          </table:table-cell>
          <table:table-cell office:value-type="float" office:value="0.981004">
            <text:p>0,98100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.870335">
            <text:p>55,870335</text:p>
          </table:table-cell>
          <table:table-cell office:value-type="string">
            <text:p>p'</text:p>
          </table:table-cell>
          <table:table-cell office:value-type="float" office:value="0.947678">
            <text:p>0,9476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.283477">
            <text:p>81,283477</text:p>
          </table:table-cell>
          <table:table-cell office:value-type="string">
            <text:p>p'</text:p>
          </table:table-cell>
          <table:table-cell office:value-type="float" office:value="0.9417">
            <text:p>0,94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.886976">
            <text:p>131,886976</text:p>
          </table:table-cell>
          <table:table-cell office:value-type="string">
            <text:p>p'</text:p>
          </table:table-cell>
          <table:table-cell office:value-type="float" office:value="0.937859">
            <text:p>0,9378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6.515542">
            <text:p>246,515542</text:p>
          </table:table-cell>
          <table:table-cell office:value-type="string">
            <text:p>p'</text:p>
          </table:table-cell>
          <table:table-cell office:value-type="float" office:value="0.935514">
            <text:p>0,9355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.917319">
            <text:p>26,917319</text:p>
          </table:table-cell>
          <table:table-cell office:value-type="string">
            <text:p>p'</text:p>
          </table:table-cell>
          <table:table-cell office:value-type="float" office:value="0.972226">
            <text:p>0,9722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.991346">
            <text:p>74,991346</text:p>
          </table:table-cell>
          <table:table-cell office:value-type="string">
            <text:p>p'</text:p>
          </table:table-cell>
          <table:table-cell office:value-type="float" office:value="0.944214">
            <text:p>0,9442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1.791447">
            <text:p>111,791447</text:p>
          </table:table-cell>
          <table:table-cell office:value-type="string">
            <text:p>p'</text:p>
          </table:table-cell>
          <table:table-cell office:value-type="float" office:value="0.935917">
            <text:p>0,9359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0.039372">
            <text:p>190,039372</text:p>
          </table:table-cell>
          <table:table-cell office:value-type="string">
            <text:p>p'</text:p>
          </table:table-cell>
          <table:table-cell office:value-type="float" office:value="0.933859">
            <text:p>0,9338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0.111334">
            <text:p>350,111334</text:p>
          </table:table-cell>
          <table:table-cell office:value-type="string">
            <text:p>p'</text:p>
          </table:table-cell>
          <table:table-cell office:value-type="float" office:value="0.933287">
            <text:p>0,9332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.056403">
            <text:p>59,056403</text:p>
          </table:table-cell>
          <table:table-cell office:value-type="string">
            <text:p>p'</text:p>
          </table:table-cell>
          <table:table-cell office:value-type="float" office:value="0.967749">
            <text:p>0,9677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4.444015">
            <text:p>124,444015</text:p>
          </table:table-cell>
          <table:table-cell office:value-type="string">
            <text:p>p'</text:p>
          </table:table-cell>
          <table:table-cell office:value-type="float" office:value="0.941421">
            <text:p>0,9414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8.436023">
            <text:p>188,436023</text:p>
          </table:table-cell>
          <table:table-cell office:value-type="string">
            <text:p>p'</text:p>
          </table:table-cell>
          <table:table-cell office:value-type="float" office:value="0.9347">
            <text:p>0,93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5.920635">
            <text:p>355,920635</text:p>
          </table:table-cell>
          <table:table-cell office:value-type="string">
            <text:p>p'</text:p>
          </table:table-cell>
          <table:table-cell office:value-type="float" office:value="0.933926">
            <text:p>0,9339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9.319305">
            <text:p>659,319305</text:p>
          </table:table-cell>
          <table:table-cell office:value-type="string">
            <text:p>p'</text:p>
          </table:table-cell>
          <table:table-cell office:value-type="float" office:value="0.932347">
            <text:p>0,9323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.398767">
            <text:p>131,398767</text:p>
          </table:table-cell>
          <table:table-cell office:value-type="string">
            <text:p>p'</text:p>
          </table:table-cell>
          <table:table-cell office:value-type="float" office:value="0.965622">
            <text:p>0,9656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3.614686">
            <text:p>243,614686</text:p>
          </table:table-cell>
          <table:table-cell office:value-type="string">
            <text:p>p'</text:p>
          </table:table-cell>
          <table:table-cell office:value-type="float" office:value="0.941066">
            <text:p>0,9410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8.90966">
            <text:p>348,90966</text:p>
          </table:table-cell>
          <table:table-cell office:value-type="string">
            <text:p>p'</text:p>
          </table:table-cell>
          <table:table-cell office:value-type="float" office:value="0.933532">
            <text:p>0,9335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0.542102">
            <text:p>660,542102</text:p>
          </table:table-cell>
          <table:table-cell office:value-type="string">
            <text:p>p'</text:p>
          </table:table-cell>
          <table:table-cell office:value-type="float" office:value="0.931569">
            <text:p>0,9315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38.989294">
            <text:p>1138,989294</text:p>
          </table:table-cell>
          <table:table-cell office:value-type="string">
            <text:p>p'</text:p>
          </table:table-cell>
          <table:table-cell office:value-type="float" office:value="0.938537">
            <text:p>0,9385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.028591">
            <text:p>25,028591</text:p>
          </table:table-cell>
          <table:table-cell office:value-type="string">
            <text:p>p'</text:p>
          </table:table-cell>
          <table:table-cell office:value-type="float" office:value="0.961842">
            <text:p>0,9618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.137952">
            <text:p>57,137952</text:p>
          </table:table-cell>
          <table:table-cell office:value-type="string">
            <text:p>p'</text:p>
          </table:table-cell>
          <table:table-cell office:value-type="float" office:value="0.951059">
            <text:p>0,9510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.167472">
            <text:p>130,167472</text:p>
          </table:table-cell>
          <table:table-cell office:value-type="string">
            <text:p>p'</text:p>
          </table:table-cell>
          <table:table-cell office:value-type="float" office:value="0.942848">
            <text:p>0,9428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2.415438">
            <text:p>342,415438</text:p>
          </table:table-cell>
          <table:table-cell office:value-type="string">
            <text:p>p'</text:p>
          </table:table-cell>
          <table:table-cell office:value-type="float" office:value="0.943563">
            <text:p>0,9435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.759899">
            <text:p>24,759899</text:p>
          </table:table-cell>
          <table:table-cell office:value-type="string">
            <text:p>p'</text:p>
          </table:table-cell>
          <table:table-cell office:value-type="float" office:value="0.964456">
            <text:p>0,9644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.572945">
            <text:p>79,572945</text:p>
          </table:table-cell>
          <table:table-cell office:value-type="string">
            <text:p>p'</text:p>
          </table:table-cell>
          <table:table-cell office:value-type="float" office:value="0.934525">
            <text:p>0,9345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.631339">
            <text:p>115,631339</text:p>
          </table:table-cell>
          <table:table-cell office:value-type="string">
            <text:p>p'</text:p>
          </table:table-cell>
          <table:table-cell office:value-type="float" office:value="0.929967">
            <text:p>0,9299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8.463401">
            <text:p>228,463401</text:p>
          </table:table-cell>
          <table:table-cell office:value-type="string">
            <text:p>p'</text:p>
          </table:table-cell>
          <table:table-cell office:value-type="float" office:value="0.928153">
            <text:p>0,9281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6.58573">
            <text:p>516,58573</text:p>
          </table:table-cell>
          <table:table-cell office:value-type="string">
            <text:p>p'</text:p>
          </table:table-cell>
          <table:table-cell office:value-type="float" office:value="0.929555">
            <text:p>0,9295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.131623">
            <text:p>54,131623</text:p>
          </table:table-cell>
          <table:table-cell office:value-type="string">
            <text:p>p'</text:p>
          </table:table-cell>
          <table:table-cell office:value-type="float" office:value="0.953275">
            <text:p>0,9532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1.89682">
            <text:p>111,89682</text:p>
          </table:table-cell>
          <table:table-cell office:value-type="string">
            <text:p>p'</text:p>
          </table:table-cell>
          <table:table-cell office:value-type="float" office:value="0.932961">
            <text:p>0,9329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3.801559">
            <text:p>163,801559</text:p>
          </table:table-cell>
          <table:table-cell office:value-type="string">
            <text:p>p'</text:p>
          </table:table-cell>
          <table:table-cell office:value-type="float" office:value="0.92679">
            <text:p>0,926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3.877806">
            <text:p>323,877806</text:p>
          </table:table-cell>
          <table:table-cell office:value-type="string">
            <text:p>p'</text:p>
          </table:table-cell>
          <table:table-cell office:value-type="float" office:value="0.924542">
            <text:p>0,9245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4.950714">
            <text:p>684,950714</text:p>
          </table:table-cell>
          <table:table-cell office:value-type="string">
            <text:p>p'</text:p>
          </table:table-cell>
          <table:table-cell office:value-type="float" office:value="0.926131">
            <text:p>0,9261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8.534455">
            <text:p>128,534455</text:p>
          </table:table-cell>
          <table:table-cell office:value-type="string">
            <text:p>p'</text:p>
          </table:table-cell>
          <table:table-cell office:value-type="float" office:value="0.94834">
            <text:p>0,948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3.133262">
            <text:p>223,133262</text:p>
          </table:table-cell>
          <table:table-cell office:value-type="string">
            <text:p>p'</text:p>
          </table:table-cell>
          <table:table-cell office:value-type="float" office:value="0.931465">
            <text:p>0,9314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1.949566">
            <text:p>321,949566</text:p>
          </table:table-cell>
          <table:table-cell office:value-type="string">
            <text:p>p'</text:p>
          </table:table-cell>
          <table:table-cell office:value-type="float" office:value="0.924598">
            <text:p>0,9245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0.488838">
            <text:p>620,488838</text:p>
          </table:table-cell>
          <table:table-cell office:value-type="string">
            <text:p>p'</text:p>
          </table:table-cell>
          <table:table-cell office:value-type="float" office:value="0.92612">
            <text:p>0,926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80.629371">
            <text:p>1080,629371</text:p>
          </table:table-cell>
          <table:table-cell office:value-type="string">
            <text:p>p'</text:p>
          </table:table-cell>
          <table:table-cell office:value-type="float" office:value="0.934981">
            <text:p>0,9349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4.984125">
            <text:p>344,984125</text:p>
          </table:table-cell>
          <table:table-cell office:value-type="string">
            <text:p>p'</text:p>
          </table:table-cell>
          <table:table-cell office:value-type="float" office:value="0.948982">
            <text:p>0,9489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0.945071">
            <text:p>510,945071</text:p>
          </table:table-cell>
          <table:table-cell office:value-type="string">
            <text:p>p'</text:p>
          </table:table-cell>
          <table:table-cell office:value-type="float" office:value="0.931427">
            <text:p>0,9314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2.391003">
            <text:p>682,391003</text:p>
          </table:table-cell>
          <table:table-cell office:value-type="string">
            <text:p>p'</text:p>
          </table:table-cell>
          <table:table-cell office:value-type="float" office:value="0.927101">
            <text:p>0,9271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84.719163">
            <text:p>1084,719163</text:p>
          </table:table-cell>
          <table:table-cell office:value-type="string">
            <text:p>p'</text:p>
          </table:table-cell>
          <table:table-cell office:value-type="float" office:value="0.934385">
            <text:p>0,9343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74.649236">
            <text:p>1674,649236</text:p>
          </table:table-cell>
          <table:table-cell office:value-type="string">
            <text:p>p'</text:p>
          </table:table-cell>
          <table:table-cell office:value-type="float" office:value="0.940862">
            <text:p>0,9408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.192225">
            <text:p>56,192225</text:p>
          </table:table-cell>
          <table:table-cell office:value-type="string">
            <text:p>p'</text:p>
          </table:table-cell>
          <table:table-cell office:value-type="float" office:value="0.936514">
            <text:p>0,9365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8.642931">
            <text:p>148,642931</text:p>
          </table:table-cell>
          <table:table-cell office:value-type="string">
            <text:p>p'</text:p>
          </table:table-cell>
          <table:table-cell office:value-type="float" office:value="0.918928">
            <text:p>0,9189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0.464194">
            <text:p>540,464194</text:p>
          </table:table-cell>
          <table:table-cell office:value-type="string">
            <text:p>p'</text:p>
          </table:table-cell>
          <table:table-cell office:value-type="float" office:value="0.918624">
            <text:p>0,9186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45.382547">
            <text:p>1145,382547</text:p>
          </table:table-cell>
          <table:table-cell office:value-type="string">
            <text:p>p'</text:p>
          </table:table-cell>
          <table:table-cell office:value-type="float" office:value="0.930009">
            <text:p>0,9300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.960441">
            <text:p>54,960441</text:p>
          </table:table-cell>
          <table:table-cell office:value-type="string">
            <text:p>p'</text:p>
          </table:table-cell>
          <table:table-cell office:value-type="float" office:value="0.937423">
            <text:p>0,9374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8.42204">
            <text:p>168,42204</text:p>
          </table:table-cell>
          <table:table-cell office:value-type="string">
            <text:p>p'</text:p>
          </table:table-cell>
          <table:table-cell office:value-type="float" office:value="0.914409">
            <text:p>0,9144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6.993851">
            <text:p>286,993851</text:p>
          </table:table-cell>
          <table:table-cell office:value-type="string">
            <text:p>p'</text:p>
          </table:table-cell>
          <table:table-cell office:value-type="float" office:value="0.91323">
            <text:p>0,913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6.284306">
            <text:p>736,284306</text:p>
          </table:table-cell>
          <table:table-cell office:value-type="string">
            <text:p>p'</text:p>
          </table:table-cell>
          <table:table-cell office:value-type="float" office:value="0.919212">
            <text:p>0,9192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7.801153">
            <text:p>1357,801153</text:p>
          </table:table-cell>
          <table:table-cell office:value-type="string">
            <text:p>p'</text:p>
          </table:table-cell>
          <table:table-cell office:value-type="float" office:value="0.929235">
            <text:p>0,9292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.074446">
            <text:p>146,074446</text:p>
          </table:table-cell>
          <table:table-cell office:value-type="string">
            <text:p>p'</text:p>
          </table:table-cell>
          <table:table-cell office:value-type="float" office:value="0.923205">
            <text:p>0,9232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5.526302">
            <text:p>285,526302</text:p>
          </table:table-cell>
          <table:table-cell office:value-type="string">
            <text:p>p'</text:p>
          </table:table-cell>
          <table:table-cell office:value-type="float" office:value="0.913835">
            <text:p>0,9138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1.806294">
            <text:p>451,806294</text:p>
          </table:table-cell>
          <table:table-cell office:value-type="string">
            <text:p>p'</text:p>
          </table:table-cell>
          <table:table-cell office:value-type="float" office:value="0.912723">
            <text:p>0,9127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6.228175">
            <text:p>886,228175</text:p>
          </table:table-cell>
          <table:table-cell office:value-type="string">
            <text:p>p'</text:p>
          </table:table-cell>
          <table:table-cell office:value-type="float" office:value="0.924379">
            <text:p>0,9243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56.555356">
            <text:p>1556,555356</text:p>
          </table:table-cell>
          <table:table-cell office:value-type="string">
            <text:p>p'</text:p>
          </table:table-cell>
          <table:table-cell office:value-type="float" office:value="0.930439">
            <text:p>0,9304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3.923556">
            <text:p>543,923556</text:p>
          </table:table-cell>
          <table:table-cell office:value-type="string">
            <text:p>p'</text:p>
          </table:table-cell>
          <table:table-cell office:value-type="float" office:value="0.920533">
            <text:p>0,9205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4.516555">
            <text:p>744,516555</text:p>
          </table:table-cell>
          <table:table-cell office:value-type="string">
            <text:p>p'</text:p>
          </table:table-cell>
          <table:table-cell office:value-type="float" office:value="0.919929">
            <text:p>0,9199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9.481546">
            <text:p>889,481546</text:p>
          </table:table-cell>
          <table:table-cell office:value-type="string">
            <text:p>p'</text:p>
          </table:table-cell>
          <table:table-cell office:value-type="float" office:value="0.925487">
            <text:p>0,925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8.152544">
            <text:p>1318,152544</text:p>
          </table:table-cell>
          <table:table-cell office:value-type="string">
            <text:p>p'</text:p>
          </table:table-cell>
          <table:table-cell office:value-type="float" office:value="0.930109">
            <text:p>0,9301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86.766395">
            <text:p>1986,766395</text:p>
          </table:table-cell>
          <table:table-cell office:value-type="string">
            <text:p>p'</text:p>
          </table:table-cell>
          <table:table-cell office:value-type="float" office:value="0.929828">
            <text:p>0,9298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1.570222">
            <text:p>1151,570222</text:p>
          </table:table-cell>
          <table:table-cell office:value-type="string">
            <text:p>p'</text:p>
          </table:table-cell>
          <table:table-cell office:value-type="float" office:value="0.931781">
            <text:p>0,9317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5.992447">
            <text:p>1355,992447</text:p>
          </table:table-cell>
          <table:table-cell office:value-type="string">
            <text:p>p'</text:p>
          </table:table-cell>
          <table:table-cell office:value-type="float" office:value="0.930609">
            <text:p>0,9306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56.864432">
            <text:p>1556,864432</text:p>
          </table:table-cell>
          <table:table-cell office:value-type="string">
            <text:p>p'</text:p>
          </table:table-cell>
          <table:table-cell office:value-type="float" office:value="0.931718">
            <text:p>0,9317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92.01685">
            <text:p>1992,01685</text:p>
          </table:table-cell>
          <table:table-cell office:value-type="string">
            <text:p>p'</text:p>
          </table:table-cell>
          <table:table-cell office:value-type="float" office:value="0.928619">
            <text:p>0,9286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74.359689">
            <text:p>2774,359689</text:p>
          </table:table-cell>
          <table:table-cell office:value-type="string">
            <text:p>p'</text:p>
          </table:table-cell>
          <table:table-cell office:value-type="float" office:value="0.930621">
            <text:p>0,9306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7.612624">
            <text:p>507,612624</text:p>
          </table:table-cell>
          <table:table-cell office:value-type="string">
            <text:p>p'</text:p>
          </table:table-cell>
          <table:table-cell office:value-type="float" office:value="0.922548">
            <text:p>0,9225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6.783886">
            <text:p>886,783886</text:p>
          </table:table-cell>
          <table:table-cell office:value-type="string">
            <text:p>p'</text:p>
          </table:table-cell>
          <table:table-cell office:value-type="float" office:value="0.903301">
            <text:p>0,9033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60.856751">
            <text:p>1760,856751</text:p>
          </table:table-cell>
          <table:table-cell office:value-type="string">
            <text:p>p'</text:p>
          </table:table-cell>
          <table:table-cell office:value-type="float" office:value="0.900446">
            <text:p>0,9004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51.940613">
            <text:p>3051,940613</text:p>
          </table:table-cell>
          <table:table-cell office:value-type="string">
            <text:p>p'</text:p>
          </table:table-cell>
          <table:table-cell office:value-type="float" office:value="0.890415">
            <text:p>0,8904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7.216913">
            <text:p>507,216913</text:p>
          </table:table-cell>
          <table:table-cell office:value-type="string">
            <text:p>p'</text:p>
          </table:table-cell>
          <table:table-cell office:value-type="float" office:value="0.922629">
            <text:p>0,9226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4.254795">
            <text:p>834,254795</text:p>
          </table:table-cell>
          <table:table-cell office:value-type="string">
            <text:p>p'</text:p>
          </table:table-cell>
          <table:table-cell office:value-type="float" office:value="0.901517">
            <text:p>0,9015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08.834032">
            <text:p>1208,834032</text:p>
          </table:table-cell>
          <table:table-cell office:value-type="string">
            <text:p>p'</text:p>
          </table:table-cell>
          <table:table-cell office:value-type="float" office:value="0.90808">
            <text:p>0,908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06.992829">
            <text:p>2006,992829</text:p>
          </table:table-cell>
          <table:table-cell office:value-type="string">
            <text:p>p'</text:p>
          </table:table-cell>
          <table:table-cell office:value-type="float" office:value="0.900439">
            <text:p>0,9004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68.177126">
            <text:p>3268,177126</text:p>
          </table:table-cell>
          <table:table-cell office:value-type="string">
            <text:p>p'</text:p>
          </table:table-cell>
          <table:table-cell office:value-type="float" office:value="0.889441">
            <text:p>0,8894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6.261766">
            <text:p>886,261766</text:p>
          </table:table-cell>
          <table:table-cell office:value-type="string">
            <text:p>p'</text:p>
          </table:table-cell>
          <table:table-cell office:value-type="float" office:value="0.902667">
            <text:p>0,9026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01.907081">
            <text:p>1201,907081</text:p>
          </table:table-cell>
          <table:table-cell office:value-type="string">
            <text:p>p'</text:p>
          </table:table-cell>
          <table:table-cell office:value-type="float" office:value="0.908249">
            <text:p>0,9082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7.556159">
            <text:p>1437,556159</text:p>
          </table:table-cell>
          <table:table-cell office:value-type="string">
            <text:p>p'</text:p>
          </table:table-cell>
          <table:table-cell office:value-type="float" office:value="0.901507">
            <text:p>0,9015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86.796388">
            <text:p>2186,796388</text:p>
          </table:table-cell>
          <table:table-cell office:value-type="string">
            <text:p>p'</text:p>
          </table:table-cell>
          <table:table-cell office:value-type="float" office:value="0.896602">
            <text:p>0,8966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50.546451">
            <text:p>3550,546451</text:p>
          </table:table-cell>
          <table:table-cell office:value-type="string">
            <text:p>p'</text:p>
          </table:table-cell>
          <table:table-cell office:value-type="float" office:value="0.887379">
            <text:p>0,8873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91.150279">
            <text:p>1791,150279</text:p>
          </table:table-cell>
          <table:table-cell office:value-type="string">
            <text:p>p'</text:p>
          </table:table-cell>
          <table:table-cell office:value-type="float" office:value="0.900185">
            <text:p>0,9001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07.423926">
            <text:p>2007,423926</text:p>
          </table:table-cell>
          <table:table-cell office:value-type="string">
            <text:p>p'</text:p>
          </table:table-cell>
          <table:table-cell office:value-type="float" office:value="0.897956">
            <text:p>0,8979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47.901806">
            <text:p>2247,901806</text:p>
          </table:table-cell>
          <table:table-cell office:value-type="string">
            <text:p>p'</text:p>
          </table:table-cell>
          <table:table-cell office:value-type="float" office:value="0.899836">
            <text:p>0,89983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82.902738">
            <text:p>2882,902738</text:p>
          </table:table-cell>
          <table:table-cell office:value-type="string">
            <text:p>p'</text:p>
          </table:table-cell>
          <table:table-cell office:value-type="float" office:value="0.89389">
            <text:p>0,8938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86.270527">
            <text:p>4186,270527</text:p>
          </table:table-cell>
          <table:table-cell office:value-type="string">
            <text:p>p'</text:p>
          </table:table-cell>
          <table:table-cell office:value-type="float" office:value="0.882564">
            <text:p>0,8825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59.050037">
            <text:p>3059,050037</text:p>
          </table:table-cell>
          <table:table-cell office:value-type="string">
            <text:p>p'</text:p>
          </table:table-cell>
          <table:table-cell office:value-type="float" office:value="0.890568">
            <text:p>0,8905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43.122865">
            <text:p>3243,122865</text:p>
          </table:table-cell>
          <table:table-cell office:value-type="string">
            <text:p>p'</text:p>
          </table:table-cell>
          <table:table-cell office:value-type="float" office:value="0.890323">
            <text:p>0,8903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33.748165">
            <text:p>3533,748165</text:p>
          </table:table-cell>
          <table:table-cell office:value-type="string">
            <text:p>p'</text:p>
          </table:table-cell>
          <table:table-cell office:value-type="float" office:value="0.888648">
            <text:p>0,8886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34.606076">
            <text:p>4134,606076</text:p>
          </table:table-cell>
          <table:table-cell office:value-type="string">
            <text:p>p'</text:p>
          </table:table-cell>
          <table:table-cell office:value-type="float" office:value="0.883395">
            <text:p>0,8833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03.254979">
            <text:p>5303,254979</text:p>
          </table:table-cell>
          <table:table-cell office:value-type="string">
            <text:p>p'</text:p>
          </table:table-cell>
          <table:table-cell office:value-type="float" office:value="0.872655">
            <text:p>0,8726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94.064637">
            <text:p>1194,064637</text:p>
          </table:table-cell>
          <table:table-cell office:value-type="string">
            <text:p>p'</text:p>
          </table:table-cell>
          <table:table-cell office:value-type="float" office:value="0.867831">
            <text:p>0,8678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16.4292">
            <text:p>1616,4292</text:p>
          </table:table-cell>
          <table:table-cell office:value-type="string">
            <text:p>p'</text:p>
          </table:table-cell>
          <table:table-cell office:value-type="float" office:value="0.810697">
            <text:p>0,8106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65.031202">
            <text:p>2965,031202</text:p>
          </table:table-cell>
          <table:table-cell office:value-type="string">
            <text:p>p'</text:p>
          </table:table-cell>
          <table:table-cell office:value-type="float" office:value="0.766084">
            <text:p>0,7660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02.312828">
            <text:p>5502,312828</text:p>
          </table:table-cell>
          <table:table-cell office:value-type="string">
            <text:p>p'</text:p>
          </table:table-cell>
          <table:table-cell office:value-type="float" office:value="0.69259">
            <text:p>0,692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87.260492">
            <text:p>1187,260492</text:p>
          </table:table-cell>
          <table:table-cell office:value-type="string">
            <text:p>p'</text:p>
          </table:table-cell>
          <table:table-cell office:value-type="float" office:value="0.866134">
            <text:p>0,8661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07.560518">
            <text:p>1507,560518</text:p>
          </table:table-cell>
          <table:table-cell office:value-type="string">
            <text:p>p'</text:p>
          </table:table-cell>
          <table:table-cell office:value-type="float" office:value="0.823301">
            <text:p>0,8233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83.035411">
            <text:p>1983,035411</text:p>
          </table:table-cell>
          <table:table-cell office:value-type="string">
            <text:p>p'</text:p>
          </table:table-cell>
          <table:table-cell office:value-type="float" office:value="0.802988">
            <text:p>0,8029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59.70193">
            <text:p>3459,70193</text:p>
          </table:table-cell>
          <table:table-cell office:value-type="string">
            <text:p>p'</text:p>
          </table:table-cell>
          <table:table-cell office:value-type="float" office:value="0.756015">
            <text:p>0,7560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75.341512">
            <text:p>5575,341512</text:p>
          </table:table-cell>
          <table:table-cell office:value-type="string">
            <text:p>p'</text:p>
          </table:table-cell>
          <table:table-cell office:value-type="float" office:value="0.690656">
            <text:p>0,6906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32.231733">
            <text:p>1632,231733</text:p>
          </table:table-cell>
          <table:table-cell office:value-type="string">
            <text:p>p'</text:p>
          </table:table-cell>
          <table:table-cell office:value-type="float" office:value="0.812581">
            <text:p>0,8125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79.464793">
            <text:p>1979,464793</text:p>
          </table:table-cell>
          <table:table-cell office:value-type="string">
            <text:p>p'</text:p>
          </table:table-cell>
          <table:table-cell office:value-type="float" office:value="0.804714">
            <text:p>0,8047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08.353707">
            <text:p>2308,353707</text:p>
          </table:table-cell>
          <table:table-cell office:value-type="string">
            <text:p>p'</text:p>
          </table:table-cell>
          <table:table-cell office:value-type="float" office:value="0.786028">
            <text:p>0,7860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15.713222">
            <text:p>3615,713222</text:p>
          </table:table-cell>
          <table:table-cell office:value-type="string">
            <text:p>p'</text:p>
          </table:table-cell>
          <table:table-cell office:value-type="float" office:value="0.74933">
            <text:p>0,749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23.875675">
            <text:p>5923,875675</text:p>
          </table:table-cell>
          <table:table-cell office:value-type="string">
            <text:p>p'</text:p>
          </table:table-cell>
          <table:table-cell office:value-type="float" office:value="0.681791">
            <text:p>0,6817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99.215412">
            <text:p>2999,215412</text:p>
          </table:table-cell>
          <table:table-cell office:value-type="string">
            <text:p>p'</text:p>
          </table:table-cell>
          <table:table-cell office:value-type="float" office:value="0.767767">
            <text:p>0,7677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18.415125">
            <text:p>3418,415125</text:p>
          </table:table-cell>
          <table:table-cell office:value-type="string">
            <text:p>p'</text:p>
          </table:table-cell>
          <table:table-cell office:value-type="float" office:value="0.756817">
            <text:p>0,7568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05.979152">
            <text:p>3605,979152</text:p>
          </table:table-cell>
          <table:table-cell office:value-type="string">
            <text:p>p'</text:p>
          </table:table-cell>
          <table:table-cell office:value-type="float" office:value="0.751958">
            <text:p>0,7519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62.840271">
            <text:p>4662,840271</text:p>
          </table:table-cell>
          <table:table-cell office:value-type="string">
            <text:p>p'</text:p>
          </table:table-cell>
          <table:table-cell office:value-type="float" office:value="0.718723">
            <text:p>0,7187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05.483266">
            <text:p>6505,483266</text:p>
          </table:table-cell>
          <table:table-cell office:value-type="string">
            <text:p>p'</text:p>
          </table:table-cell>
          <table:table-cell office:value-type="float" office:value="0.665718">
            <text:p>0,6657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39.029543">
            <text:p>5339,029543</text:p>
          </table:table-cell>
          <table:table-cell office:value-type="string">
            <text:p>p'</text:p>
          </table:table-cell>
          <table:table-cell office:value-type="float" office:value="0.698351">
            <text:p>0,6983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63.895846">
            <text:p>5463,895846</text:p>
          </table:table-cell>
          <table:table-cell office:value-type="string">
            <text:p>p'</text:p>
          </table:table-cell>
          <table:table-cell office:value-type="float" office:value="0.695459">
            <text:p>0,6954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44.068097">
            <text:p>5944,068097</text:p>
          </table:table-cell>
          <table:table-cell office:value-type="string">
            <text:p>p'</text:p>
          </table:table-cell>
          <table:table-cell office:value-type="float" office:value="0.68282">
            <text:p>0,682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87.174014">
            <text:p>6487,174014</text:p>
          </table:table-cell>
          <table:table-cell office:value-type="string">
            <text:p>p'</text:p>
          </table:table-cell>
          <table:table-cell office:value-type="float" office:value="0.666313">
            <text:p>0,6663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84.146408">
            <text:p>7984,146408</text:p>
          </table:table-cell>
          <table:table-cell office:value-type="string">
            <text:p>p'</text:p>
          </table:table-cell>
          <table:table-cell office:value-type="float" office:value="0.625436">
            <text:p>0,62543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48.170492">
            <text:p>1148,170492</text:p>
          </table:table-cell>
          <table:table-cell office:value-type="string">
            <text:p>p'</text:p>
          </table:table-cell>
          <table:table-cell office:value-type="float" office:value="0.710534">
            <text:p>0,7105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51.49357">
            <text:p>1651,49357</text:p>
          </table:table-cell>
          <table:table-cell office:value-type="string">
            <text:p>p'</text:p>
          </table:table-cell>
          <table:table-cell office:value-type="float" office:value="0.621313">
            <text:p>0,6213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13.256015">
            <text:p>3313,256015</text:p>
          </table:table-cell>
          <table:table-cell office:value-type="string">
            <text:p>p'</text:p>
          </table:table-cell>
          <table:table-cell office:value-type="float" office:value="0.46799">
            <text:p>0,467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40.022082">
            <text:p>6040,022082</text:p>
          </table:table-cell>
          <table:table-cell office:value-type="string">
            <text:p>p'</text:p>
          </table:table-cell>
          <table:table-cell office:value-type="float" office:value="0.323746">
            <text:p>0,3237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2.422775">
            <text:p>1152,422775</text:p>
          </table:table-cell>
          <table:table-cell office:value-type="string">
            <text:p>p'</text:p>
          </table:table-cell>
          <table:table-cell office:value-type="float" office:value="0.709407">
            <text:p>0,7094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1.563158">
            <text:p>1401,563158</text:p>
          </table:table-cell>
          <table:table-cell office:value-type="string">
            <text:p>p'</text:p>
          </table:table-cell>
          <table:table-cell office:value-type="float" office:value="0.65795">
            <text:p>0,657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35.29194">
            <text:p>2035,29194</text:p>
          </table:table-cell>
          <table:table-cell office:value-type="string">
            <text:p>p'</text:p>
          </table:table-cell>
          <table:table-cell office:value-type="float" office:value="0.580196">
            <text:p>0,5801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38.667643">
            <text:p>3638,667643</text:p>
          </table:table-cell>
          <table:table-cell office:value-type="string">
            <text:p>p'</text:p>
          </table:table-cell>
          <table:table-cell office:value-type="float" office:value="0.443922">
            <text:p>0,4439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11.728468">
            <text:p>6111,728468</text:p>
          </table:table-cell>
          <table:table-cell office:value-type="string">
            <text:p>p'</text:p>
          </table:table-cell>
          <table:table-cell office:value-type="float" office:value="0.322321">
            <text:p>0,3223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57.035716">
            <text:p>1657,035716</text:p>
          </table:table-cell>
          <table:table-cell office:value-type="string">
            <text:p>p'</text:p>
          </table:table-cell>
          <table:table-cell office:value-type="float" office:value="0.620174">
            <text:p>0,6201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95.677333">
            <text:p>1995,677333</text:p>
          </table:table-cell>
          <table:table-cell office:value-type="string">
            <text:p>p'</text:p>
          </table:table-cell>
          <table:table-cell office:value-type="float" office:value="0.586205">
            <text:p>0,5862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03.079445">
            <text:p>2303,079445</text:p>
          </table:table-cell>
          <table:table-cell office:value-type="string">
            <text:p>p'</text:p>
          </table:table-cell>
          <table:table-cell office:value-type="float" office:value="0.551217">
            <text:p>0,5512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58.355971">
            <text:p>3658,355971</text:p>
          </table:table-cell>
          <table:table-cell office:value-type="string">
            <text:p>p'</text:p>
          </table:table-cell>
          <table:table-cell office:value-type="float" office:value="0.443798">
            <text:p>0,4437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99.51669">
            <text:p>6299,51669</text:p>
          </table:table-cell>
          <table:table-cell office:value-type="string">
            <text:p>p'</text:p>
          </table:table-cell>
          <table:table-cell office:value-type="float" office:value="0.313062">
            <text:p>0,3130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19.160253">
            <text:p>3319,160253</text:p>
          </table:table-cell>
          <table:table-cell office:value-type="string">
            <text:p>p'</text:p>
          </table:table-cell>
          <table:table-cell office:value-type="float" office:value="0.466912">
            <text:p>0,4669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07.454177">
            <text:p>3707,454177</text:p>
          </table:table-cell>
          <table:table-cell office:value-type="string">
            <text:p>p'</text:p>
          </table:table-cell>
          <table:table-cell office:value-type="float" office:value="0.43876">
            <text:p>0,438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9.166139">
            <text:p>3719,166139</text:p>
          </table:table-cell>
          <table:table-cell office:value-type="string">
            <text:p>p'</text:p>
          </table:table-cell>
          <table:table-cell office:value-type="float" office:value="0.438714">
            <text:p>0,4387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22.707458">
            <text:p>4722,707458</text:p>
          </table:table-cell>
          <table:table-cell office:value-type="string">
            <text:p>p'</text:p>
          </table:table-cell>
          <table:table-cell office:value-type="float" office:value="0.381033">
            <text:p>0,3810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26.950375">
            <text:p>6626,950375</text:p>
          </table:table-cell>
          <table:table-cell office:value-type="string">
            <text:p>p'</text:p>
          </table:table-cell>
          <table:table-cell office:value-type="float" office:value="0.300996">
            <text:p>0,3009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18.553202">
            <text:p>6118,553202</text:p>
          </table:table-cell>
          <table:table-cell office:value-type="string">
            <text:p>p'</text:p>
          </table:table-cell>
          <table:table-cell office:value-type="float" office:value="0.320644">
            <text:p>0,3206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25.413558">
            <text:p>6125,413558</text:p>
          </table:table-cell>
          <table:table-cell office:value-type="string">
            <text:p>p'</text:p>
          </table:table-cell>
          <table:table-cell office:value-type="float" office:value="0.321073">
            <text:p>0,3210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11.665814">
            <text:p>6211,665814</text:p>
          </table:table-cell>
          <table:table-cell office:value-type="string">
            <text:p>p'</text:p>
          </table:table-cell>
          <table:table-cell office:value-type="float" office:value="0.315071">
            <text:p>0,3150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97.508047">
            <text:p>6497,508047</text:p>
          </table:table-cell>
          <table:table-cell office:value-type="string">
            <text:p>p'</text:p>
          </table:table-cell>
          <table:table-cell office:value-type="float" office:value="0.305079">
            <text:p>0,3050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14.64937">
            <text:p>8114,64937</text:p>
          </table:table-cell>
          <table:table-cell office:value-type="string">
            <text:p>p'</text:p>
          </table:table-cell>
          <table:table-cell office:value-type="float" office:value="0.259617">
            <text:p>0,2596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6.361854">
            <text:p>1276,361854</text:p>
          </table:table-cell>
          <table:table-cell office:value-type="string">
            <text:p>p'</text:p>
          </table:table-cell>
          <table:table-cell office:value-type="float" office:value="0.420215">
            <text:p>0,4202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09.027659">
            <text:p>2309,027659</text:p>
          </table:table-cell>
          <table:table-cell office:value-type="string">
            <text:p>p'</text:p>
          </table:table-cell>
          <table:table-cell office:value-type="float" office:value="0.26977">
            <text:p>0,269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55.724289">
            <text:p>4555,724289</text:p>
          </table:table-cell>
          <table:table-cell office:value-type="string">
            <text:p>p'</text:p>
          </table:table-cell>
          <table:table-cell office:value-type="float" office:value="0.132712">
            <text:p>0,1327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39.929795">
            <text:p>7639,929795</text:p>
          </table:table-cell>
          <table:table-cell office:value-type="string">
            <text:p>p'</text:p>
          </table:table-cell>
          <table:table-cell office:value-type="float" office:value="0.074456">
            <text:p>0,0744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30.059933">
            <text:p>1230,059933</text:p>
          </table:table-cell>
          <table:table-cell office:value-type="string">
            <text:p>p'</text:p>
          </table:table-cell>
          <table:table-cell office:value-type="float" office:value="0.439422">
            <text:p>0,4394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72.047871">
            <text:p>1572,047871</text:p>
          </table:table-cell>
          <table:table-cell office:value-type="string">
            <text:p>p'</text:p>
          </table:table-cell>
          <table:table-cell office:value-type="float" office:value="0.368582">
            <text:p>0,3685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83.045474">
            <text:p>2283,045474</text:p>
          </table:table-cell>
          <table:table-cell office:value-type="string">
            <text:p>p'</text:p>
          </table:table-cell>
          <table:table-cell office:value-type="float" office:value="0.260093">
            <text:p>0,2600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59.548023">
            <text:p>4259,548023</text:p>
          </table:table-cell>
          <table:table-cell office:value-type="string">
            <text:p>p'</text:p>
          </table:table-cell>
          <table:table-cell office:value-type="float" office:value="0.139663">
            <text:p>0,1396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52.961068">
            <text:p>7152,961068</text:p>
          </table:table-cell>
          <table:table-cell office:value-type="string">
            <text:p>p'</text:p>
          </table:table-cell>
          <table:table-cell office:value-type="float" office:value="0.083011">
            <text:p>0,0830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38.193459">
            <text:p>2138,193459</text:p>
          </table:table-cell>
          <table:table-cell office:value-type="string">
            <text:p>p'</text:p>
          </table:table-cell>
          <table:table-cell office:value-type="float" office:value="0.289952">
            <text:p>0,2899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00.845236">
            <text:p>2200,845236</text:p>
          </table:table-cell>
          <table:table-cell office:value-type="string">
            <text:p>p'</text:p>
          </table:table-cell>
          <table:table-cell office:value-type="float" office:value="0.269218">
            <text:p>0,2692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81.938939">
            <text:p>2581,938939</text:p>
          </table:table-cell>
          <table:table-cell office:value-type="string">
            <text:p>p'</text:p>
          </table:table-cell>
          <table:table-cell office:value-type="float" office:value="0.232308">
            <text:p>0,2323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57.934815">
            <text:p>4257,934815</text:p>
          </table:table-cell>
          <table:table-cell office:value-type="string">
            <text:p>p'</text:p>
          </table:table-cell>
          <table:table-cell office:value-type="float" office:value="0.14165">
            <text:p>0,141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277.882017">
            <text:p>7277,882017</text:p>
          </table:table-cell>
          <table:table-cell office:value-type="string">
            <text:p>p'</text:p>
          </table:table-cell>
          <table:table-cell office:value-type="float" office:value="0.079361">
            <text:p>0,0793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08.564213">
            <text:p>4208,564213</text:p>
          </table:table-cell>
          <table:table-cell office:value-type="string">
            <text:p>p'</text:p>
          </table:table-cell>
          <table:table-cell office:value-type="float" office:value="0.144006">
            <text:p>0,1440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32.817278">
            <text:p>4132,817278</text:p>
          </table:table-cell>
          <table:table-cell office:value-type="string">
            <text:p>p'</text:p>
          </table:table-cell>
          <table:table-cell office:value-type="float" office:value="0.143167">
            <text:p>0,1431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60.309461">
            <text:p>4060,309461</text:p>
          </table:table-cell>
          <table:table-cell office:value-type="string">
            <text:p>p'</text:p>
          </table:table-cell>
          <table:table-cell office:value-type="float" office:value="0.146948">
            <text:p>0,1469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92.58609">
            <text:p>4992,58609</text:p>
          </table:table-cell>
          <table:table-cell office:value-type="string">
            <text:p>p'</text:p>
          </table:table-cell>
          <table:table-cell office:value-type="float" office:value="0.114657">
            <text:p>0,1146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93.571032">
            <text:p>7093,571032</text:p>
          </table:table-cell>
          <table:table-cell office:value-type="string">
            <text:p>p'</text:p>
          </table:table-cell>
          <table:table-cell office:value-type="float" office:value="0.079719">
            <text:p>0,0797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264.022666">
            <text:p>7264,022666</text:p>
          </table:table-cell>
          <table:table-cell office:value-type="string">
            <text:p>p'</text:p>
          </table:table-cell>
          <table:table-cell office:value-type="float" office:value="0.079649">
            <text:p>0,0796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87.620032">
            <text:p>6987,620032</text:p>
          </table:table-cell>
          <table:table-cell office:value-type="string">
            <text:p>p'</text:p>
          </table:table-cell>
          <table:table-cell office:value-type="float" office:value="0.082045">
            <text:p>0,0820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57.150617">
            <text:p>6757,150617</text:p>
          </table:table-cell>
          <table:table-cell office:value-type="string">
            <text:p>p'</text:p>
          </table:table-cell>
          <table:table-cell office:value-type="float" office:value="0.084317">
            <text:p>0,0843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63.873395">
            <text:p>6863,873395</text:p>
          </table:table-cell>
          <table:table-cell office:value-type="string">
            <text:p>p'</text:p>
          </table:table-cell>
          <table:table-cell office:value-type="float" office:value="0.080646">
            <text:p>0,0806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76.348816">
            <text:p>8276,348816</text:p>
          </table:table-cell>
          <table:table-cell office:value-type="string">
            <text:p>p'</text:p>
          </table:table-cell>
          <table:table-cell office:value-type="float" office:value="0.065934">
            <text:p>0,0659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6.344034">
            <text:p>1046,344034</text:p>
          </table:table-cell>
          <table:table-cell office:value-type="string">
            <text:p>p'</text:p>
          </table:table-cell>
          <table:table-cell office:value-type="float" office:value="0.115623">
            <text:p>0,1156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37.876031">
            <text:p>2237,876031</text:p>
          </table:table-cell>
          <table:table-cell office:value-type="string">
            <text:p>p'</text:p>
          </table:table-cell>
          <table:table-cell office:value-type="float" office:value="0.043158">
            <text:p>0,0431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50.272169">
            <text:p>4250,272169</text:p>
          </table:table-cell>
          <table:table-cell office:value-type="string">
            <text:p>p'</text:p>
          </table:table-cell>
          <table:table-cell office:value-type="float" office:value="0.01823">
            <text:p>0,018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17.327615">
            <text:p>7817,327615</text:p>
          </table:table-cell>
          <table:table-cell office:value-type="string">
            <text:p>p'</text:p>
          </table:table-cell>
          <table:table-cell office:value-type="float" office:value="0.009753">
            <text:p>0,0097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11.930956">
            <text:p>1011,930956</text:p>
          </table:table-cell>
          <table:table-cell office:value-type="string">
            <text:p>p'</text:p>
          </table:table-cell>
          <table:table-cell office:value-type="float" office:value="0.117622">
            <text:p>0,1176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8.702821">
            <text:p>1318,702821</text:p>
          </table:table-cell>
          <table:table-cell office:value-type="string">
            <text:p>p'</text:p>
          </table:table-cell>
          <table:table-cell office:value-type="float" office:value="0.087174">
            <text:p>0,0871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20.51871">
            <text:p>1920,51871</text:p>
          </table:table-cell>
          <table:table-cell office:value-type="string">
            <text:p>p'</text:p>
          </table:table-cell>
          <table:table-cell office:value-type="float" office:value="0.052857">
            <text:p>0,0528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24.696101">
            <text:p>3924,696101</text:p>
          </table:table-cell>
          <table:table-cell office:value-type="string">
            <text:p>p'</text:p>
          </table:table-cell>
          <table:table-cell office:value-type="float" office:value="0.021816">
            <text:p>0,0218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04.759343">
            <text:p>7304,759343</text:p>
          </table:table-cell>
          <table:table-cell office:value-type="string">
            <text:p>p'</text:p>
          </table:table-cell>
          <table:table-cell office:value-type="float" office:value="0.011132">
            <text:p>0,0111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91.125535">
            <text:p>2191,125535</text:p>
          </table:table-cell>
          <table:table-cell office:value-type="string">
            <text:p>p'</text:p>
          </table:table-cell>
          <table:table-cell office:value-type="float" office:value="0.047829">
            <text:p>0,0478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90.423732">
            <text:p>1890,423732</text:p>
          </table:table-cell>
          <table:table-cell office:value-type="string">
            <text:p>p'</text:p>
          </table:table-cell>
          <table:table-cell office:value-type="float" office:value="0.05424">
            <text:p>0,054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55.112914">
            <text:p>2355,112914</text:p>
          </table:table-cell>
          <table:table-cell office:value-type="string">
            <text:p>p'</text:p>
          </table:table-cell>
          <table:table-cell office:value-type="float" office:value="0.045737">
            <text:p>0,0457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27.274738">
            <text:p>3727,274738</text:p>
          </table:table-cell>
          <table:table-cell office:value-type="string">
            <text:p>p'</text:p>
          </table:table-cell>
          <table:table-cell office:value-type="float" office:value="0.022166">
            <text:p>0,0221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83.105277">
            <text:p>6983,105277</text:p>
          </table:table-cell>
          <table:table-cell office:value-type="string">
            <text:p>p'</text:p>
          </table:table-cell>
          <table:table-cell office:value-type="float" office:value="0.011345">
            <text:p>0,0113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23.006463">
            <text:p>4123,006463</text:p>
          </table:table-cell>
          <table:table-cell office:value-type="string">
            <text:p>p'</text:p>
          </table:table-cell>
          <table:table-cell office:value-type="float" office:value="0.019844">
            <text:p>0,0198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9.108896">
            <text:p>3719,108896</text:p>
          </table:table-cell>
          <table:table-cell office:value-type="string">
            <text:p>p'</text:p>
          </table:table-cell>
          <table:table-cell office:value-type="float" office:value="0.021819">
            <text:p>0,0218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03.846466">
            <text:p>3703,846466</text:p>
          </table:table-cell>
          <table:table-cell office:value-type="string">
            <text:p>p'</text:p>
          </table:table-cell>
          <table:table-cell office:value-type="float" office:value="0.023135">
            <text:p>0,0231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17.397773">
            <text:p>4317,397773</text:p>
          </table:table-cell>
          <table:table-cell office:value-type="string">
            <text:p>p'</text:p>
          </table:table-cell>
          <table:table-cell office:value-type="float" office:value="0.018977">
            <text:p>0,0189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16.820935">
            <text:p>6916,820935</text:p>
          </table:table-cell>
          <table:table-cell office:value-type="string">
            <text:p>p'</text:p>
          </table:table-cell>
          <table:table-cell office:value-type="float" office:value="0.011758">
            <text:p>0,0117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38.631707">
            <text:p>7538,631707</text:p>
          </table:table-cell>
          <table:table-cell office:value-type="string">
            <text:p>p'</text:p>
          </table:table-cell>
          <table:table-cell office:value-type="float" office:value="0.010205">
            <text:p>0,0102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45.442106">
            <text:p>7145,442106</text:p>
          </table:table-cell>
          <table:table-cell office:value-type="string">
            <text:p>p'</text:p>
          </table:table-cell>
          <table:table-cell office:value-type="float" office:value="0.01095">
            <text:p>0,010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96.62639">
            <text:p>6996,62639</text:p>
          </table:table-cell>
          <table:table-cell office:value-type="string">
            <text:p>p'</text:p>
          </table:table-cell>
          <table:table-cell office:value-type="float" office:value="0.011741">
            <text:p>0,0117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81.340908">
            <text:p>6981,340908</text:p>
          </table:table-cell>
          <table:table-cell office:value-type="string">
            <text:p>p'</text:p>
          </table:table-cell>
          <table:table-cell office:value-type="float" office:value="0.011789">
            <text:p>0,01178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74.701399">
            <text:p>7874,701399</text:p>
          </table:table-cell>
          <table:table-cell office:value-type="string">
            <text:p>p'</text:p>
          </table:table-cell>
          <table:table-cell office:value-type="float" office:value="0.009841">
            <text:p>0,0098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2.84465">
            <text:p>102,84465</text:p>
          </table:table-cell>
          <table:table-cell office:value-type="string">
            <text:p>p'</text:p>
          </table:table-cell>
          <table:table-cell office:value-type="float" office:value="0.985215">
            <text:p>0,9852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9.875895">
            <text:p>349,875895</text:p>
          </table:table-cell>
          <table:table-cell office:value-type="string">
            <text:p>p'</text:p>
          </table:table-cell>
          <table:table-cell office:value-type="float" office:value="0.991995">
            <text:p>0,9919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6.785366">
            <text:p>646,785366</text:p>
          </table:table-cell>
          <table:table-cell office:value-type="string">
            <text:p>p'</text:p>
          </table:table-cell>
          <table:table-cell office:value-type="float" office:value="0.990238">
            <text:p>0,99023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89.029974">
            <text:p>989,029974</text:p>
          </table:table-cell>
          <table:table-cell office:value-type="string">
            <text:p>p'</text:p>
          </table:table-cell>
          <table:table-cell office:value-type="float" office:value="0.985228">
            <text:p>0,9852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.111659">
            <text:p>96,111659</text:p>
          </table:table-cell>
          <table:table-cell office:value-type="string">
            <text:p>p'</text:p>
          </table:table-cell>
          <table:table-cell office:value-type="float" office:value="0.986543">
            <text:p>0,9865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66.982983">
            <text:p>1966,982983</text:p>
          </table:table-cell>
          <table:table-cell office:value-type="string">
            <text:p>p'</text:p>
          </table:table-cell>
          <table:table-cell office:value-type="float" office:value="0.956663">
            <text:p>0,9566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43.525742">
            <text:p>2443,525742</text:p>
          </table:table-cell>
          <table:table-cell office:value-type="string">
            <text:p>p'</text:p>
          </table:table-cell>
          <table:table-cell office:value-type="float" office:value="0.948685">
            <text:p>0,9486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18.874339">
            <text:p>2618,874339</text:p>
          </table:table-cell>
          <table:table-cell office:value-type="string">
            <text:p>p'</text:p>
          </table:table-cell>
          <table:table-cell office:value-type="float" office:value="0.945885">
            <text:p>0,9458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48.743886">
            <text:p>2848,743886</text:p>
          </table:table-cell>
          <table:table-cell office:value-type="string">
            <text:p>p'</text:p>
          </table:table-cell>
          <table:table-cell office:value-type="float" office:value="0.940693">
            <text:p>0,9406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0.553531">
            <text:p>380,553531</text:p>
          </table:table-cell>
          <table:table-cell office:value-type="string">
            <text:p>p'</text:p>
          </table:table-cell>
          <table:table-cell office:value-type="float" office:value="0.991374">
            <text:p>0,9913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89.344262">
            <text:p>2389,344262</text:p>
          </table:table-cell>
          <table:table-cell office:value-type="string">
            <text:p>p'</text:p>
          </table:table-cell>
          <table:table-cell office:value-type="float" office:value="0.951198">
            <text:p>0,9511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08.025287">
            <text:p>3008,025287</text:p>
          </table:table-cell>
          <table:table-cell office:value-type="string">
            <text:p>p'</text:p>
          </table:table-cell>
          <table:table-cell office:value-type="float" office:value="0.942822">
            <text:p>0,9428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33.903632">
            <text:p>3133,903632</text:p>
          </table:table-cell>
          <table:table-cell office:value-type="string">
            <text:p>p'</text:p>
          </table:table-cell>
          <table:table-cell office:value-type="float" office:value="0.936081">
            <text:p>0,9360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99.67257">
            <text:p>3099,67257</text:p>
          </table:table-cell>
          <table:table-cell office:value-type="string">
            <text:p>p'</text:p>
          </table:table-cell>
          <table:table-cell office:value-type="float" office:value="0.935176">
            <text:p>0,9351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0.648978">
            <text:p>610,648978</text:p>
          </table:table-cell>
          <table:table-cell office:value-type="string">
            <text:p>p'</text:p>
          </table:table-cell>
          <table:table-cell office:value-type="float" office:value="0.991618">
            <text:p>0,9916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90.114571">
            <text:p>2590,114571</text:p>
          </table:table-cell>
          <table:table-cell office:value-type="string">
            <text:p>p'</text:p>
          </table:table-cell>
          <table:table-cell office:value-type="float" office:value="0.945898">
            <text:p>0,9458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81.397728">
            <text:p>2981,397728</text:p>
          </table:table-cell>
          <table:table-cell office:value-type="string">
            <text:p>p'</text:p>
          </table:table-cell>
          <table:table-cell office:value-type="float" office:value="0.938092">
            <text:p>0,9380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86.107176">
            <text:p>3186,107176</text:p>
          </table:table-cell>
          <table:table-cell office:value-type="string">
            <text:p>p'</text:p>
          </table:table-cell>
          <table:table-cell office:value-type="float" office:value="0.935778">
            <text:p>0,9357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85.253382">
            <text:p>3385,253382</text:p>
          </table:table-cell>
          <table:table-cell office:value-type="string">
            <text:p>p'</text:p>
          </table:table-cell>
          <table:table-cell office:value-type="float" office:value="0.934391">
            <text:p>0,9343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33.978668">
            <text:p>933,978668</text:p>
          </table:table-cell>
          <table:table-cell office:value-type="string">
            <text:p>p'</text:p>
          </table:table-cell>
          <table:table-cell office:value-type="float" office:value="0.988519">
            <text:p>0,9885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34.008142">
            <text:p>2734,008142</text:p>
          </table:table-cell>
          <table:table-cell office:value-type="string">
            <text:p>p'</text:p>
          </table:table-cell>
          <table:table-cell office:value-type="float" office:value="0.941133">
            <text:p>0,9411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86.482553">
            <text:p>3186,482553</text:p>
          </table:table-cell>
          <table:table-cell office:value-type="string">
            <text:p>p'</text:p>
          </table:table-cell>
          <table:table-cell office:value-type="float" office:value="0.933242">
            <text:p>0,9332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39.04029">
            <text:p>3439,04029</text:p>
          </table:table-cell>
          <table:table-cell office:value-type="string">
            <text:p>p'</text:p>
          </table:table-cell>
          <table:table-cell office:value-type="float" office:value="0.933975">
            <text:p>0,9339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71.662843">
            <text:p>3571,662843</text:p>
          </table:table-cell>
          <table:table-cell office:value-type="string">
            <text:p>p'</text:p>
          </table:table-cell>
          <table:table-cell office:value-type="float" office:value="0.932874">
            <text:p>0,9328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0.966212">
            <text:p>700,966212</text:p>
          </table:table-cell>
          <table:table-cell office:value-type="string">
            <text:p>p'</text:p>
          </table:table-cell>
          <table:table-cell office:value-type="float" office:value="0.960713">
            <text:p>0,9607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22.60869">
            <text:p>922,60869</text:p>
          </table:table-cell>
          <table:table-cell office:value-type="string">
            <text:p>p'</text:p>
          </table:table-cell>
          <table:table-cell office:value-type="float" office:value="0.981146">
            <text:p>0,9811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99.470172">
            <text:p>1599,470172</text:p>
          </table:table-cell>
          <table:table-cell office:value-type="string">
            <text:p>p'</text:p>
          </table:table-cell>
          <table:table-cell office:value-type="float" office:value="0.971165">
            <text:p>0,9711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28.31918">
            <text:p>1928,31918</text:p>
          </table:table-cell>
          <table:table-cell office:value-type="string">
            <text:p>p'</text:p>
          </table:table-cell>
          <table:table-cell office:value-type="float" office:value="0.965322">
            <text:p>0,9653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7.179962">
            <text:p>707,179962</text:p>
          </table:table-cell>
          <table:table-cell office:value-type="string">
            <text:p>p'</text:p>
          </table:table-cell>
          <table:table-cell office:value-type="float" office:value="0.962874">
            <text:p>0,9628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51.937398">
            <text:p>2251,937398</text:p>
          </table:table-cell>
          <table:table-cell office:value-type="string">
            <text:p>p'</text:p>
          </table:table-cell>
          <table:table-cell office:value-type="float" office:value="0.94929">
            <text:p>0,949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52.966656">
            <text:p>2652,966656</text:p>
          </table:table-cell>
          <table:table-cell office:value-type="string">
            <text:p>p'</text:p>
          </table:table-cell>
          <table:table-cell office:value-type="float" office:value="0.942093">
            <text:p>0,9420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40.58352">
            <text:p>2940,58352</text:p>
          </table:table-cell>
          <table:table-cell office:value-type="string">
            <text:p>p'</text:p>
          </table:table-cell>
          <table:table-cell office:value-type="float" office:value="0.936185">
            <text:p>0,9361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94.8424">
            <text:p>2994,8424</text:p>
          </table:table-cell>
          <table:table-cell office:value-type="string">
            <text:p>p'</text:p>
          </table:table-cell>
          <table:table-cell office:value-type="float" office:value="0.93484">
            <text:p>0,934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39.565724">
            <text:p>1039,565724</text:p>
          </table:table-cell>
          <table:table-cell office:value-type="string">
            <text:p>p'</text:p>
          </table:table-cell>
          <table:table-cell office:value-type="float" office:value="0.980739">
            <text:p>0,9807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09.980362">
            <text:p>2609,980362</text:p>
          </table:table-cell>
          <table:table-cell office:value-type="string">
            <text:p>p'</text:p>
          </table:table-cell>
          <table:table-cell office:value-type="float" office:value="0.943854">
            <text:p>0,9438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39.543006">
            <text:p>3039,543006</text:p>
          </table:table-cell>
          <table:table-cell office:value-type="string">
            <text:p>p'</text:p>
          </table:table-cell>
          <table:table-cell office:value-type="float" office:value="0.93526">
            <text:p>0,935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88.622683">
            <text:p>2988,622683</text:p>
          </table:table-cell>
          <table:table-cell office:value-type="string">
            <text:p>p'</text:p>
          </table:table-cell>
          <table:table-cell office:value-type="float" office:value="0.932588">
            <text:p>0,9325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20.678675">
            <text:p>3320,678675</text:p>
          </table:table-cell>
          <table:table-cell office:value-type="string">
            <text:p>p'</text:p>
          </table:table-cell>
          <table:table-cell office:value-type="float" office:value="0.928337">
            <text:p>0,9283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65.382707">
            <text:p>1665,382707</text:p>
          </table:table-cell>
          <table:table-cell office:value-type="string">
            <text:p>p'</text:p>
          </table:table-cell>
          <table:table-cell office:value-type="float" office:value="0.974691">
            <text:p>0,9746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60.909225">
            <text:p>2760,909225</text:p>
          </table:table-cell>
          <table:table-cell office:value-type="string">
            <text:p>p'</text:p>
          </table:table-cell>
          <table:table-cell office:value-type="float" office:value="0.938171">
            <text:p>0,9381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43.975112">
            <text:p>3143,975112</text:p>
          </table:table-cell>
          <table:table-cell office:value-type="string">
            <text:p>p'</text:p>
          </table:table-cell>
          <table:table-cell office:value-type="float" office:value="0.930208">
            <text:p>0,9302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73.30081">
            <text:p>3373,30081</text:p>
          </table:table-cell>
          <table:table-cell office:value-type="string">
            <text:p>p'</text:p>
          </table:table-cell>
          <table:table-cell office:value-type="float" office:value="0.928343">
            <text:p>0,9283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41.552501">
            <text:p>3241,552501</text:p>
          </table:table-cell>
          <table:table-cell office:value-type="string">
            <text:p>p'</text:p>
          </table:table-cell>
          <table:table-cell office:value-type="float" office:value="0.92707">
            <text:p>0,927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23.157682">
            <text:p>2123,157682</text:p>
          </table:table-cell>
          <table:table-cell office:value-type="string">
            <text:p>p'</text:p>
          </table:table-cell>
          <table:table-cell office:value-type="float" office:value="0.96916">
            <text:p>0,969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41.079227">
            <text:p>2941,079227</text:p>
          </table:table-cell>
          <table:table-cell office:value-type="string">
            <text:p>p'</text:p>
          </table:table-cell>
          <table:table-cell office:value-type="float" office:value="0.936374">
            <text:p>0,9363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78.086054">
            <text:p>3378,086054</text:p>
          </table:table-cell>
          <table:table-cell office:value-type="string">
            <text:p>p'</text:p>
          </table:table-cell>
          <table:table-cell office:value-type="float" office:value="0.927451">
            <text:p>0,9274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43.33242">
            <text:p>3443,33242</text:p>
          </table:table-cell>
          <table:table-cell office:value-type="string">
            <text:p>p'</text:p>
          </table:table-cell>
          <table:table-cell office:value-type="float" office:value="0.929245">
            <text:p>0,9292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11.497568">
            <text:p>3611,497568</text:p>
          </table:table-cell>
          <table:table-cell office:value-type="string">
            <text:p>p'</text:p>
          </table:table-cell>
          <table:table-cell office:value-type="float" office:value="0.928428">
            <text:p>0,9284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11.954367">
            <text:p>1211,954367</text:p>
          </table:table-cell>
          <table:table-cell office:value-type="string">
            <text:p>p'</text:p>
          </table:table-cell>
          <table:table-cell office:value-type="float" office:value="0.963369">
            <text:p>0,9633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00.140648">
            <text:p>1800,140648</text:p>
          </table:table-cell>
          <table:table-cell office:value-type="string">
            <text:p>p'</text:p>
          </table:table-cell>
          <table:table-cell office:value-type="float" office:value="0.962204">
            <text:p>0,96220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84.692374">
            <text:p>2384,692374</text:p>
          </table:table-cell>
          <table:table-cell office:value-type="string">
            <text:p>p'</text:p>
          </table:table-cell>
          <table:table-cell office:value-type="float" office:value="0.95068">
            <text:p>0,950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64.823603">
            <text:p>2864,823603</text:p>
          </table:table-cell>
          <table:table-cell office:value-type="string">
            <text:p>p'</text:p>
          </table:table-cell>
          <table:table-cell office:value-type="float" office:value="0.9446">
            <text:p>0,94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80.282069">
            <text:p>1280,282069</text:p>
          </table:table-cell>
          <table:table-cell office:value-type="string">
            <text:p>p'</text:p>
          </table:table-cell>
          <table:table-cell office:value-type="float" office:value="0.966872">
            <text:p>0,9668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24.931557">
            <text:p>2424,931557</text:p>
          </table:table-cell>
          <table:table-cell office:value-type="string">
            <text:p>p'</text:p>
          </table:table-cell>
          <table:table-cell office:value-type="float" office:value="0.941139">
            <text:p>0,9411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29.5333">
            <text:p>3029,5333</text:p>
          </table:table-cell>
          <table:table-cell office:value-type="string">
            <text:p>p'</text:p>
          </table:table-cell>
          <table:table-cell office:value-type="float" office:value="0.931198">
            <text:p>0,9311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89.519673">
            <text:p>3189,519673</text:p>
          </table:table-cell>
          <table:table-cell office:value-type="string">
            <text:p>p'</text:p>
          </table:table-cell>
          <table:table-cell office:value-type="float" office:value="0.92709">
            <text:p>0,927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74.243625">
            <text:p>3274,243625</text:p>
          </table:table-cell>
          <table:table-cell office:value-type="string">
            <text:p>p'</text:p>
          </table:table-cell>
          <table:table-cell office:value-type="float" office:value="0.923418">
            <text:p>0,9234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55.439308">
            <text:p>1755,439308</text:p>
          </table:table-cell>
          <table:table-cell office:value-type="string">
            <text:p>p'</text:p>
          </table:table-cell>
          <table:table-cell office:value-type="float" office:value="0.963223">
            <text:p>0,9632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59.279985">
            <text:p>2759,279985</text:p>
          </table:table-cell>
          <table:table-cell office:value-type="string">
            <text:p>p'</text:p>
          </table:table-cell>
          <table:table-cell office:value-type="float" office:value="0.930713">
            <text:p>0,9307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65.590512">
            <text:p>3265,590512</text:p>
          </table:table-cell>
          <table:table-cell office:value-type="string">
            <text:p>p'</text:p>
          </table:table-cell>
          <table:table-cell office:value-type="float" office:value="0.926986">
            <text:p>0,9269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86.627449">
            <text:p>3386,627449</text:p>
          </table:table-cell>
          <table:table-cell office:value-type="string">
            <text:p>p'</text:p>
          </table:table-cell>
          <table:table-cell office:value-type="float" office:value="0.9218">
            <text:p>0,92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03.589747">
            <text:p>3403,589747</text:p>
          </table:table-cell>
          <table:table-cell office:value-type="string">
            <text:p>p'</text:p>
          </table:table-cell>
          <table:table-cell office:value-type="float" office:value="0.919593">
            <text:p>0,9195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38.157728">
            <text:p>2338,157728</text:p>
          </table:table-cell>
          <table:table-cell office:value-type="string">
            <text:p>p'</text:p>
          </table:table-cell>
          <table:table-cell office:value-type="float" office:value="0.95377">
            <text:p>0,953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43.250263">
            <text:p>2943,250263</text:p>
          </table:table-cell>
          <table:table-cell office:value-type="string">
            <text:p>p'</text:p>
          </table:table-cell>
          <table:table-cell office:value-type="float" office:value="0.932028">
            <text:p>0,9320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93.286017">
            <text:p>3393,286017</text:p>
          </table:table-cell>
          <table:table-cell office:value-type="string">
            <text:p>p'</text:p>
          </table:table-cell>
          <table:table-cell office:value-type="float" office:value="0.920055">
            <text:p>0,9200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43.739638">
            <text:p>3443,739638</text:p>
          </table:table-cell>
          <table:table-cell office:value-type="string">
            <text:p>p'</text:p>
          </table:table-cell>
          <table:table-cell office:value-type="float" office:value="0.922067">
            <text:p>0,9220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73.746195">
            <text:p>3673,746195</text:p>
          </table:table-cell>
          <table:table-cell office:value-type="string">
            <text:p>p'</text:p>
          </table:table-cell>
          <table:table-cell office:value-type="float" office:value="0.919814">
            <text:p>0,9198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98.168788">
            <text:p>2798,168788</text:p>
          </table:table-cell>
          <table:table-cell office:value-type="string">
            <text:p>p'</text:p>
          </table:table-cell>
          <table:table-cell office:value-type="float" office:value="0.950059">
            <text:p>0,9500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47.60486">
            <text:p>3147,60486</text:p>
          </table:table-cell>
          <table:table-cell office:value-type="string">
            <text:p>p'</text:p>
          </table:table-cell>
          <table:table-cell office:value-type="float" office:value="0.927233">
            <text:p>0,9272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75.587224">
            <text:p>3375,587224</text:p>
          </table:table-cell>
          <table:table-cell office:value-type="string">
            <text:p>p'</text:p>
          </table:table-cell>
          <table:table-cell office:value-type="float" office:value="0.919382">
            <text:p>0,9193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59.61766">
            <text:p>3559,61766</text:p>
          </table:table-cell>
          <table:table-cell office:value-type="string">
            <text:p>p'</text:p>
          </table:table-cell>
          <table:table-cell office:value-type="float" office:value="0.919792">
            <text:p>0,9197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32.474951">
            <text:p>4032,474951</text:p>
          </table:table-cell>
          <table:table-cell office:value-type="string">
            <text:p>p'</text:p>
          </table:table-cell>
          <table:table-cell office:value-type="float" office:value="0.917913">
            <text:p>0,9179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85.40458">
            <text:p>1985,40458</text:p>
          </table:table-cell>
          <table:table-cell office:value-type="string">
            <text:p>p'</text:p>
          </table:table-cell>
          <table:table-cell office:value-type="float" office:value="0.95376">
            <text:p>0,953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53.173933">
            <text:p>2353,173933</text:p>
          </table:table-cell>
          <table:table-cell office:value-type="string">
            <text:p>p'</text:p>
          </table:table-cell>
          <table:table-cell office:value-type="float" office:value="0.941042">
            <text:p>0,9410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37.059169">
            <text:p>2937,059169</text:p>
          </table:table-cell>
          <table:table-cell office:value-type="string">
            <text:p>p'</text:p>
          </table:table-cell>
          <table:table-cell office:value-type="float" office:value="0.93251">
            <text:p>0,932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56.044197">
            <text:p>3156,044197</text:p>
          </table:table-cell>
          <table:table-cell office:value-type="string">
            <text:p>p'</text:p>
          </table:table-cell>
          <table:table-cell office:value-type="float" office:value="0.926992">
            <text:p>0,9269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42.67476">
            <text:p>1942,67476</text:p>
          </table:table-cell>
          <table:table-cell office:value-type="string">
            <text:p>p'</text:p>
          </table:table-cell>
          <table:table-cell office:value-type="float" office:value="0.954844">
            <text:p>0,9548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78.079466">
            <text:p>2878,079466</text:p>
          </table:table-cell>
          <table:table-cell office:value-type="string">
            <text:p>p'</text:p>
          </table:table-cell>
          <table:table-cell office:value-type="float" office:value="0.926673">
            <text:p>0,9266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38.84113">
            <text:p>3138,84113</text:p>
          </table:table-cell>
          <table:table-cell office:value-type="string">
            <text:p>p'</text:p>
          </table:table-cell>
          <table:table-cell office:value-type="float" office:value="0.91987">
            <text:p>0,919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19.044367">
            <text:p>3419,044367</text:p>
          </table:table-cell>
          <table:table-cell office:value-type="string">
            <text:p>p'</text:p>
          </table:table-cell>
          <table:table-cell office:value-type="float" office:value="0.917926">
            <text:p>0,9179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15.373461">
            <text:p>3515,373461</text:p>
          </table:table-cell>
          <table:table-cell office:value-type="string">
            <text:p>p'</text:p>
          </table:table-cell>
          <table:table-cell office:value-type="float" office:value="0.916296">
            <text:p>0,9162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48.006387">
            <text:p>2448,006387</text:p>
          </table:table-cell>
          <table:table-cell office:value-type="string">
            <text:p>p'</text:p>
          </table:table-cell>
          <table:table-cell office:value-type="float" office:value="0.941816">
            <text:p>0,9418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23.826349">
            <text:p>3023,826349</text:p>
          </table:table-cell>
          <table:table-cell office:value-type="string">
            <text:p>p'</text:p>
          </table:table-cell>
          <table:table-cell office:value-type="float" office:value="0.92238">
            <text:p>0,9223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06.096698">
            <text:p>3206,096698</text:p>
          </table:table-cell>
          <table:table-cell office:value-type="string">
            <text:p>p'</text:p>
          </table:table-cell>
          <table:table-cell office:value-type="float" office:value="0.917467">
            <text:p>0,9174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12.736702">
            <text:p>3512,736702</text:p>
          </table:table-cell>
          <table:table-cell office:value-type="string">
            <text:p>p'</text:p>
          </table:table-cell>
          <table:table-cell office:value-type="float" office:value="0.915645">
            <text:p>0,9156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59.129077">
            <text:p>3559,129077</text:p>
          </table:table-cell>
          <table:table-cell office:value-type="string">
            <text:p>p'</text:p>
          </table:table-cell>
          <table:table-cell office:value-type="float" office:value="0.913916">
            <text:p>0,9139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17.463676">
            <text:p>2817,463676</text:p>
          </table:table-cell>
          <table:table-cell office:value-type="string">
            <text:p>p'</text:p>
          </table:table-cell>
          <table:table-cell office:value-type="float" office:value="0.934323">
            <text:p>0,9343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02.845709">
            <text:p>3102,845709</text:p>
          </table:table-cell>
          <table:table-cell office:value-type="string">
            <text:p>p'</text:p>
          </table:table-cell>
          <table:table-cell office:value-type="float" office:value="0.919401">
            <text:p>0,9194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78.238059">
            <text:p>3278,238059</text:p>
          </table:table-cell>
          <table:table-cell office:value-type="string">
            <text:p>p'</text:p>
          </table:table-cell>
          <table:table-cell office:value-type="float" office:value="0.913613">
            <text:p>0,9136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78.179226">
            <text:p>3478,179226</text:p>
          </table:table-cell>
          <table:table-cell office:value-type="string">
            <text:p>p'</text:p>
          </table:table-cell>
          <table:table-cell office:value-type="float" office:value="0.914049">
            <text:p>0,9140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63.037674">
            <text:p>3663,037674</text:p>
          </table:table-cell>
          <table:table-cell office:value-type="string">
            <text:p>p'</text:p>
          </table:table-cell>
          <table:table-cell office:value-type="float" office:value="0.916061">
            <text:p>0,9160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22.94308">
            <text:p>3122,94308</text:p>
          </table:table-cell>
          <table:table-cell office:value-type="string">
            <text:p>p'</text:p>
          </table:table-cell>
          <table:table-cell office:value-type="float" office:value="0.930241">
            <text:p>0,9302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04.733141">
            <text:p>3504,733141</text:p>
          </table:table-cell>
          <table:table-cell office:value-type="string">
            <text:p>p'</text:p>
          </table:table-cell>
          <table:table-cell office:value-type="float" office:value="0.918382">
            <text:p>0,9183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00.303929">
            <text:p>3600,303929</text:p>
          </table:table-cell>
          <table:table-cell office:value-type="string">
            <text:p>p'</text:p>
          </table:table-cell>
          <table:table-cell office:value-type="float" office:value="0.91527">
            <text:p>0,915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98.49932">
            <text:p>3798,49932</text:p>
          </table:table-cell>
          <table:table-cell office:value-type="string">
            <text:p>p'</text:p>
          </table:table-cell>
          <table:table-cell office:value-type="float" office:value="0.914824">
            <text:p>0,9148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78.302965">
            <text:p>3978,302965</text:p>
          </table:table-cell>
          <table:table-cell office:value-type="string">
            <text:p>p'</text:p>
          </table:table-cell>
          <table:table-cell office:value-type="float" office:value="0.911048">
            <text:p>0,9110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95.859293">
            <text:p>2595,859293</text:p>
          </table:table-cell>
          <table:table-cell office:value-type="string">
            <text:p>p'</text:p>
          </table:table-cell>
          <table:table-cell office:value-type="float" office:value="0.930801">
            <text:p>0,9308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27.491881">
            <text:p>3127,491881</text:p>
          </table:table-cell>
          <table:table-cell office:value-type="string">
            <text:p>p'</text:p>
          </table:table-cell>
          <table:table-cell office:value-type="float" office:value="0.910771">
            <text:p>0,9107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33.972609">
            <text:p>3333,972609</text:p>
          </table:table-cell>
          <table:table-cell office:value-type="string">
            <text:p>p'</text:p>
          </table:table-cell>
          <table:table-cell office:value-type="float" office:value="0.9057">
            <text:p>0,90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70.921191">
            <text:p>3770,921191</text:p>
          </table:table-cell>
          <table:table-cell office:value-type="string">
            <text:p>p'</text:p>
          </table:table-cell>
          <table:table-cell office:value-type="float" office:value="0.90693">
            <text:p>0,906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65.600113">
            <text:p>2665,600113</text:p>
          </table:table-cell>
          <table:table-cell office:value-type="string">
            <text:p>p'</text:p>
          </table:table-cell>
          <table:table-cell office:value-type="float" office:value="0.931628">
            <text:p>0,9316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67.610427">
            <text:p>3167,610427</text:p>
          </table:table-cell>
          <table:table-cell office:value-type="string">
            <text:p>p'</text:p>
          </table:table-cell>
          <table:table-cell office:value-type="float" office:value="0.907126">
            <text:p>0,9071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42.39543">
            <text:p>3242,39543</text:p>
          </table:table-cell>
          <table:table-cell office:value-type="string">
            <text:p>p'</text:p>
          </table:table-cell>
          <table:table-cell office:value-type="float" office:value="0.905537">
            <text:p>0,9055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98.111158">
            <text:p>3398,111158</text:p>
          </table:table-cell>
          <table:table-cell office:value-type="string">
            <text:p>p'</text:p>
          </table:table-cell>
          <table:table-cell office:value-type="float" office:value="0.903307">
            <text:p>0,9033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51.269921">
            <text:p>3751,269921</text:p>
          </table:table-cell>
          <table:table-cell office:value-type="string">
            <text:p>p'</text:p>
          </table:table-cell>
          <table:table-cell office:value-type="float" office:value="0.900944">
            <text:p>0,9009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55.647176">
            <text:p>2955,647176</text:p>
          </table:table-cell>
          <table:table-cell office:value-type="string">
            <text:p>p'</text:p>
          </table:table-cell>
          <table:table-cell office:value-type="float" office:value="0.912337">
            <text:p>0,9123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71.571817">
            <text:p>3271,571817</text:p>
          </table:table-cell>
          <table:table-cell office:value-type="string">
            <text:p>p'</text:p>
          </table:table-cell>
          <table:table-cell office:value-type="float" office:value="0.906081">
            <text:p>0,9060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87.515352">
            <text:p>3387,515352</text:p>
          </table:table-cell>
          <table:table-cell office:value-type="string">
            <text:p>p'</text:p>
          </table:table-cell>
          <table:table-cell office:value-type="float" office:value="0.90167">
            <text:p>0,901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62.374611">
            <text:p>3462,374611</text:p>
          </table:table-cell>
          <table:table-cell office:value-type="string">
            <text:p>p'</text:p>
          </table:table-cell>
          <table:table-cell office:value-type="float" office:value="0.901647">
            <text:p>0,9016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80.084645">
            <text:p>4080,084645</text:p>
          </table:table-cell>
          <table:table-cell office:value-type="string">
            <text:p>p'</text:p>
          </table:table-cell>
          <table:table-cell office:value-type="float" office:value="0.902826">
            <text:p>0,9028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93.137468">
            <text:p>3393,137468</text:p>
          </table:table-cell>
          <table:table-cell office:value-type="string">
            <text:p>p'</text:p>
          </table:table-cell>
          <table:table-cell office:value-type="float" office:value="0.907598">
            <text:p>0,9075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76.882386">
            <text:p>3476,882386</text:p>
          </table:table-cell>
          <table:table-cell office:value-type="string">
            <text:p>p'</text:p>
          </table:table-cell>
          <table:table-cell office:value-type="float" office:value="0.904928">
            <text:p>0,9049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72.59141">
            <text:p>3672,59141</text:p>
          </table:table-cell>
          <table:table-cell office:value-type="string">
            <text:p>p'</text:p>
          </table:table-cell>
          <table:table-cell office:value-type="float" office:value="0.901426">
            <text:p>0,9014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45.401239">
            <text:p>3945,401239</text:p>
          </table:table-cell>
          <table:table-cell office:value-type="string">
            <text:p>p'</text:p>
          </table:table-cell>
          <table:table-cell office:value-type="float" office:value="0.903102">
            <text:p>0,9031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88.231375">
            <text:p>4288,231375</text:p>
          </table:table-cell>
          <table:table-cell office:value-type="string">
            <text:p>p'</text:p>
          </table:table-cell>
          <table:table-cell office:value-type="float" office:value="0.903001">
            <text:p>0,9030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69.627563">
            <text:p>3669,627563</text:p>
          </table:table-cell>
          <table:table-cell office:value-type="string">
            <text:p>p'</text:p>
          </table:table-cell>
          <table:table-cell office:value-type="float" office:value="0.910143">
            <text:p>0,9101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45.509931">
            <text:p>3845,509931</text:p>
          </table:table-cell>
          <table:table-cell office:value-type="string">
            <text:p>p'</text:p>
          </table:table-cell>
          <table:table-cell office:value-type="float" office:value="0.904701">
            <text:p>0,9047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02.448919">
            <text:p>3902,448919</text:p>
          </table:table-cell>
          <table:table-cell office:value-type="string">
            <text:p>p'</text:p>
          </table:table-cell>
          <table:table-cell office:value-type="float" office:value="0.903545">
            <text:p>0,9035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62.815124">
            <text:p>4262,815124</text:p>
          </table:table-cell>
          <table:table-cell office:value-type="string">
            <text:p>p'</text:p>
          </table:table-cell>
          <table:table-cell office:value-type="float" office:value="0.90235">
            <text:p>0,902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73.964422">
            <text:p>5073,964422</text:p>
          </table:table-cell>
          <table:table-cell office:value-type="string">
            <text:p>p'</text:p>
          </table:table-cell>
          <table:table-cell office:value-type="float" office:value="0.900667">
            <text:p>0,9006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72.00797">
            <text:p>3572,00797</text:p>
          </table:table-cell>
          <table:table-cell office:value-type="string">
            <text:p>p'</text:p>
          </table:table-cell>
          <table:table-cell office:value-type="float" office:value="0.900557">
            <text:p>0,9005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09.686615">
            <text:p>4109,686615</text:p>
          </table:table-cell>
          <table:table-cell office:value-type="string">
            <text:p>p'</text:p>
          </table:table-cell>
          <table:table-cell office:value-type="float" office:value="0.879095">
            <text:p>0,8790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90.903827">
            <text:p>4990,903827</text:p>
          </table:table-cell>
          <table:table-cell office:value-type="string">
            <text:p>p'</text:p>
          </table:table-cell>
          <table:table-cell office:value-type="float" office:value="0.87502">
            <text:p>0,875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32.593702">
            <text:p>8632,593702</text:p>
          </table:table-cell>
          <table:table-cell office:value-type="string">
            <text:p>p'</text:p>
          </table:table-cell>
          <table:table-cell office:value-type="float" office:value="0.879753">
            <text:p>0,8797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76.166322">
            <text:p>3576,166322</text:p>
          </table:table-cell>
          <table:table-cell office:value-type="string">
            <text:p>p'</text:p>
          </table:table-cell>
          <table:table-cell office:value-type="float" office:value="0.897777">
            <text:p>0,8977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51.539851">
            <text:p>4251,539851</text:p>
          </table:table-cell>
          <table:table-cell office:value-type="string">
            <text:p>p'</text:p>
          </table:table-cell>
          <table:table-cell office:value-type="float" office:value="0.879215">
            <text:p>0,8792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09.733506">
            <text:p>4009,733506</text:p>
          </table:table-cell>
          <table:table-cell office:value-type="string">
            <text:p>p'</text:p>
          </table:table-cell>
          <table:table-cell office:value-type="float" office:value="0.876836">
            <text:p>0,87683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98.514836">
            <text:p>5498,514836</text:p>
          </table:table-cell>
          <table:table-cell office:value-type="string">
            <text:p>p'</text:p>
          </table:table-cell>
          <table:table-cell office:value-type="float" office:value="0.878428">
            <text:p>0,8784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59.651665">
            <text:p>8959,651665</text:p>
          </table:table-cell>
          <table:table-cell office:value-type="string">
            <text:p>p'</text:p>
          </table:table-cell>
          <table:table-cell office:value-type="float" office:value="0.876501">
            <text:p>0,8765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35.921787">
            <text:p>4035,921787</text:p>
          </table:table-cell>
          <table:table-cell office:value-type="string">
            <text:p>p'</text:p>
          </table:table-cell>
          <table:table-cell office:value-type="float" office:value="0.877425">
            <text:p>0,8774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33.335907">
            <text:p>4233,335907</text:p>
          </table:table-cell>
          <table:table-cell office:value-type="string">
            <text:p>p'</text:p>
          </table:table-cell>
          <table:table-cell office:value-type="float" office:value="0.878529">
            <text:p>0,8785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36.603623">
            <text:p>4636,603623</text:p>
          </table:table-cell>
          <table:table-cell office:value-type="string">
            <text:p>p'</text:p>
          </table:table-cell>
          <table:table-cell office:value-type="float" office:value="0.876683">
            <text:p>0,87668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08.519143">
            <text:p>5708,519143</text:p>
          </table:table-cell>
          <table:table-cell office:value-type="string">
            <text:p>p'</text:p>
          </table:table-cell>
          <table:table-cell office:value-type="float" office:value="0.874538">
            <text:p>0,87453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763.879575">
            <text:p>9763,879575</text:p>
          </table:table-cell>
          <table:table-cell office:value-type="string">
            <text:p>p'</text:p>
          </table:table-cell>
          <table:table-cell office:value-type="float" office:value="0.875212">
            <text:p>0,8752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69.781532">
            <text:p>4969,781532</text:p>
          </table:table-cell>
          <table:table-cell office:value-type="string">
            <text:p>p'</text:p>
          </table:table-cell>
          <table:table-cell office:value-type="float" office:value="0.875192">
            <text:p>0,8751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80.305763">
            <text:p>5280,305763</text:p>
          </table:table-cell>
          <table:table-cell office:value-type="string">
            <text:p>p'</text:p>
          </table:table-cell>
          <table:table-cell office:value-type="float" office:value="0.87652">
            <text:p>0,876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828.024702">
            <text:p>5828,024702</text:p>
          </table:table-cell>
          <table:table-cell office:value-type="string">
            <text:p>p'</text:p>
          </table:table-cell>
          <table:table-cell office:value-type="float" office:value="0.875553">
            <text:p>0,8755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62.684403">
            <text:p>7662,684403</text:p>
          </table:table-cell>
          <table:table-cell office:value-type="string">
            <text:p>p'</text:p>
          </table:table-cell>
          <table:table-cell office:value-type="float" office:value="0.876419">
            <text:p>0,8764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15.260053">
            <text:p>11515,260053</text:p>
          </table:table-cell>
          <table:table-cell office:value-type="string">
            <text:p>p'</text:p>
          </table:table-cell>
          <table:table-cell office:value-type="float" office:value="0.870342">
            <text:p>0,8703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77.734843">
            <text:p>8377,734843</text:p>
          </table:table-cell>
          <table:table-cell office:value-type="string">
            <text:p>p'</text:p>
          </table:table-cell>
          <table:table-cell office:value-type="float" office:value="0.878337">
            <text:p>0,8783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77.648908">
            <text:p>8877,648908</text:p>
          </table:table-cell>
          <table:table-cell office:value-type="string">
            <text:p>p'</text:p>
          </table:table-cell>
          <table:table-cell office:value-type="float" office:value="0.875339">
            <text:p>0,8753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17.505548">
            <text:p>9617,505548</text:p>
          </table:table-cell>
          <table:table-cell office:value-type="string">
            <text:p>p'</text:p>
          </table:table-cell>
          <table:table-cell office:value-type="float" office:value="0.876549">
            <text:p>0,8765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10.288052">
            <text:p>11510,288052</text:p>
          </table:table-cell>
          <table:table-cell office:value-type="string">
            <text:p>p'</text:p>
          </table:table-cell>
          <table:table-cell office:value-type="float" office:value="0.871527">
            <text:p>0,8715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690.748526">
            <text:p>15690,748526</text:p>
          </table:table-cell>
          <table:table-cell office:value-type="string">
            <text:p>p'</text:p>
          </table:table-cell>
          <table:table-cell office:value-type="float" office:value="0.867139">
            <text:p>0,8671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767.791268">
            <text:p>9767,791268</text:p>
          </table:table-cell>
          <table:table-cell office:value-type="string">
            <text:p>p'</text:p>
          </table:table-cell>
          <table:table-cell office:value-type="float" office:value="0.861413">
            <text:p>0,8614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559.756251">
            <text:p>24559,756251</text:p>
          </table:table-cell>
          <table:table-cell office:value-type="string">
            <text:p>p'</text:p>
          </table:table-cell>
          <table:table-cell office:value-type="float" office:value="0.823268">
            <text:p>0,8232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48.261838">
            <text:p>37148,261838</text:p>
          </table:table-cell>
          <table:table-cell office:value-type="string">
            <text:p>p'</text:p>
          </table:table-cell>
          <table:table-cell office:value-type="float" office:value="0.795173">
            <text:p>0,7951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834.711462">
            <text:p>46834,711462</text:p>
          </table:table-cell>
          <table:table-cell office:value-type="string">
            <text:p>p'</text:p>
          </table:table-cell>
          <table:table-cell office:value-type="float" office:value="0.767145">
            <text:p>0,7671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035.951346">
            <text:p>10035,951346</text:p>
          </table:table-cell>
          <table:table-cell office:value-type="string">
            <text:p>p'</text:p>
          </table:table-cell>
          <table:table-cell office:value-type="float" office:value="0.859528">
            <text:p>0,8595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952.209109">
            <text:p>20952,209109</text:p>
          </table:table-cell>
          <table:table-cell office:value-type="string">
            <text:p>p'</text:p>
          </table:table-cell>
          <table:table-cell office:value-type="float" office:value="0.829193">
            <text:p>0,8291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103.151555">
            <text:p>31103,151555</text:p>
          </table:table-cell>
          <table:table-cell office:value-type="string">
            <text:p>p'</text:p>
          </table:table-cell>
          <table:table-cell office:value-type="float" office:value="0.813916">
            <text:p>0,8139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032.407655">
            <text:p>37032,407655</text:p>
          </table:table-cell>
          <table:table-cell office:value-type="string">
            <text:p>p'</text:p>
          </table:table-cell>
          <table:table-cell office:value-type="float" office:value="0.790599">
            <text:p>0,7905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956.3565">
            <text:p>48956,3565</text:p>
          </table:table-cell>
          <table:table-cell office:value-type="string">
            <text:p>p'</text:p>
          </table:table-cell>
          <table:table-cell office:value-type="float" office:value="0.76391">
            <text:p>0,763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816.496005">
            <text:p>24816,496005</text:p>
          </table:table-cell>
          <table:table-cell office:value-type="string">
            <text:p>p'</text:p>
          </table:table-cell>
          <table:table-cell office:value-type="float" office:value="0.820999">
            <text:p>0,8209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334.754588">
            <text:p>31334,754588</text:p>
          </table:table-cell>
          <table:table-cell office:value-type="string">
            <text:p>p'</text:p>
          </table:table-cell>
          <table:table-cell office:value-type="float" office:value="0.814691">
            <text:p>0,8146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758.590675">
            <text:p>33758,590675</text:p>
          </table:table-cell>
          <table:table-cell office:value-type="string">
            <text:p>p'</text:p>
          </table:table-cell>
          <table:table-cell office:value-type="float" office:value="0.805521">
            <text:p>0,8055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749.13026">
            <text:p>38749,13026</text:p>
          </table:table-cell>
          <table:table-cell office:value-type="string">
            <text:p>p'</text:p>
          </table:table-cell>
          <table:table-cell office:value-type="float" office:value="0.784687">
            <text:p>0,7846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778.557637">
            <text:p>47778,557637</text:p>
          </table:table-cell>
          <table:table-cell office:value-type="string">
            <text:p>p'</text:p>
          </table:table-cell>
          <table:table-cell office:value-type="float" office:value="0.758864">
            <text:p>0,7588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97.308076">
            <text:p>37197,308076</text:p>
          </table:table-cell>
          <table:table-cell office:value-type="string">
            <text:p>p'</text:p>
          </table:table-cell>
          <table:table-cell office:value-type="float" office:value="0.794095">
            <text:p>0,7940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641.705159">
            <text:p>36641,705159</text:p>
          </table:table-cell>
          <table:table-cell office:value-type="string">
            <text:p>p'</text:p>
          </table:table-cell>
          <table:table-cell office:value-type="float" office:value="0.793704">
            <text:p>0,79370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562.453444">
            <text:p>37562,453444</text:p>
          </table:table-cell>
          <table:table-cell office:value-type="string">
            <text:p>p'</text:p>
          </table:table-cell>
          <table:table-cell office:value-type="float" office:value="0.790664">
            <text:p>0,7906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330.992557">
            <text:p>42330,992557</text:p>
          </table:table-cell>
          <table:table-cell office:value-type="string">
            <text:p>p'</text:p>
          </table:table-cell>
          <table:table-cell office:value-type="float" office:value="0.777145">
            <text:p>0,7771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941.043748">
            <text:p>51941,043748</text:p>
          </table:table-cell>
          <table:table-cell office:value-type="string">
            <text:p>p'</text:p>
          </table:table-cell>
          <table:table-cell office:value-type="float" office:value="0.75346">
            <text:p>0,753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714.628741">
            <text:p>46714,628741</text:p>
          </table:table-cell>
          <table:table-cell office:value-type="string">
            <text:p>p'</text:p>
          </table:table-cell>
          <table:table-cell office:value-type="float" office:value="0.768639">
            <text:p>0,7686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168.152318">
            <text:p>48168,152318</text:p>
          </table:table-cell>
          <table:table-cell office:value-type="string">
            <text:p>p'</text:p>
          </table:table-cell>
          <table:table-cell office:value-type="float" office:value="0.762695">
            <text:p>0,7626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601.304454">
            <text:p>47601,304454</text:p>
          </table:table-cell>
          <table:table-cell office:value-type="string">
            <text:p>p'</text:p>
          </table:table-cell>
          <table:table-cell office:value-type="float" office:value="0.76054">
            <text:p>0,760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103.298897">
            <text:p>50103,298897</text:p>
          </table:table-cell>
          <table:table-cell office:value-type="string">
            <text:p>p'</text:p>
          </table:table-cell>
          <table:table-cell office:value-type="float" office:value="0.756862">
            <text:p>0,7568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775.598222">
            <text:p>55775,598222</text:p>
          </table:table-cell>
          <table:table-cell office:value-type="string">
            <text:p>p'</text:p>
          </table:table-cell>
          <table:table-cell office:value-type="float" office:value="0.742712">
            <text:p>0,7427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363.978522">
            <text:p>24363,978522</text:p>
          </table:table-cell>
          <table:table-cell office:value-type="string">
            <text:p>p'</text:p>
          </table:table-cell>
          <table:table-cell office:value-type="float" office:value="0.708392">
            <text:p>0,70839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70.522559">
            <text:p>37170,522559</text:p>
          </table:table-cell>
          <table:table-cell office:value-type="string">
            <text:p>p'</text:p>
          </table:table-cell>
          <table:table-cell office:value-type="float" office:value="0.598118">
            <text:p>0,5981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649.227905">
            <text:p>51649,227905</text:p>
          </table:table-cell>
          <table:table-cell office:value-type="string">
            <text:p>p'</text:p>
          </table:table-cell>
          <table:table-cell office:value-type="float" office:value="0.489427">
            <text:p>0,4894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137.383959">
            <text:p>70137,383959</text:p>
          </table:table-cell>
          <table:table-cell office:value-type="string">
            <text:p>p'</text:p>
          </table:table-cell>
          <table:table-cell office:value-type="float" office:value="0.409801">
            <text:p>0,4098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314.640428">
            <text:p>25314,640428</text:p>
          </table:table-cell>
          <table:table-cell office:value-type="string">
            <text:p>p'</text:p>
          </table:table-cell>
          <table:table-cell office:value-type="float" office:value="0.706914">
            <text:p>0,7069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300.310287">
            <text:p>32300,310287</text:p>
          </table:table-cell>
          <table:table-cell office:value-type="string">
            <text:p>p'</text:p>
          </table:table-cell>
          <table:table-cell office:value-type="float" office:value="0.644167">
            <text:p>0,6441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422.044526">
            <text:p>39422,044526</text:p>
          </table:table-cell>
          <table:table-cell office:value-type="string">
            <text:p>p'</text:p>
          </table:table-cell>
          <table:table-cell office:value-type="float" office:value="0.583112">
            <text:p>0,5831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239.028144">
            <text:p>54239,028144</text:p>
          </table:table-cell>
          <table:table-cell office:value-type="string">
            <text:p>p'</text:p>
          </table:table-cell>
          <table:table-cell office:value-type="float" office:value="0.484749">
            <text:p>0,4847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816.229002">
            <text:p>68816,229002</text:p>
          </table:table-cell>
          <table:table-cell office:value-type="string">
            <text:p>p'</text:p>
          </table:table-cell>
          <table:table-cell office:value-type="float" office:value="0.407523">
            <text:p>0,4075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374.328603">
            <text:p>37374,328603</text:p>
          </table:table-cell>
          <table:table-cell office:value-type="string">
            <text:p>p'</text:p>
          </table:table-cell>
          <table:table-cell office:value-type="float" office:value="0.601702">
            <text:p>0,6017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463.040264">
            <text:p>38463,040264</text:p>
          </table:table-cell>
          <table:table-cell office:value-type="string">
            <text:p>p'</text:p>
          </table:table-cell>
          <table:table-cell office:value-type="float" office:value="0.58889">
            <text:p>0,5888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522.856001">
            <text:p>42522,856001</text:p>
          </table:table-cell>
          <table:table-cell office:value-type="string">
            <text:p>p'</text:p>
          </table:table-cell>
          <table:table-cell office:value-type="float" office:value="0.563743">
            <text:p>0,5637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778.144371">
            <text:p>54778,144371</text:p>
          </table:table-cell>
          <table:table-cell office:value-type="string">
            <text:p>p'</text:p>
          </table:table-cell>
          <table:table-cell office:value-type="float" office:value="0.48793">
            <text:p>0,487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645.918088">
            <text:p>70645,918088</text:p>
          </table:table-cell>
          <table:table-cell office:value-type="string">
            <text:p>p'</text:p>
          </table:table-cell>
          <table:table-cell office:value-type="float" office:value="0.40861">
            <text:p>0,408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431.613762">
            <text:p>52431,613762</text:p>
          </table:table-cell>
          <table:table-cell office:value-type="string">
            <text:p>p'</text:p>
          </table:table-cell>
          <table:table-cell office:value-type="float" office:value="0.500563">
            <text:p>0,5005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198.160578">
            <text:p>53198,160578</text:p>
          </table:table-cell>
          <table:table-cell office:value-type="string">
            <text:p>p'</text:p>
          </table:table-cell>
          <table:table-cell office:value-type="float" office:value="0.491956">
            <text:p>0,4919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204.55836">
            <text:p>51204,55836</text:p>
          </table:table-cell>
          <table:table-cell office:value-type="string">
            <text:p>p'</text:p>
          </table:table-cell>
          <table:table-cell office:value-type="float" office:value="0.49347">
            <text:p>0,493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412.832008">
            <text:p>59412,832008</text:p>
          </table:table-cell>
          <table:table-cell office:value-type="string">
            <text:p>p'</text:p>
          </table:table-cell>
          <table:table-cell office:value-type="float" office:value="0.454801">
            <text:p>0,4548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307.578343">
            <text:p>70307,578343</text:p>
          </table:table-cell>
          <table:table-cell office:value-type="string">
            <text:p>p'</text:p>
          </table:table-cell>
          <table:table-cell office:value-type="float" office:value="0.400007">
            <text:p>0,4000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898.552933">
            <text:p>68898,552933</text:p>
          </table:table-cell>
          <table:table-cell office:value-type="string">
            <text:p>p'</text:p>
          </table:table-cell>
          <table:table-cell office:value-type="float" office:value="0.416517">
            <text:p>0,41651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985.281392">
            <text:p>67985,281392</text:p>
          </table:table-cell>
          <table:table-cell office:value-type="string">
            <text:p>p'</text:p>
          </table:table-cell>
          <table:table-cell office:value-type="float" office:value="0.420876">
            <text:p>0,4208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098.758895">
            <text:p>65098,758895</text:p>
          </table:table-cell>
          <table:table-cell office:value-type="string">
            <text:p>p'</text:p>
          </table:table-cell>
          <table:table-cell office:value-type="float" office:value="0.422952">
            <text:p>0,4229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791.416927">
            <text:p>67791,416927</text:p>
          </table:table-cell>
          <table:table-cell office:value-type="string">
            <text:p>p'</text:p>
          </table:table-cell>
          <table:table-cell office:value-type="float" office:value="0.406855">
            <text:p>0,4068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209.076641">
            <text:p>79209,076641</text:p>
          </table:table-cell>
          <table:table-cell office:value-type="string">
            <text:p>p'</text:p>
          </table:table-cell>
          <table:table-cell office:value-type="float" office:value="0.365231">
            <text:p>0,3652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621.984822">
            <text:p>24621,984822</text:p>
          </table:table-cell>
          <table:table-cell office:value-type="string">
            <text:p>p'</text:p>
          </table:table-cell>
          <table:table-cell office:value-type="float" office:value="0.407712">
            <text:p>0,4077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227.461917">
            <text:p>40227,461917</text:p>
          </table:table-cell>
          <table:table-cell office:value-type="string">
            <text:p>p'</text:p>
          </table:table-cell>
          <table:table-cell office:value-type="float" office:value="0.2525">
            <text:p>0,25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137.063147">
            <text:p>69137,063147</text:p>
          </table:table-cell>
          <table:table-cell office:value-type="string">
            <text:p>p'</text:p>
          </table:table-cell>
          <table:table-cell office:value-type="float" office:value="0.143307">
            <text:p>0,1433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072.64425">
            <text:p>84072,64425</text:p>
          </table:table-cell>
          <table:table-cell office:value-type="string">
            <text:p>p'</text:p>
          </table:table-cell>
          <table:table-cell office:value-type="float" office:value="0.097487">
            <text:p>0,097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816.106769">
            <text:p>23816,106769</text:p>
          </table:table-cell>
          <table:table-cell office:value-type="string">
            <text:p>p'</text:p>
          </table:table-cell>
          <table:table-cell office:value-type="float" office:value="0.411836">
            <text:p>0,41183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130.451794">
            <text:p>31130,451794</text:p>
          </table:table-cell>
          <table:table-cell office:value-type="string">
            <text:p>p'</text:p>
          </table:table-cell>
          <table:table-cell office:value-type="float" office:value="0.338005">
            <text:p>0,3380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127.737137">
            <text:p>38127,737137</text:p>
          </table:table-cell>
          <table:table-cell office:value-type="string">
            <text:p>p'</text:p>
          </table:table-cell>
          <table:table-cell office:value-type="float" office:value="0.259202">
            <text:p>0,2592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766.78584">
            <text:p>66766,78584</text:p>
          </table:table-cell>
          <table:table-cell office:value-type="string">
            <text:p>p'</text:p>
          </table:table-cell>
          <table:table-cell office:value-type="float" office:value="0.156696">
            <text:p>0,1566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970.765753">
            <text:p>78970,765753</text:p>
          </table:table-cell>
          <table:table-cell office:value-type="string">
            <text:p>p'</text:p>
          </table:table-cell>
          <table:table-cell office:value-type="float" office:value="0.100166">
            <text:p>0,1001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449.032709">
            <text:p>38449,032709</text:p>
          </table:table-cell>
          <table:table-cell office:value-type="string">
            <text:p>p'</text:p>
          </table:table-cell>
          <table:table-cell office:value-type="float" office:value="0.264323">
            <text:p>0,2643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857.575942">
            <text:p>37857,575942</text:p>
          </table:table-cell>
          <table:table-cell office:value-type="string">
            <text:p>p'</text:p>
          </table:table-cell>
          <table:table-cell office:value-type="float" office:value="0.26666">
            <text:p>0,266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101.840035">
            <text:p>44101,840035</text:p>
          </table:table-cell>
          <table:table-cell office:value-type="string">
            <text:p>p'</text:p>
          </table:table-cell>
          <table:table-cell office:value-type="float" office:value="0.23695">
            <text:p>0,236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854.384847">
            <text:p>63854,384847</text:p>
          </table:table-cell>
          <table:table-cell office:value-type="string">
            <text:p>p'</text:p>
          </table:table-cell>
          <table:table-cell office:value-type="float" office:value="0.155872">
            <text:p>0,1558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106.765196">
            <text:p>80106,765196</text:p>
          </table:table-cell>
          <table:table-cell office:value-type="string">
            <text:p>p'</text:p>
          </table:table-cell>
          <table:table-cell office:value-type="float" office:value="0.098805">
            <text:p>0,0988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337.335121">
            <text:p>66337,335121</text:p>
          </table:table-cell>
          <table:table-cell office:value-type="string">
            <text:p>p'</text:p>
          </table:table-cell>
          <table:table-cell office:value-type="float" office:value="0.158389">
            <text:p>0,15838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505.248522">
            <text:p>62505,248522</text:p>
          </table:table-cell>
          <table:table-cell office:value-type="string">
            <text:p>p'</text:p>
          </table:table-cell>
          <table:table-cell office:value-type="float" office:value="0.162458">
            <text:p>0,1624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979.575674">
            <text:p>59979,575674</text:p>
          </table:table-cell>
          <table:table-cell office:value-type="string">
            <text:p>p'</text:p>
          </table:table-cell>
          <table:table-cell office:value-type="float" office:value="0.168903">
            <text:p>0,16890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016.310415">
            <text:p>70016,310415</text:p>
          </table:table-cell>
          <table:table-cell office:value-type="string">
            <text:p>p'</text:p>
          </table:table-cell>
          <table:table-cell office:value-type="float" office:value="0.141465">
            <text:p>0,1414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409.606665">
            <text:p>78409,606665</text:p>
          </table:table-cell>
          <table:table-cell office:value-type="string">
            <text:p>p'</text:p>
          </table:table-cell>
          <table:table-cell office:value-type="float" office:value="0.100221">
            <text:p>0,1002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618.839167">
            <text:p>78618,839167</text:p>
          </table:table-cell>
          <table:table-cell office:value-type="string">
            <text:p>p'</text:p>
          </table:table-cell>
          <table:table-cell office:value-type="float" office:value="0.10472">
            <text:p>0,104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136.838491">
            <text:p>78136,838491</text:p>
          </table:table-cell>
          <table:table-cell office:value-type="string">
            <text:p>p'</text:p>
          </table:table-cell>
          <table:table-cell office:value-type="float" office:value="0.106136">
            <text:p>0,10613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661.060339">
            <text:p>73661,060339</text:p>
          </table:table-cell>
          <table:table-cell office:value-type="string">
            <text:p>p'</text:p>
          </table:table-cell>
          <table:table-cell office:value-type="float" office:value="0.105902">
            <text:p>0,1059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060.805661">
            <text:p>75060,805661</text:p>
          </table:table-cell>
          <table:table-cell office:value-type="string">
            <text:p>p'</text:p>
          </table:table-cell>
          <table:table-cell office:value-type="float" office:value="0.104085">
            <text:p>0,1040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739.734248">
            <text:p>86739,734248</text:p>
          </table:table-cell>
          <table:table-cell office:value-type="string">
            <text:p>p'</text:p>
          </table:table-cell>
          <table:table-cell office:value-type="float" office:value="0.091084">
            <text:p>0,0910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238.069354">
            <text:p>18238,069354</text:p>
          </table:table-cell>
          <table:table-cell office:value-type="string">
            <text:p>p'</text:p>
          </table:table-cell>
          <table:table-cell office:value-type="float" office:value="0.115322">
            <text:p>0,1153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551.566789">
            <text:p>41551,566789</text:p>
          </table:table-cell>
          <table:table-cell office:value-type="string">
            <text:p>p'</text:p>
          </table:table-cell>
          <table:table-cell office:value-type="float" office:value="0.047715">
            <text:p>0,0477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801.886695">
            <text:p>44801,886695</text:p>
          </table:table-cell>
          <table:table-cell office:value-type="string">
            <text:p>p'</text:p>
          </table:table-cell>
          <table:table-cell office:value-type="float" office:value="0.020111">
            <text:p>0,0201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151.493151">
            <text:p>53151,493151</text:p>
          </table:table-cell>
          <table:table-cell office:value-type="string">
            <text:p>p'</text:p>
          </table:table-cell>
          <table:table-cell office:value-type="float" office:value="0.010931">
            <text:p>0,0109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124.567345">
            <text:p>19124,567345</text:p>
          </table:table-cell>
          <table:table-cell office:value-type="string">
            <text:p>p'</text:p>
          </table:table-cell>
          <table:table-cell office:value-type="float" office:value="0.119222">
            <text:p>0,11922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145.510199">
            <text:p>20145,510199</text:p>
          </table:table-cell>
          <table:table-cell office:value-type="string">
            <text:p>p'</text:p>
          </table:table-cell>
          <table:table-cell office:value-type="float" office:value="0.086172">
            <text:p>0,0861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213.322266">
            <text:p>36213,322266</text:p>
          </table:table-cell>
          <table:table-cell office:value-type="string">
            <text:p>p'</text:p>
          </table:table-cell>
          <table:table-cell office:value-type="float" office:value="0.05598">
            <text:p>0,055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695.07254">
            <text:p>43695,07254</text:p>
          </table:table-cell>
          <table:table-cell office:value-type="string">
            <text:p>p'</text:p>
          </table:table-cell>
          <table:table-cell office:value-type="float" office:value="0.023649">
            <text:p>0,0236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567.64953">
            <text:p>49567,64953</text:p>
          </table:table-cell>
          <table:table-cell office:value-type="string">
            <text:p>p'</text:p>
          </table:table-cell>
          <table:table-cell office:value-type="float" office:value="0.011777">
            <text:p>0,0117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597.810476">
            <text:p>39597,810476</text:p>
          </table:table-cell>
          <table:table-cell office:value-type="string">
            <text:p>p'</text:p>
          </table:table-cell>
          <table:table-cell office:value-type="float" office:value="0.049466">
            <text:p>0,0494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714.032548">
            <text:p>32714,032548</text:p>
          </table:table-cell>
          <table:table-cell office:value-type="string">
            <text:p>p'</text:p>
          </table:table-cell>
          <table:table-cell office:value-type="float" office:value="0.057207">
            <text:p>0,0572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883.942575">
            <text:p>39883,942575</text:p>
          </table:table-cell>
          <table:table-cell office:value-type="string">
            <text:p>p'</text:p>
          </table:table-cell>
          <table:table-cell office:value-type="float" office:value="0.047503">
            <text:p>0,04750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325.607897">
            <text:p>43325,607897</text:p>
          </table:table-cell>
          <table:table-cell office:value-type="string">
            <text:p>p'</text:p>
          </table:table-cell>
          <table:table-cell office:value-type="float" office:value="0.023743">
            <text:p>0,0237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116.33788">
            <text:p>48116,33788</text:p>
          </table:table-cell>
          <table:table-cell office:value-type="string">
            <text:p>p'</text:p>
          </table:table-cell>
          <table:table-cell office:value-type="float" office:value="0.012409">
            <text:p>0,0124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635.880618">
            <text:p>43635,880618</text:p>
          </table:table-cell>
          <table:table-cell office:value-type="string">
            <text:p>p'</text:p>
          </table:table-cell>
          <table:table-cell office:value-type="float" office:value="0.021077">
            <text:p>0,0210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635.703066">
            <text:p>42635,703066</text:p>
          </table:table-cell>
          <table:table-cell office:value-type="string">
            <text:p>p'</text:p>
          </table:table-cell>
          <table:table-cell office:value-type="float" office:value="0.024206">
            <text:p>0,0242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292.50345">
            <text:p>42292,50345</text:p>
          </table:table-cell>
          <table:table-cell office:value-type="string">
            <text:p>p'</text:p>
          </table:table-cell>
          <table:table-cell office:value-type="float" office:value="0.025947">
            <text:p>0,0259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981.728415">
            <text:p>44981,728415</text:p>
          </table:table-cell>
          <table:table-cell office:value-type="string">
            <text:p>p'</text:p>
          </table:table-cell>
          <table:table-cell office:value-type="float" office:value="0.020472">
            <text:p>0,0204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382.740787">
            <text:p>52382,740787</text:p>
          </table:table-cell>
          <table:table-cell office:value-type="string">
            <text:p>p'</text:p>
          </table:table-cell>
          <table:table-cell office:value-type="float" office:value="0.012985">
            <text:p>0,0129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335.395965">
            <text:p>50335,395965</text:p>
          </table:table-cell>
          <table:table-cell office:value-type="string">
            <text:p>p'</text:p>
          </table:table-cell>
          <table:table-cell office:value-type="float" office:value="0.011296">
            <text:p>0,0112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833.997819">
            <text:p>48833,997819</text:p>
          </table:table-cell>
          <table:table-cell office:value-type="string">
            <text:p>p'</text:p>
          </table:table-cell>
          <table:table-cell office:value-type="float" office:value="0.01194">
            <text:p>0,011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812.250064">
            <text:p>50812,250064</text:p>
          </table:table-cell>
          <table:table-cell office:value-type="string">
            <text:p>p'</text:p>
          </table:table-cell>
          <table:table-cell office:value-type="float" office:value="0.012731">
            <text:p>0,0127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619.612038">
            <text:p>48619,612038</text:p>
          </table:table-cell>
          <table:table-cell office:value-type="string">
            <text:p>p'</text:p>
          </table:table-cell>
          <table:table-cell office:value-type="float" office:value="0.012871">
            <text:p>0,0128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924.200117">
            <text:p>52924,200117</text:p>
          </table:table-cell>
          <table:table-cell office:value-type="string">
            <text:p>p'</text:p>
          </table:table-cell>
          <table:table-cell office:value-type="float" office:value="0.011126">
            <text:p>0,0111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9.534991">
            <text:p>819,534991</text:p>
          </table:table-cell>
          <table:table-cell office:value-type="string">
            <text:p>p'</text:p>
          </table:table-cell>
          <table:table-cell office:value-type="float" office:value="0.98556">
            <text:p>0,985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1.728579">
            <text:p>1471,728579</text:p>
          </table:table-cell>
          <table:table-cell office:value-type="string">
            <text:p>p'</text:p>
          </table:table-cell>
          <table:table-cell office:value-type="float" office:value="0.989342">
            <text:p>0,9893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51.233491">
            <text:p>2751,233491</text:p>
          </table:table-cell>
          <table:table-cell office:value-type="string">
            <text:p>p'</text:p>
          </table:table-cell>
          <table:table-cell office:value-type="float" office:value="0.986999">
            <text:p>0,9869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93.132031">
            <text:p>3593,132031</text:p>
          </table:table-cell>
          <table:table-cell office:value-type="string">
            <text:p>p'</text:p>
          </table:table-cell>
          <table:table-cell office:value-type="float" office:value="0.982253">
            <text:p>0,9822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0.457028">
            <text:p>650,457028</text:p>
          </table:table-cell>
          <table:table-cell office:value-type="string">
            <text:p>p'</text:p>
          </table:table-cell>
          <table:table-cell office:value-type="float" office:value="0.988027">
            <text:p>0,9880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44.396846">
            <text:p>8644,396846</text:p>
          </table:table-cell>
          <table:table-cell office:value-type="string">
            <text:p>p'</text:p>
          </table:table-cell>
          <table:table-cell office:value-type="float" office:value="0.952038">
            <text:p>0,95203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977.987231">
            <text:p>10977,987231</text:p>
          </table:table-cell>
          <table:table-cell office:value-type="string">
            <text:p>p'</text:p>
          </table:table-cell>
          <table:table-cell office:value-type="float" office:value="0.947344">
            <text:p>0,9473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773.210761">
            <text:p>11773,210761</text:p>
          </table:table-cell>
          <table:table-cell office:value-type="string">
            <text:p>p'</text:p>
          </table:table-cell>
          <table:table-cell office:value-type="float" office:value="0.940202">
            <text:p>0,9402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80.297472">
            <text:p>12680,297472</text:p>
          </table:table-cell>
          <table:table-cell office:value-type="string">
            <text:p>p'</text:p>
          </table:table-cell>
          <table:table-cell office:value-type="float" office:value="0.935312">
            <text:p>0,9353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9.779519">
            <text:p>1429,779519</text:p>
          </table:table-cell>
          <table:table-cell office:value-type="string">
            <text:p>p'</text:p>
          </table:table-cell>
          <table:table-cell office:value-type="float" office:value="0.987839">
            <text:p>0,9878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19.912598">
            <text:p>9619,912598</text:p>
          </table:table-cell>
          <table:table-cell office:value-type="string">
            <text:p>p'</text:p>
          </table:table-cell>
          <table:table-cell office:value-type="float" office:value="0.946146">
            <text:p>0,9461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479.057511">
            <text:p>12479,057511</text:p>
          </table:table-cell>
          <table:table-cell office:value-type="string">
            <text:p>p'</text:p>
          </table:table-cell>
          <table:table-cell office:value-type="float" office:value="0.93653">
            <text:p>0,936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36.529651">
            <text:p>14236,529651</text:p>
          </table:table-cell>
          <table:table-cell office:value-type="string">
            <text:p>p'</text:p>
          </table:table-cell>
          <table:table-cell office:value-type="float" office:value="0.930215">
            <text:p>0,9302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57.813016">
            <text:p>12757,813016</text:p>
          </table:table-cell>
          <table:table-cell office:value-type="string">
            <text:p>p'</text:p>
          </table:table-cell>
          <table:table-cell office:value-type="float" office:value="0.928874">
            <text:p>0,9288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14.834966">
            <text:p>2514,834966</text:p>
          </table:table-cell>
          <table:table-cell office:value-type="string">
            <text:p>p'</text:p>
          </table:table-cell>
          <table:table-cell office:value-type="float" office:value="0.98985">
            <text:p>0,989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619.913734">
            <text:p>11619,913734</text:p>
          </table:table-cell>
          <table:table-cell office:value-type="string">
            <text:p>p'</text:p>
          </table:table-cell>
          <table:table-cell office:value-type="float" office:value="0.940046">
            <text:p>0,9400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263.538996">
            <text:p>12263,538996</text:p>
          </table:table-cell>
          <table:table-cell office:value-type="string">
            <text:p>p'</text:p>
          </table:table-cell>
          <table:table-cell office:value-type="float" office:value="0.931419">
            <text:p>0,93141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10.571387">
            <text:p>13210,571387</text:p>
          </table:table-cell>
          <table:table-cell office:value-type="string">
            <text:p>p'</text:p>
          </table:table-cell>
          <table:table-cell office:value-type="float" office:value="0.930872">
            <text:p>0,9308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45.756424">
            <text:p>14945,756424</text:p>
          </table:table-cell>
          <table:table-cell office:value-type="string">
            <text:p>p'</text:p>
          </table:table-cell>
          <table:table-cell office:value-type="float" office:value="0.926354">
            <text:p>0,9263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62.609352">
            <text:p>3562,609352</text:p>
          </table:table-cell>
          <table:table-cell office:value-type="string">
            <text:p>p'</text:p>
          </table:table-cell>
          <table:table-cell office:value-type="float" office:value="0.984609">
            <text:p>0,9846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47.986411">
            <text:p>13147,986411</text:p>
          </table:table-cell>
          <table:table-cell office:value-type="string">
            <text:p>p'</text:p>
          </table:table-cell>
          <table:table-cell office:value-type="float" office:value="0.935208">
            <text:p>0,9352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27.043674">
            <text:p>14027,043674</text:p>
          </table:table-cell>
          <table:table-cell office:value-type="string">
            <text:p>p'</text:p>
          </table:table-cell>
          <table:table-cell office:value-type="float" office:value="0.927064">
            <text:p>0,9270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851.221607">
            <text:p>13851,221607</text:p>
          </table:table-cell>
          <table:table-cell office:value-type="string">
            <text:p>p'</text:p>
          </table:table-cell>
          <table:table-cell office:value-type="float" office:value="0.926999">
            <text:p>0,9269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66.280305">
            <text:p>13266,280305</text:p>
          </table:table-cell>
          <table:table-cell office:value-type="string">
            <text:p>p'</text:p>
          </table:table-cell>
          <table:table-cell office:value-type="float" office:value="0.92431">
            <text:p>0,924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38.872197">
            <text:p>3238,872197</text:p>
          </table:table-cell>
          <table:table-cell office:value-type="string">
            <text:p>p'</text:p>
          </table:table-cell>
          <table:table-cell office:value-type="float" office:value="0.959121">
            <text:p>0,9591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10.855507">
            <text:p>3810,855507</text:p>
          </table:table-cell>
          <table:table-cell office:value-type="string">
            <text:p>p'</text:p>
          </table:table-cell>
          <table:table-cell office:value-type="float" office:value="0.975664">
            <text:p>0,9756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21.077156">
            <text:p>6221,077156</text:p>
          </table:table-cell>
          <table:table-cell office:value-type="string">
            <text:p>p'</text:p>
          </table:table-cell>
          <table:table-cell office:value-type="float" office:value="0.966146">
            <text:p>0,9661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12.516094">
            <text:p>8012,516094</text:p>
          </table:table-cell>
          <table:table-cell office:value-type="string">
            <text:p>p'</text:p>
          </table:table-cell>
          <table:table-cell office:value-type="float" office:value="0.957513">
            <text:p>0,9575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55.061211">
            <text:p>2455,061211</text:p>
          </table:table-cell>
          <table:table-cell office:value-type="string">
            <text:p>p'</text:p>
          </table:table-cell>
          <table:table-cell office:value-type="float" office:value="0.960645">
            <text:p>0,9606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95.895702">
            <text:p>8495,895702</text:p>
          </table:table-cell>
          <table:table-cell office:value-type="string">
            <text:p>p'</text:p>
          </table:table-cell>
          <table:table-cell office:value-type="float" office:value="0.945306">
            <text:p>0,94530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52.683854">
            <text:p>10452,683854</text:p>
          </table:table-cell>
          <table:table-cell office:value-type="string">
            <text:p>p'</text:p>
          </table:table-cell>
          <table:table-cell office:value-type="float" office:value="0.939043">
            <text:p>0,9390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524.012904">
            <text:p>12524,012904</text:p>
          </table:table-cell>
          <table:table-cell office:value-type="string">
            <text:p>p'</text:p>
          </table:table-cell>
          <table:table-cell office:value-type="float" office:value="0.931354">
            <text:p>0,9313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60.151177">
            <text:p>12760,151177</text:p>
          </table:table-cell>
          <table:table-cell office:value-type="string">
            <text:p>p'</text:p>
          </table:table-cell>
          <table:table-cell office:value-type="float" office:value="0.927832">
            <text:p>0,9278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05.390287">
            <text:p>4105,390287</text:p>
          </table:table-cell>
          <table:table-cell office:value-type="string">
            <text:p>p'</text:p>
          </table:table-cell>
          <table:table-cell office:value-type="float" office:value="0.976745">
            <text:p>0,9767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831.731422">
            <text:p>9831,731422</text:p>
          </table:table-cell>
          <table:table-cell office:value-type="string">
            <text:p>p'</text:p>
          </table:table-cell>
          <table:table-cell office:value-type="float" office:value="0.939362">
            <text:p>0,9393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40.039748">
            <text:p>12740,039748</text:p>
          </table:table-cell>
          <table:table-cell office:value-type="string">
            <text:p>p'</text:p>
          </table:table-cell>
          <table:table-cell office:value-type="float" office:value="0.928385">
            <text:p>0,9283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27.000112">
            <text:p>13027,000112</text:p>
          </table:table-cell>
          <table:table-cell office:value-type="string">
            <text:p>p'</text:p>
          </table:table-cell>
          <table:table-cell office:value-type="float" office:value="0.926966">
            <text:p>0,9269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937.838774">
            <text:p>12937,838774</text:p>
          </table:table-cell>
          <table:table-cell office:value-type="string">
            <text:p>p'</text:p>
          </table:table-cell>
          <table:table-cell office:value-type="float" office:value="0.922454">
            <text:p>0,9224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49.471432">
            <text:p>5749,471432</text:p>
          </table:table-cell>
          <table:table-cell office:value-type="string">
            <text:p>p'</text:p>
          </table:table-cell>
          <table:table-cell office:value-type="float" office:value="0.967741">
            <text:p>0,9677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176.619144">
            <text:p>10176,619144</text:p>
          </table:table-cell>
          <table:table-cell office:value-type="string">
            <text:p>p'</text:p>
          </table:table-cell>
          <table:table-cell office:value-type="float" office:value="0.931478">
            <text:p>0,9314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522.956959">
            <text:p>14522,956959</text:p>
          </table:table-cell>
          <table:table-cell office:value-type="string">
            <text:p>p'</text:p>
          </table:table-cell>
          <table:table-cell office:value-type="float" office:value="0.925111">
            <text:p>0,9251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336.503342">
            <text:p>13336,503342</text:p>
          </table:table-cell>
          <table:table-cell office:value-type="string">
            <text:p>p'</text:p>
          </table:table-cell>
          <table:table-cell office:value-type="float" office:value="0.922324">
            <text:p>0,9223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58.082622">
            <text:p>13258,082622</text:p>
          </table:table-cell>
          <table:table-cell office:value-type="string">
            <text:p>p'</text:p>
          </table:table-cell>
          <table:table-cell office:value-type="float" office:value="0.921061">
            <text:p>0,9210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55.528444">
            <text:p>7055,528444</text:p>
          </table:table-cell>
          <table:table-cell office:value-type="string">
            <text:p>p'</text:p>
          </table:table-cell>
          <table:table-cell office:value-type="float" office:value="0.960859">
            <text:p>0,9608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54.981999">
            <text:p>12654,981999</text:p>
          </table:table-cell>
          <table:table-cell office:value-type="string">
            <text:p>p'</text:p>
          </table:table-cell>
          <table:table-cell office:value-type="float" office:value="0.930918">
            <text:p>0,9309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979.231823">
            <text:p>12979,231823</text:p>
          </table:table-cell>
          <table:table-cell office:value-type="string">
            <text:p>p'</text:p>
          </table:table-cell>
          <table:table-cell office:value-type="float" office:value="0.920469">
            <text:p>0,9204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42.701296">
            <text:p>14642,701296</text:p>
          </table:table-cell>
          <table:table-cell office:value-type="string">
            <text:p>p'</text:p>
          </table:table-cell>
          <table:table-cell office:value-type="float" office:value="0.921081">
            <text:p>0,9210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972.047698">
            <text:p>13972,047698</text:p>
          </table:table-cell>
          <table:table-cell office:value-type="string">
            <text:p>p'</text:p>
          </table:table-cell>
          <table:table-cell office:value-type="float" office:value="0.919408">
            <text:p>0,9194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14.412504">
            <text:p>4414,412504</text:p>
          </table:table-cell>
          <table:table-cell office:value-type="string">
            <text:p>p'</text:p>
          </table:table-cell>
          <table:table-cell office:value-type="float" office:value="0.948255">
            <text:p>0,9482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15.846397">
            <text:p>6315,846397</text:p>
          </table:table-cell>
          <table:table-cell office:value-type="string">
            <text:p>p'</text:p>
          </table:table-cell>
          <table:table-cell office:value-type="float" office:value="0.95679">
            <text:p>0,956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36.02847">
            <text:p>8836,02847</text:p>
          </table:table-cell>
          <table:table-cell office:value-type="string">
            <text:p>p'</text:p>
          </table:table-cell>
          <table:table-cell office:value-type="float" office:value="0.943529">
            <text:p>0,9435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765.524853">
            <text:p>10765,524853</text:p>
          </table:table-cell>
          <table:table-cell office:value-type="string">
            <text:p>p'</text:p>
          </table:table-cell>
          <table:table-cell office:value-type="float" office:value="0.937923">
            <text:p>0,9379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65.762717">
            <text:p>4565,762717</text:p>
          </table:table-cell>
          <table:table-cell office:value-type="string">
            <text:p>p'</text:p>
          </table:table-cell>
          <table:table-cell office:value-type="float" office:value="0.950977">
            <text:p>0,9509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48.881766">
            <text:p>8948,881766</text:p>
          </table:table-cell>
          <table:table-cell office:value-type="string">
            <text:p>p'</text:p>
          </table:table-cell>
          <table:table-cell office:value-type="float" office:value="0.933659">
            <text:p>0,9336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713.222683">
            <text:p>11713,222683</text:p>
          </table:table-cell>
          <table:table-cell office:value-type="string">
            <text:p>p'</text:p>
          </table:table-cell>
          <table:table-cell office:value-type="float" office:value="0.925443">
            <text:p>0,9254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953.961839">
            <text:p>12953,961839</text:p>
          </table:table-cell>
          <table:table-cell office:value-type="string">
            <text:p>p'</text:p>
          </table:table-cell>
          <table:table-cell office:value-type="float" office:value="0.919551">
            <text:p>0,9195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74.845403">
            <text:p>12674,845403</text:p>
          </table:table-cell>
          <table:table-cell office:value-type="string">
            <text:p>p'</text:p>
          </table:table-cell>
          <table:table-cell office:value-type="float" office:value="0.917285">
            <text:p>0,9172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88.152641">
            <text:p>5688,152641</text:p>
          </table:table-cell>
          <table:table-cell office:value-type="string">
            <text:p>p'</text:p>
          </table:table-cell>
          <table:table-cell office:value-type="float" office:value="0.959154">
            <text:p>0,9591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595.934789">
            <text:p>10595,934789</text:p>
          </table:table-cell>
          <table:table-cell office:value-type="string">
            <text:p>p'</text:p>
          </table:table-cell>
          <table:table-cell office:value-type="float" office:value="0.928171">
            <text:p>0,9281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81.098323">
            <text:p>14181,098323</text:p>
          </table:table-cell>
          <table:table-cell office:value-type="string">
            <text:p>p'</text:p>
          </table:table-cell>
          <table:table-cell office:value-type="float" office:value="0.919785">
            <text:p>0,9197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584.139394">
            <text:p>12584,139394</text:p>
          </table:table-cell>
          <table:table-cell office:value-type="string">
            <text:p>p'</text:p>
          </table:table-cell>
          <table:table-cell office:value-type="float" office:value="0.9164">
            <text:p>0,91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23.582979">
            <text:p>13623,582979</text:p>
          </table:table-cell>
          <table:table-cell office:value-type="string">
            <text:p>p'</text:p>
          </table:table-cell>
          <table:table-cell office:value-type="float" office:value="0.914316">
            <text:p>0,9143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48.600014">
            <text:p>8348,600014</text:p>
          </table:table-cell>
          <table:table-cell office:value-type="string">
            <text:p>p'</text:p>
          </table:table-cell>
          <table:table-cell office:value-type="float" office:value="0.947298">
            <text:p>0,9472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622.718295">
            <text:p>11622,718295</text:p>
          </table:table-cell>
          <table:table-cell office:value-type="string">
            <text:p>p'</text:p>
          </table:table-cell>
          <table:table-cell office:value-type="float" office:value="0.923066">
            <text:p>0,9230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41.940398">
            <text:p>13641,940398</text:p>
          </table:table-cell>
          <table:table-cell office:value-type="string">
            <text:p>p'</text:p>
          </table:table-cell>
          <table:table-cell office:value-type="float" office:value="0.916999">
            <text:p>0,9169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29.860862">
            <text:p>14329,860862</text:p>
          </table:table-cell>
          <table:table-cell office:value-type="string">
            <text:p>p'</text:p>
          </table:table-cell>
          <table:table-cell office:value-type="float" office:value="0.913457">
            <text:p>0,9134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28.26075">
            <text:p>14628,26075</text:p>
          </table:table-cell>
          <table:table-cell office:value-type="string">
            <text:p>p'</text:p>
          </table:table-cell>
          <table:table-cell office:value-type="float" office:value="0.910286">
            <text:p>0,9102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175.158553">
            <text:p>9175,158553</text:p>
          </table:table-cell>
          <table:table-cell office:value-type="string">
            <text:p>p'</text:p>
          </table:table-cell>
          <table:table-cell office:value-type="float" office:value="0.94084">
            <text:p>0,940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832.058109">
            <text:p>12832,058109</text:p>
          </table:table-cell>
          <table:table-cell office:value-type="string">
            <text:p>p'</text:p>
          </table:table-cell>
          <table:table-cell office:value-type="float" office:value="0.919043">
            <text:p>0,9190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66.582191">
            <text:p>13066,582191</text:p>
          </table:table-cell>
          <table:table-cell office:value-type="string">
            <text:p>p'</text:p>
          </table:table-cell>
          <table:table-cell office:value-type="float" office:value="0.912031">
            <text:p>0,9120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49.166398">
            <text:p>14249,166398</text:p>
          </table:table-cell>
          <table:table-cell office:value-type="string">
            <text:p>p'</text:p>
          </table:table-cell>
          <table:table-cell office:value-type="float" office:value="0.912487">
            <text:p>0,912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830.765083">
            <text:p>15830,765083</text:p>
          </table:table-cell>
          <table:table-cell office:value-type="string">
            <text:p>p'</text:p>
          </table:table-cell>
          <table:table-cell office:value-type="float" office:value="0.910645">
            <text:p>0,9106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87.106511">
            <text:p>6987,106511</text:p>
          </table:table-cell>
          <table:table-cell office:value-type="string">
            <text:p>p'</text:p>
          </table:table-cell>
          <table:table-cell office:value-type="float" office:value="0.942904">
            <text:p>0,94290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76.650217">
            <text:p>8276,650217</text:p>
          </table:table-cell>
          <table:table-cell office:value-type="string">
            <text:p>p'</text:p>
          </table:table-cell>
          <table:table-cell office:value-type="float" office:value="0.932741">
            <text:p>0,9327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75.52293">
            <text:p>10475,52293</text:p>
          </table:table-cell>
          <table:table-cell office:value-type="string">
            <text:p>p'</text:p>
          </table:table-cell>
          <table:table-cell office:value-type="float" office:value="0.921888">
            <text:p>0,9218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994.534567">
            <text:p>11994,534567</text:p>
          </table:table-cell>
          <table:table-cell office:value-type="string">
            <text:p>p'</text:p>
          </table:table-cell>
          <table:table-cell office:value-type="float" office:value="0.918724">
            <text:p>0,9187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72.422366">
            <text:p>6372,422366</text:p>
          </table:table-cell>
          <table:table-cell office:value-type="string">
            <text:p>p'</text:p>
          </table:table-cell>
          <table:table-cell office:value-type="float" office:value="0.942376">
            <text:p>0,9423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141.061627">
            <text:p>10141,061627</text:p>
          </table:table-cell>
          <table:table-cell office:value-type="string">
            <text:p>p'</text:p>
          </table:table-cell>
          <table:table-cell office:value-type="float" office:value="0.921934">
            <text:p>0,9219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056.22284">
            <text:p>12056,22284</text:p>
          </table:table-cell>
          <table:table-cell office:value-type="string">
            <text:p>p'</text:p>
          </table:table-cell>
          <table:table-cell office:value-type="float" office:value="0.914974">
            <text:p>0,9149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68.300388">
            <text:p>12768,300388</text:p>
          </table:table-cell>
          <table:table-cell office:value-type="string">
            <text:p>p'</text:p>
          </table:table-cell>
          <table:table-cell office:value-type="float" office:value="0.91041">
            <text:p>0,910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452.376305">
            <text:p>13452,376305</text:p>
          </table:table-cell>
          <table:table-cell office:value-type="string">
            <text:p>p'</text:p>
          </table:table-cell>
          <table:table-cell office:value-type="float" office:value="0.906497">
            <text:p>0,9064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04.754968">
            <text:p>7904,754968</text:p>
          </table:table-cell>
          <table:table-cell office:value-type="string">
            <text:p>p'</text:p>
          </table:table-cell>
          <table:table-cell office:value-type="float" office:value="0.93597">
            <text:p>0,935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655.401725">
            <text:p>10655,401725</text:p>
          </table:table-cell>
          <table:table-cell office:value-type="string">
            <text:p>p'</text:p>
          </table:table-cell>
          <table:table-cell office:value-type="float" office:value="0.917721">
            <text:p>0,9177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921.302388">
            <text:p>12921,302388</text:p>
          </table:table-cell>
          <table:table-cell office:value-type="string">
            <text:p>p'</text:p>
          </table:table-cell>
          <table:table-cell office:value-type="float" office:value="0.913197">
            <text:p>0,9131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162.391233">
            <text:p>12162,391233</text:p>
          </table:table-cell>
          <table:table-cell office:value-type="string">
            <text:p>p'</text:p>
          </table:table-cell>
          <table:table-cell office:value-type="float" office:value="0.907272">
            <text:p>0,9072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08.272586">
            <text:p>13708,272586</text:p>
          </table:table-cell>
          <table:table-cell office:value-type="string">
            <text:p>p'</text:p>
          </table:table-cell>
          <table:table-cell office:value-type="float" office:value="0.904531">
            <text:p>0,9045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590.870484">
            <text:p>9590,870484</text:p>
          </table:table-cell>
          <table:table-cell office:value-type="string">
            <text:p>p'</text:p>
          </table:table-cell>
          <table:table-cell office:value-type="float" office:value="0.92582">
            <text:p>0,925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457.240037">
            <text:p>12457,240037</text:p>
          </table:table-cell>
          <table:table-cell office:value-type="string">
            <text:p>p'</text:p>
          </table:table-cell>
          <table:table-cell office:value-type="float" office:value="0.914004">
            <text:p>0,91400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71.555204">
            <text:p>13571,555204</text:p>
          </table:table-cell>
          <table:table-cell office:value-type="string">
            <text:p>p'</text:p>
          </table:table-cell>
          <table:table-cell office:value-type="float" office:value="0.908262">
            <text:p>0,9082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323.256947">
            <text:p>13323,256947</text:p>
          </table:table-cell>
          <table:table-cell office:value-type="string">
            <text:p>p'</text:p>
          </table:table-cell>
          <table:table-cell office:value-type="float" office:value="0.905488">
            <text:p>0,9054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82.284875">
            <text:p>14082,284875</text:p>
          </table:table-cell>
          <table:table-cell office:value-type="string">
            <text:p>p'</text:p>
          </table:table-cell>
          <table:table-cell office:value-type="float" office:value="0.905072">
            <text:p>0,9050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146.894023">
            <text:p>11146,894023</text:p>
          </table:table-cell>
          <table:table-cell office:value-type="string">
            <text:p>p'</text:p>
          </table:table-cell>
          <table:table-cell office:value-type="float" office:value="0.921673">
            <text:p>0,9216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898.941384">
            <text:p>11898,941384</text:p>
          </table:table-cell>
          <table:table-cell office:value-type="string">
            <text:p>p'</text:p>
          </table:table-cell>
          <table:table-cell office:value-type="float" office:value="0.909427">
            <text:p>0,9094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028.475656">
            <text:p>15028,475656</text:p>
          </table:table-cell>
          <table:table-cell office:value-type="string">
            <text:p>p'</text:p>
          </table:table-cell>
          <table:table-cell office:value-type="float" office:value="0.908066">
            <text:p>0,9080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432.862896">
            <text:p>14432,862896</text:p>
          </table:table-cell>
          <table:table-cell office:value-type="string">
            <text:p>p'</text:p>
          </table:table-cell>
          <table:table-cell office:value-type="float" office:value="0.90849">
            <text:p>0,908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77.61123">
            <text:p>12777,61123</text:p>
          </table:table-cell>
          <table:table-cell office:value-type="string">
            <text:p>p'</text:p>
          </table:table-cell>
          <table:table-cell office:value-type="float" office:value="0.903691">
            <text:p>0,9036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77.511874">
            <text:p>8177,511874</text:p>
          </table:table-cell>
          <table:table-cell office:value-type="string">
            <text:p>p'</text:p>
          </table:table-cell>
          <table:table-cell office:value-type="float" office:value="0.922214">
            <text:p>0,9222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903.882925">
            <text:p>10903,882925</text:p>
          </table:table-cell>
          <table:table-cell office:value-type="string">
            <text:p>p'</text:p>
          </table:table-cell>
          <table:table-cell office:value-type="float" office:value="0.905645">
            <text:p>0,9056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61.659619">
            <text:p>12761,659619</text:p>
          </table:table-cell>
          <table:table-cell office:value-type="string">
            <text:p>p'</text:p>
          </table:table-cell>
          <table:table-cell office:value-type="float" office:value="0.899805">
            <text:p>0,8998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813.808922">
            <text:p>12813,808922</text:p>
          </table:table-cell>
          <table:table-cell office:value-type="string">
            <text:p>p'</text:p>
          </table:table-cell>
          <table:table-cell office:value-type="float" office:value="0.897526">
            <text:p>0,8975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141.57734">
            <text:p>9141,57734</text:p>
          </table:table-cell>
          <table:table-cell office:value-type="string">
            <text:p>p'</text:p>
          </table:table-cell>
          <table:table-cell office:value-type="float" office:value="0.922988">
            <text:p>0,9229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176.289711">
            <text:p>11176,289711</text:p>
          </table:table-cell>
          <table:table-cell office:value-type="string">
            <text:p>p'</text:p>
          </table:table-cell>
          <table:table-cell office:value-type="float" office:value="0.9014">
            <text:p>0,90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533.523519">
            <text:p>11533,523519</text:p>
          </table:table-cell>
          <table:table-cell office:value-type="string">
            <text:p>p'</text:p>
          </table:table-cell>
          <table:table-cell office:value-type="float" office:value="0.897298">
            <text:p>0,8972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780.588344">
            <text:p>11780,588344</text:p>
          </table:table-cell>
          <table:table-cell office:value-type="string">
            <text:p>p'</text:p>
          </table:table-cell>
          <table:table-cell office:value-type="float" office:value="0.897891">
            <text:p>0,8978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869.233896">
            <text:p>13869,233896</text:p>
          </table:table-cell>
          <table:table-cell office:value-type="string">
            <text:p>p'</text:p>
          </table:table-cell>
          <table:table-cell office:value-type="float" office:value="0.893216">
            <text:p>0,8932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773.558236">
            <text:p>10773,558236</text:p>
          </table:table-cell>
          <table:table-cell office:value-type="string">
            <text:p>p'</text:p>
          </table:table-cell>
          <table:table-cell office:value-type="float" office:value="0.905814">
            <text:p>0,9058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677.145176">
            <text:p>11677,145176</text:p>
          </table:table-cell>
          <table:table-cell office:value-type="string">
            <text:p>p'</text:p>
          </table:table-cell>
          <table:table-cell office:value-type="float" office:value="0.899499">
            <text:p>0,8994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042.253974">
            <text:p>12042,253974</text:p>
          </table:table-cell>
          <table:table-cell office:value-type="string">
            <text:p>p'</text:p>
          </table:table-cell>
          <table:table-cell office:value-type="float" office:value="0.894121">
            <text:p>0,8941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28.231382">
            <text:p>13028,231382</text:p>
          </table:table-cell>
          <table:table-cell office:value-type="string">
            <text:p>p'</text:p>
          </table:table-cell>
          <table:table-cell office:value-type="float" office:value="0.895208">
            <text:p>0,8952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07.19842">
            <text:p>13707,19842</text:p>
          </table:table-cell>
          <table:table-cell office:value-type="string">
            <text:p>p'</text:p>
          </table:table-cell>
          <table:table-cell office:value-type="float" office:value="0.891549">
            <text:p>0,8915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984.901741">
            <text:p>11984,901741</text:p>
          </table:table-cell>
          <table:table-cell office:value-type="string">
            <text:p>p'</text:p>
          </table:table-cell>
          <table:table-cell office:value-type="float" office:value="0.899909">
            <text:p>0,8999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221.560468">
            <text:p>12221,560468</text:p>
          </table:table-cell>
          <table:table-cell office:value-type="string">
            <text:p>p'</text:p>
          </table:table-cell>
          <table:table-cell office:value-type="float" office:value="0.896432">
            <text:p>0,8964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30.278007">
            <text:p>12630,278007</text:p>
          </table:table-cell>
          <table:table-cell office:value-type="string">
            <text:p>p'</text:p>
          </table:table-cell>
          <table:table-cell office:value-type="float" office:value="0.892279">
            <text:p>0,8922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86.815827">
            <text:p>12786,815827</text:p>
          </table:table-cell>
          <table:table-cell office:value-type="string">
            <text:p>p'</text:p>
          </table:table-cell>
          <table:table-cell office:value-type="float" office:value="0.891621">
            <text:p>0,8916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85.871387">
            <text:p>13785,871387</text:p>
          </table:table-cell>
          <table:table-cell office:value-type="string">
            <text:p>p'</text:p>
          </table:table-cell>
          <table:table-cell office:value-type="float" office:value="0.894154">
            <text:p>0,8941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880.789649">
            <text:p>11880,789649</text:p>
          </table:table-cell>
          <table:table-cell office:value-type="string">
            <text:p>p'</text:p>
          </table:table-cell>
          <table:table-cell office:value-type="float" office:value="0.895605">
            <text:p>0,8956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480.582226">
            <text:p>12480,582226</text:p>
          </table:table-cell>
          <table:table-cell office:value-type="string">
            <text:p>p'</text:p>
          </table:table-cell>
          <table:table-cell office:value-type="float" office:value="0.89347">
            <text:p>0,893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75.30572">
            <text:p>13075,30572</text:p>
          </table:table-cell>
          <table:table-cell office:value-type="string">
            <text:p>p'</text:p>
          </table:table-cell>
          <table:table-cell office:value-type="float" office:value="0.893255">
            <text:p>0,8932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55.527945">
            <text:p>14255,527945</text:p>
          </table:table-cell>
          <table:table-cell office:value-type="string">
            <text:p>p'</text:p>
          </table:table-cell>
          <table:table-cell office:value-type="float" office:value="0.891947">
            <text:p>0,8919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89.955256">
            <text:p>14189,955256</text:p>
          </table:table-cell>
          <table:table-cell office:value-type="string">
            <text:p>p'</text:p>
          </table:table-cell>
          <table:table-cell office:value-type="float" office:value="0.893678">
            <text:p>0,8936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146.253461">
            <text:p>12146,253461</text:p>
          </table:table-cell>
          <table:table-cell office:value-type="string">
            <text:p>p'</text:p>
          </table:table-cell>
          <table:table-cell office:value-type="float" office:value="0.89015">
            <text:p>0,890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79.806976">
            <text:p>14379,806976</text:p>
          </table:table-cell>
          <table:table-cell office:value-type="string">
            <text:p>p'</text:p>
          </table:table-cell>
          <table:table-cell office:value-type="float" office:value="0.86959">
            <text:p>0,869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206.130534">
            <text:p>16206,130534</text:p>
          </table:table-cell>
          <table:table-cell office:value-type="string">
            <text:p>p'</text:p>
          </table:table-cell>
          <table:table-cell office:value-type="float" office:value="0.866133">
            <text:p>0,86613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115.763131">
            <text:p>16115,763131</text:p>
          </table:table-cell>
          <table:table-cell office:value-type="string">
            <text:p>p'</text:p>
          </table:table-cell>
          <table:table-cell office:value-type="float" office:value="0.86694">
            <text:p>0,866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57.572314">
            <text:p>12757,572314</text:p>
          </table:table-cell>
          <table:table-cell office:value-type="string">
            <text:p>p'</text:p>
          </table:table-cell>
          <table:table-cell office:value-type="float" office:value="0.893281">
            <text:p>0,8932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75.850095">
            <text:p>14775,850095</text:p>
          </table:table-cell>
          <table:table-cell office:value-type="string">
            <text:p>p'</text:p>
          </table:table-cell>
          <table:table-cell office:value-type="float" office:value="0.871126">
            <text:p>0,8711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22.11356">
            <text:p>14922,11356</text:p>
          </table:table-cell>
          <table:table-cell office:value-type="string">
            <text:p>p'</text:p>
          </table:table-cell>
          <table:table-cell office:value-type="float" office:value="0.871536">
            <text:p>0,87153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432.651293">
            <text:p>15432,651293</text:p>
          </table:table-cell>
          <table:table-cell office:value-type="string">
            <text:p>p'</text:p>
          </table:table-cell>
          <table:table-cell office:value-type="float" office:value="0.865566">
            <text:p>0,8655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713.691259">
            <text:p>17713,691259</text:p>
          </table:table-cell>
          <table:table-cell office:value-type="string">
            <text:p>p'</text:p>
          </table:table-cell>
          <table:table-cell office:value-type="float" office:value="0.865853">
            <text:p>0,86585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295.246339">
            <text:p>15295,246339</text:p>
          </table:table-cell>
          <table:table-cell office:value-type="string">
            <text:p>p'</text:p>
          </table:table-cell>
          <table:table-cell office:value-type="float" office:value="0.869661">
            <text:p>0,8696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22.21962">
            <text:p>14122,21962</text:p>
          </table:table-cell>
          <table:table-cell office:value-type="string">
            <text:p>p'</text:p>
          </table:table-cell>
          <table:table-cell office:value-type="float" office:value="0.867266">
            <text:p>0,8672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863.578717">
            <text:p>15863,578717</text:p>
          </table:table-cell>
          <table:table-cell office:value-type="string">
            <text:p>p'</text:p>
          </table:table-cell>
          <table:table-cell office:value-type="float" office:value="0.868503">
            <text:p>0,86850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826.51491">
            <text:p>14826,51491</text:p>
          </table:table-cell>
          <table:table-cell office:value-type="string">
            <text:p>p'</text:p>
          </table:table-cell>
          <table:table-cell office:value-type="float" office:value="0.867376">
            <text:p>0,8673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126.82692">
            <text:p>18126,82692</text:p>
          </table:table-cell>
          <table:table-cell office:value-type="string">
            <text:p>p'</text:p>
          </table:table-cell>
          <table:table-cell office:value-type="float" office:value="0.866654">
            <text:p>0,8666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503.573669">
            <text:p>16503,573669</text:p>
          </table:table-cell>
          <table:table-cell office:value-type="string">
            <text:p>p'</text:p>
          </table:table-cell>
          <table:table-cell office:value-type="float" office:value="0.867656">
            <text:p>0,86765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050.867969">
            <text:p>15050,867969</text:p>
          </table:table-cell>
          <table:table-cell office:value-type="string">
            <text:p>p'</text:p>
          </table:table-cell>
          <table:table-cell office:value-type="float" office:value="0.867012">
            <text:p>0,8670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409.026394">
            <text:p>15409,026394</text:p>
          </table:table-cell>
          <table:table-cell office:value-type="string">
            <text:p>p'</text:p>
          </table:table-cell>
          <table:table-cell office:value-type="float" office:value="0.866764">
            <text:p>0,8667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574.038684">
            <text:p>16574,038684</text:p>
          </table:table-cell>
          <table:table-cell office:value-type="string">
            <text:p>p'</text:p>
          </table:table-cell>
          <table:table-cell office:value-type="float" office:value="0.868424">
            <text:p>0,8684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872.986989">
            <text:p>18872,986989</text:p>
          </table:table-cell>
          <table:table-cell office:value-type="string">
            <text:p>p'</text:p>
          </table:table-cell>
          <table:table-cell office:value-type="float" office:value="0.866628">
            <text:p>0,8666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421.432482">
            <text:p>16421,432482</text:p>
          </table:table-cell>
          <table:table-cell office:value-type="string">
            <text:p>p'</text:p>
          </table:table-cell>
          <table:table-cell office:value-type="float" office:value="0.866712">
            <text:p>0,8667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038.802708">
            <text:p>17038,802708</text:p>
          </table:table-cell>
          <table:table-cell office:value-type="string">
            <text:p>p'</text:p>
          </table:table-cell>
          <table:table-cell office:value-type="float" office:value="0.865827">
            <text:p>0,8658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917.384693">
            <text:p>16917,384693</text:p>
          </table:table-cell>
          <table:table-cell office:value-type="string">
            <text:p>p'</text:p>
          </table:table-cell>
          <table:table-cell office:value-type="float" office:value="0.866712">
            <text:p>0,86671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487.7278">
            <text:p>18487,7278</text:p>
          </table:table-cell>
          <table:table-cell office:value-type="string">
            <text:p>p'</text:p>
          </table:table-cell>
          <table:table-cell office:value-type="float" office:value="0.868861">
            <text:p>0,8688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953.036955">
            <text:p>20953,036955</text:p>
          </table:table-cell>
          <table:table-cell office:value-type="string">
            <text:p>p'</text:p>
          </table:table-cell>
          <table:table-cell office:value-type="float" office:value="0.869395">
            <text:p>0,8693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633.624388">
            <text:p>20633,624388</text:p>
          </table:table-cell>
          <table:table-cell office:value-type="string">
            <text:p>p'</text:p>
          </table:table-cell>
          <table:table-cell office:value-type="float" office:value="0.854421">
            <text:p>0,8544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121.936196">
            <text:p>31121,936196</text:p>
          </table:table-cell>
          <table:table-cell office:value-type="string">
            <text:p>p'</text:p>
          </table:table-cell>
          <table:table-cell office:value-type="float" office:value="0.830996">
            <text:p>0,8309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253.121967">
            <text:p>66253,121967</text:p>
          </table:table-cell>
          <table:table-cell office:value-type="string">
            <text:p>p'</text:p>
          </table:table-cell>
          <table:table-cell office:value-type="float" office:value="0.810072">
            <text:p>0,8100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7807.709381">
            <text:p>127807,709381</text:p>
          </table:table-cell>
          <table:table-cell office:value-type="string">
            <text:p>p'</text:p>
          </table:table-cell>
          <table:table-cell office:value-type="float" office:value="0.802839">
            <text:p>0,8028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890.679974">
            <text:p>20890,679974</text:p>
          </table:table-cell>
          <table:table-cell office:value-type="string">
            <text:p>p'</text:p>
          </table:table-cell>
          <table:table-cell office:value-type="float" office:value="0.85125">
            <text:p>0,851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787.676889">
            <text:p>25787,676889</text:p>
          </table:table-cell>
          <table:table-cell office:value-type="string">
            <text:p>p'</text:p>
          </table:table-cell>
          <table:table-cell office:value-type="float" office:value="0.835345">
            <text:p>0,8353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153.934773">
            <text:p>37153,934773</text:p>
          </table:table-cell>
          <table:table-cell office:value-type="string">
            <text:p>p'</text:p>
          </table:table-cell>
          <table:table-cell office:value-type="float" office:value="0.822949">
            <text:p>0,8229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515.720781">
            <text:p>69515,720781</text:p>
          </table:table-cell>
          <table:table-cell office:value-type="string">
            <text:p>p'</text:p>
          </table:table-cell>
          <table:table-cell office:value-type="float" office:value="0.812116">
            <text:p>0,8121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8810.075346">
            <text:p>138810,075346</text:p>
          </table:table-cell>
          <table:table-cell office:value-type="string">
            <text:p>p'</text:p>
          </table:table-cell>
          <table:table-cell office:value-type="float" office:value="0.797708">
            <text:p>0,79770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565.565558">
            <text:p>30565,565558</text:p>
          </table:table-cell>
          <table:table-cell office:value-type="string">
            <text:p>p'</text:p>
          </table:table-cell>
          <table:table-cell office:value-type="float" office:value="0.829069">
            <text:p>0,8290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626.70143">
            <text:p>36626,70143</text:p>
          </table:table-cell>
          <table:table-cell office:value-type="string">
            <text:p>p'</text:p>
          </table:table-cell>
          <table:table-cell office:value-type="float" office:value="0.826595">
            <text:p>0,8265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633.353574">
            <text:p>45633,353574</text:p>
          </table:table-cell>
          <table:table-cell office:value-type="string">
            <text:p>p'</text:p>
          </table:table-cell>
          <table:table-cell office:value-type="float" office:value="0.816348">
            <text:p>0,8163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998.366176">
            <text:p>75998,366176</text:p>
          </table:table-cell>
          <table:table-cell office:value-type="string">
            <text:p>p'</text:p>
          </table:table-cell>
          <table:table-cell office:value-type="float" office:value="0.80388">
            <text:p>0,8038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239.145545">
            <text:p>132239,145545</text:p>
          </table:table-cell>
          <table:table-cell office:value-type="string">
            <text:p>p'</text:p>
          </table:table-cell>
          <table:table-cell office:value-type="float" office:value="0.798724">
            <text:p>0,79872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023.436852">
            <text:p>66023,436852</text:p>
          </table:table-cell>
          <table:table-cell office:value-type="string">
            <text:p>p'</text:p>
          </table:table-cell>
          <table:table-cell office:value-type="float" office:value="0.81123">
            <text:p>0,811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937.712953">
            <text:p>70937,712953</text:p>
          </table:table-cell>
          <table:table-cell office:value-type="string">
            <text:p>p'</text:p>
          </table:table-cell>
          <table:table-cell office:value-type="float" office:value="0.813509">
            <text:p>0,81350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2853.077551">
            <text:p>72853,077551</text:p>
          </table:table-cell>
          <table:table-cell office:value-type="string">
            <text:p>p'</text:p>
          </table:table-cell>
          <table:table-cell office:value-type="float" office:value="0.810286">
            <text:p>0,8102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9556.259433">
            <text:p>99556,259433</text:p>
          </table:table-cell>
          <table:table-cell office:value-type="string">
            <text:p>p'</text:p>
          </table:table-cell>
          <table:table-cell office:value-type="float" office:value="0.806094">
            <text:p>0,8060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2976.079901">
            <text:p>172976,079901</text:p>
          </table:table-cell>
          <table:table-cell office:value-type="string">
            <text:p>p'</text:p>
          </table:table-cell>
          <table:table-cell office:value-type="float" office:value="0.798757">
            <text:p>0,7987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838.629915">
            <text:p>137838,629915</text:p>
          </table:table-cell>
          <table:table-cell office:value-type="string">
            <text:p>p'</text:p>
          </table:table-cell>
          <table:table-cell office:value-type="float" office:value="0.802357">
            <text:p>0,8023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714.728338">
            <text:p>137714,728338</text:p>
          </table:table-cell>
          <table:table-cell office:value-type="string">
            <text:p>p'</text:p>
          </table:table-cell>
          <table:table-cell office:value-type="float" office:value="0.801393">
            <text:p>0,8013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9297.114171">
            <text:p>139297,114171</text:p>
          </table:table-cell>
          <table:table-cell office:value-type="string">
            <text:p>p'</text:p>
          </table:table-cell>
          <table:table-cell office:value-type="float" office:value="0.803346">
            <text:p>0,8033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665.033336">
            <text:p>142665,033336</text:p>
          </table:table-cell>
          <table:table-cell office:value-type="string">
            <text:p>p'</text:p>
          </table:table-cell>
          <table:table-cell office:value-type="float" office:value="0.798757">
            <text:p>0,7987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9909.167195">
            <text:p>229909,167195</text:p>
          </table:table-cell>
          <table:table-cell office:value-type="string">
            <text:p>p'</text:p>
          </table:table-cell>
          <table:table-cell office:value-type="float" office:value="0.793034">
            <text:p>0,7930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2097.325719">
            <text:p>202097,325719</text:p>
          </table:table-cell>
          <table:table-cell office:value-type="string">
            <text:p>p'</text:p>
          </table:table-cell>
          <table:table-cell office:value-type="float" office:value="0.746465">
            <text:p>0,7464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6279.62603">
            <text:p>226279,62603</text:p>
          </table:table-cell>
          <table:table-cell office:value-type="string">
            <text:p>p'</text:p>
          </table:table-cell>
          <table:table-cell office:value-type="float" office:value="0.643991">
            <text:p>0,6439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1300.840813">
            <text:p>321300,840813</text:p>
          </table:table-cell>
          <table:table-cell office:value-type="string">
            <text:p>p'</text:p>
          </table:table-cell>
          <table:table-cell office:value-type="float" office:value="0.525293">
            <text:p>0,5252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8390.245294">
            <text:p>528390,245294</text:p>
          </table:table-cell>
          <table:table-cell office:value-type="string">
            <text:p>p'</text:p>
          </table:table-cell>
          <table:table-cell office:value-type="float" office:value="0.454069">
            <text:p>0,45406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6028.677173">
            <text:p>196028,677173</text:p>
          </table:table-cell>
          <table:table-cell office:value-type="string">
            <text:p>p'</text:p>
          </table:table-cell>
          <table:table-cell office:value-type="float" office:value="0.743594">
            <text:p>0,7435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9850.529563">
            <text:p>179850,529563</text:p>
          </table:table-cell>
          <table:table-cell office:value-type="string">
            <text:p>p'</text:p>
          </table:table-cell>
          <table:table-cell office:value-type="float" office:value="0.679486">
            <text:p>0,6794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3736.315234">
            <text:p>253736,315234</text:p>
          </table:table-cell>
          <table:table-cell office:value-type="string">
            <text:p>p'</text:p>
          </table:table-cell>
          <table:table-cell office:value-type="float" office:value="0.632344">
            <text:p>0,6323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9483.059268">
            <text:p>329483,059268</text:p>
          </table:table-cell>
          <table:table-cell office:value-type="string">
            <text:p>p'</text:p>
          </table:table-cell>
          <table:table-cell office:value-type="float" office:value="0.524414">
            <text:p>0,5244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9333.995403">
            <text:p>519333,995403</text:p>
          </table:table-cell>
          <table:table-cell office:value-type="string">
            <text:p>p'</text:p>
          </table:table-cell>
          <table:table-cell office:value-type="float" office:value="0.456003">
            <text:p>0,45600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9732.146829">
            <text:p>219732,146829</text:p>
          </table:table-cell>
          <table:table-cell office:value-type="string">
            <text:p>p'</text:p>
          </table:table-cell>
          <table:table-cell office:value-type="float" office:value="0.641426">
            <text:p>0,6414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9723.260793">
            <text:p>239723,260793</text:p>
          </table:table-cell>
          <table:table-cell office:value-type="string">
            <text:p>p'</text:p>
          </table:table-cell>
          <table:table-cell office:value-type="float" office:value="0.632135">
            <text:p>0,6321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7336.3151">
            <text:p>297336,3151</text:p>
          </table:table-cell>
          <table:table-cell office:value-type="string">
            <text:p>p'</text:p>
          </table:table-cell>
          <table:table-cell office:value-type="float" office:value="0.600215">
            <text:p>0,6002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2235.336853">
            <text:p>332235,336853</text:p>
          </table:table-cell>
          <table:table-cell office:value-type="string">
            <text:p>p'</text:p>
          </table:table-cell>
          <table:table-cell office:value-type="float" office:value="0.519707">
            <text:p>0,5197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4218.288155">
            <text:p>474218,288155</text:p>
          </table:table-cell>
          <table:table-cell office:value-type="string">
            <text:p>p'</text:p>
          </table:table-cell>
          <table:table-cell office:value-type="float" office:value="0.448164">
            <text:p>0,4481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0736.514753">
            <text:p>340736,514753</text:p>
          </table:table-cell>
          <table:table-cell office:value-type="string">
            <text:p>p'</text:p>
          </table:table-cell>
          <table:table-cell office:value-type="float" office:value="0.526016">
            <text:p>0,5260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3985.703509">
            <text:p>323985,703509</text:p>
          </table:table-cell>
          <table:table-cell office:value-type="string">
            <text:p>p'</text:p>
          </table:table-cell>
          <table:table-cell office:value-type="float" office:value="0.530599">
            <text:p>0,5305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2047.864581">
            <text:p>332047,864581</text:p>
          </table:table-cell>
          <table:table-cell office:value-type="string">
            <text:p>p'</text:p>
          </table:table-cell>
          <table:table-cell office:value-type="float" office:value="0.529941">
            <text:p>0,5299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7989.078691">
            <text:p>417989,078691</text:p>
          </table:table-cell>
          <table:table-cell office:value-type="string">
            <text:p>p'</text:p>
          </table:table-cell>
          <table:table-cell office:value-type="float" office:value="0.495078">
            <text:p>0,4950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2173.783478">
            <text:p>502173,783478</text:p>
          </table:table-cell>
          <table:table-cell office:value-type="string">
            <text:p>p'</text:p>
          </table:table-cell>
          <table:table-cell office:value-type="float" office:value="0.437402">
            <text:p>0,4374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8554.536858">
            <text:p>538554,536858</text:p>
          </table:table-cell>
          <table:table-cell office:value-type="string">
            <text:p>p'</text:p>
          </table:table-cell>
          <table:table-cell office:value-type="float" office:value="0.456868">
            <text:p>0,4568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4604.731795">
            <text:p>514604,731795</text:p>
          </table:table-cell>
          <table:table-cell office:value-type="string">
            <text:p>p'</text:p>
          </table:table-cell>
          <table:table-cell office:value-type="float" office:value="0.453099">
            <text:p>0,4530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6097.135074">
            <text:p>466097,135074</text:p>
          </table:table-cell>
          <table:table-cell office:value-type="string">
            <text:p>p'</text:p>
          </table:table-cell>
          <table:table-cell office:value-type="float" office:value="0.452637">
            <text:p>0,4526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0980.161118">
            <text:p>440980,161118</text:p>
          </table:table-cell>
          <table:table-cell office:value-type="string">
            <text:p>p'</text:p>
          </table:table-cell>
          <table:table-cell office:value-type="float" office:value="0.451758">
            <text:p>0,4517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5454.516321">
            <text:p>535454,516321</text:p>
          </table:table-cell>
          <table:table-cell office:value-type="string">
            <text:p>p'</text:p>
          </table:table-cell>
          <table:table-cell office:value-type="float" office:value="0.411061">
            <text:p>0,41106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5170.429885">
            <text:p>195170,429885</text:p>
          </table:table-cell>
          <table:table-cell office:value-type="string">
            <text:p>p'</text:p>
          </table:table-cell>
          <table:table-cell office:value-type="float" office:value="0.436042">
            <text:p>0,4360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1717.698267">
            <text:p>321717,698267</text:p>
          </table:table-cell>
          <table:table-cell office:value-type="string">
            <text:p>p'</text:p>
          </table:table-cell>
          <table:table-cell office:value-type="float" office:value="0.277995">
            <text:p>0,2779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9603.653436">
            <text:p>329603,653436</text:p>
          </table:table-cell>
          <table:table-cell office:value-type="string">
            <text:p>p'</text:p>
          </table:table-cell>
          <table:table-cell office:value-type="float" office:value="0.162383">
            <text:p>0,16238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3425.012335">
            <text:p>623425,012335</text:p>
          </table:table-cell>
          <table:table-cell office:value-type="string">
            <text:p>p'</text:p>
          </table:table-cell>
          <table:table-cell office:value-type="float" office:value="0.122448">
            <text:p>0,1224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8756.250022">
            <text:p>168756,250022</text:p>
          </table:table-cell>
          <table:table-cell office:value-type="string">
            <text:p>p'</text:p>
          </table:table-cell>
          <table:table-cell office:value-type="float" office:value="0.44194">
            <text:p>0,4419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3363.344208">
            <text:p>183363,344208</text:p>
          </table:table-cell>
          <table:table-cell office:value-type="string">
            <text:p>p'</text:p>
          </table:table-cell>
          <table:table-cell office:value-type="float" office:value="0.355228">
            <text:p>0,3552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2686.973614">
            <text:p>282686,973614</text:p>
          </table:table-cell>
          <table:table-cell office:value-type="string">
            <text:p>p'</text:p>
          </table:table-cell>
          <table:table-cell office:value-type="float" office:value="0.28375">
            <text:p>0,283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2262.040938">
            <text:p>312262,040938</text:p>
          </table:table-cell>
          <table:table-cell office:value-type="string">
            <text:p>p'</text:p>
          </table:table-cell>
          <table:table-cell office:value-type="float" office:value="0.165391">
            <text:p>0,16539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89884.015973">
            <text:p>589884,015973</text:p>
          </table:table-cell>
          <table:table-cell office:value-type="string">
            <text:p>p'</text:p>
          </table:table-cell>
          <table:table-cell office:value-type="float" office:value="0.128802">
            <text:p>0,1288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8989.654979">
            <text:p>278989,654979</text:p>
          </table:table-cell>
          <table:table-cell office:value-type="string">
            <text:p>p'</text:p>
          </table:table-cell>
          <table:table-cell office:value-type="float" office:value="0.287799">
            <text:p>0,2877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3451.965068">
            <text:p>273451,965068</text:p>
          </table:table-cell>
          <table:table-cell office:value-type="string">
            <text:p>p'</text:p>
          </table:table-cell>
          <table:table-cell office:value-type="float" office:value="0.286641">
            <text:p>0,2866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5949.394331">
            <text:p>325949,394331</text:p>
          </table:table-cell>
          <table:table-cell office:value-type="string">
            <text:p>p'</text:p>
          </table:table-cell>
          <table:table-cell office:value-type="float" office:value="0.258151">
            <text:p>0,2581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1881.676077">
            <text:p>291881,676077</text:p>
          </table:table-cell>
          <table:table-cell office:value-type="string">
            <text:p>p'</text:p>
          </table:table-cell>
          <table:table-cell office:value-type="float" office:value="0.169271">
            <text:p>0,1692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8474.874838">
            <text:p>558474,874838</text:p>
          </table:table-cell>
          <table:table-cell office:value-type="string">
            <text:p>p'</text:p>
          </table:table-cell>
          <table:table-cell office:value-type="float" office:value="0.130768">
            <text:p>0,1307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0163.243626">
            <text:p>290163,243626</text:p>
          </table:table-cell>
          <table:table-cell office:value-type="string">
            <text:p>p'</text:p>
          </table:table-cell>
          <table:table-cell office:value-type="float" office:value="0.162904">
            <text:p>0,16290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1139.733718">
            <text:p>291139,733718</text:p>
          </table:table-cell>
          <table:table-cell office:value-type="string">
            <text:p>p'</text:p>
          </table:table-cell>
          <table:table-cell office:value-type="float" office:value="0.173639">
            <text:p>0,1736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5834.027693">
            <text:p>305834,027693</text:p>
          </table:table-cell>
          <table:table-cell office:value-type="string">
            <text:p>p'</text:p>
          </table:table-cell>
          <table:table-cell office:value-type="float" office:value="0.173262">
            <text:p>0,1732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7296.242886">
            <text:p>307296,242886</text:p>
          </table:table-cell>
          <table:table-cell office:value-type="string">
            <text:p>p'</text:p>
          </table:table-cell>
          <table:table-cell office:value-type="float" office:value="0.155573">
            <text:p>0,15557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4381.364855">
            <text:p>524381,364855</text:p>
          </table:table-cell>
          <table:table-cell office:value-type="string">
            <text:p>p'</text:p>
          </table:table-cell>
          <table:table-cell office:value-type="float" office:value="0.128262">
            <text:p>0,1282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1807.301727">
            <text:p>611807,301727</text:p>
          </table:table-cell>
          <table:table-cell office:value-type="string">
            <text:p>p'</text:p>
          </table:table-cell>
          <table:table-cell office:value-type="float" office:value="0.127025">
            <text:p>0,12702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8483.028392">
            <text:p>548483,028392</text:p>
          </table:table-cell>
          <table:table-cell office:value-type="string">
            <text:p>p'</text:p>
          </table:table-cell>
          <table:table-cell office:value-type="float" office:value="0.129329">
            <text:p>0,1293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6174.818763">
            <text:p>536174,818763</text:p>
          </table:table-cell>
          <table:table-cell office:value-type="string">
            <text:p>p'</text:p>
          </table:table-cell>
          <table:table-cell office:value-type="float" office:value="0.131439">
            <text:p>0,1314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1783.381923">
            <text:p>551783,381923</text:p>
          </table:table-cell>
          <table:table-cell office:value-type="string">
            <text:p>p'</text:p>
          </table:table-cell>
          <table:table-cell office:value-type="float" office:value="0.130951">
            <text:p>0,1309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7572.421781">
            <text:p>637572,421781</text:p>
          </table:table-cell>
          <table:table-cell office:value-type="string">
            <text:p>p'</text:p>
          </table:table-cell>
          <table:table-cell office:value-type="float" office:value="0.11765">
            <text:p>0,117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262.364199">
            <text:p>140262,364199</text:p>
          </table:table-cell>
          <table:table-cell office:value-type="string">
            <text:p>p'</text:p>
          </table:table-cell>
          <table:table-cell office:value-type="float" office:value="0.126276">
            <text:p>0,1262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2989.15984">
            <text:p>182989,15984</text:p>
          </table:table-cell>
          <table:table-cell office:value-type="string">
            <text:p>p'</text:p>
          </table:table-cell>
          <table:table-cell office:value-type="float" office:value="0.048958">
            <text:p>0,0489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592.077664">
            <text:p>137592,077664</text:p>
          </table:table-cell>
          <table:table-cell office:value-type="string">
            <text:p>p'</text:p>
          </table:table-cell>
          <table:table-cell office:value-type="float" office:value="0.020286">
            <text:p>0,0202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422.268278">
            <text:p>136422,268278</text:p>
          </table:table-cell>
          <table:table-cell office:value-type="string">
            <text:p>p'</text:p>
          </table:table-cell>
          <table:table-cell office:value-type="float" office:value="0.010775">
            <text:p>0,0107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479.002359">
            <text:p>126479,002359</text:p>
          </table:table-cell>
          <table:table-cell office:value-type="string">
            <text:p>p'</text:p>
          </table:table-cell>
          <table:table-cell office:value-type="float" office:value="0.126927">
            <text:p>0,12692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9128.276717">
            <text:p>179128,276717</text:p>
          </table:table-cell>
          <table:table-cell office:value-type="string">
            <text:p>p'</text:p>
          </table:table-cell>
          <table:table-cell office:value-type="float" office:value="0.095098">
            <text:p>0,0950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4392.67462">
            <text:p>184392,67462</text:p>
          </table:table-cell>
          <table:table-cell office:value-type="string">
            <text:p>p'</text:p>
          </table:table-cell>
          <table:table-cell office:value-type="float" office:value="0.058665">
            <text:p>0,05866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6562.518146">
            <text:p>106562,518146</text:p>
          </table:table-cell>
          <table:table-cell office:value-type="string">
            <text:p>p'</text:p>
          </table:table-cell>
          <table:table-cell office:value-type="float" office:value="0.02332">
            <text:p>0,023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5779.788484">
            <text:p>155779,788484</text:p>
          </table:table-cell>
          <table:table-cell office:value-type="string">
            <text:p>p'</text:p>
          </table:table-cell>
          <table:table-cell office:value-type="float" office:value="0.011081">
            <text:p>0,0110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529.361418">
            <text:p>149529,361418</text:p>
          </table:table-cell>
          <table:table-cell office:value-type="string">
            <text:p>p'</text:p>
          </table:table-cell>
          <table:table-cell office:value-type="float" office:value="0.048835">
            <text:p>0,0488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5799.242809">
            <text:p>155799,242809</text:p>
          </table:table-cell>
          <table:table-cell office:value-type="string">
            <text:p>p'</text:p>
          </table:table-cell>
          <table:table-cell office:value-type="float" office:value="0.057487">
            <text:p>0,057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901.069557">
            <text:p>126901,069557</text:p>
          </table:table-cell>
          <table:table-cell office:value-type="string">
            <text:p>p'</text:p>
          </table:table-cell>
          <table:table-cell office:value-type="float" office:value="0.045957">
            <text:p>0,0459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8075.794326">
            <text:p>138075,794326</text:p>
          </table:table-cell>
          <table:table-cell office:value-type="string">
            <text:p>p'</text:p>
          </table:table-cell>
          <table:table-cell office:value-type="float" office:value="0.023867">
            <text:p>0,02386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5982.006615">
            <text:p>145982,006615</text:p>
          </table:table-cell>
          <table:table-cell office:value-type="string">
            <text:p>p'</text:p>
          </table:table-cell>
          <table:table-cell office:value-type="float" office:value="0.01181">
            <text:p>0,011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139.58511">
            <text:p>136139,58511</text:p>
          </table:table-cell>
          <table:table-cell office:value-type="string">
            <text:p>p'</text:p>
          </table:table-cell>
          <table:table-cell office:value-type="float" office:value="0.021074">
            <text:p>0,02107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8245.059666">
            <text:p>158245,059666</text:p>
          </table:table-cell>
          <table:table-cell office:value-type="string">
            <text:p>p'</text:p>
          </table:table-cell>
          <table:table-cell office:value-type="float" office:value="0.024551">
            <text:p>0,0245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962.812563">
            <text:p>135962,812563</text:p>
          </table:table-cell>
          <table:table-cell office:value-type="string">
            <text:p>p'</text:p>
          </table:table-cell>
          <table:table-cell office:value-type="float" office:value="0.025703">
            <text:p>0,02570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353.706772">
            <text:p>132353,706772</text:p>
          </table:table-cell>
          <table:table-cell office:value-type="string">
            <text:p>p'</text:p>
          </table:table-cell>
          <table:table-cell office:value-type="float" office:value="0.019805">
            <text:p>0,01980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3285.726923">
            <text:p>183285,726923</text:p>
          </table:table-cell>
          <table:table-cell office:value-type="string">
            <text:p>p'</text:p>
          </table:table-cell>
          <table:table-cell office:value-type="float" office:value="0.013542">
            <text:p>0,01354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700.555754">
            <text:p>132700,555754</text:p>
          </table:table-cell>
          <table:table-cell office:value-type="string">
            <text:p>p'</text:p>
          </table:table-cell>
          <table:table-cell office:value-type="float" office:value="0.010918">
            <text:p>0,01091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9497.61563">
            <text:p>139497,61563</text:p>
          </table:table-cell>
          <table:table-cell office:value-type="string">
            <text:p>p'</text:p>
          </table:table-cell>
          <table:table-cell office:value-type="float" office:value="0.012246">
            <text:p>0,0122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4758.258065">
            <text:p>164758,258065</text:p>
          </table:table-cell>
          <table:table-cell office:value-type="string">
            <text:p>p'</text:p>
          </table:table-cell>
          <table:table-cell office:value-type="float" office:value="0.012715">
            <text:p>0,0127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158.548523">
            <text:p>147158,548523</text:p>
          </table:table-cell>
          <table:table-cell office:value-type="string">
            <text:p>p'</text:p>
          </table:table-cell>
          <table:table-cell office:value-type="float" office:value="0.012344">
            <text:p>0,0123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493.085915">
            <text:p>141493,085915</text:p>
          </table:table-cell>
          <table:table-cell office:value-type="string">
            <text:p>p'</text:p>
          </table:table-cell>
          <table:table-cell office:value-type="float" office:value="0.011139">
            <text:p>0,01113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9.471139">
            <text:p>1319,471139</text:p>
          </table:table-cell>
          <table:table-cell office:value-type="string">
            <text:p>p'</text:p>
          </table:table-cell>
          <table:table-cell office:value-type="float" office:value="0.987135">
            <text:p>0,9871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65.694346">
            <text:p>3765,694346</text:p>
          </table:table-cell>
          <table:table-cell office:value-type="string">
            <text:p>p'</text:p>
          </table:table-cell>
          <table:table-cell office:value-type="float" office:value="0.988913">
            <text:p>0,98891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39.048332">
            <text:p>5939,048332</text:p>
          </table:table-cell>
          <table:table-cell office:value-type="string">
            <text:p>p'</text:p>
          </table:table-cell>
          <table:table-cell office:value-type="float" office:value="0.959349">
            <text:p>0,95934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805.964185">
            <text:p>10805,964185</text:p>
          </table:table-cell>
          <table:table-cell office:value-type="string">
            <text:p>p'</text:p>
          </table:table-cell>
          <table:table-cell office:value-type="float" office:value="0.976146">
            <text:p>0,97614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173.594777">
            <text:p>10173,594777</text:p>
          </table:table-cell>
          <table:table-cell office:value-type="string">
            <text:p>p'</text:p>
          </table:table-cell>
          <table:table-cell office:value-type="float" office:value="0.949629">
            <text:p>0,9496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71.535498">
            <text:p>14271,535498</text:p>
          </table:table-cell>
          <table:table-cell office:value-type="string">
            <text:p>p'</text:p>
          </table:table-cell>
          <table:table-cell office:value-type="float" office:value="0.956445">
            <text:p>0,9564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173.461147">
            <text:p>11173,461147</text:p>
          </table:table-cell>
          <table:table-cell office:value-type="string">
            <text:p>p'</text:p>
          </table:table-cell>
          <table:table-cell office:value-type="float" office:value="0.944063">
            <text:p>0,9440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629.304172">
            <text:p>15629,304172</text:p>
          </table:table-cell>
          <table:table-cell office:value-type="string">
            <text:p>p'</text:p>
          </table:table-cell>
          <table:table-cell office:value-type="float" office:value="0.931875">
            <text:p>0,93187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454.358962">
            <text:p>15454,358962</text:p>
          </table:table-cell>
          <table:table-cell office:value-type="string">
            <text:p>p'</text:p>
          </table:table-cell>
          <table:table-cell office:value-type="float" office:value="0.921966">
            <text:p>0,9219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780.660741">
            <text:p>17780,660741</text:p>
          </table:table-cell>
          <table:table-cell office:value-type="string">
            <text:p>p'</text:p>
          </table:table-cell>
          <table:table-cell office:value-type="float" office:value="0.903835">
            <text:p>0,90383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165.815954">
            <text:p>19165,815954</text:p>
          </table:table-cell>
          <table:table-cell office:value-type="string">
            <text:p>p'</text:p>
          </table:table-cell>
          <table:table-cell office:value-type="float" office:value="0.889616">
            <text:p>0,8896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351.453489">
            <text:p>24351,453489</text:p>
          </table:table-cell>
          <table:table-cell office:value-type="string">
            <text:p>p'</text:p>
          </table:table-cell>
          <table:table-cell office:value-type="float" office:value="0.871914">
            <text:p>0,87191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251.600191">
            <text:p>41251,600191</text:p>
          </table:table-cell>
          <table:table-cell office:value-type="string">
            <text:p>p'</text:p>
          </table:table-cell>
          <table:table-cell office:value-type="float" office:value="0.852376">
            <text:p>0,85237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8114.051185">
            <text:p>58114,051185</text:p>
          </table:table-cell>
          <table:table-cell office:value-type="string">
            <text:p>p'</text:p>
          </table:table-cell>
          <table:table-cell office:value-type="float" office:value="0.829811">
            <text:p>0,8298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3295.531036">
            <text:p>963295,531036</text:p>
          </table:table-cell>
          <table:table-cell office:value-type="string">
            <text:p>p'</text:p>
          </table:table-cell>
          <table:table-cell office:value-type="float" office:value="0.757168">
            <text:p>0,7571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15173.934415">
            <text:p>915173,934415</text:p>
          </table:table-cell>
          <table:table-cell office:value-type="string">
            <text:p>p'</text:p>
          </table:table-cell>
          <table:table-cell office:value-type="float" office:value="0.654766">
            <text:p>0,6547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2572.546636">
            <text:p>802572,546636</text:p>
          </table:table-cell>
          <table:table-cell office:value-type="string">
            <text:p>p'</text:p>
          </table:table-cell>
          <table:table-cell office:value-type="float" office:value="0.445254">
            <text:p>0,4452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0">
            <text:p>10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2084.808466">
            <text:p>642084,808466</text:p>
          </table:table-cell>
          <table:table-cell office:value-type="string">
            <text:p>p'</text:p>
          </table:table-cell>
          <table:table-cell office:value-type="float" office:value="0.128893">
            <text:p>0,128893</text:p>
          </table:table-cell>
        </table:table-row>
      </table:table>
      <table:table table:name="Feuille4" table:style-name="ta1" table:print="false">
        <table:table-column table:style-name="co3" table:number-columns-repeated="21" table:default-cell-style-name="Default"/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.370984">
            <text:p>1,370984</text:p>
          </table:table-cell>
          <table:table-cell office:value-type="string">
            <text:p>p'</text:p>
          </table:table-cell>
          <table:table-cell office:value-type="float" office:value="0.926836">
            <text:p>0,9268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957263">
            <text:p>2,957263</text:p>
          </table:table-cell>
          <table:table-cell office:value-type="string">
            <text:p>p'</text:p>
          </table:table-cell>
          <table:table-cell office:value-type="float" office:value="0.84555">
            <text:p>0,8455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.426288">
            <text:p>4,426288</text:p>
          </table:table-cell>
          <table:table-cell office:value-type="string">
            <text:p>p'</text:p>
          </table:table-cell>
          <table:table-cell office:value-type="float" office:value="0.761602">
            <text:p>0,7616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.286451">
            <text:p>5,286451</text:p>
          </table:table-cell>
          <table:table-cell office:value-type="string">
            <text:p>p'</text:p>
          </table:table-cell>
          <table:table-cell office:value-type="float" office:value="0.607549">
            <text:p>0,60754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.483179">
            <text:p>6,483179</text:p>
          </table:table-cell>
          <table:table-cell office:value-type="string">
            <text:p>p'</text:p>
          </table:table-cell>
          <table:table-cell office:value-type="float" office:value="0.523268">
            <text:p>0,52326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.911394">
            <text:p>6,911394</text:p>
          </table:table-cell>
          <table:table-cell office:value-type="string">
            <text:p>p'</text:p>
          </table:table-cell>
          <table:table-cell office:value-type="float" office:value="0.337181">
            <text:p>0,33718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980387">
            <text:p>7,980387</text:p>
          </table:table-cell>
          <table:table-cell office:value-type="string">
            <text:p>p'</text:p>
          </table:table-cell>
          <table:table-cell office:value-type="float" office:value="0.273854">
            <text:p>0,27385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">
            <text:p>8</text:p>
          </table:table-cell>
          <table:table-cell office:value-type="string">
            <text:p>p'</text:p>
          </table:table-cell>
          <table:table-cell office:value-type="float" office:value="0.105199">
            <text:p>0,10519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">
            <text:p>9</text:p>
          </table:table-cell>
          <table:table-cell office:value-type="string">
            <text:p>p'</text:p>
          </table:table-cell>
          <table:table-cell office:value-type="float" office:value="0.079046">
            <text:p>0,07904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059307">
            <text:p>2,059307</text:p>
          </table:table-cell>
          <table:table-cell office:value-type="string">
            <text:p>p'</text:p>
          </table:table-cell>
          <table:table-cell office:value-type="float" office:value="0.957129">
            <text:p>0,95712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.370851">
            <text:p>5,370851</text:p>
          </table:table-cell>
          <table:table-cell office:value-type="string">
            <text:p>p'</text:p>
          </table:table-cell>
          <table:table-cell office:value-type="float" office:value="0.94862">
            <text:p>0,948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.562553">
            <text:p>8,562553</text:p>
          </table:table-cell>
          <table:table-cell office:value-type="string">
            <text:p>p'</text:p>
          </table:table-cell>
          <table:table-cell office:value-type="float" office:value="0.936452">
            <text:p>0,93645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.580759">
            <text:p>11,580759</text:p>
          </table:table-cell>
          <table:table-cell office:value-type="string">
            <text:p>p'</text:p>
          </table:table-cell>
          <table:table-cell office:value-type="float" office:value="0.925811">
            <text:p>0,9258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.598391">
            <text:p>14,598391</text:p>
          </table:table-cell>
          <table:table-cell office:value-type="string">
            <text:p>p'</text:p>
          </table:table-cell>
          <table:table-cell office:value-type="float" office:value="0.913724">
            <text:p>0,9137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491814">
            <text:p>17,491814</text:p>
          </table:table-cell>
          <table:table-cell office:value-type="string">
            <text:p>p'</text:p>
          </table:table-cell>
          <table:table-cell office:value-type="float" office:value="0.898275">
            <text:p>0,89827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.450912">
            <text:p>20,450912</text:p>
          </table:table-cell>
          <table:table-cell office:value-type="string">
            <text:p>p'</text:p>
          </table:table-cell>
          <table:table-cell office:value-type="float" office:value="0.881338">
            <text:p>0,88133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.102317">
            <text:p>23,102317</text:p>
          </table:table-cell>
          <table:table-cell office:value-type="string">
            <text:p>p'</text:p>
          </table:table-cell>
          <table:table-cell office:value-type="float" office:value="0.862507">
            <text:p>0,86250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.921513">
            <text:p>25,921513</text:p>
          </table:table-cell>
          <table:table-cell office:value-type="string">
            <text:p>p'</text:p>
          </table:table-cell>
          <table:table-cell office:value-type="float" office:value="0.843424">
            <text:p>0,8434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.350359">
            <text:p>28,350359</text:p>
          </table:table-cell>
          <table:table-cell office:value-type="string">
            <text:p>p'</text:p>
          </table:table-cell>
          <table:table-cell office:value-type="float" office:value="0.820716">
            <text:p>0,82071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.058996">
            <text:p>31,058996</text:p>
          </table:table-cell>
          <table:table-cell office:value-type="string">
            <text:p>p'</text:p>
          </table:table-cell>
          <table:table-cell office:value-type="float" office:value="0.800944">
            <text:p>0,80094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.295616">
            <text:p>33,295616</text:p>
          </table:table-cell>
          <table:table-cell office:value-type="string">
            <text:p>p'</text:p>
          </table:table-cell>
          <table:table-cell office:value-type="float" office:value="0.775824">
            <text:p>0,7758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.802665">
            <text:p>35,802665</text:p>
          </table:table-cell>
          <table:table-cell office:value-type="string">
            <text:p>p'</text:p>
          </table:table-cell>
          <table:table-cell office:value-type="float" office:value="0.753893">
            <text:p>0,75389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7.978021">
            <text:p>37,978021</text:p>
          </table:table-cell>
          <table:table-cell office:value-type="string">
            <text:p>p'</text:p>
          </table:table-cell>
          <table:table-cell office:value-type="float" office:value="0.728369">
            <text:p>0,72836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.350214">
            <text:p>40,350214</text:p>
          </table:table-cell>
          <table:table-cell office:value-type="string">
            <text:p>p'</text:p>
          </table:table-cell>
          <table:table-cell office:value-type="float" office:value="0.705511">
            <text:p>0,7055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.315423">
            <text:p>42,315423</text:p>
          </table:table-cell>
          <table:table-cell office:value-type="string">
            <text:p>p'</text:p>
          </table:table-cell>
          <table:table-cell office:value-type="float" office:value="0.678942">
            <text:p>0,67894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.606997">
            <text:p>44,606997</text:p>
          </table:table-cell>
          <table:table-cell office:value-type="string">
            <text:p>p'</text:p>
          </table:table-cell>
          <table:table-cell office:value-type="float" office:value="0.655758">
            <text:p>0,65575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.410724">
            <text:p>46,410724</text:p>
          </table:table-cell>
          <table:table-cell office:value-type="string">
            <text:p>p'</text:p>
          </table:table-cell>
          <table:table-cell office:value-type="float" office:value="0.626514">
            <text:p>0,62651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.6632">
            <text:p>48,6632</text:p>
          </table:table-cell>
          <table:table-cell office:value-type="string">
            <text:p>p'</text:p>
          </table:table-cell>
          <table:table-cell office:value-type="float" office:value="0.605964">
            <text:p>0,60596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.263799">
            <text:p>50,263799</text:p>
          </table:table-cell>
          <table:table-cell office:value-type="string">
            <text:p>p'</text:p>
          </table:table-cell>
          <table:table-cell office:value-type="float" office:value="0.577969">
            <text:p>0,57796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.368226">
            <text:p>52,368226</text:p>
          </table:table-cell>
          <table:table-cell office:value-type="string">
            <text:p>p'</text:p>
          </table:table-cell>
          <table:table-cell office:value-type="float" office:value="0.554408">
            <text:p>0,55440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.017585">
            <text:p>54,017585</text:p>
          </table:table-cell>
          <table:table-cell office:value-type="string">
            <text:p>p'</text:p>
          </table:table-cell>
          <table:table-cell office:value-type="float" office:value="0.529434">
            <text:p>0,52943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.02549">
            <text:p>56,02549</text:p>
          </table:table-cell>
          <table:table-cell office:value-type="string">
            <text:p>p'</text:p>
          </table:table-cell>
          <table:table-cell office:value-type="float" office:value="0.508148">
            <text:p>0,50814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.384545">
            <text:p>57,384545</text:p>
          </table:table-cell>
          <table:table-cell office:value-type="string">
            <text:p>p'</text:p>
          </table:table-cell>
          <table:table-cell office:value-type="float" office:value="0.478506">
            <text:p>0,47850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.386655">
            <text:p>59,386655</text:p>
          </table:table-cell>
          <table:table-cell office:value-type="string">
            <text:p>p'</text:p>
          </table:table-cell>
          <table:table-cell office:value-type="float" office:value="0.456842">
            <text:p>0,45684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.640543">
            <text:p>60,640543</text:p>
          </table:table-cell>
          <table:table-cell office:value-type="string">
            <text:p>p'</text:p>
          </table:table-cell>
          <table:table-cell office:value-type="float" office:value="0.431051">
            <text:p>0,43105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.461371">
            <text:p>62,461371</text:p>
          </table:table-cell>
          <table:table-cell office:value-type="string">
            <text:p>p'</text:p>
          </table:table-cell>
          <table:table-cell office:value-type="float" office:value="0.410221">
            <text:p>0,41022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.740854">
            <text:p>63,740854</text:p>
          </table:table-cell>
          <table:table-cell office:value-type="string">
            <text:p>p'</text:p>
          </table:table-cell>
          <table:table-cell office:value-type="float" office:value="0.382767">
            <text:p>0,38276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.426185">
            <text:p>65,426185</text:p>
          </table:table-cell>
          <table:table-cell office:value-type="string">
            <text:p>p'</text:p>
          </table:table-cell>
          <table:table-cell office:value-type="float" office:value="0.365234">
            <text:p>0,36523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.522977">
            <text:p>66,522977</text:p>
          </table:table-cell>
          <table:table-cell office:value-type="string">
            <text:p>p'</text:p>
          </table:table-cell>
          <table:table-cell office:value-type="float" office:value="0.339229">
            <text:p>0,33922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.238643">
            <text:p>68,238643</text:p>
          </table:table-cell>
          <table:table-cell office:value-type="string">
            <text:p>p'</text:p>
          </table:table-cell>
          <table:table-cell office:value-type="float" office:value="0.321383">
            <text:p>0,32138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.15076">
            <text:p>69,15076</text:p>
          </table:table-cell>
          <table:table-cell office:value-type="string">
            <text:p>p'</text:p>
          </table:table-cell>
          <table:table-cell office:value-type="float" office:value="0.296696">
            <text:p>0,29669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.876238">
            <text:p>70,876238</text:p>
          </table:table-cell>
          <table:table-cell office:value-type="string">
            <text:p>p'</text:p>
          </table:table-cell>
          <table:table-cell office:value-type="float" office:value="0.279593">
            <text:p>0,27959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.597289">
            <text:p>71,597289</text:p>
          </table:table-cell>
          <table:table-cell office:value-type="string">
            <text:p>p'</text:p>
          </table:table-cell>
          <table:table-cell office:value-type="float" office:value="0.257402">
            <text:p>0,2574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.36046">
            <text:p>73,36046</text:p>
          </table:table-cell>
          <table:table-cell office:value-type="string">
            <text:p>p'</text:p>
          </table:table-cell>
          <table:table-cell office:value-type="float" office:value="0.240163">
            <text:p>0,24016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.046977">
            <text:p>74,046977</text:p>
          </table:table-cell>
          <table:table-cell office:value-type="string">
            <text:p>p'</text:p>
          </table:table-cell>
          <table:table-cell office:value-type="float" office:value="0.218968">
            <text:p>0,21896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.64299">
            <text:p>75,64299</text:p>
          </table:table-cell>
          <table:table-cell office:value-type="string">
            <text:p>p'</text:p>
          </table:table-cell>
          <table:table-cell office:value-type="float" office:value="0.204307">
            <text:p>0,20430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.156032">
            <text:p>76,156032</text:p>
          </table:table-cell>
          <table:table-cell office:value-type="string">
            <text:p>p'</text:p>
          </table:table-cell>
          <table:table-cell office:value-type="float" office:value="0.184466">
            <text:p>0,18446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.651819">
            <text:p>77,651819</text:p>
          </table:table-cell>
          <table:table-cell office:value-type="string">
            <text:p>p'</text:p>
          </table:table-cell>
          <table:table-cell office:value-type="float" office:value="0.172464">
            <text:p>0,17246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.197687">
            <text:p>78,197687</text:p>
          </table:table-cell>
          <table:table-cell office:value-type="string">
            <text:p>p'</text:p>
          </table:table-cell>
          <table:table-cell office:value-type="float" office:value="0.152809">
            <text:p>0,15280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.60344">
            <text:p>79,60344</text:p>
          </table:table-cell>
          <table:table-cell office:value-type="string">
            <text:p>p'</text:p>
          </table:table-cell>
          <table:table-cell office:value-type="float" office:value="0.14306">
            <text:p>0,1430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.947932">
            <text:p>79,947932</text:p>
          </table:table-cell>
          <table:table-cell office:value-type="string">
            <text:p>p'</text:p>
          </table:table-cell>
          <table:table-cell office:value-type="float" office:value="0.125537">
            <text:p>0,12553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.400201">
            <text:p>81,400201</text:p>
          </table:table-cell>
          <table:table-cell office:value-type="string">
            <text:p>p'</text:p>
          </table:table-cell>
          <table:table-cell office:value-type="float" office:value="0.116592">
            <text:p>0,1165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.615104">
            <text:p>81,615104</text:p>
          </table:table-cell>
          <table:table-cell office:value-type="string">
            <text:p>p'</text:p>
          </table:table-cell>
          <table:table-cell office:value-type="float" office:value="0.101556">
            <text:p>0,1015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.86123">
            <text:p>82,86123</text:p>
          </table:table-cell>
          <table:table-cell office:value-type="string">
            <text:p>p'</text:p>
          </table:table-cell>
          <table:table-cell office:value-type="float" office:value="0.093408">
            <text:p>0,09340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.079296">
            <text:p>83,079296</text:p>
          </table:table-cell>
          <table:table-cell office:value-type="string">
            <text:p>p'</text:p>
          </table:table-cell>
          <table:table-cell office:value-type="float" office:value="0.08042">
            <text:p>0,0804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.400433">
            <text:p>84,400433</text:p>
          </table:table-cell>
          <table:table-cell office:value-type="string">
            <text:p>p'</text:p>
          </table:table-cell>
          <table:table-cell office:value-type="float" office:value="0.073708">
            <text:p>0,07370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.509779">
            <text:p>84,509779</text:p>
          </table:table-cell>
          <table:table-cell office:value-type="string">
            <text:p>p'</text:p>
          </table:table-cell>
          <table:table-cell office:value-type="float" office:value="0.062246">
            <text:p>0,06224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5.655034">
            <text:p>85,655034</text:p>
          </table:table-cell>
          <table:table-cell office:value-type="string">
            <text:p>p'</text:p>
          </table:table-cell>
          <table:table-cell office:value-type="float" office:value="0.057458">
            <text:p>0,05745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5.687466">
            <text:p>85,687466</text:p>
          </table:table-cell>
          <table:table-cell office:value-type="string">
            <text:p>p'</text:p>
          </table:table-cell>
          <table:table-cell office:value-type="float" office:value="0.047995">
            <text:p>0,04799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117784">
            <text:p>2,117784</text:p>
          </table:table-cell>
          <table:table-cell office:value-type="string">
            <text:p>p'</text:p>
          </table:table-cell>
          <table:table-cell office:value-type="float" office:value="0.958148">
            <text:p>0,95814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.629908">
            <text:p>5,629908</text:p>
          </table:table-cell>
          <table:table-cell office:value-type="string">
            <text:p>p'</text:p>
          </table:table-cell>
          <table:table-cell office:value-type="float" office:value="0.9493">
            <text:p>0,949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.806777">
            <text:p>9,806777</text:p>
          </table:table-cell>
          <table:table-cell office:value-type="string">
            <text:p>p'</text:p>
          </table:table-cell>
          <table:table-cell office:value-type="float" office:value="0.941608">
            <text:p>0,94160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.369574">
            <text:p>14,369574</text:p>
          </table:table-cell>
          <table:table-cell office:value-type="string">
            <text:p>p'</text:p>
          </table:table-cell>
          <table:table-cell office:value-type="float" office:value="0.934951">
            <text:p>0,93495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.719029">
            <text:p>19,719029</text:p>
          </table:table-cell>
          <table:table-cell office:value-type="string">
            <text:p>p'</text:p>
          </table:table-cell>
          <table:table-cell office:value-type="float" office:value="0.931432">
            <text:p>0,93143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.742111">
            <text:p>25,742111</text:p>
          </table:table-cell>
          <table:table-cell office:value-type="string">
            <text:p>p'</text:p>
          </table:table-cell>
          <table:table-cell office:value-type="float" office:value="0.930811">
            <text:p>0,9308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.438667">
            <text:p>32,438667</text:p>
          </table:table-cell>
          <table:table-cell office:value-type="string">
            <text:p>p'</text:p>
          </table:table-cell>
          <table:table-cell office:value-type="float" office:value="0.927852">
            <text:p>0,92785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.408529">
            <text:p>39,408529</text:p>
          </table:table-cell>
          <table:table-cell office:value-type="string">
            <text:p>p'</text:p>
          </table:table-cell>
          <table:table-cell office:value-type="float" office:value="0.92862">
            <text:p>0,928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.468258">
            <text:p>47,468258</text:p>
          </table:table-cell>
          <table:table-cell office:value-type="string">
            <text:p>p'</text:p>
          </table:table-cell>
          <table:table-cell office:value-type="float" office:value="0.92682">
            <text:p>0,9268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.180965">
            <text:p>56,180965</text:p>
          </table:table-cell>
          <table:table-cell office:value-type="string">
            <text:p>p'</text:p>
          </table:table-cell>
          <table:table-cell office:value-type="float" office:value="0.926709">
            <text:p>0,92670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.358822">
            <text:p>64,358822</text:p>
          </table:table-cell>
          <table:table-cell office:value-type="string">
            <text:p>p'</text:p>
          </table:table-cell>
          <table:table-cell office:value-type="float" office:value="0.926009">
            <text:p>0,92600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.91763">
            <text:p>71,91763</text:p>
          </table:table-cell>
          <table:table-cell office:value-type="string">
            <text:p>p'</text:p>
          </table:table-cell>
          <table:table-cell office:value-type="float" office:value="0.922223">
            <text:p>0,9222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.248703">
            <text:p>79,248703</text:p>
          </table:table-cell>
          <table:table-cell office:value-type="string">
            <text:p>p'</text:p>
          </table:table-cell>
          <table:table-cell office:value-type="float" office:value="0.919535">
            <text:p>0,91953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.229991">
            <text:p>86,229991</text:p>
          </table:table-cell>
          <table:table-cell office:value-type="string">
            <text:p>p'</text:p>
          </table:table-cell>
          <table:table-cell office:value-type="float" office:value="0.9154">
            <text:p>0,915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3.214778">
            <text:p>93,214778</text:p>
          </table:table-cell>
          <table:table-cell office:value-type="string">
            <text:p>p'</text:p>
          </table:table-cell>
          <table:table-cell office:value-type="float" office:value="0.914036">
            <text:p>0,9140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9.963092">
            <text:p>99,963092</text:p>
          </table:table-cell>
          <table:table-cell office:value-type="string">
            <text:p>p'</text:p>
          </table:table-cell>
          <table:table-cell office:value-type="float" office:value="0.912314">
            <text:p>0,91231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7.19706">
            <text:p>107,19706</text:p>
          </table:table-cell>
          <table:table-cell office:value-type="string">
            <text:p>p'</text:p>
          </table:table-cell>
          <table:table-cell office:value-type="float" office:value="0.909362">
            <text:p>0,9093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4.216753">
            <text:p>114,216753</text:p>
          </table:table-cell>
          <table:table-cell office:value-type="string">
            <text:p>p'</text:p>
          </table:table-cell>
          <table:table-cell office:value-type="float" office:value="0.906462">
            <text:p>0,9064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1.957245">
            <text:p>121,957245</text:p>
          </table:table-cell>
          <table:table-cell office:value-type="string">
            <text:p>p'</text:p>
          </table:table-cell>
          <table:table-cell office:value-type="float" office:value="0.903587">
            <text:p>0,9035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9.006291">
            <text:p>129,006291</text:p>
          </table:table-cell>
          <table:table-cell office:value-type="string">
            <text:p>p'</text:p>
          </table:table-cell>
          <table:table-cell office:value-type="float" office:value="0.898262">
            <text:p>0,8982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.095114">
            <text:p>136,095114</text:p>
          </table:table-cell>
          <table:table-cell office:value-type="string">
            <text:p>p'</text:p>
          </table:table-cell>
          <table:table-cell office:value-type="float" office:value="0.893867">
            <text:p>0,89386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.405959">
            <text:p>143,405959</text:p>
          </table:table-cell>
          <table:table-cell office:value-type="string">
            <text:p>p'</text:p>
          </table:table-cell>
          <table:table-cell office:value-type="float" office:value="0.889925">
            <text:p>0,88992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.616829">
            <text:p>149,616829</text:p>
          </table:table-cell>
          <table:table-cell office:value-type="string">
            <text:p>p'</text:p>
          </table:table-cell>
          <table:table-cell office:value-type="float" office:value="0.886084">
            <text:p>0,88608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6.928105">
            <text:p>156,928105</text:p>
          </table:table-cell>
          <table:table-cell office:value-type="string">
            <text:p>p'</text:p>
          </table:table-cell>
          <table:table-cell office:value-type="float" office:value="0.882279">
            <text:p>0,88227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4.192755">
            <text:p>164,192755</text:p>
          </table:table-cell>
          <table:table-cell office:value-type="string">
            <text:p>p'</text:p>
          </table:table-cell>
          <table:table-cell office:value-type="float" office:value="0.878623">
            <text:p>0,8786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1.618878">
            <text:p>171,618878</text:p>
          </table:table-cell>
          <table:table-cell office:value-type="string">
            <text:p>p'</text:p>
          </table:table-cell>
          <table:table-cell office:value-type="float" office:value="0.871621">
            <text:p>0,87162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8.300962">
            <text:p>178,300962</text:p>
          </table:table-cell>
          <table:table-cell office:value-type="string">
            <text:p>p'</text:p>
          </table:table-cell>
          <table:table-cell office:value-type="float" office:value="0.867822">
            <text:p>0,86782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3.662177">
            <text:p>183,662177</text:p>
          </table:table-cell>
          <table:table-cell office:value-type="string">
            <text:p>p'</text:p>
          </table:table-cell>
          <table:table-cell office:value-type="float" office:value="0.862773">
            <text:p>0,86277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1.179024">
            <text:p>191,179024</text:p>
          </table:table-cell>
          <table:table-cell office:value-type="string">
            <text:p>p'</text:p>
          </table:table-cell>
          <table:table-cell office:value-type="float" office:value="0.856423">
            <text:p>0,8564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8.134875">
            <text:p>198,134875</text:p>
          </table:table-cell>
          <table:table-cell office:value-type="string">
            <text:p>p'</text:p>
          </table:table-cell>
          <table:table-cell office:value-type="float" office:value="0.850469">
            <text:p>0,85046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4.399688">
            <text:p>204,399688</text:p>
          </table:table-cell>
          <table:table-cell office:value-type="string">
            <text:p>p'</text:p>
          </table:table-cell>
          <table:table-cell office:value-type="float" office:value="0.845296">
            <text:p>0,84529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0.92345">
            <text:p>210,92345</text:p>
          </table:table-cell>
          <table:table-cell office:value-type="string">
            <text:p>p'</text:p>
          </table:table-cell>
          <table:table-cell office:value-type="float" office:value="0.838997">
            <text:p>0,83899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7.481427">
            <text:p>217,481427</text:p>
          </table:table-cell>
          <table:table-cell office:value-type="string">
            <text:p>p'</text:p>
          </table:table-cell>
          <table:table-cell office:value-type="float" office:value="0.833649">
            <text:p>0,83364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3.228705">
            <text:p>223,228705</text:p>
          </table:table-cell>
          <table:table-cell office:value-type="string">
            <text:p>p'</text:p>
          </table:table-cell>
          <table:table-cell office:value-type="float" office:value="0.828076">
            <text:p>0,82807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9.711997">
            <text:p>229,711997</text:p>
          </table:table-cell>
          <table:table-cell office:value-type="string">
            <text:p>p'</text:p>
          </table:table-cell>
          <table:table-cell office:value-type="float" office:value="0.822035">
            <text:p>0,82203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6.033071">
            <text:p>236,033071</text:p>
          </table:table-cell>
          <table:table-cell office:value-type="string">
            <text:p>p'</text:p>
          </table:table-cell>
          <table:table-cell office:value-type="float" office:value="0.816198">
            <text:p>0,81619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2.224297">
            <text:p>242,224297</text:p>
          </table:table-cell>
          <table:table-cell office:value-type="string">
            <text:p>p'</text:p>
          </table:table-cell>
          <table:table-cell office:value-type="float" office:value="0.810605">
            <text:p>0,81060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8.2662">
            <text:p>248,2662</text:p>
          </table:table-cell>
          <table:table-cell office:value-type="string">
            <text:p>p'</text:p>
          </table:table-cell>
          <table:table-cell office:value-type="float" office:value="0.802454">
            <text:p>0,80245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3.157359">
            <text:p>253,157359</text:p>
          </table:table-cell>
          <table:table-cell office:value-type="string">
            <text:p>p'</text:p>
          </table:table-cell>
          <table:table-cell office:value-type="float" office:value="0.797962">
            <text:p>0,7979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9.948598">
            <text:p>259,948598</text:p>
          </table:table-cell>
          <table:table-cell office:value-type="string">
            <text:p>p'</text:p>
          </table:table-cell>
          <table:table-cell office:value-type="float" office:value="0.791097">
            <text:p>0,79109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5.496059">
            <text:p>265,496059</text:p>
          </table:table-cell>
          <table:table-cell office:value-type="string">
            <text:p>p'</text:p>
          </table:table-cell>
          <table:table-cell office:value-type="float" office:value="0.784766">
            <text:p>0,78476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1.997414">
            <text:p>271,997414</text:p>
          </table:table-cell>
          <table:table-cell office:value-type="string">
            <text:p>p'</text:p>
          </table:table-cell>
          <table:table-cell office:value-type="float" office:value="0.777972">
            <text:p>0,77797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7.668512">
            <text:p>277,668512</text:p>
          </table:table-cell>
          <table:table-cell office:value-type="string">
            <text:p>p'</text:p>
          </table:table-cell>
          <table:table-cell office:value-type="float" office:value="0.772461">
            <text:p>0,77246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2.596218">
            <text:p>282,596218</text:p>
          </table:table-cell>
          <table:table-cell office:value-type="string">
            <text:p>p'</text:p>
          </table:table-cell>
          <table:table-cell office:value-type="float" office:value="0.766628">
            <text:p>0,76662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8.9486">
            <text:p>288,9486</text:p>
          </table:table-cell>
          <table:table-cell office:value-type="string">
            <text:p>p'</text:p>
          </table:table-cell>
          <table:table-cell office:value-type="float" office:value="0.757939">
            <text:p>0,7579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4.994524">
            <text:p>294,994524</text:p>
          </table:table-cell>
          <table:table-cell office:value-type="string">
            <text:p>p'</text:p>
          </table:table-cell>
          <table:table-cell office:value-type="float" office:value="0.751367">
            <text:p>0,75136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9.985542">
            <text:p>299,985542</text:p>
          </table:table-cell>
          <table:table-cell office:value-type="string">
            <text:p>p'</text:p>
          </table:table-cell>
          <table:table-cell office:value-type="float" office:value="0.745492">
            <text:p>0,7454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5.233979">
            <text:p>305,233979</text:p>
          </table:table-cell>
          <table:table-cell office:value-type="string">
            <text:p>p'</text:p>
          </table:table-cell>
          <table:table-cell office:value-type="float" office:value="0.740153">
            <text:p>0,74015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1.570067">
            <text:p>311,570067</text:p>
          </table:table-cell>
          <table:table-cell office:value-type="string">
            <text:p>p'</text:p>
          </table:table-cell>
          <table:table-cell office:value-type="float" office:value="0.732861">
            <text:p>0,73286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6.922854">
            <text:p>316,922854</text:p>
          </table:table-cell>
          <table:table-cell office:value-type="string">
            <text:p>p'</text:p>
          </table:table-cell>
          <table:table-cell office:value-type="float" office:value="0.727194">
            <text:p>0,72719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11669">
            <text:p>2,11669</text:p>
          </table:table-cell>
          <table:table-cell office:value-type="string">
            <text:p>p'</text:p>
          </table:table-cell>
          <table:table-cell office:value-type="float" office:value="0.957005">
            <text:p>0,95700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.603618">
            <text:p>5,603618</text:p>
          </table:table-cell>
          <table:table-cell office:value-type="string">
            <text:p>p'</text:p>
          </table:table-cell>
          <table:table-cell office:value-type="float" office:value="0.951296">
            <text:p>0,95129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.854543">
            <text:p>9,854543</text:p>
          </table:table-cell>
          <table:table-cell office:value-type="string">
            <text:p>p'</text:p>
          </table:table-cell>
          <table:table-cell office:value-type="float" office:value="0.945163">
            <text:p>0,94516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.440632">
            <text:p>14,440632</text:p>
          </table:table-cell>
          <table:table-cell office:value-type="string">
            <text:p>p'</text:p>
          </table:table-cell>
          <table:table-cell office:value-type="float" office:value="0.934736">
            <text:p>0,9347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.624664">
            <text:p>19,624664</text:p>
          </table:table-cell>
          <table:table-cell office:value-type="string">
            <text:p>p'</text:p>
          </table:table-cell>
          <table:table-cell office:value-type="float" office:value="0.931917">
            <text:p>0,93191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.745256">
            <text:p>25,745256</text:p>
          </table:table-cell>
          <table:table-cell office:value-type="string">
            <text:p>p'</text:p>
          </table:table-cell>
          <table:table-cell office:value-type="float" office:value="0.929958">
            <text:p>0,92995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.37545">
            <text:p>32,37545</text:p>
          </table:table-cell>
          <table:table-cell office:value-type="string">
            <text:p>p'</text:p>
          </table:table-cell>
          <table:table-cell office:value-type="float" office:value="0.929857">
            <text:p>0,92985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.604487">
            <text:p>39,604487</text:p>
          </table:table-cell>
          <table:table-cell office:value-type="string">
            <text:p>p'</text:p>
          </table:table-cell>
          <table:table-cell office:value-type="float" office:value="0.926836">
            <text:p>0,9268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.946867">
            <text:p>47,946867</text:p>
          </table:table-cell>
          <table:table-cell office:value-type="string">
            <text:p>p'</text:p>
          </table:table-cell>
          <table:table-cell office:value-type="float" office:value="0.926273">
            <text:p>0,92627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.779912">
            <text:p>55,779912</text:p>
          </table:table-cell>
          <table:table-cell office:value-type="string">
            <text:p>p'</text:p>
          </table:table-cell>
          <table:table-cell office:value-type="float" office:value="0.924909">
            <text:p>0,92490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.318963">
            <text:p>65,318963</text:p>
          </table:table-cell>
          <table:table-cell office:value-type="string">
            <text:p>p'</text:p>
          </table:table-cell>
          <table:table-cell office:value-type="float" office:value="0.924811">
            <text:p>0,9248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.884632">
            <text:p>75,884632</text:p>
          </table:table-cell>
          <table:table-cell office:value-type="string">
            <text:p>p'</text:p>
          </table:table-cell>
          <table:table-cell office:value-type="float" office:value="0.924687">
            <text:p>0,9246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.201575">
            <text:p>86,201575</text:p>
          </table:table-cell>
          <table:table-cell office:value-type="string">
            <text:p>p'</text:p>
          </table:table-cell>
          <table:table-cell office:value-type="float" office:value="0.924102">
            <text:p>0,9241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6.217015">
            <text:p>96,217015</text:p>
          </table:table-cell>
          <table:table-cell office:value-type="string">
            <text:p>p'</text:p>
          </table:table-cell>
          <table:table-cell office:value-type="float" office:value="0.922227">
            <text:p>0,92222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0.950758">
            <text:p>110,950758</text:p>
          </table:table-cell>
          <table:table-cell office:value-type="string">
            <text:p>p'</text:p>
          </table:table-cell>
          <table:table-cell office:value-type="float" office:value="0.922441">
            <text:p>0,92244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2.034062">
            <text:p>122,034062</text:p>
          </table:table-cell>
          <table:table-cell office:value-type="string">
            <text:p>p'</text:p>
          </table:table-cell>
          <table:table-cell office:value-type="float" office:value="0.922985">
            <text:p>0,92298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5.815324">
            <text:p>135,815324</text:p>
          </table:table-cell>
          <table:table-cell office:value-type="string">
            <text:p>p'</text:p>
          </table:table-cell>
          <table:table-cell office:value-type="float" office:value="0.920231">
            <text:p>0,92023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.352921">
            <text:p>149,352921</text:p>
          </table:table-cell>
          <table:table-cell office:value-type="string">
            <text:p>p'</text:p>
          </table:table-cell>
          <table:table-cell office:value-type="float" office:value="0.921781">
            <text:p>0,92178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3.73515">
            <text:p>163,73515</text:p>
          </table:table-cell>
          <table:table-cell office:value-type="string">
            <text:p>p'</text:p>
          </table:table-cell>
          <table:table-cell office:value-type="float" office:value="0.920677">
            <text:p>0,92067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8.866563">
            <text:p>178,866563</text:p>
          </table:table-cell>
          <table:table-cell office:value-type="string">
            <text:p>p'</text:p>
          </table:table-cell>
          <table:table-cell office:value-type="float" office:value="0.921647">
            <text:p>0,92164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6.875776">
            <text:p>196,875776</text:p>
          </table:table-cell>
          <table:table-cell office:value-type="string">
            <text:p>p'</text:p>
          </table:table-cell>
          <table:table-cell office:value-type="float" office:value="0.92056">
            <text:p>0,920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0.022435">
            <text:p>210,022435</text:p>
          </table:table-cell>
          <table:table-cell office:value-type="string">
            <text:p>p'</text:p>
          </table:table-cell>
          <table:table-cell office:value-type="float" office:value="0.921064">
            <text:p>0,92106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9.060644">
            <text:p>229,060644</text:p>
          </table:table-cell>
          <table:table-cell office:value-type="string">
            <text:p>p'</text:p>
          </table:table-cell>
          <table:table-cell office:value-type="float" office:value="0.921536">
            <text:p>0,9215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5.252364">
            <text:p>245,252364</text:p>
          </table:table-cell>
          <table:table-cell office:value-type="string">
            <text:p>p'</text:p>
          </table:table-cell>
          <table:table-cell office:value-type="float" office:value="0.92001">
            <text:p>0,920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3.155164">
            <text:p>263,155164</text:p>
          </table:table-cell>
          <table:table-cell office:value-type="string">
            <text:p>p'</text:p>
          </table:table-cell>
          <table:table-cell office:value-type="float" office:value="0.920817">
            <text:p>0,92081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3.663423">
            <text:p>283,663423</text:p>
          </table:table-cell>
          <table:table-cell office:value-type="string">
            <text:p>p'</text:p>
          </table:table-cell>
          <table:table-cell office:value-type="float" office:value="0.919489">
            <text:p>0,91948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02.197674">
            <text:p>302,197674</text:p>
          </table:table-cell>
          <table:table-cell office:value-type="string">
            <text:p>p'</text:p>
          </table:table-cell>
          <table:table-cell office:value-type="float" office:value="0.919089">
            <text:p>0,91908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2.297596">
            <text:p>322,297596</text:p>
          </table:table-cell>
          <table:table-cell office:value-type="string">
            <text:p>p'</text:p>
          </table:table-cell>
          <table:table-cell office:value-type="float" office:value="0.920068">
            <text:p>0,92006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8.00023">
            <text:p>348,00023</text:p>
          </table:table-cell>
          <table:table-cell office:value-type="string">
            <text:p>p'</text:p>
          </table:table-cell>
          <table:table-cell office:value-type="float" office:value="0.920641">
            <text:p>0,92064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4.113646">
            <text:p>364,113646</text:p>
          </table:table-cell>
          <table:table-cell office:value-type="string">
            <text:p>p'</text:p>
          </table:table-cell>
          <table:table-cell office:value-type="float" office:value="0.919684">
            <text:p>0,91968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1.278344">
            <text:p>391,278344</text:p>
          </table:table-cell>
          <table:table-cell office:value-type="string">
            <text:p>p'</text:p>
          </table:table-cell>
          <table:table-cell office:value-type="float" office:value="0.920739">
            <text:p>0,9207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9.649522">
            <text:p>409,649522</text:p>
          </table:table-cell>
          <table:table-cell office:value-type="string">
            <text:p>p'</text:p>
          </table:table-cell>
          <table:table-cell office:value-type="float" office:value="0.919486">
            <text:p>0,91948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0.156973">
            <text:p>430,156973</text:p>
          </table:table-cell>
          <table:table-cell office:value-type="string">
            <text:p>p'</text:p>
          </table:table-cell>
          <table:table-cell office:value-type="float" office:value="0.918835">
            <text:p>0,91883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1.036142">
            <text:p>461,036142</text:p>
          </table:table-cell>
          <table:table-cell office:value-type="string">
            <text:p>p'</text:p>
          </table:table-cell>
          <table:table-cell office:value-type="float" office:value="0.920124">
            <text:p>0,9201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5.6825">
            <text:p>485,6825</text:p>
          </table:table-cell>
          <table:table-cell office:value-type="string">
            <text:p>p'</text:p>
          </table:table-cell>
          <table:table-cell office:value-type="float" office:value="0.919271">
            <text:p>0,91927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0.169045">
            <text:p>510,169045</text:p>
          </table:table-cell>
          <table:table-cell office:value-type="string">
            <text:p>p'</text:p>
          </table:table-cell>
          <table:table-cell office:value-type="float" office:value="0.918532">
            <text:p>0,91853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0.135302">
            <text:p>530,135302</text:p>
          </table:table-cell>
          <table:table-cell office:value-type="string">
            <text:p>p'</text:p>
          </table:table-cell>
          <table:table-cell office:value-type="float" office:value="0.918424">
            <text:p>0,9184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9.87239">
            <text:p>559,87239</text:p>
          </table:table-cell>
          <table:table-cell office:value-type="string">
            <text:p>p'</text:p>
          </table:table-cell>
          <table:table-cell office:value-type="float" office:value="0.916032">
            <text:p>0,91603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81.850496">
            <text:p>581,850496</text:p>
          </table:table-cell>
          <table:table-cell office:value-type="string">
            <text:p>p'</text:p>
          </table:table-cell>
          <table:table-cell office:value-type="float" office:value="0.917747">
            <text:p>0,91774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2.655133">
            <text:p>602,655133</text:p>
          </table:table-cell>
          <table:table-cell office:value-type="string">
            <text:p>p'</text:p>
          </table:table-cell>
          <table:table-cell office:value-type="float" office:value="0.918936">
            <text:p>0,9189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7.085842">
            <text:p>637,085842</text:p>
          </table:table-cell>
          <table:table-cell office:value-type="string">
            <text:p>p'</text:p>
          </table:table-cell>
          <table:table-cell office:value-type="float" office:value="0.918971">
            <text:p>0,91897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8.203606">
            <text:p>658,203606</text:p>
          </table:table-cell>
          <table:table-cell office:value-type="string">
            <text:p>p'</text:p>
          </table:table-cell>
          <table:table-cell office:value-type="float" office:value="0.918786">
            <text:p>0,91878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5.846809">
            <text:p>675,846809</text:p>
          </table:table-cell>
          <table:table-cell office:value-type="string">
            <text:p>p'</text:p>
          </table:table-cell>
          <table:table-cell office:value-type="float" office:value="0.915869">
            <text:p>0,91586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0.432557">
            <text:p>710,432557</text:p>
          </table:table-cell>
          <table:table-cell office:value-type="string">
            <text:p>p'</text:p>
          </table:table-cell>
          <table:table-cell office:value-type="float" office:value="0.916289">
            <text:p>0,91628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0.702753">
            <text:p>730,702753</text:p>
          </table:table-cell>
          <table:table-cell office:value-type="string">
            <text:p>p'</text:p>
          </table:table-cell>
          <table:table-cell office:value-type="float" office:value="0.916833">
            <text:p>0,91683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1.98784">
            <text:p>741,98784</text:p>
          </table:table-cell>
          <table:table-cell office:value-type="string">
            <text:p>p'</text:p>
          </table:table-cell>
          <table:table-cell office:value-type="float" office:value="0.913903">
            <text:p>0,91390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6.019003">
            <text:p>766,019003</text:p>
          </table:table-cell>
          <table:table-cell office:value-type="string">
            <text:p>p'</text:p>
          </table:table-cell>
          <table:table-cell office:value-type="float" office:value="0.914587">
            <text:p>0,9145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5.134682">
            <text:p>785,134682</text:p>
          </table:table-cell>
          <table:table-cell office:value-type="string">
            <text:p>p'</text:p>
          </table:table-cell>
          <table:table-cell office:value-type="float" office:value="0.912041">
            <text:p>0,91204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4.042372">
            <text:p>804,042372</text:p>
          </table:table-cell>
          <table:table-cell office:value-type="string">
            <text:p>p'</text:p>
          </table:table-cell>
          <table:table-cell office:value-type="float" office:value="0.914681">
            <text:p>0,91468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3.136289">
            <text:p>823,136289</text:p>
          </table:table-cell>
          <table:table-cell office:value-type="string">
            <text:p>p'</text:p>
          </table:table-cell>
          <table:table-cell office:value-type="float" office:value="0.911989">
            <text:p>0,911989</text:p>
          </table:table-cell>
          <table:table-cell/>
          <table:table-cell>
            <draw:frame table:end-cell-address="Feuille4.V233" table:end-x="0.936cm" table:end-y="0.133cm" draw:z-index="0" draw:style-name="gr1" svg:width="15.972cm" svg:height="14.74cm" svg:x="0.771cm" svg:y="0.239cm">
              <draw:object draw:notify-on-update-of-ranges="Feuille4.K201:Feuille4.K25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.746927">
            <text:p>64,746927</text:p>
          </table:table-cell>
          <table:table-cell office:value-type="string">
            <text:p>p'</text:p>
          </table:table-cell>
          <table:table-cell office:value-type="float" office:value="0.962773">
            <text:p>0,96277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0.093426">
            <text:p>120,093426</text:p>
          </table:table-cell>
          <table:table-cell office:value-type="string">
            <text:p>p'</text:p>
          </table:table-cell>
          <table:table-cell office:value-type="float" office:value="0.957201">
            <text:p>0,9572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.325138">
            <text:p>141,325138</text:p>
          </table:table-cell>
          <table:table-cell office:value-type="string">
            <text:p>p'</text:p>
          </table:table-cell>
          <table:table-cell office:value-type="float" office:value="0.953581">
            <text:p>0,95358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3.002259">
            <text:p>173,002259</text:p>
          </table:table-cell>
          <table:table-cell office:value-type="string">
            <text:p>p'</text:p>
          </table:table-cell>
          <table:table-cell office:value-type="float" office:value="0.946885">
            <text:p>0,94688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7.460876">
            <text:p>167,460876</text:p>
          </table:table-cell>
          <table:table-cell office:value-type="string">
            <text:p>p'</text:p>
          </table:table-cell>
          <table:table-cell office:value-type="float" office:value="0.945042">
            <text:p>0,94504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6.654632">
            <text:p>206,654632</text:p>
          </table:table-cell>
          <table:table-cell office:value-type="string">
            <text:p>p'</text:p>
          </table:table-cell>
          <table:table-cell office:value-type="float" office:value="0.944342">
            <text:p>0,94434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3.7769">
            <text:p>203,7769</text:p>
          </table:table-cell>
          <table:table-cell office:value-type="string">
            <text:p>p'</text:p>
          </table:table-cell>
          <table:table-cell office:value-type="float" office:value="0.943747">
            <text:p>0,94374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0.739374">
            <text:p>220,739374</text:p>
          </table:table-cell>
          <table:table-cell office:value-type="string">
            <text:p>p'</text:p>
          </table:table-cell>
          <table:table-cell office:value-type="float" office:value="0.941331">
            <text:p>0,94133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0.392646">
            <text:p>240,392646</text:p>
          </table:table-cell>
          <table:table-cell office:value-type="string">
            <text:p>p'</text:p>
          </table:table-cell>
          <table:table-cell office:value-type="float" office:value="0.941016">
            <text:p>0,94101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4.013203">
            <text:p>224,013203</text:p>
          </table:table-cell>
          <table:table-cell office:value-type="string">
            <text:p>p'</text:p>
          </table:table-cell>
          <table:table-cell office:value-type="float" office:value="0.940335">
            <text:p>0,94033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7.340859">
            <text:p>237,340859</text:p>
          </table:table-cell>
          <table:table-cell office:value-type="string">
            <text:p>p'</text:p>
          </table:table-cell>
          <table:table-cell office:value-type="float" office:value="0.939453">
            <text:p>0,93945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9.83325">
            <text:p>249,83325</text:p>
          </table:table-cell>
          <table:table-cell office:value-type="string">
            <text:p>p'</text:p>
          </table:table-cell>
          <table:table-cell office:value-type="float" office:value="0.940778">
            <text:p>0,94077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9.826253">
            <text:p>259,826253</text:p>
          </table:table-cell>
          <table:table-cell office:value-type="string">
            <text:p>p'</text:p>
          </table:table-cell>
          <table:table-cell office:value-type="float" office:value="0.938584">
            <text:p>0,93858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2.378654">
            <text:p>282,378654</text:p>
          </table:table-cell>
          <table:table-cell office:value-type="string">
            <text:p>p'</text:p>
          </table:table-cell>
          <table:table-cell office:value-type="float" office:value="0.940866">
            <text:p>0,94086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9.526085">
            <text:p>359,526085</text:p>
          </table:table-cell>
          <table:table-cell office:value-type="string">
            <text:p>p'</text:p>
          </table:table-cell>
          <table:table-cell office:value-type="float" office:value="0.944105">
            <text:p>0,94410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7.702256">
            <text:p>247,702256</text:p>
          </table:table-cell>
          <table:table-cell office:value-type="string">
            <text:p>p'</text:p>
          </table:table-cell>
          <table:table-cell office:value-type="float" office:value="0.939902">
            <text:p>0,9399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0.39946">
            <text:p>260,39946</text:p>
          </table:table-cell>
          <table:table-cell office:value-type="string">
            <text:p>p'</text:p>
          </table:table-cell>
          <table:table-cell office:value-type="float" office:value="0.936592">
            <text:p>0,9365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6.980054">
            <text:p>276,980054</text:p>
          </table:table-cell>
          <table:table-cell office:value-type="string">
            <text:p>p'</text:p>
          </table:table-cell>
          <table:table-cell office:value-type="float" office:value="0.935124">
            <text:p>0,9351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2.436613">
            <text:p>362,436613</text:p>
          </table:table-cell>
          <table:table-cell office:value-type="string">
            <text:p>p'</text:p>
          </table:table-cell>
          <table:table-cell office:value-type="float" office:value="0.938219">
            <text:p>0,93821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3.051172">
            <text:p>333,051172</text:p>
          </table:table-cell>
          <table:table-cell office:value-type="string">
            <text:p>p'</text:p>
          </table:table-cell>
          <table:table-cell office:value-type="float" office:value="0.939303">
            <text:p>0,939303</text:p>
          </table:table-cell>
          <table:table-cell>
            <draw:frame table:end-cell-address="Feuille4.S247" table:end-x="1.569cm" table:end-y="0.052cm" draw:z-index="1" draw:style-name="gr1" svg:width="12.309cm" svg:height="12.12cm" svg:x="0.551cm" svg:y="0.078cm">
              <draw:object draw:notify-on-update-of-ranges="Feuille4.Q248:Feuille4.Q248 Feuille4.Q249:Feuille4.Q298 Feuille4.R248:Feuille4.R248 Feuille4.R249:Feuille4.R298 Feuille4.S248:Feuille4.S248 Feuille4.S249:Feuille4.S298 Feuille4.T248:Feuille4.T248 Feuille4.T249:Feuille4.T298 Feuille4.U248:Feuille4.U248 Feuille4.U249:Feuille4.U29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1.520962">
            <text:p>341,520962</text:p>
          </table:table-cell>
          <table:table-cell office:value-type="string">
            <text:p>p'</text:p>
          </table:table-cell>
          <table:table-cell office:value-type="float" office:value="0.935407">
            <text:p>0,93540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8.024065">
            <text:p>408,024065</text:p>
          </table:table-cell>
          <table:table-cell office:value-type="string">
            <text:p>p'</text:p>
          </table:table-cell>
          <table:table-cell office:value-type="float" office:value="0.938477">
            <text:p>0,93847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6.326211">
            <text:p>396,326211</text:p>
          </table:table-cell>
          <table:table-cell office:value-type="string">
            <text:p>p'</text:p>
          </table:table-cell>
          <table:table-cell office:value-type="float" office:value="0.936276">
            <text:p>0,93627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8.277584">
            <text:p>428,277584</text:p>
          </table:table-cell>
          <table:table-cell office:value-type="string">
            <text:p>p'</text:p>
          </table:table-cell>
          <table:table-cell office:value-type="float" office:value="0.93778">
            <text:p>0,9377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2.485914">
            <text:p>442,485914</text:p>
          </table:table-cell>
          <table:table-cell office:value-type="string">
            <text:p>p'</text:p>
          </table:table-cell>
          <table:table-cell office:value-type="float" office:value="0.935039">
            <text:p>0,9350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6.6671">
            <text:p>476,6671</text:p>
          </table:table-cell>
          <table:table-cell office:value-type="string">
            <text:p>p'</text:p>
          </table:table-cell>
          <table:table-cell office:value-type="float" office:value="0.936364">
            <text:p>0,93636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7.294181">
            <text:p>487,294181</text:p>
          </table:table-cell>
          <table:table-cell office:value-type="string">
            <text:p>p'</text:p>
          </table:table-cell>
          <table:table-cell office:value-type="float" office:value="0.936855">
            <text:p>0,93685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8.008422">
            <text:p>498,008422</text:p>
          </table:table-cell>
          <table:table-cell office:value-type="string">
            <text:p>p'</text:p>
          </table:table-cell>
          <table:table-cell office:value-type="float" office:value="0.935345">
            <text:p>0,93534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5.792514">
            <text:p>525,792514</text:p>
          </table:table-cell>
          <table:table-cell office:value-type="string">
            <text:p>p'</text:p>
          </table:table-cell>
          <table:table-cell office:value-type="float" office:value="0.93653">
            <text:p>0,9365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0.368527">
            <text:p>560,368527</text:p>
          </table:table-cell>
          <table:table-cell office:value-type="string">
            <text:p>p'</text:p>
          </table:table-cell>
          <table:table-cell office:value-type="float" office:value="0.936266">
            <text:p>0,93626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6.153675">
            <text:p>566,153675</text:p>
          </table:table-cell>
          <table:table-cell office:value-type="string">
            <text:p>p'</text:p>
          </table:table-cell>
          <table:table-cell office:value-type="float" office:value="0.934502">
            <text:p>0,9345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1.783806">
            <text:p>601,783806</text:p>
          </table:table-cell>
          <table:table-cell office:value-type="string">
            <text:p>p'</text:p>
          </table:table-cell>
          <table:table-cell office:value-type="float" office:value="0.936507">
            <text:p>0,93650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1.339644">
            <text:p>601,339644</text:p>
          </table:table-cell>
          <table:table-cell office:value-type="string">
            <text:p>p'</text:p>
          </table:table-cell>
          <table:table-cell office:value-type="float" office:value="0.937256">
            <text:p>0,9372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9.051637">
            <text:p>569,051637</text:p>
          </table:table-cell>
          <table:table-cell office:value-type="string">
            <text:p>p'</text:p>
          </table:table-cell>
          <table:table-cell office:value-type="float" office:value="0.933936">
            <text:p>0,9339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2.741155">
            <text:p>662,741155</text:p>
          </table:table-cell>
          <table:table-cell office:value-type="string">
            <text:p>p'</text:p>
          </table:table-cell>
          <table:table-cell office:value-type="float" office:value="0.936979">
            <text:p>0,93697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0.961906">
            <text:p>690,961906</text:p>
          </table:table-cell>
          <table:table-cell office:value-type="string">
            <text:p>p'</text:p>
          </table:table-cell>
          <table:table-cell office:value-type="float" office:value="0.93638">
            <text:p>0,9363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1.945823">
            <text:p>711,945823</text:p>
          </table:table-cell>
          <table:table-cell office:value-type="string">
            <text:p>p'</text:p>
          </table:table-cell>
          <table:table-cell office:value-type="float" office:value="0.93762">
            <text:p>0,937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7.64612">
            <text:p>737,64612</text:p>
          </table:table-cell>
          <table:table-cell office:value-type="string">
            <text:p>p'</text:p>
          </table:table-cell>
          <table:table-cell office:value-type="float" office:value="0.936549">
            <text:p>0,93654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5.779271">
            <text:p>755,779271</text:p>
          </table:table-cell>
          <table:table-cell office:value-type="string">
            <text:p>p'</text:p>
          </table:table-cell>
          <table:table-cell office:value-type="float" office:value="0.938695">
            <text:p>0,93869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5.915354">
            <text:p>795,915354</text:p>
          </table:table-cell>
          <table:table-cell office:value-type="string">
            <text:p>p'</text:p>
          </table:table-cell>
          <table:table-cell office:value-type="float" office:value="0.93542">
            <text:p>0,9354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8.784714">
            <text:p>808,784714</text:p>
          </table:table-cell>
          <table:table-cell office:value-type="string">
            <text:p>p'</text:p>
          </table:table-cell>
          <table:table-cell office:value-type="float" office:value="0.93695">
            <text:p>0,9369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51.900316">
            <text:p>851,900316</text:p>
          </table:table-cell>
          <table:table-cell office:value-type="string">
            <text:p>p'</text:p>
          </table:table-cell>
          <table:table-cell office:value-type="float" office:value="0.933939">
            <text:p>0,9339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75.998283">
            <text:p>875,998283</text:p>
          </table:table-cell>
          <table:table-cell office:value-type="string">
            <text:p>p'</text:p>
          </table:table-cell>
          <table:table-cell office:value-type="float" office:value="0.936367">
            <text:p>0,93636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8.131374">
            <text:p>898,131374</text:p>
          </table:table-cell>
          <table:table-cell office:value-type="string">
            <text:p>p'</text:p>
          </table:table-cell>
          <table:table-cell office:value-type="float" office:value="0.937109">
            <text:p>0,93710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35.345245">
            <text:p>935,345245</text:p>
          </table:table-cell>
          <table:table-cell office:value-type="string">
            <text:p>p'</text:p>
          </table:table-cell>
          <table:table-cell office:value-type="float" office:value="0.9364">
            <text:p>0,936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52.950269">
            <text:p>952,950269</text:p>
          </table:table-cell>
          <table:table-cell office:value-type="string">
            <text:p>p'</text:p>
          </table:table-cell>
          <table:table-cell office:value-type="float" office:value="0.936344">
            <text:p>0,93634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95.222692">
            <text:p>995,222692</text:p>
          </table:table-cell>
          <table:table-cell office:value-type="string">
            <text:p>p'</text:p>
          </table:table-cell>
          <table:table-cell office:value-type="float" office:value="0.936224">
            <text:p>0,93622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35.3652">
            <text:p>1035,3652</text:p>
          </table:table-cell>
          <table:table-cell office:value-type="string">
            <text:p>p'</text:p>
          </table:table-cell>
          <table:table-cell office:value-type="float" office:value="0.935827">
            <text:p>0,935827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000">
            <text:p>1000</text:p>
          </table:table-cell>
          <table:table-cell office:value-type="float" office:value="10000">
            <text:p>10000</text:p>
          </table:table-cell>
          <table:table-cell office:value-type="float" office:value="100000">
            <text:p>100000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64.192288">
            <text:p>1064,192288</text:p>
          </table:table-cell>
          <table:table-cell office:value-type="string">
            <text:p>p'</text:p>
          </table:table-cell>
          <table:table-cell office:value-type="float" office:value="0.935078">
            <text:p>0,935078</text:p>
          </table:table-cell>
          <table:table-cell table:number-columns-repeated="3"/>
          <table:table-cell office:value-type="float" office:value="0.406113">
            <text:p>0,406113</text:p>
          </table:table-cell>
          <table:table-cell office:value-type="float" office:value="0.521104">
            <text:p>0,521104</text:p>
          </table:table-cell>
          <table:table-cell office:value-type="float" office:value="0.573587">
            <text:p>0,573587</text:p>
          </table:table-cell>
          <table:table-cell office:value-type="float" office:value="0.601803">
            <text:p>0,601803</text:p>
          </table:table-cell>
          <table:table-cell office:value-type="float" office:value="0.645882">
            <text:p>0,6458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72.463198">
            <text:p>1072,463198</text:p>
          </table:table-cell>
          <table:table-cell office:value-type="string">
            <text:p>p'</text:p>
          </table:table-cell>
          <table:table-cell office:value-type="float" office:value="0.935456">
            <text:p>0,935456</text:p>
          </table:table-cell>
          <table:table-cell table:number-columns-repeated="3"/>
          <table:table-cell office:value-type="float" office:value="0.157936">
            <text:p>0,157936</text:p>
          </table:table-cell>
          <table:table-cell office:value-type="float" office:value="0.326354">
            <text:p>0,326354</text:p>
          </table:table-cell>
          <table:table-cell office:value-type="float" office:value="0.413548">
            <text:p>0,413548</text:p>
          </table:table-cell>
          <table:table-cell office:value-type="float" office:value="0.457845">
            <text:p>0,457845</text:p>
          </table:table-cell>
          <table:table-cell office:value-type="float" office:value="0.51097">
            <text:p>0,5109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.380433">
            <text:p>2,380433</text:p>
          </table:table-cell>
          <table:table-cell office:value-type="string">
            <text:p>p'</text:p>
          </table:table-cell>
          <table:table-cell office:value-type="float" office:value="0.406113">
            <text:p>0,406113</text:p>
          </table:table-cell>
          <table:table-cell table:number-columns-repeated="3"/>
          <table:table-cell office:value-type="float" office:value="0.066875">
            <text:p>0,066875</text:p>
          </table:table-cell>
          <table:table-cell office:value-type="float" office:value="0.225658">
            <text:p>0,225658</text:p>
          </table:table-cell>
          <table:table-cell office:value-type="float" office:value="0.327288">
            <text:p>0,327288</text:p>
          </table:table-cell>
          <table:table-cell office:value-type="float" office:value="0.378213">
            <text:p>0,378213</text:p>
          </table:table-cell>
          <table:table-cell office:value-type="float" office:value="0.445544">
            <text:p>0,44554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.136444">
            <text:p>4,136444</text:p>
          </table:table-cell>
          <table:table-cell office:value-type="string">
            <text:p>p'</text:p>
          </table:table-cell>
          <table:table-cell office:value-type="float" office:value="0.157936">
            <text:p>0,157936</text:p>
          </table:table-cell>
          <table:table-cell table:number-columns-repeated="3"/>
          <table:table-cell office:value-type="float" office:value="0.020804">
            <text:p>0,020804</text:p>
          </table:table-cell>
          <table:table-cell office:value-type="float" office:value="0.161956">
            <text:p>0,161956</text:p>
          </table:table-cell>
          <table:table-cell office:value-type="float" office:value="0.270589">
            <text:p>0,270589</text:p>
          </table:table-cell>
          <table:table-cell office:value-type="float" office:value="0.330166">
            <text:p>0,330166</text:p>
          </table:table-cell>
          <table:table-cell office:value-type="float" office:value="0.403271">
            <text:p>0,4032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.93935">
            <text:p>5,93935</text:p>
          </table:table-cell>
          <table:table-cell office:value-type="string">
            <text:p>p'</text:p>
          </table:table-cell>
          <table:table-cell office:value-type="float" office:value="0.066875">
            <text:p>0,066875</text:p>
          </table:table-cell>
          <table:table-cell table:number-columns-repeated="3"/>
          <table:table-cell office:value-type="float" office:value="0.008086">
            <text:p>0,008086</text:p>
          </table:table-cell>
          <table:table-cell office:value-type="float" office:value="0.118249">
            <text:p>0,118249</text:p>
          </table:table-cell>
          <table:table-cell office:value-type="float" office:value="0.230723">
            <text:p>0,230723</text:p>
          </table:table-cell>
          <table:table-cell office:value-type="float" office:value="0.292936">
            <text:p>0,292936</text:p>
          </table:table-cell>
          <table:table-cell office:value-type="float" office:value="0.369163">
            <text:p>0,3691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.3023">
            <text:p>6,3023</text:p>
          </table:table-cell>
          <table:table-cell office:value-type="string">
            <text:p>p'</text:p>
          </table:table-cell>
          <table:table-cell office:value-type="float" office:value="0.020804">
            <text:p>0,020804</text:p>
          </table:table-cell>
          <table:table-cell table:number-columns-repeated="3"/>
          <table:table-cell office:value-type="float" office:value="0.001426">
            <text:p>0,001426</text:p>
          </table:table-cell>
          <table:table-cell office:value-type="float" office:value="0.084827">
            <text:p>0,084827</text:p>
          </table:table-cell>
          <table:table-cell office:value-type="float" office:value="0.200788">
            <text:p>0,200788</text:p>
          </table:table-cell>
          <table:table-cell office:value-type="float" office:value="0.266969">
            <text:p>0,266969</text:p>
          </table:table-cell>
          <table:table-cell office:value-type="float" office:value="0.345358">
            <text:p>0,34535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544283">
            <text:p>7,544283</text:p>
          </table:table-cell>
          <table:table-cell office:value-type="string">
            <text:p>p'</text:p>
          </table:table-cell>
          <table:table-cell office:value-type="float" office:value="0.008086">
            <text:p>0,008086</text:p>
          </table:table-cell>
          <table:table-cell table:number-columns-repeated="3"/>
          <table:table-cell office:value-type="float" office:value="0.000462">
            <text:p>0,000462</text:p>
          </table:table-cell>
          <table:table-cell office:value-type="float" office:value="0.061126">
            <text:p>0,061126</text:p>
          </table:table-cell>
          <table:table-cell office:value-type="float" office:value="0.175592">
            <text:p>0,175592</text:p>
          </table:table-cell>
          <table:table-cell office:value-type="float" office:value="0.244248">
            <text:p>0,244248</text:p>
          </table:table-cell>
          <table:table-cell office:value-type="float" office:value="0.325348">
            <text:p>0,3253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.296804">
            <text:p>7,296804</text:p>
          </table:table-cell>
          <table:table-cell office:value-type="string">
            <text:p>p'</text:p>
          </table:table-cell>
          <table:table-cell office:value-type="float" office:value="0.001426">
            <text:p>0,001426</text:p>
          </table:table-cell>
          <table:table-cell table:number-columns-repeated="3"/>
          <table:table-cell office:value-type="float" office:value="0.000007">
            <text:p>0,000007</text:p>
          </table:table-cell>
          <table:table-cell office:value-type="float" office:value="0.043382">
            <text:p>0,043382</text:p>
          </table:table-cell>
          <table:table-cell office:value-type="float" office:value="0.153483">
            <text:p>0,153483</text:p>
          </table:table-cell>
          <table:table-cell office:value-type="float" office:value="0.223883">
            <text:p>0,223883</text:p>
          </table:table-cell>
          <table:table-cell office:value-type="float" office:value="0.306615">
            <text:p>0,30661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.183099">
            <text:p>8,183099</text:p>
          </table:table-cell>
          <table:table-cell office:value-type="string">
            <text:p>p'</text:p>
          </table:table-cell>
          <table:table-cell office:value-type="float" office:value="0.000462">
            <text:p>0,000462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31413">
            <text:p>0,031413</text:p>
          </table:table-cell>
          <table:table-cell office:value-type="float" office:value="0.137187">
            <text:p>0,137187</text:p>
          </table:table-cell>
          <table:table-cell office:value-type="float" office:value="0.208408">
            <text:p>0,208408</text:p>
          </table:table-cell>
          <table:table-cell office:value-type="float" office:value="0.291699">
            <text:p>0,2916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">
            <text:p>8</text:p>
          </table:table-cell>
          <table:table-cell office:value-type="string">
            <text:p>p'</text:p>
          </table:table-cell>
          <table:table-cell office:value-type="float" office:value="0.000007">
            <text:p>0,000007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21722">
            <text:p>0,021722</text:p>
          </table:table-cell>
          <table:table-cell office:value-type="float" office:value="0.122376">
            <text:p>0,122376</text:p>
          </table:table-cell>
          <table:table-cell office:value-type="float" office:value="0.195059">
            <text:p>0,195059</text:p>
          </table:table-cell>
          <table:table-cell office:value-type="float" office:value="0.283063">
            <text:p>0,28306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15355">
            <text:p>0,015355</text:p>
          </table:table-cell>
          <table:table-cell office:value-type="float" office:value="0.110111">
            <text:p>0,110111</text:p>
          </table:table-cell>
          <table:table-cell office:value-type="float" office:value="0.182868">
            <text:p>0,182868</text:p>
          </table:table-cell>
          <table:table-cell office:value-type="float" office:value="0.267516">
            <text:p>0,2675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1085">
            <text:p>0,01085</text:p>
          </table:table-cell>
          <table:table-cell office:value-type="float" office:value="0.099792">
            <text:p>0,099792</text:p>
          </table:table-cell>
          <table:table-cell office:value-type="float" office:value="0.173685">
            <text:p>0,173685</text:p>
          </table:table-cell>
          <table:table-cell office:value-type="float" office:value="0.255426">
            <text:p>0,2554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7389">
            <text:p>0,007389</text:p>
          </table:table-cell>
          <table:table-cell office:value-type="float" office:value="0.090801">
            <text:p>0,090801</text:p>
          </table:table-cell>
          <table:table-cell office:value-type="float" office:value="0.163952">
            <text:p>0,163952</text:p>
          </table:table-cell>
          <table:table-cell office:value-type="float" office:value="0.247995">
            <text:p>0,2479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5013">
            <text:p>0,005013</text:p>
          </table:table-cell>
          <table:table-cell office:value-type="float" office:value="0.081309">
            <text:p>0,081309</text:p>
          </table:table-cell>
          <table:table-cell office:value-type="float" office:value="0.153675">
            <text:p>0,153675</text:p>
          </table:table-cell>
          <table:table-cell office:value-type="float" office:value="0.239085">
            <text:p>0,2390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3698">
            <text:p>0,003698</text:p>
          </table:table-cell>
          <table:table-cell office:value-type="float" office:value="0.072611">
            <text:p>0,072611</text:p>
          </table:table-cell>
          <table:table-cell office:value-type="float" office:value="0.145306">
            <text:p>0,145306</text:p>
          </table:table-cell>
          <table:table-cell office:value-type="float" office:value="0.228568">
            <text:p>0,22856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2298">
            <text:p>0,002298</text:p>
          </table:table-cell>
          <table:table-cell office:value-type="float" office:value="0.065238">
            <text:p>0,065238</text:p>
          </table:table-cell>
          <table:table-cell office:value-type="float" office:value="0.139456">
            <text:p>0,139456</text:p>
          </table:table-cell>
          <table:table-cell office:value-type="float" office:value="0.224147">
            <text:p>0,22414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1572">
            <text:p>0,001572</text:p>
          </table:table-cell>
          <table:table-cell office:value-type="float" office:value="0.056927">
            <text:p>0,056927</text:p>
          </table:table-cell>
          <table:table-cell office:value-type="float" office:value="0.131377">
            <text:p>0,131377</text:p>
          </table:table-cell>
          <table:table-cell office:value-type="float" office:value="0.216826">
            <text:p>0,21682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889">
            <text:p>0,000889</text:p>
          </table:table-cell>
          <table:table-cell office:value-type="float" office:value="0.051579">
            <text:p>0,051579</text:p>
          </table:table-cell>
          <table:table-cell office:value-type="float" office:value="0.125625">
            <text:p>0,125625</text:p>
          </table:table-cell>
          <table:table-cell office:value-type="float" office:value="0.210641">
            <text:p>0,21064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645">
            <text:p>0,000645</text:p>
          </table:table-cell>
          <table:table-cell office:value-type="float" office:value="0.045163">
            <text:p>0,045163</text:p>
          </table:table-cell>
          <table:table-cell office:value-type="float" office:value="0.119717">
            <text:p>0,119717</text:p>
          </table:table-cell>
          <table:table-cell office:value-type="float" office:value="0.204548">
            <text:p>0,20454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339">
            <text:p>0,000339</text:p>
          </table:table-cell>
          <table:table-cell office:value-type="float" office:value="0.040023">
            <text:p>0,040023</text:p>
          </table:table-cell>
          <table:table-cell office:value-type="float" office:value="0.11541">
            <text:p>0,11541</text:p>
          </table:table-cell>
          <table:table-cell office:value-type="float" office:value="0.1996">
            <text:p>0,199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212">
            <text:p>0,000212</text:p>
          </table:table-cell>
          <table:table-cell office:value-type="float" office:value="0.036468">
            <text:p>0,036468</text:p>
          </table:table-cell>
          <table:table-cell office:value-type="float" office:value="0.111143">
            <text:p>0,111143</text:p>
          </table:table-cell>
          <table:table-cell office:value-type="float" office:value="0.191611">
            <text:p>0,1916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156">
            <text:p>0,000156</text:p>
          </table:table-cell>
          <table:table-cell office:value-type="float" office:value="0.03292">
            <text:p>0,03292</text:p>
          </table:table-cell>
          <table:table-cell office:value-type="float" office:value="0.106374">
            <text:p>0,106374</text:p>
          </table:table-cell>
          <table:table-cell office:value-type="float" office:value="0.189255">
            <text:p>0,1892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98">
            <text:p>0,000098</text:p>
          </table:table-cell>
          <table:table-cell office:value-type="float" office:value="0.029456">
            <text:p>0,029456</text:p>
          </table:table-cell>
          <table:table-cell office:value-type="float" office:value="0.103184">
            <text:p>0,103184</text:p>
          </table:table-cell>
          <table:table-cell office:value-type="float" office:value="0.188154">
            <text:p>0,1881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36">
            <text:p>0,000036</text:p>
          </table:table-cell>
          <table:table-cell office:value-type="float" office:value="0.026201">
            <text:p>0,026201</text:p>
          </table:table-cell>
          <table:table-cell office:value-type="float" office:value="0.099847">
            <text:p>0,099847</text:p>
          </table:table-cell>
          <table:table-cell office:value-type="float" office:value="0.182181">
            <text:p>0,18218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2">
            <text:p>0,00002</text:p>
          </table:table-cell>
          <table:table-cell office:value-type="float" office:value="0.023639">
            <text:p>0,023639</text:p>
          </table:table-cell>
          <table:table-cell office:value-type="float" office:value="0.095527">
            <text:p>0,095527</text:p>
          </table:table-cell>
          <table:table-cell office:value-type="float" office:value="0.175778">
            <text:p>0,17577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13">
            <text:p>0,000013</text:p>
          </table:table-cell>
          <table:table-cell office:value-type="float" office:value="0.021439">
            <text:p>0,021439</text:p>
          </table:table-cell>
          <table:table-cell office:value-type="float" office:value="0.091787">
            <text:p>0,091787</text:p>
          </table:table-cell>
          <table:table-cell office:value-type="float" office:value="0.172943">
            <text:p>0,1729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1">
            <text:p>0,00001</text:p>
          </table:table-cell>
          <table:table-cell office:value-type="float" office:value="0.019323">
            <text:p>0,019323</text:p>
          </table:table-cell>
          <table:table-cell office:value-type="float" office:value="0.089521">
            <text:p>0,089521</text:p>
          </table:table-cell>
          <table:table-cell office:value-type="float" office:value="0.169834">
            <text:p>0,16983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17337">
            <text:p>0,017337</text:p>
          </table:table-cell>
          <table:table-cell office:value-type="float" office:value="0.086139">
            <text:p>0,086139</text:p>
          </table:table-cell>
          <table:table-cell office:value-type="float" office:value="0.165062">
            <text:p>0,16506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07">
            <text:p>0,000007</text:p>
          </table:table-cell>
          <table:table-cell office:value-type="float" office:value="0.015579">
            <text:p>0,015579</text:p>
          </table:table-cell>
          <table:table-cell office:value-type="float" office:value="0.083203">
            <text:p>0,083203</text:p>
          </table:table-cell>
          <table:table-cell office:value-type="float" office:value="0.161364">
            <text:p>0,1613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03">
            <text:p>0,000003</text:p>
          </table:table-cell>
          <table:table-cell office:value-type="float" office:value="0.013962">
            <text:p>0,013962</text:p>
          </table:table-cell>
          <table:table-cell office:value-type="float" office:value="0.080765">
            <text:p>0,080765</text:p>
          </table:table-cell>
          <table:table-cell office:value-type="float" office:value="0.156807">
            <text:p>0,15680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float" office:value="0.000003">
            <text:p>0,000003</text:p>
          </table:table-cell>
          <table:table-cell office:value-type="float" office:value="0.01237">
            <text:p>0,01237</text:p>
          </table:table-cell>
          <table:table-cell office:value-type="float" office:value="0.076797">
            <text:p>0,076797</text:p>
          </table:table-cell>
          <table:table-cell office:value-type="float" office:value="0.159528">
            <text:p>0,15952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11351">
            <text:p>0,011351</text:p>
          </table:table-cell>
          <table:table-cell office:value-type="float" office:value="0.075127">
            <text:p>0,075127</text:p>
          </table:table-cell>
          <table:table-cell office:value-type="float" office:value="0.149701">
            <text:p>0,14970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9938">
            <text:p>0,009938</text:p>
          </table:table-cell>
          <table:table-cell office:value-type="float" office:value="0.071383">
            <text:p>0,071383</text:p>
          </table:table-cell>
          <table:table-cell office:value-type="float" office:value="0.147793">
            <text:p>0,14779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9163">
            <text:p>0,009163</text:p>
          </table:table-cell>
          <table:table-cell office:value-type="float" office:value="0.068779">
            <text:p>0,068779</text:p>
          </table:table-cell>
          <table:table-cell office:value-type="float" office:value="0.146087">
            <text:p>0,1460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7708">
            <text:p>0,007708</text:p>
          </table:table-cell>
          <table:table-cell office:value-type="float" office:value="0.068392">
            <text:p>0,068392</text:p>
          </table:table-cell>
          <table:table-cell office:value-type="float" office:value="0.14582">
            <text:p>0,1458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7161">
            <text:p>0,007161</text:p>
          </table:table-cell>
          <table:table-cell office:value-type="float" office:value="0.064886">
            <text:p>0,064886</text:p>
          </table:table-cell>
          <table:table-cell office:value-type="float" office:value="0.1421">
            <text:p>0,142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5918">
            <text:p>0,005918</text:p>
          </table:table-cell>
          <table:table-cell office:value-type="float" office:value="0.062533">
            <text:p>0,062533</text:p>
          </table:table-cell>
          <table:table-cell office:value-type="float" office:value="0.137432">
            <text:p>0,1374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5544">
            <text:p>0,005544</text:p>
          </table:table-cell>
          <table:table-cell office:value-type="float" office:value="0.060804">
            <text:p>0,060804</text:p>
          </table:table-cell>
          <table:table-cell office:value-type="float" office:value="0.137311">
            <text:p>0,13731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4821">
            <text:p>0,004821</text:p>
          </table:table-cell>
          <table:table-cell office:value-type="float" office:value="0.058092">
            <text:p>0,058092</text:p>
          </table:table-cell>
          <table:table-cell office:value-type="float" office:value="0.134557">
            <text:p>0,1345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4391">
            <text:p>0,004391</text:p>
          </table:table-cell>
          <table:table-cell office:value-type="float" office:value="0.055452">
            <text:p>0,055452</text:p>
          </table:table-cell>
          <table:table-cell office:value-type="float" office:value="0.130977">
            <text:p>0,1309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3926">
            <text:p>0,003926</text:p>
          </table:table-cell>
          <table:table-cell office:value-type="float" office:value="0.05349">
            <text:p>0,05349</text:p>
          </table:table-cell>
          <table:table-cell office:value-type="float" office:value="0.130352">
            <text:p>0,13035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3473">
            <text:p>0,003473</text:p>
          </table:table-cell>
          <table:table-cell office:value-type="float" office:value="0.051253">
            <text:p>0,051253</text:p>
          </table:table-cell>
          <table:table-cell office:value-type="float" office:value="0.12916">
            <text:p>0,129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881">
            <text:p>0,002881</text:p>
          </table:table-cell>
          <table:table-cell office:value-type="float" office:value="0.049115">
            <text:p>0,049115</text:p>
          </table:table-cell>
          <table:table-cell office:value-type="float" office:value="0.121302">
            <text:p>0,12130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549">
            <text:p>0,002549</text:p>
          </table:table-cell>
          <table:table-cell office:value-type="float" office:value="0.047126">
            <text:p>0,047126</text:p>
          </table:table-cell>
          <table:table-cell office:value-type="float" office:value="0.123031">
            <text:p>0,1230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36">
            <text:p>0,00236</text:p>
          </table:table-cell>
          <table:table-cell office:value-type="float" office:value="0.045114">
            <text:p>0,045114</text:p>
          </table:table-cell>
          <table:table-cell office:value-type="float" office:value="0.120472">
            <text:p>0,12047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2194">
            <text:p>0,002194</text:p>
          </table:table-cell>
          <table:table-cell office:value-type="float" office:value="0.044001">
            <text:p>0,044001</text:p>
          </table:table-cell>
          <table:table-cell office:value-type="float" office:value="0.117995">
            <text:p>0,11799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833">
            <text:p>0,001833</text:p>
          </table:table-cell>
          <table:table-cell office:value-type="float" office:value="0.042523">
            <text:p>0,042523</text:p>
          </table:table-cell>
          <table:table-cell office:value-type="float" office:value="0.118066">
            <text:p>0,1180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712">
            <text:p>0,001712</text:p>
          </table:table-cell>
          <table:table-cell office:value-type="float" office:value="0.041322">
            <text:p>0,041322</text:p>
          </table:table-cell>
          <table:table-cell office:value-type="float" office:value="0.11432">
            <text:p>0,11432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374">
            <text:p>0,001374</text:p>
          </table:table-cell>
          <table:table-cell office:value-type="float" office:value="0.039056">
            <text:p>0,039056</text:p>
          </table:table-cell>
          <table:table-cell office:value-type="float" office:value="0.114277">
            <text:p>0,1142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3"/>
          <table:table-cell table:number-columns-repeated="2" office:value-type="float" office:value="0">
            <text:p>0</text:p>
          </table:table-cell>
          <table:table-cell office:value-type="float" office:value="0.001172">
            <text:p>0,001172</text:p>
          </table:table-cell>
          <table:table-cell office:value-type="float" office:value="0.037936">
            <text:p>0,037936</text:p>
          </table:table-cell>
          <table:table-cell office:value-type="float" office:value="0.110937">
            <text:p>0,11093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">
            <text:p>1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.044558">
            <text:p>10,044558</text:p>
          </table:table-cell>
          <table:table-cell office:value-type="string">
            <text:p>p'</text:p>
          </table:table-cell>
          <table:table-cell office:value-type="float" office:value="0.521104">
            <text:p>0,52110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.737432">
            <text:p>19,737432</text:p>
          </table:table-cell>
          <table:table-cell office:value-type="string">
            <text:p>p'</text:p>
          </table:table-cell>
          <table:table-cell office:value-type="float" office:value="0.326354">
            <text:p>0,32635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.955483">
            <text:p>28,955483</text:p>
          </table:table-cell>
          <table:table-cell office:value-type="string">
            <text:p>p'</text:p>
          </table:table-cell>
          <table:table-cell office:value-type="float" office:value="0.225658">
            <text:p>0,22565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.836191">
            <text:p>35,836191</text:p>
          </table:table-cell>
          <table:table-cell office:value-type="string">
            <text:p>p'</text:p>
          </table:table-cell>
          <table:table-cell office:value-type="float" office:value="0.161956">
            <text:p>0,1619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.365468">
            <text:p>43,365468</text:p>
          </table:table-cell>
          <table:table-cell office:value-type="string">
            <text:p>p'</text:p>
          </table:table-cell>
          <table:table-cell office:value-type="float" office:value="0.118249">
            <text:p>0,11824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.625197">
            <text:p>48,625197</text:p>
          </table:table-cell>
          <table:table-cell office:value-type="string">
            <text:p>p'</text:p>
          </table:table-cell>
          <table:table-cell office:value-type="float" office:value="0.084827">
            <text:p>0,08482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.607519">
            <text:p>53,607519</text:p>
          </table:table-cell>
          <table:table-cell office:value-type="string">
            <text:p>p'</text:p>
          </table:table-cell>
          <table:table-cell office:value-type="float" office:value="0.061126">
            <text:p>0,06112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.22158">
            <text:p>57,22158</text:p>
          </table:table-cell>
          <table:table-cell office:value-type="string">
            <text:p>p'</text:p>
          </table:table-cell>
          <table:table-cell office:value-type="float" office:value="0.043382">
            <text:p>0,04338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1">
            <text:p>61</text:p>
          </table:table-cell>
          <table:table-cell office:value-type="string">
            <text:p>p'</text:p>
          </table:table-cell>
          <table:table-cell office:value-type="float" office:value="0.031413">
            <text:p>0,03141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.813277">
            <text:p>63,813277</text:p>
          </table:table-cell>
          <table:table-cell office:value-type="string">
            <text:p>p'</text:p>
          </table:table-cell>
          <table:table-cell office:value-type="float" office:value="0.021722">
            <text:p>0,02172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.898028">
            <text:p>67,898028</text:p>
          </table:table-cell>
          <table:table-cell office:value-type="string">
            <text:p>p'</text:p>
          </table:table-cell>
          <table:table-cell office:value-type="float" office:value="0.015355">
            <text:p>0,01535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9.822382">
            <text:p>69,822382</text:p>
          </table:table-cell>
          <table:table-cell office:value-type="string">
            <text:p>p'</text:p>
          </table:table-cell>
          <table:table-cell office:value-type="float" office:value="0.01085">
            <text:p>0,0108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2.427313">
            <text:p>72,427313</text:p>
          </table:table-cell>
          <table:table-cell office:value-type="string">
            <text:p>p'</text:p>
          </table:table-cell>
          <table:table-cell office:value-type="float" office:value="0.007389">
            <text:p>0,00738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.157143">
            <text:p>74,157143</text:p>
          </table:table-cell>
          <table:table-cell office:value-type="string">
            <text:p>p'</text:p>
          </table:table-cell>
          <table:table-cell office:value-type="float" office:value="0.005013">
            <text:p>0,00501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.329225">
            <text:p>77,329225</text:p>
          </table:table-cell>
          <table:table-cell office:value-type="string">
            <text:p>p'</text:p>
          </table:table-cell>
          <table:table-cell office:value-type="float" office:value="0.003698">
            <text:p>0,00369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8.201133">
            <text:p>78,201133</text:p>
          </table:table-cell>
          <table:table-cell office:value-type="string">
            <text:p>p'</text:p>
          </table:table-cell>
          <table:table-cell office:value-type="float" office:value="0.002298">
            <text:p>0,00229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.022774">
            <text:p>80,022774</text:p>
          </table:table-cell>
          <table:table-cell office:value-type="string">
            <text:p>p'</text:p>
          </table:table-cell>
          <table:table-cell office:value-type="float" office:value="0.001572">
            <text:p>0,00157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1.985348">
            <text:p>81,985348</text:p>
          </table:table-cell>
          <table:table-cell office:value-type="string">
            <text:p>p'</text:p>
          </table:table-cell>
          <table:table-cell office:value-type="float" office:value="0.000889">
            <text:p>0,00088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.131313">
            <text:p>82,131313</text:p>
          </table:table-cell>
          <table:table-cell office:value-type="string">
            <text:p>p'</text:p>
          </table:table-cell>
          <table:table-cell office:value-type="float" office:value="0.000645">
            <text:p>0,00064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.25">
            <text:p>84,25</text:p>
          </table:table-cell>
          <table:table-cell office:value-type="string">
            <text:p>p'</text:p>
          </table:table-cell>
          <table:table-cell office:value-type="float" office:value="0.000339">
            <text:p>0,0003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.815385">
            <text:p>84,815385</text:p>
          </table:table-cell>
          <table:table-cell office:value-type="string">
            <text:p>p'</text:p>
          </table:table-cell>
          <table:table-cell office:value-type="float" office:value="0.000212">
            <text:p>0,00021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.166667">
            <text:p>88,166667</text:p>
          </table:table-cell>
          <table:table-cell office:value-type="string">
            <text:p>p'</text:p>
          </table:table-cell>
          <table:table-cell office:value-type="float" office:value="0.000156">
            <text:p>0,0001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.866667">
            <text:p>86,866667</text:p>
          </table:table-cell>
          <table:table-cell office:value-type="string">
            <text:p>p'</text:p>
          </table:table-cell>
          <table:table-cell office:value-type="float" office:value="0.000098">
            <text:p>0,00009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.545455">
            <text:p>88,545455</text:p>
          </table:table-cell>
          <table:table-cell office:value-type="string">
            <text:p>p'</text:p>
          </table:table-cell>
          <table:table-cell office:value-type="float" office:value="0.000036">
            <text:p>0,0000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.666667">
            <text:p>89,666667</text:p>
          </table:table-cell>
          <table:table-cell office:value-type="string">
            <text:p>p'</text:p>
          </table:table-cell>
          <table:table-cell office:value-type="float" office:value="0.00002">
            <text:p>0,000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1">
            <text:p>91</text:p>
          </table:table-cell>
          <table:table-cell office:value-type="string">
            <text:p>p'</text:p>
          </table:table-cell>
          <table:table-cell office:value-type="float" office:value="0.000013">
            <text:p>0,00001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3.666667">
            <text:p>93,666667</text:p>
          </table:table-cell>
          <table:table-cell office:value-type="string">
            <text:p>p'</text:p>
          </table:table-cell>
          <table:table-cell office:value-type="float" office:value="0.00001">
            <text:p>0,000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">
            <text:p>83</text:p>
          </table:table-cell>
          <table:table-cell office:value-type="string">
            <text:p>p'</text:p>
          </table:table-cell>
          <table:table-cell office:value-type="float" office:value="0.000007">
            <text:p>0,00000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">
            <text:p>88</text:p>
          </table:table-cell>
          <table:table-cell office:value-type="string">
            <text:p>p'</text:p>
          </table:table-cell>
          <table:table-cell office:value-type="float" office:value="0.000003">
            <text:p>0,00000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7">
            <text:p>87</text:p>
          </table:table-cell>
          <table:table-cell office:value-type="string">
            <text:p>p'</text:p>
          </table:table-cell>
          <table:table-cell office:value-type="float" office:value="0.000003">
            <text:p>0,00000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">
            <text:p>1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string">
            <text:p>-nan</text:p>
          </table:table-cell>
          <table:table-cell office:value-type="string">
            <text:p>p'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.35034">
            <text:p>47,35034</text:p>
          </table:table-cell>
          <table:table-cell office:value-type="string">
            <text:p>p'</text:p>
          </table:table-cell>
          <table:table-cell office:value-type="float" office:value="0.573587">
            <text:p>0,5735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2.830198">
            <text:p>92,830198</text:p>
          </table:table-cell>
          <table:table-cell office:value-type="string">
            <text:p>p'</text:p>
          </table:table-cell>
          <table:table-cell office:value-type="float" office:value="0.413548">
            <text:p>0,41354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3.810857">
            <text:p>133,810857</text:p>
          </table:table-cell>
          <table:table-cell office:value-type="string">
            <text:p>p'</text:p>
          </table:table-cell>
          <table:table-cell office:value-type="float" office:value="0.327288">
            <text:p>0,32728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0.724018">
            <text:p>170,724018</text:p>
          </table:table-cell>
          <table:table-cell office:value-type="string">
            <text:p>p'</text:p>
          </table:table-cell>
          <table:table-cell office:value-type="float" office:value="0.270589">
            <text:p>0,27058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0.598804">
            <text:p>200,598804</text:p>
          </table:table-cell>
          <table:table-cell office:value-type="string">
            <text:p>p'</text:p>
          </table:table-cell>
          <table:table-cell office:value-type="float" office:value="0.230723">
            <text:p>0,2307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1.845563">
            <text:p>231,845563</text:p>
          </table:table-cell>
          <table:table-cell office:value-type="string">
            <text:p>p'</text:p>
          </table:table-cell>
          <table:table-cell office:value-type="float" office:value="0.200788">
            <text:p>0,20078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5.032183">
            <text:p>265,032183</text:p>
          </table:table-cell>
          <table:table-cell office:value-type="string">
            <text:p>p'</text:p>
          </table:table-cell>
          <table:table-cell office:value-type="float" office:value="0.175592">
            <text:p>0,1755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8.718176">
            <text:p>288,718176</text:p>
          </table:table-cell>
          <table:table-cell office:value-type="string">
            <text:p>p'</text:p>
          </table:table-cell>
          <table:table-cell office:value-type="float" office:value="0.153483">
            <text:p>0,15348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0.519742">
            <text:p>310,519742</text:p>
          </table:table-cell>
          <table:table-cell office:value-type="string">
            <text:p>p'</text:p>
          </table:table-cell>
          <table:table-cell office:value-type="float" office:value="0.137187">
            <text:p>0,1371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4.675267">
            <text:p>334,675267</text:p>
          </table:table-cell>
          <table:table-cell office:value-type="string">
            <text:p>p'</text:p>
          </table:table-cell>
          <table:table-cell office:value-type="float" office:value="0.122376">
            <text:p>0,12237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2.117661">
            <text:p>362,117661</text:p>
          </table:table-cell>
          <table:table-cell office:value-type="string">
            <text:p>p'</text:p>
          </table:table-cell>
          <table:table-cell office:value-type="float" office:value="0.110111">
            <text:p>0,1101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4.319872">
            <text:p>394,319872</text:p>
          </table:table-cell>
          <table:table-cell office:value-type="string">
            <text:p>p'</text:p>
          </table:table-cell>
          <table:table-cell office:value-type="float" office:value="0.099792">
            <text:p>0,0997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9.796444">
            <text:p>419,796444</text:p>
          </table:table-cell>
          <table:table-cell office:value-type="string">
            <text:p>p'</text:p>
          </table:table-cell>
          <table:table-cell office:value-type="float" office:value="0.090801">
            <text:p>0,0908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8.34038">
            <text:p>448,34038</text:p>
          </table:table-cell>
          <table:table-cell office:value-type="string">
            <text:p>p'</text:p>
          </table:table-cell>
          <table:table-cell office:value-type="float" office:value="0.081309">
            <text:p>0,08130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4.719806">
            <text:p>464,719806</text:p>
          </table:table-cell>
          <table:table-cell office:value-type="string">
            <text:p>p'</text:p>
          </table:table-cell>
          <table:table-cell office:value-type="float" office:value="0.072611">
            <text:p>0,0726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9.681453">
            <text:p>479,681453</text:p>
          </table:table-cell>
          <table:table-cell office:value-type="string">
            <text:p>p'</text:p>
          </table:table-cell>
          <table:table-cell office:value-type="float" office:value="0.065238">
            <text:p>0,06523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5.762809">
            <text:p>495,762809</text:p>
          </table:table-cell>
          <table:table-cell office:value-type="string">
            <text:p>p'</text:p>
          </table:table-cell>
          <table:table-cell office:value-type="float" office:value="0.056927">
            <text:p>0,05692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3.267024">
            <text:p>513,267024</text:p>
          </table:table-cell>
          <table:table-cell office:value-type="string">
            <text:p>p'</text:p>
          </table:table-cell>
          <table:table-cell office:value-type="float" office:value="0.051579">
            <text:p>0,05157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21.982701">
            <text:p>521,982701</text:p>
          </table:table-cell>
          <table:table-cell office:value-type="string">
            <text:p>p'</text:p>
          </table:table-cell>
          <table:table-cell office:value-type="float" office:value="0.045163">
            <text:p>0,04516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38.248882">
            <text:p>538,248882</text:p>
          </table:table-cell>
          <table:table-cell office:value-type="string">
            <text:p>p'</text:p>
          </table:table-cell>
          <table:table-cell office:value-type="float" office:value="0.040023">
            <text:p>0,0400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48.420691">
            <text:p>548,420691</text:p>
          </table:table-cell>
          <table:table-cell office:value-type="string">
            <text:p>p'</text:p>
          </table:table-cell>
          <table:table-cell office:value-type="float" office:value="0.036468">
            <text:p>0,03646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9.580738">
            <text:p>559,580738</text:p>
          </table:table-cell>
          <table:table-cell office:value-type="string">
            <text:p>p'</text:p>
          </table:table-cell>
          <table:table-cell office:value-type="float" office:value="0.03292">
            <text:p>0,032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74.412974">
            <text:p>574,412974</text:p>
          </table:table-cell>
          <table:table-cell office:value-type="string">
            <text:p>p'</text:p>
          </table:table-cell>
          <table:table-cell office:value-type="float" office:value="0.029456">
            <text:p>0,0294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0.277302">
            <text:p>590,277302</text:p>
          </table:table-cell>
          <table:table-cell office:value-type="string">
            <text:p>p'</text:p>
          </table:table-cell>
          <table:table-cell office:value-type="float" office:value="0.026201">
            <text:p>0,0262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96.765354">
            <text:p>596,765354</text:p>
          </table:table-cell>
          <table:table-cell office:value-type="string">
            <text:p>p'</text:p>
          </table:table-cell>
          <table:table-cell office:value-type="float" office:value="0.023639">
            <text:p>0,0236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07.936532">
            <text:p>607,936532</text:p>
          </table:table-cell>
          <table:table-cell office:value-type="string">
            <text:p>p'</text:p>
          </table:table-cell>
          <table:table-cell office:value-type="float" office:value="0.021439">
            <text:p>0,0214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21.343329">
            <text:p>621,343329</text:p>
          </table:table-cell>
          <table:table-cell office:value-type="string">
            <text:p>p'</text:p>
          </table:table-cell>
          <table:table-cell office:value-type="float" office:value="0.019323">
            <text:p>0,0193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3.116035">
            <text:p>633,116035</text:p>
          </table:table-cell>
          <table:table-cell office:value-type="string">
            <text:p>p'</text:p>
          </table:table-cell>
          <table:table-cell office:value-type="float" office:value="0.017337">
            <text:p>0,01733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49.299206">
            <text:p>649,299206</text:p>
          </table:table-cell>
          <table:table-cell office:value-type="string">
            <text:p>p'</text:p>
          </table:table-cell>
          <table:table-cell office:value-type="float" office:value="0.015579">
            <text:p>0,01557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59.23432">
            <text:p>659,23432</text:p>
          </table:table-cell>
          <table:table-cell office:value-type="string">
            <text:p>p'</text:p>
          </table:table-cell>
          <table:table-cell office:value-type="float" office:value="0.013962">
            <text:p>0,0139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69.479474">
            <text:p>669,479474</text:p>
          </table:table-cell>
          <table:table-cell office:value-type="string">
            <text:p>p'</text:p>
          </table:table-cell>
          <table:table-cell office:value-type="float" office:value="0.01237">
            <text:p>0,0123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77.996559">
            <text:p>677,996559</text:p>
          </table:table-cell>
          <table:table-cell office:value-type="string">
            <text:p>p'</text:p>
          </table:table-cell>
          <table:table-cell office:value-type="float" office:value="0.011351">
            <text:p>0,01135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6.308221">
            <text:p>686,308221</text:p>
          </table:table-cell>
          <table:table-cell office:value-type="string">
            <text:p>p'</text:p>
          </table:table-cell>
          <table:table-cell office:value-type="float" office:value="0.009938">
            <text:p>0,00993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4.618117">
            <text:p>684,618117</text:p>
          </table:table-cell>
          <table:table-cell office:value-type="string">
            <text:p>p'</text:p>
          </table:table-cell>
          <table:table-cell office:value-type="float" office:value="0.009163">
            <text:p>0,00916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0.119088">
            <text:p>700,119088</text:p>
          </table:table-cell>
          <table:table-cell office:value-type="string">
            <text:p>p'</text:p>
          </table:table-cell>
          <table:table-cell office:value-type="float" office:value="0.007708">
            <text:p>0,00770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1.134545">
            <text:p>711,134545</text:p>
          </table:table-cell>
          <table:table-cell office:value-type="string">
            <text:p>p'</text:p>
          </table:table-cell>
          <table:table-cell office:value-type="float" office:value="0.007161">
            <text:p>0,00716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21.317932">
            <text:p>721,317932</text:p>
          </table:table-cell>
          <table:table-cell office:value-type="string">
            <text:p>p'</text:p>
          </table:table-cell>
          <table:table-cell office:value-type="float" office:value="0.005918">
            <text:p>0,00591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19.799178">
            <text:p>719,799178</text:p>
          </table:table-cell>
          <table:table-cell office:value-type="string">
            <text:p>p'</text:p>
          </table:table-cell>
          <table:table-cell office:value-type="float" office:value="0.005544">
            <text:p>0,00554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34.13842">
            <text:p>734,13842</text:p>
          </table:table-cell>
          <table:table-cell office:value-type="string">
            <text:p>p'</text:p>
          </table:table-cell>
          <table:table-cell office:value-type="float" office:value="0.004821">
            <text:p>0,00482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27.605634">
            <text:p>727,605634</text:p>
          </table:table-cell>
          <table:table-cell office:value-type="string">
            <text:p>p'</text:p>
          </table:table-cell>
          <table:table-cell office:value-type="float" office:value="0.004391">
            <text:p>0,00439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45.049751">
            <text:p>745,049751</text:p>
          </table:table-cell>
          <table:table-cell office:value-type="string">
            <text:p>p'</text:p>
          </table:table-cell>
          <table:table-cell office:value-type="float" office:value="0.003926">
            <text:p>0,00392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0.419869">
            <text:p>750,419869</text:p>
          </table:table-cell>
          <table:table-cell office:value-type="string">
            <text:p>p'</text:p>
          </table:table-cell>
          <table:table-cell office:value-type="float" office:value="0.003473">
            <text:p>0,00347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54.986441">
            <text:p>754,986441</text:p>
          </table:table-cell>
          <table:table-cell office:value-type="string">
            <text:p>p'</text:p>
          </table:table-cell>
          <table:table-cell office:value-type="float" office:value="0.002881">
            <text:p>0,00288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61.744572">
            <text:p>761,744572</text:p>
          </table:table-cell>
          <table:table-cell office:value-type="string">
            <text:p>p'</text:p>
          </table:table-cell>
          <table:table-cell office:value-type="float" office:value="0.002549">
            <text:p>0,00254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1.303448">
            <text:p>771,303448</text:p>
          </table:table-cell>
          <table:table-cell office:value-type="string">
            <text:p>p'</text:p>
          </table:table-cell>
          <table:table-cell office:value-type="float" office:value="0.00236">
            <text:p>0,002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75.697329">
            <text:p>775,697329</text:p>
          </table:table-cell>
          <table:table-cell office:value-type="string">
            <text:p>p'</text:p>
          </table:table-cell>
          <table:table-cell office:value-type="float" office:value="0.002194">
            <text:p>0,00219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6.527531">
            <text:p>806,527531</text:p>
          </table:table-cell>
          <table:table-cell office:value-type="string">
            <text:p>p'</text:p>
          </table:table-cell>
          <table:table-cell office:value-type="float" office:value="0.001833">
            <text:p>0,00183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3.262357">
            <text:p>803,262357</text:p>
          </table:table-cell>
          <table:table-cell office:value-type="string">
            <text:p>p'</text:p>
          </table:table-cell>
          <table:table-cell office:value-type="float" office:value="0.001712">
            <text:p>0,00171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9.009479">
            <text:p>799,009479</text:p>
          </table:table-cell>
          <table:table-cell office:value-type="string">
            <text:p>p'</text:p>
          </table:table-cell>
          <table:table-cell office:value-type="float" office:value="0.001374">
            <text:p>0,00137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">
            <text:p>1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09.016667">
            <text:p>809,016667</text:p>
          </table:table-cell>
          <table:table-cell office:value-type="string">
            <text:p>p'</text:p>
          </table:table-cell>
          <table:table-cell office:value-type="float" office:value="0.001172">
            <text:p>0,00117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5.603838">
            <text:p>275,603838</text:p>
          </table:table-cell>
          <table:table-cell office:value-type="string">
            <text:p>p'</text:p>
          </table:table-cell>
          <table:table-cell office:value-type="float" office:value="0.601803">
            <text:p>0,60180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6.270544">
            <text:p>496,270544</text:p>
          </table:table-cell>
          <table:table-cell office:value-type="string">
            <text:p>p'</text:p>
          </table:table-cell>
          <table:table-cell office:value-type="float" office:value="0.457845">
            <text:p>0,45784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82.759112">
            <text:p>682,759112</text:p>
          </table:table-cell>
          <table:table-cell office:value-type="string">
            <text:p>p'</text:p>
          </table:table-cell>
          <table:table-cell office:value-type="float" office:value="0.378213">
            <text:p>0,37821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73.419543">
            <text:p>873,419543</text:p>
          </table:table-cell>
          <table:table-cell office:value-type="string">
            <text:p>p'</text:p>
          </table:table-cell>
          <table:table-cell office:value-type="float" office:value="0.330166">
            <text:p>0,33016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92.089299">
            <text:p>992,089299</text:p>
          </table:table-cell>
          <table:table-cell office:value-type="string">
            <text:p>p'</text:p>
          </table:table-cell>
          <table:table-cell office:value-type="float" office:value="0.292936">
            <text:p>0,2929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77.44621">
            <text:p>1177,44621</text:p>
          </table:table-cell>
          <table:table-cell office:value-type="string">
            <text:p>p'</text:p>
          </table:table-cell>
          <table:table-cell office:value-type="float" office:value="0.266969">
            <text:p>0,26696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22.065931">
            <text:p>1322,065931</text:p>
          </table:table-cell>
          <table:table-cell office:value-type="string">
            <text:p>p'</text:p>
          </table:table-cell>
          <table:table-cell office:value-type="float" office:value="0.244248">
            <text:p>0,24424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3.795484">
            <text:p>1403,795484</text:p>
          </table:table-cell>
          <table:table-cell office:value-type="string">
            <text:p>p'</text:p>
          </table:table-cell>
          <table:table-cell office:value-type="float" office:value="0.223883">
            <text:p>0,22388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84.226028">
            <text:p>1484,226028</text:p>
          </table:table-cell>
          <table:table-cell office:value-type="string">
            <text:p>p'</text:p>
          </table:table-cell>
          <table:table-cell office:value-type="float" office:value="0.208408">
            <text:p>0,20840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46.947131">
            <text:p>1646,947131</text:p>
          </table:table-cell>
          <table:table-cell office:value-type="string">
            <text:p>p'</text:p>
          </table:table-cell>
          <table:table-cell office:value-type="float" office:value="0.195059">
            <text:p>0,19505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88.870232">
            <text:p>1788,870232</text:p>
          </table:table-cell>
          <table:table-cell office:value-type="string">
            <text:p>p'</text:p>
          </table:table-cell>
          <table:table-cell office:value-type="float" office:value="0.182868">
            <text:p>0,18286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27.062448">
            <text:p>1927,062448</text:p>
          </table:table-cell>
          <table:table-cell office:value-type="string">
            <text:p>p'</text:p>
          </table:table-cell>
          <table:table-cell office:value-type="float" office:value="0.173685">
            <text:p>0,17368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48.110352">
            <text:p>2048,110352</text:p>
          </table:table-cell>
          <table:table-cell office:value-type="string">
            <text:p>p'</text:p>
          </table:table-cell>
          <table:table-cell office:value-type="float" office:value="0.163952">
            <text:p>0,16395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21.225105">
            <text:p>2121,225105</text:p>
          </table:table-cell>
          <table:table-cell office:value-type="string">
            <text:p>p'</text:p>
          </table:table-cell>
          <table:table-cell office:value-type="float" office:value="0.153675">
            <text:p>0,15367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08.733993">
            <text:p>2208,733993</text:p>
          </table:table-cell>
          <table:table-cell office:value-type="string">
            <text:p>p'</text:p>
          </table:table-cell>
          <table:table-cell office:value-type="float" office:value="0.145306">
            <text:p>0,14530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82.094069">
            <text:p>2282,094069</text:p>
          </table:table-cell>
          <table:table-cell office:value-type="string">
            <text:p>p'</text:p>
          </table:table-cell>
          <table:table-cell office:value-type="float" office:value="0.139456">
            <text:p>0,1394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74.154736">
            <text:p>2374,154736</text:p>
          </table:table-cell>
          <table:table-cell office:value-type="string">
            <text:p>p'</text:p>
          </table:table-cell>
          <table:table-cell office:value-type="float" office:value="0.131377">
            <text:p>0,13137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51.997564">
            <text:p>2451,997564</text:p>
          </table:table-cell>
          <table:table-cell office:value-type="string">
            <text:p>p'</text:p>
          </table:table-cell>
          <table:table-cell office:value-type="float" office:value="0.125625">
            <text:p>0,12562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14.189493">
            <text:p>2514,189493</text:p>
          </table:table-cell>
          <table:table-cell office:value-type="string">
            <text:p>p'</text:p>
          </table:table-cell>
          <table:table-cell office:value-type="float" office:value="0.119717">
            <text:p>0,11971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08.532859">
            <text:p>2608,532859</text:p>
          </table:table-cell>
          <table:table-cell office:value-type="string">
            <text:p>p'</text:p>
          </table:table-cell>
          <table:table-cell office:value-type="float" office:value="0.11541">
            <text:p>0,1154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23.688399">
            <text:p>2723,688399</text:p>
          </table:table-cell>
          <table:table-cell office:value-type="string">
            <text:p>p'</text:p>
          </table:table-cell>
          <table:table-cell office:value-type="float" office:value="0.111143">
            <text:p>0,11114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72.639758">
            <text:p>2772,639758</text:p>
          </table:table-cell>
          <table:table-cell office:value-type="string">
            <text:p>p'</text:p>
          </table:table-cell>
          <table:table-cell office:value-type="float" office:value="0.106374">
            <text:p>0,10637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01.462048">
            <text:p>2901,462048</text:p>
          </table:table-cell>
          <table:table-cell office:value-type="string">
            <text:p>p'</text:p>
          </table:table-cell>
          <table:table-cell office:value-type="float" office:value="0.103184">
            <text:p>0,10318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95.869592">
            <text:p>2995,869592</text:p>
          </table:table-cell>
          <table:table-cell office:value-type="string">
            <text:p>p'</text:p>
          </table:table-cell>
          <table:table-cell office:value-type="float" office:value="0.099847">
            <text:p>0,09984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21.667893">
            <text:p>3121,667893</text:p>
          </table:table-cell>
          <table:table-cell office:value-type="string">
            <text:p>p'</text:p>
          </table:table-cell>
          <table:table-cell office:value-type="float" office:value="0.095527">
            <text:p>0,09552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33.151328">
            <text:p>3233,151328</text:p>
          </table:table-cell>
          <table:table-cell office:value-type="string">
            <text:p>p'</text:p>
          </table:table-cell>
          <table:table-cell office:value-type="float" office:value="0.091787">
            <text:p>0,0917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57.860332">
            <text:p>3357,860332</text:p>
          </table:table-cell>
          <table:table-cell office:value-type="string">
            <text:p>p'</text:p>
          </table:table-cell>
          <table:table-cell office:value-type="float" office:value="0.089521">
            <text:p>0,08952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488.7818">
            <text:p>3488,7818</text:p>
          </table:table-cell>
          <table:table-cell office:value-type="string">
            <text:p>p'</text:p>
          </table:table-cell>
          <table:table-cell office:value-type="float" office:value="0.086139">
            <text:p>0,08613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578.256651">
            <text:p>3578,256651</text:p>
          </table:table-cell>
          <table:table-cell office:value-type="string">
            <text:p>p'</text:p>
          </table:table-cell>
          <table:table-cell office:value-type="float" office:value="0.083203">
            <text:p>0,08320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98.91">
            <text:p>3698,91</text:p>
          </table:table-cell>
          <table:table-cell office:value-type="string">
            <text:p>p'</text:p>
          </table:table-cell>
          <table:table-cell office:value-type="float" office:value="0.080765">
            <text:p>0,08076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805.662513">
            <text:p>3805,662513</text:p>
          </table:table-cell>
          <table:table-cell office:value-type="string">
            <text:p>p'</text:p>
          </table:table-cell>
          <table:table-cell office:value-type="float" office:value="0.076797">
            <text:p>0,07679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98.343602">
            <text:p>3998,343602</text:p>
          </table:table-cell>
          <table:table-cell office:value-type="string">
            <text:p>p'</text:p>
          </table:table-cell>
          <table:table-cell office:value-type="float" office:value="0.075127">
            <text:p>0,07512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013.124037">
            <text:p>4013,124037</text:p>
          </table:table-cell>
          <table:table-cell office:value-type="string">
            <text:p>p'</text:p>
          </table:table-cell>
          <table:table-cell office:value-type="float" office:value="0.071383">
            <text:p>0,07138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170.191869">
            <text:p>4170,191869</text:p>
          </table:table-cell>
          <table:table-cell office:value-type="string">
            <text:p>p'</text:p>
          </table:table-cell>
          <table:table-cell office:value-type="float" office:value="0.068779">
            <text:p>0,06877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62.763732">
            <text:p>4262,763732</text:p>
          </table:table-cell>
          <table:table-cell office:value-type="string">
            <text:p>p'</text:p>
          </table:table-cell>
          <table:table-cell office:value-type="float" office:value="0.068392">
            <text:p>0,0683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40.393318">
            <text:p>4340,393318</text:p>
          </table:table-cell>
          <table:table-cell office:value-type="string">
            <text:p>p'</text:p>
          </table:table-cell>
          <table:table-cell office:value-type="float" office:value="0.064886">
            <text:p>0,06488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35.34659">
            <text:p>4435,34659</text:p>
          </table:table-cell>
          <table:table-cell office:value-type="string">
            <text:p>p'</text:p>
          </table:table-cell>
          <table:table-cell office:value-type="float" office:value="0.062533">
            <text:p>0,06253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30.329033">
            <text:p>4530,329033</text:p>
          </table:table-cell>
          <table:table-cell office:value-type="string">
            <text:p>p'</text:p>
          </table:table-cell>
          <table:table-cell office:value-type="float" office:value="0.060804">
            <text:p>0,06080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72.48459">
            <text:p>4572,48459</text:p>
          </table:table-cell>
          <table:table-cell office:value-type="string">
            <text:p>p'</text:p>
          </table:table-cell>
          <table:table-cell office:value-type="float" office:value="0.058092">
            <text:p>0,05809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96.66381">
            <text:p>4596,66381</text:p>
          </table:table-cell>
          <table:table-cell office:value-type="string">
            <text:p>p'</text:p>
          </table:table-cell>
          <table:table-cell office:value-type="float" office:value="0.055452">
            <text:p>0,05545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686.392405">
            <text:p>4686,392405</text:p>
          </table:table-cell>
          <table:table-cell office:value-type="string">
            <text:p>p'</text:p>
          </table:table-cell>
          <table:table-cell office:value-type="float" office:value="0.05349">
            <text:p>0,0534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728.760368">
            <text:p>4728,760368</text:p>
          </table:table-cell>
          <table:table-cell office:value-type="string">
            <text:p>p'</text:p>
          </table:table-cell>
          <table:table-cell office:value-type="float" office:value="0.051253">
            <text:p>0,05125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12.95122">
            <text:p>4812,95122</text:p>
          </table:table-cell>
          <table:table-cell office:value-type="string">
            <text:p>p'</text:p>
          </table:table-cell>
          <table:table-cell office:value-type="float" office:value="0.049115">
            <text:p>0,04911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01.30469">
            <text:p>4801,30469</text:p>
          </table:table-cell>
          <table:table-cell office:value-type="string">
            <text:p>p'</text:p>
          </table:table-cell>
          <table:table-cell office:value-type="float" office:value="0.047126">
            <text:p>0,04712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850.006999">
            <text:p>4850,006999</text:p>
          </table:table-cell>
          <table:table-cell office:value-type="string">
            <text:p>p'</text:p>
          </table:table-cell>
          <table:table-cell office:value-type="float" office:value="0.045114">
            <text:p>0,04511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14.628838">
            <text:p>4914,628838</text:p>
          </table:table-cell>
          <table:table-cell office:value-type="string">
            <text:p>p'</text:p>
          </table:table-cell>
          <table:table-cell office:value-type="float" office:value="0.044001">
            <text:p>0,0440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968.507617">
            <text:p>4968,507617</text:p>
          </table:table-cell>
          <table:table-cell office:value-type="string">
            <text:p>p'</text:p>
          </table:table-cell>
          <table:table-cell office:value-type="float" office:value="0.042523">
            <text:p>0,04252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21.666929">
            <text:p>5021,666929</text:p>
          </table:table-cell>
          <table:table-cell office:value-type="string">
            <text:p>p'</text:p>
          </table:table-cell>
          <table:table-cell office:value-type="float" office:value="0.041322">
            <text:p>0,04132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057.268878">
            <text:p>5057,268878</text:p>
          </table:table-cell>
          <table:table-cell office:value-type="string">
            <text:p>p'</text:p>
          </table:table-cell>
          <table:table-cell office:value-type="float" office:value="0.039056">
            <text:p>0,03905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107.825468">
            <text:p>5107,825468</text:p>
          </table:table-cell>
          <table:table-cell office:value-type="string">
            <text:p>p'</text:p>
          </table:table-cell>
          <table:table-cell office:value-type="float" office:value="0.037936">
            <text:p>0,03793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951.577356">
            <text:p>2951,577356</text:p>
          </table:table-cell>
          <table:table-cell office:value-type="string">
            <text:p>p'</text:p>
          </table:table-cell>
          <table:table-cell office:value-type="float" office:value="0.645882">
            <text:p>0,64588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398.026247">
            <text:p>4398,026247</text:p>
          </table:table-cell>
          <table:table-cell office:value-type="string">
            <text:p>p'</text:p>
          </table:table-cell>
          <table:table-cell office:value-type="float" office:value="0.51097">
            <text:p>0,5109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">
            <text:p>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05.485669">
            <text:p>5605,485669</text:p>
          </table:table-cell>
          <table:table-cell office:value-type="string">
            <text:p>p'</text:p>
          </table:table-cell>
          <table:table-cell office:value-type="float" office:value="0.445544">
            <text:p>0,44554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">
            <text:p>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090.694725">
            <text:p>7090,694725</text:p>
          </table:table-cell>
          <table:table-cell office:value-type="string">
            <text:p>p'</text:p>
          </table:table-cell>
          <table:table-cell office:value-type="float" office:value="0.403271">
            <text:p>0,40327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211.313825">
            <text:p>8211,313825</text:p>
          </table:table-cell>
          <table:table-cell office:value-type="string">
            <text:p>p'</text:p>
          </table:table-cell>
          <table:table-cell office:value-type="float" office:value="0.369163">
            <text:p>0,36916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6">
            <text:p>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789.96341">
            <text:p>8789,96341</text:p>
          </table:table-cell>
          <table:table-cell office:value-type="string">
            <text:p>p'</text:p>
          </table:table-cell>
          <table:table-cell office:value-type="float" office:value="0.345358">
            <text:p>0,34535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7">
            <text:p>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293.659269">
            <text:p>9293,659269</text:p>
          </table:table-cell>
          <table:table-cell office:value-type="string">
            <text:p>p'</text:p>
          </table:table-cell>
          <table:table-cell office:value-type="float" office:value="0.325348">
            <text:p>0,32534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8">
            <text:p>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803.119309">
            <text:p>9803,119309</text:p>
          </table:table-cell>
          <table:table-cell office:value-type="string">
            <text:p>p'</text:p>
          </table:table-cell>
          <table:table-cell office:value-type="float" office:value="0.306615">
            <text:p>0,30661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9">
            <text:p>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479.10048">
            <text:p>10479,10048</text:p>
          </table:table-cell>
          <table:table-cell office:value-type="string">
            <text:p>p'</text:p>
          </table:table-cell>
          <table:table-cell office:value-type="float" office:value="0.291699">
            <text:p>0,291699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932.703704">
            <text:p>10932,703704</text:p>
          </table:table-cell>
          <table:table-cell office:value-type="string">
            <text:p>p'</text:p>
          </table:table-cell>
          <table:table-cell office:value-type="float" office:value="0.283063">
            <text:p>0,28306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1">
            <text:p>1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391.425013">
            <text:p>11391,425013</text:p>
          </table:table-cell>
          <table:table-cell office:value-type="string">
            <text:p>p'</text:p>
          </table:table-cell>
          <table:table-cell office:value-type="float" office:value="0.267516">
            <text:p>0,26751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2">
            <text:p>1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916.551901">
            <text:p>11916,551901</text:p>
          </table:table-cell>
          <table:table-cell office:value-type="string">
            <text:p>p'</text:p>
          </table:table-cell>
          <table:table-cell office:value-type="float" office:value="0.255426">
            <text:p>0,25542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3">
            <text:p>1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463.784075">
            <text:p>12463,784075</text:p>
          </table:table-cell>
          <table:table-cell office:value-type="string">
            <text:p>p'</text:p>
          </table:table-cell>
          <table:table-cell office:value-type="float" office:value="0.247995">
            <text:p>0,24799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4">
            <text:p>1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483.320272">
            <text:p>12483,320272</text:p>
          </table:table-cell>
          <table:table-cell office:value-type="string">
            <text:p>p'</text:p>
          </table:table-cell>
          <table:table-cell office:value-type="float" office:value="0.239085">
            <text:p>0,23908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5">
            <text:p>1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43.892019">
            <text:p>13043,892019</text:p>
          </table:table-cell>
          <table:table-cell office:value-type="string">
            <text:p>p'</text:p>
          </table:table-cell>
          <table:table-cell office:value-type="float" office:value="0.228568">
            <text:p>0,22856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6">
            <text:p>1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65.393622">
            <text:p>13065,393622</text:p>
          </table:table-cell>
          <table:table-cell office:value-type="string">
            <text:p>p'</text:p>
          </table:table-cell>
          <table:table-cell office:value-type="float" office:value="0.224147">
            <text:p>0,22414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7">
            <text:p>1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790.170563">
            <text:p>13790,170563</text:p>
          </table:table-cell>
          <table:table-cell office:value-type="string">
            <text:p>p'</text:p>
          </table:table-cell>
          <table:table-cell office:value-type="float" office:value="0.216826">
            <text:p>0,21682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8">
            <text:p>1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60.430512">
            <text:p>14260,430512</text:p>
          </table:table-cell>
          <table:table-cell office:value-type="string">
            <text:p>p'</text:p>
          </table:table-cell>
          <table:table-cell office:value-type="float" office:value="0.210641">
            <text:p>0,21064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19">
            <text:p>1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907.585451">
            <text:p>14907,585451</text:p>
          </table:table-cell>
          <table:table-cell office:value-type="string">
            <text:p>p'</text:p>
          </table:table-cell>
          <table:table-cell office:value-type="float" office:value="0.204548">
            <text:p>0,20454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0">
            <text:p>2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344.798147">
            <text:p>15344,798147</text:p>
          </table:table-cell>
          <table:table-cell office:value-type="string">
            <text:p>p'</text:p>
          </table:table-cell>
          <table:table-cell office:value-type="float" office:value="0.1996">
            <text:p>0,199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1">
            <text:p>2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288.931808">
            <text:p>16288,931808</text:p>
          </table:table-cell>
          <table:table-cell office:value-type="string">
            <text:p>p'</text:p>
          </table:table-cell>
          <table:table-cell office:value-type="float" office:value="0.191611">
            <text:p>0,1916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2">
            <text:p>2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704.47672">
            <text:p>16704,47672</text:p>
          </table:table-cell>
          <table:table-cell office:value-type="string">
            <text:p>p'</text:p>
          </table:table-cell>
          <table:table-cell office:value-type="float" office:value="0.189255">
            <text:p>0,18925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3">
            <text:p>2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911.04038">
            <text:p>16911,04038</text:p>
          </table:table-cell>
          <table:table-cell office:value-type="string">
            <text:p>p'</text:p>
          </table:table-cell>
          <table:table-cell office:value-type="float" office:value="0.188154">
            <text:p>0,18815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4">
            <text:p>2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779.042776">
            <text:p>17779,042776</text:p>
          </table:table-cell>
          <table:table-cell office:value-type="string">
            <text:p>p'</text:p>
          </table:table-cell>
          <table:table-cell office:value-type="float" office:value="0.182181">
            <text:p>0,18218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5">
            <text:p>2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419.038112">
            <text:p>18419,038112</text:p>
          </table:table-cell>
          <table:table-cell office:value-type="string">
            <text:p>p'</text:p>
          </table:table-cell>
          <table:table-cell office:value-type="float" office:value="0.175778">
            <text:p>0,17577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6">
            <text:p>2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925.689429">
            <text:p>18925,689429</text:p>
          </table:table-cell>
          <table:table-cell office:value-type="string">
            <text:p>p'</text:p>
          </table:table-cell>
          <table:table-cell office:value-type="float" office:value="0.172943">
            <text:p>0,17294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7">
            <text:p>2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230.964464">
            <text:p>19230,964464</text:p>
          </table:table-cell>
          <table:table-cell office:value-type="string">
            <text:p>p'</text:p>
          </table:table-cell>
          <table:table-cell office:value-type="float" office:value="0.169834">
            <text:p>0,16983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8">
            <text:p>2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184.945944">
            <text:p>20184,945944</text:p>
          </table:table-cell>
          <table:table-cell office:value-type="string">
            <text:p>p'</text:p>
          </table:table-cell>
          <table:table-cell office:value-type="float" office:value="0.165062">
            <text:p>0,16506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29">
            <text:p>2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246.468157">
            <text:p>20246,468157</text:p>
          </table:table-cell>
          <table:table-cell office:value-type="string">
            <text:p>p'</text:p>
          </table:table-cell>
          <table:table-cell office:value-type="float" office:value="0.161364">
            <text:p>0,161364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0">
            <text:p>3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800.528243">
            <text:p>20800,528243</text:p>
          </table:table-cell>
          <table:table-cell office:value-type="string">
            <text:p>p'</text:p>
          </table:table-cell>
          <table:table-cell office:value-type="float" office:value="0.156807">
            <text:p>0,15680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1">
            <text:p>3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644.19485">
            <text:p>20644,19485</text:p>
          </table:table-cell>
          <table:table-cell office:value-type="string">
            <text:p>p'</text:p>
          </table:table-cell>
          <table:table-cell office:value-type="float" office:value="0.159528">
            <text:p>0,159528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2">
            <text:p>3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400.61029">
            <text:p>21400,61029</text:p>
          </table:table-cell>
          <table:table-cell office:value-type="string">
            <text:p>p'</text:p>
          </table:table-cell>
          <table:table-cell office:value-type="float" office:value="0.149701">
            <text:p>0,14970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3">
            <text:p>3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1687.727193">
            <text:p>21687,727193</text:p>
          </table:table-cell>
          <table:table-cell office:value-type="string">
            <text:p>p'</text:p>
          </table:table-cell>
          <table:table-cell office:value-type="float" office:value="0.147793">
            <text:p>0,147793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4">
            <text:p>3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170.385267">
            <text:p>22170,385267</text:p>
          </table:table-cell>
          <table:table-cell office:value-type="string">
            <text:p>p'</text:p>
          </table:table-cell>
          <table:table-cell office:value-type="float" office:value="0.146087">
            <text:p>0,14608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5">
            <text:p>3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325.06947">
            <text:p>22325,06947</text:p>
          </table:table-cell>
          <table:table-cell office:value-type="string">
            <text:p>p'</text:p>
          </table:table-cell>
          <table:table-cell office:value-type="float" office:value="0.14582">
            <text:p>0,1458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6">
            <text:p>3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797.489657">
            <text:p>22797,489657</text:p>
          </table:table-cell>
          <table:table-cell office:value-type="string">
            <text:p>p'</text:p>
          </table:table-cell>
          <table:table-cell office:value-type="float" office:value="0.1421">
            <text:p>0,142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7">
            <text:p>3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209.358891">
            <text:p>23209,358891</text:p>
          </table:table-cell>
          <table:table-cell office:value-type="string">
            <text:p>p'</text:p>
          </table:table-cell>
          <table:table-cell office:value-type="float" office:value="0.137432">
            <text:p>0,13743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8">
            <text:p>3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284.277986">
            <text:p>23284,277986</text:p>
          </table:table-cell>
          <table:table-cell office:value-type="string">
            <text:p>p'</text:p>
          </table:table-cell>
          <table:table-cell office:value-type="float" office:value="0.137311">
            <text:p>0,13731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39">
            <text:p>3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769.406861">
            <text:p>23769,406861</text:p>
          </table:table-cell>
          <table:table-cell office:value-type="string">
            <text:p>p'</text:p>
          </table:table-cell>
          <table:table-cell office:value-type="float" office:value="0.134557">
            <text:p>0,13455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0">
            <text:p>4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874.770753">
            <text:p>23874,770753</text:p>
          </table:table-cell>
          <table:table-cell office:value-type="string">
            <text:p>p'</text:p>
          </table:table-cell>
          <table:table-cell office:value-type="float" office:value="0.130977">
            <text:p>0,13097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1">
            <text:p>4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548.801418">
            <text:p>24548,801418</text:p>
          </table:table-cell>
          <table:table-cell office:value-type="string">
            <text:p>p'</text:p>
          </table:table-cell>
          <table:table-cell office:value-type="float" office:value="0.130352">
            <text:p>0,13035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2">
            <text:p>4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253.123293">
            <text:p>24253,123293</text:p>
          </table:table-cell>
          <table:table-cell office:value-type="string">
            <text:p>p'</text:p>
          </table:table-cell>
          <table:table-cell office:value-type="float" office:value="0.12916">
            <text:p>0,1291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3">
            <text:p>43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047.98991">
            <text:p>25047,98991</text:p>
          </table:table-cell>
          <table:table-cell office:value-type="string">
            <text:p>p'</text:p>
          </table:table-cell>
          <table:table-cell office:value-type="float" office:value="0.121302">
            <text:p>0,12130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4">
            <text:p>44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202.024342">
            <text:p>25202,024342</text:p>
          </table:table-cell>
          <table:table-cell office:value-type="string">
            <text:p>p'</text:p>
          </table:table-cell>
          <table:table-cell office:value-type="float" office:value="0.123031">
            <text:p>0,123031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5">
            <text:p>4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404.636251">
            <text:p>25404,636251</text:p>
          </table:table-cell>
          <table:table-cell office:value-type="string">
            <text:p>p'</text:p>
          </table:table-cell>
          <table:table-cell office:value-type="float" office:value="0.120472">
            <text:p>0,12047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6">
            <text:p>46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805.956356">
            <text:p>25805,956356</text:p>
          </table:table-cell>
          <table:table-cell office:value-type="string">
            <text:p>p'</text:p>
          </table:table-cell>
          <table:table-cell office:value-type="float" office:value="0.117995">
            <text:p>0,117995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7">
            <text:p>47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342.67775">
            <text:p>26342,67775</text:p>
          </table:table-cell>
          <table:table-cell office:value-type="string">
            <text:p>p'</text:p>
          </table:table-cell>
          <table:table-cell office:value-type="float" office:value="0.118066">
            <text:p>0,118066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8">
            <text:p>48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454.740112">
            <text:p>26454,740112</text:p>
          </table:table-cell>
          <table:table-cell office:value-type="string">
            <text:p>p'</text:p>
          </table:table-cell>
          <table:table-cell office:value-type="float" office:value="0.11432">
            <text:p>0,11432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49">
            <text:p>49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6815.370991">
            <text:p>26815,370991</text:p>
          </table:table-cell>
          <table:table-cell office:value-type="string">
            <text:p>p'</text:p>
          </table:table-cell>
          <table:table-cell office:value-type="float" office:value="0.114277">
            <text:p>0,114277</text:p>
          </table:table-cell>
          <table:table-cell table:number-columns-repeated="8"/>
        </table:table-row>
        <table:table-row table:style-name="ro1">
          <table:table-cell office:value-type="string">
            <text:p>X0</text:p>
          </table:table-cell>
          <table:table-cell office:value-type="float" office:value="50">
            <text:p>5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7280.282218">
            <text:p>27280,282218</text:p>
          </table:table-cell>
          <table:table-cell office:value-type="string">
            <text:p>p'</text:p>
          </table:table-cell>
          <table:table-cell office:value-type="float" office:value="0.110937">
            <text:p>0,110937</text:p>
          </table:table-cell>
          <table:table-cell table:number-columns-repeated="8"/>
        </table:table-row>
      </table:table>
      <table:table table:name="Feuille3" table:style-name="ta1" table:print="false">
        <table:table-column table:style-name="co3" table:number-columns-repeated="5" table:default-cell-style-name="Default"/>
        <table:table-column table:style-name="co10" table:default-cell-style-name="Default"/>
        <table:table-column table:style-name="co3" table:number-columns-repeated="15" table:default-cell-style-name="Default"/>
        <table:table-column table:style-name="co11" table:default-cell-style-name="Default"/>
        <table:table-column table:style-name="co3" table:number-columns-repeated="8" table:default-cell-style-name="Default"/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.568947">
            <text:p>9,568947</text:p>
          </table:table-cell>
          <table:table-cell office:value-type="string">
            <text:p>p'</text:p>
          </table:table-cell>
          <table:table-cell office:value-type="float" office:value="0.955518">
            <text:p>0,955518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0">
            <text:p>0</text:p>
          </table:table-cell>
          <table:table-cell office:value-type="string">
            <text:p>p'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.230693">
            <text:p>12,230693</text:p>
          </table:table-cell>
          <table:table-cell office:value-type="string">
            <text:p>p'</text:p>
          </table:table-cell>
          <table:table-cell office:value-type="float" office:value="0.94708">
            <text:p>0,94708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414.412504">
            <text:p>4414,412504</text:p>
          </table:table-cell>
          <table:table-cell office:value-type="string">
            <text:p>p'</text:p>
          </table:table-cell>
          <table:table-cell office:value-type="float" office:value="0.948255">
            <text:p>0,94825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.544158">
            <text:p>17,544158</text:p>
          </table:table-cell>
          <table:table-cell office:value-type="string">
            <text:p>p'</text:p>
          </table:table-cell>
          <table:table-cell office:value-type="float" office:value="0.93416">
            <text:p>0,93416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6315.846397">
            <text:p>6315,846397</text:p>
          </table:table-cell>
          <table:table-cell office:value-type="string">
            <text:p>p'</text:p>
          </table:table-cell>
          <table:table-cell office:value-type="float" office:value="0.95679">
            <text:p>0,9567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3.150113">
            <text:p>33,150113</text:p>
          </table:table-cell>
          <table:table-cell office:value-type="string">
            <text:p>p'</text:p>
          </table:table-cell>
          <table:table-cell office:value-type="float" office:value="0.920205">
            <text:p>0,920205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836.02847">
            <text:p>8836,02847</text:p>
          </table:table-cell>
          <table:table-cell office:value-type="string">
            <text:p>p'</text:p>
          </table:table-cell>
          <table:table-cell office:value-type="float" office:value="0.943529">
            <text:p>0,94352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7.877603">
            <text:p>87,877603</text:p>
          </table:table-cell>
          <table:table-cell office:value-type="string">
            <text:p>p'</text:p>
          </table:table-cell>
          <table:table-cell office:value-type="float" office:value="0.911775">
            <text:p>0,911775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0">
            <text:p>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765.524853">
            <text:p>10765,524853</text:p>
          </table:table-cell>
          <table:table-cell office:value-type="string">
            <text:p>p'</text:p>
          </table:table-cell>
          <table:table-cell office:value-type="float" office:value="0.937923">
            <text:p>0,93792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2.381011">
            <text:p>222,381011</text:p>
          </table:table-cell>
          <table:table-cell office:value-type="string">
            <text:p>p'</text:p>
          </table:table-cell>
          <table:table-cell office:value-type="float" office:value="0.902274">
            <text:p>0,902274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565.762717">
            <text:p>4565,762717</text:p>
          </table:table-cell>
          <table:table-cell office:value-type="string">
            <text:p>p'</text:p>
          </table:table-cell>
          <table:table-cell office:value-type="float" office:value="0.950977">
            <text:p>0,95097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66.833834">
            <text:p>366,833834</text:p>
          </table:table-cell>
          <table:table-cell office:value-type="string">
            <text:p>p'</text:p>
          </table:table-cell>
          <table:table-cell office:value-type="float" office:value="0.784627">
            <text:p>0,784627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48.881766">
            <text:p>8948,881766</text:p>
          </table:table-cell>
          <table:table-cell office:value-type="string">
            <text:p>p'</text:p>
          </table:table-cell>
          <table:table-cell office:value-type="float" office:value="0.933659">
            <text:p>0,93365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5.721869">
            <text:p>325,721869</text:p>
          </table:table-cell>
          <table:table-cell office:value-type="string">
            <text:p>p'</text:p>
          </table:table-cell>
          <table:table-cell office:value-type="float" office:value="0.540052">
            <text:p>0,540052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713.222683">
            <text:p>11713,222683</text:p>
          </table:table-cell>
          <table:table-cell office:value-type="string">
            <text:p>p'</text:p>
          </table:table-cell>
          <table:table-cell office:value-type="float" office:value="0.925443">
            <text:p>0,9254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36.941192">
            <text:p>236,941192</text:p>
          </table:table-cell>
          <table:table-cell office:value-type="string">
            <text:p>p'</text:p>
          </table:table-cell>
          <table:table-cell office:value-type="float" office:value="0.282649">
            <text:p>0,282649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953.961839">
            <text:p>12953,961839</text:p>
          </table:table-cell>
          <table:table-cell office:value-type="string">
            <text:p>p'</text:p>
          </table:table-cell>
          <table:table-cell office:value-type="float" office:value="0.919551">
            <text:p>0,91955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">
            <text:p>1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2.623568">
            <text:p>182,623568</text:p>
          </table:table-cell>
          <table:table-cell office:value-type="string">
            <text:p>p'</text:p>
          </table:table-cell>
          <table:table-cell office:value-type="float" office:value="0.078434">
            <text:p>0,078434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674.845403">
            <text:p>12674,845403</text:p>
          </table:table-cell>
          <table:table-cell office:value-type="string">
            <text:p>p'</text:p>
          </table:table-cell>
          <table:table-cell office:value-type="float" office:value="0.917285">
            <text:p>0,9172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.652929">
            <text:p>32,652929</text:p>
          </table:table-cell>
          <table:table-cell office:value-type="string">
            <text:p>p'</text:p>
          </table:table-cell>
          <table:table-cell office:value-type="float" office:value="0.964037">
            <text:p>0,964037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688.152641">
            <text:p>5688,152641</text:p>
          </table:table-cell>
          <table:table-cell office:value-type="string">
            <text:p>p'</text:p>
          </table:table-cell>
          <table:table-cell office:value-type="float" office:value="0.959154">
            <text:p>0,95915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9.757151">
            <text:p>39,757151</text:p>
          </table:table-cell>
          <table:table-cell office:value-type="string">
            <text:p>p'</text:p>
          </table:table-cell>
          <table:table-cell office:value-type="float" office:value="0.958891">
            <text:p>0,958891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595.934789">
            <text:p>10595,934789</text:p>
          </table:table-cell>
          <table:table-cell office:value-type="string">
            <text:p>p'</text:p>
          </table:table-cell>
          <table:table-cell office:value-type="float" office:value="0.928171">
            <text:p>0,92817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55.870335">
            <text:p>55,870335</text:p>
          </table:table-cell>
          <table:table-cell office:value-type="string">
            <text:p>p'</text:p>
          </table:table-cell>
          <table:table-cell office:value-type="float" office:value="0.947678">
            <text:p>0,947678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181.098323">
            <text:p>14181,098323</text:p>
          </table:table-cell>
          <table:table-cell office:value-type="string">
            <text:p>p'</text:p>
          </table:table-cell>
          <table:table-cell office:value-type="float" office:value="0.919785">
            <text:p>0,91978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79.572945">
            <text:p>79,572945</text:p>
          </table:table-cell>
          <table:table-cell office:value-type="string">
            <text:p>p'</text:p>
          </table:table-cell>
          <table:table-cell office:value-type="float" office:value="0.934525">
            <text:p>0,934525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584.139394">
            <text:p>12584,139394</text:p>
          </table:table-cell>
          <table:table-cell office:value-type="string">
            <text:p>p'</text:p>
          </table:table-cell>
          <table:table-cell office:value-type="float" office:value="0.9164">
            <text:p>0,916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68.42204">
            <text:p>168,42204</text:p>
          </table:table-cell>
          <table:table-cell office:value-type="string">
            <text:p>p'</text:p>
          </table:table-cell>
          <table:table-cell office:value-type="float" office:value="0.914409">
            <text:p>0,914409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2">
            <text:p>2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23.582979">
            <text:p>13623,582979</text:p>
          </table:table-cell>
          <table:table-cell office:value-type="string">
            <text:p>p'</text:p>
          </table:table-cell>
          <table:table-cell office:value-type="float" office:value="0.914316">
            <text:p>0,91431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4.254795">
            <text:p>834,254795</text:p>
          </table:table-cell>
          <table:table-cell office:value-type="string">
            <text:p>p'</text:p>
          </table:table-cell>
          <table:table-cell office:value-type="float" office:value="0.901517">
            <text:p>0,901517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348.600014">
            <text:p>8348,600014</text:p>
          </table:table-cell>
          <table:table-cell office:value-type="string">
            <text:p>p'</text:p>
          </table:table-cell>
          <table:table-cell office:value-type="float" office:value="0.947298">
            <text:p>0,947298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07.560518">
            <text:p>1507,560518</text:p>
          </table:table-cell>
          <table:table-cell office:value-type="string">
            <text:p>p'</text:p>
          </table:table-cell>
          <table:table-cell office:value-type="float" office:value="0.823301">
            <text:p>0,823301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622.718295">
            <text:p>11622,718295</text:p>
          </table:table-cell>
          <table:table-cell office:value-type="string">
            <text:p>p'</text:p>
          </table:table-cell>
          <table:table-cell office:value-type="float" office:value="0.923066">
            <text:p>0,92306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01.563158">
            <text:p>1401,563158</text:p>
          </table:table-cell>
          <table:table-cell office:value-type="string">
            <text:p>p'</text:p>
          </table:table-cell>
          <table:table-cell office:value-type="float" office:value="0.65795">
            <text:p>0,65795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641.940398">
            <text:p>13641,940398</text:p>
          </table:table-cell>
          <table:table-cell office:value-type="string">
            <text:p>p'</text:p>
          </table:table-cell>
          <table:table-cell office:value-type="float" office:value="0.916999">
            <text:p>0,916999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72.047871">
            <text:p>1572,047871</text:p>
          </table:table-cell>
          <table:table-cell office:value-type="string">
            <text:p>p'</text:p>
          </table:table-cell>
          <table:table-cell office:value-type="float" office:value="0.368582">
            <text:p>0,368582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329.860862">
            <text:p>14329,860862</text:p>
          </table:table-cell>
          <table:table-cell office:value-type="string">
            <text:p>p'</text:p>
          </table:table-cell>
          <table:table-cell office:value-type="float" office:value="0.913457">
            <text:p>0,91345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">
            <text:p>1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18.702821">
            <text:p>1318,702821</text:p>
          </table:table-cell>
          <table:table-cell office:value-type="string">
            <text:p>p'</text:p>
          </table:table-cell>
          <table:table-cell office:value-type="float" office:value="0.087174">
            <text:p>0,087174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5">
            <text:p>5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628.26075">
            <text:p>14628,26075</text:p>
          </table:table-cell>
          <table:table-cell office:value-type="string">
            <text:p>p'</text:p>
          </table:table-cell>
          <table:table-cell office:value-type="float" office:value="0.910286">
            <text:p>0,910286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966.982983">
            <text:p>1966,982983</text:p>
          </table:table-cell>
          <table:table-cell office:value-type="string">
            <text:p>p'</text:p>
          </table:table-cell>
          <table:table-cell office:value-type="float" office:value="0.956663">
            <text:p>0,956663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0">
            <text:p>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9175.158553">
            <text:p>9175,158553</text:p>
          </table:table-cell>
          <table:table-cell office:value-type="string">
            <text:p>p'</text:p>
          </table:table-cell>
          <table:table-cell office:value-type="float" office:value="0.94084">
            <text:p>0,94084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251.937398">
            <text:p>2251,937398</text:p>
          </table:table-cell>
          <table:table-cell office:value-type="string">
            <text:p>p'</text:p>
          </table:table-cell>
          <table:table-cell office:value-type="float" office:value="0.94929">
            <text:p>0,94929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2832.058109">
            <text:p>12832,058109</text:p>
          </table:table-cell>
          <table:table-cell office:value-type="string">
            <text:p>p'</text:p>
          </table:table-cell>
          <table:table-cell office:value-type="float" office:value="0.919043">
            <text:p>0,919043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424.931557">
            <text:p>2424,931557</text:p>
          </table:table-cell>
          <table:table-cell office:value-type="string">
            <text:p>p'</text:p>
          </table:table-cell>
          <table:table-cell office:value-type="float" office:value="0.941139">
            <text:p>0,941139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2">
            <text:p>2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3066.582191">
            <text:p>13066,582191</text:p>
          </table:table-cell>
          <table:table-cell office:value-type="string">
            <text:p>p'</text:p>
          </table:table-cell>
          <table:table-cell office:value-type="float" office:value="0.912031">
            <text:p>0,912031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878.079466">
            <text:p>2878,079466</text:p>
          </table:table-cell>
          <table:table-cell office:value-type="string">
            <text:p>p'</text:p>
          </table:table-cell>
          <table:table-cell office:value-type="float" office:value="0.926673">
            <text:p>0,926673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5">
            <text:p>5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249.166398">
            <text:p>14249,166398</text:p>
          </table:table-cell>
          <table:table-cell office:value-type="string">
            <text:p>p'</text:p>
          </table:table-cell>
          <table:table-cell office:value-type="float" office:value="0.912487">
            <text:p>0,912487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67.610427">
            <text:p>3167,610427</text:p>
          </table:table-cell>
          <table:table-cell office:value-type="string">
            <text:p>p'</text:p>
          </table:table-cell>
          <table:table-cell office:value-type="float" office:value="0.907126">
            <text:p>0,907126</text:p>
          </table:table-cell>
          <table:table-cell table:number-columns-repeated="4"/>
          <table:table-cell office:value-type="string">
            <text:p>X0</text:p>
          </table:table-cell>
          <table:table-cell office:value-type="float" office:value="10">
            <text:p>10</text:p>
          </table:table-cell>
          <table:table-cell office:value-type="string">
            <text:p>Y0</text:p>
          </table:table-cell>
          <table:table-cell office:value-type="float" office:value="10">
            <text:p>10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5830.765083">
            <text:p>15830,765083</text:p>
          </table:table-cell>
          <table:table-cell office:value-type="string">
            <text:p>p'</text:p>
          </table:table-cell>
          <table:table-cell office:value-type="float" office:value="0.910645">
            <text:p>0,910645</text:p>
          </table:table-cell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4251.539851">
            <text:p>4251,539851</text:p>
          </table:table-cell>
          <table:table-cell office:value-type="string">
            <text:p>p'</text:p>
          </table:table-cell>
          <table:table-cell office:value-type="float" office:value="0.879215">
            <text:p>0,879215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952.209109">
            <text:p>20952,209109</text:p>
          </table:table-cell>
          <table:table-cell office:value-type="string">
            <text:p>p'</text:p>
          </table:table-cell>
          <table:table-cell office:value-type="float" office:value="0.829193">
            <text:p>0,829193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2300.310287">
            <text:p>32300,310287</text:p>
          </table:table-cell>
          <table:table-cell office:value-type="string">
            <text:p>p'</text:p>
          </table:table-cell>
          <table:table-cell office:value-type="float" office:value="0.644167">
            <text:p>0,644167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31130.451794">
            <text:p>31130,451794</text:p>
          </table:table-cell>
          <table:table-cell office:value-type="string">
            <text:p>p'</text:p>
          </table:table-cell>
          <table:table-cell office:value-type="float" office:value="0.338005">
            <text:p>0,338005</text:p>
          </table:table-cell>
          <table:table-cell table:number-columns-repeated="10"/>
          <table:table-cell table:style-name="ce6" office:value-type="string" table:number-columns-spanned="5" table:number-rows-spanned="1">
            <text:p>X0</text:p>
          </table:table-cell>
          <table:covered-table-cell table:style-name="ce5"/>
          <table:covered-table-cell table:style-name="ce5"/>
          <table:covered-table-cell table:style-name="ce5"/>
          <table:covered-table-cell/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">
            <text:p>1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0145.510199">
            <text:p>20145,510199</text:p>
          </table:table-cell>
          <table:table-cell office:value-type="string">
            <text:p>p'</text:p>
          </table:table-cell>
          <table:table-cell office:value-type="float" office:value="0.086172">
            <text:p>0,086172</text:p>
          </table:table-cell>
          <table:table-cell table:number-columns-repeated="4"/>
          <table:table-cell>
            <draw:frame table:end-cell-address="Feuille3.V45" table:end-x="0.605cm" table:end-y="0.351cm" draw:z-index="2" draw:style-name="gr1" svg:width="7.999cm" svg:height="6.999cm" svg:x="1.639cm" svg:y="0.1cm">
              <draw:object draw:notify-on-update-of-ranges="Feuille3.W30:Feuille3.W30 Feuille3.W31:Feuille3.W35 Feuille3.X30:Feuille3.X30 Feuille3.X31:Feuille3.X35 Feuille3.Y30:Feuille3.Y30 Feuille3.Y31:Feuille3.Y35 Feuille3.Z30:Feuille3.Z30 Feuille3.Z31:Feuille3.Z35 Feuille3.AA30:Feuille3.AA30 Feuille3.AA31:Feuille3.AA35 Feuille3.AB30:Feuille3.AB30 Feuille3.AB31:Feuille3.AB35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4"/>
          <table:table-cell/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14"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05">
            <text:p>0,0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644.396846">
            <text:p>8644,396846</text:p>
          </table:table-cell>
          <table:table-cell office:value-type="string">
            <text:p>p'</text:p>
          </table:table-cell>
          <table:table-cell office:value-type="float" office:value="0.952038">
            <text:p>0,952038</text:p>
          </table:table-cell>
          <table:table-cell table:number-columns-repeated="8"/>
          <table:table-cell table:style-name="ce6" office:value-type="string" table:number-columns-spanned="1" table:number-rows-spanned="5">
            <text:p>Y0</text:p>
          </table:table-cell>
          <table:table-cell table:style-name="ce5" office:value-type="float" office:value="10">
            <text:p>10</text:p>
          </table:table-cell>
          <table:table-cell table:style-name="ce27" office:value-type="float" office:value="10765.524853">
            <text:p>10765,524853</text:p>
          </table:table-cell>
          <table:table-cell table:style-name="ce30" office:value-type="float" office:value="12674.845403">
            <text:p>12674,845403</text:p>
          </table:table-cell>
          <table:table-cell table:style-name="ce30" office:value-type="float" office:value="13623.582979">
            <text:p>13623,582979</text:p>
          </table:table-cell>
          <table:table-cell table:style-name="ce30" office:value-type="float" office:value="14628.26075">
            <text:p>14628,26075</text:p>
          </table:table-cell>
          <table:table-cell table:style-name="ce31" office:value-type="float" office:value="15830.765083">
            <text:p>15830,765083</text:p>
          </table:table-cell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15">
            <text:p>0,1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495.895702">
            <text:p>8495,895702</text:p>
          </table:table-cell>
          <table:table-cell office:value-type="string">
            <text:p>p'</text:p>
          </table:table-cell>
          <table:table-cell office:value-type="float" office:value="0.945306">
            <text:p>0,945306</text:p>
          </table:table-cell>
          <table:table-cell table:number-columns-repeated="8"/>
          <table:covered-table-cell table:style-name="ce5"/>
          <table:table-cell table:style-name="ce5" office:value-type="float" office:value="5">
            <text:p>5</text:p>
          </table:table-cell>
          <table:table-cell table:style-name="ce28" office:value-type="float" office:value="8836.02847">
            <text:p>8836,02847</text:p>
          </table:table-cell>
          <table:table-cell table:style-name="ce22" office:value-type="float" office:value="12953.961839">
            <text:p>12953,961839</text:p>
          </table:table-cell>
          <table:table-cell table:style-name="ce22" office:value-type="float" office:value="12584.139394">
            <text:p>12584,139394</text:p>
          </table:table-cell>
          <table:table-cell table:style-name="ce22" office:value-type="float" office:value="14329.860862">
            <text:p>14329,860862</text:p>
          </table:table-cell>
          <table:table-cell table:style-name="ce25" office:value-type="float" office:value="14249.166398">
            <text:p>14249,166398</text:p>
          </table:table-cell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25">
            <text:p>0,2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8948.881766">
            <text:p>8948,881766</text:p>
          </table:table-cell>
          <table:table-cell office:value-type="string">
            <text:p>p'</text:p>
          </table:table-cell>
          <table:table-cell office:value-type="float" office:value="0.933659">
            <text:p>0,933659</text:p>
          </table:table-cell>
          <table:table-cell table:number-columns-repeated="8"/>
          <table:covered-table-cell table:style-name="ce5"/>
          <table:table-cell table:style-name="ce5" office:value-type="float" office:value="2">
            <text:p>2</text:p>
          </table:table-cell>
          <table:table-cell table:style-name="ce28" office:value-type="float" office:value="6315.846397">
            <text:p>6315,846397</text:p>
          </table:table-cell>
          <table:table-cell table:style-name="ce22" office:value-type="float" office:value="11713.222683">
            <text:p>11713,222683</text:p>
          </table:table-cell>
          <table:table-cell table:style-name="ce22" office:value-type="float" office:value="14181.098323">
            <text:p>14181,098323</text:p>
          </table:table-cell>
          <table:table-cell table:style-name="ce22" office:value-type="float" office:value="13641.940398">
            <text:p>13641,940398</text:p>
          </table:table-cell>
          <table:table-cell table:style-name="ce25" office:value-type="float" office:value="13066.582191">
            <text:p>13066,582191</text:p>
          </table:table-cell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35">
            <text:p>0,3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0141.061627">
            <text:p>10141,061627</text:p>
          </table:table-cell>
          <table:table-cell office:value-type="string">
            <text:p>p'</text:p>
          </table:table-cell>
          <table:table-cell office:value-type="float" office:value="0.921934">
            <text:p>0,921934</text:p>
          </table:table-cell>
          <table:table-cell table:number-columns-repeated="8"/>
          <table:covered-table-cell table:style-name="ce5"/>
          <table:table-cell table:style-name="ce5" office:value-type="float" office:value="1">
            <text:p>1</text:p>
          </table:table-cell>
          <table:table-cell table:style-name="ce28" office:value-type="float" office:value="4414.412504">
            <text:p>4414,412504</text:p>
          </table:table-cell>
          <table:table-cell table:style-name="ce22" office:value-type="float" office:value="8948.881766">
            <text:p>8948,881766</text:p>
          </table:table-cell>
          <table:table-cell table:style-name="ce22" office:value-type="float" office:value="10595.934789">
            <text:p>10595,934789</text:p>
          </table:table-cell>
          <table:table-cell table:style-name="ce22" office:value-type="float" office:value="11622.718295">
            <text:p>11622,718295</text:p>
          </table:table-cell>
          <table:table-cell table:style-name="ce25" office:value-type="float" office:value="12832.058109">
            <text:p>12832,058109</text:p>
          </table:table-cell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45">
            <text:p>0,4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1176.289711">
            <text:p>11176,289711</text:p>
          </table:table-cell>
          <table:table-cell office:value-type="string">
            <text:p>p'</text:p>
          </table:table-cell>
          <table:table-cell office:value-type="float" office:value="0.9014">
            <text:p>0,9014</text:p>
          </table:table-cell>
          <table:table-cell table:number-columns-repeated="8"/>
          <table:covered-table-cell table:style-name="ce5"/>
          <table:table-cell table:style-name="ce5" office:value-type="float" office:value="0">
            <text:p>0</text:p>
          </table:table-cell>
          <table:table-cell table:style-name="ce29" office:value-type="float" office:value="0">
            <text:p>0</text:p>
          </table:table-cell>
          <table:table-cell table:style-name="ce23" office:value-type="float" office:value="4565.762717">
            <text:p>4565,762717</text:p>
          </table:table-cell>
          <table:table-cell table:style-name="ce23" office:value-type="float" office:value="5688.152641">
            <text:p>5688,152641</text:p>
          </table:table-cell>
          <table:table-cell table:style-name="ce23" office:value-type="float" office:value="8348.600014">
            <text:p>8348,600014</text:p>
          </table:table-cell>
          <table:table-cell table:style-name="ce26" office:value-type="float" office:value="9175.158553">
            <text:p>9175,158553</text:p>
          </table:table-cell>
          <table:table-cell table:number-columns-repeated="2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55">
            <text:p>0,5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4775.850095">
            <text:p>14775,850095</text:p>
          </table:table-cell>
          <table:table-cell office:value-type="string">
            <text:p>p'</text:p>
          </table:table-cell>
          <table:table-cell office:value-type="float" office:value="0.871126">
            <text:p>0,871126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65">
            <text:p>0,6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25787.676889">
            <text:p>25787,676889</text:p>
          </table:table-cell>
          <table:table-cell office:value-type="string">
            <text:p>p'</text:p>
          </table:table-cell>
          <table:table-cell office:value-type="float" office:value="0.835345">
            <text:p>0,835345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75">
            <text:p>0,7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9850.529563">
            <text:p>179850,529563</text:p>
          </table:table-cell>
          <table:table-cell office:value-type="string">
            <text:p>p'</text:p>
          </table:table-cell>
          <table:table-cell office:value-type="float" office:value="0.679486">
            <text:p>0,679486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85">
            <text:p>0,8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83363.344208">
            <text:p>183363,344208</text:p>
          </table:table-cell>
          <table:table-cell office:value-type="string">
            <text:p>p'</text:p>
          </table:table-cell>
          <table:table-cell office:value-type="float" office:value="0.355228">
            <text:p>0,355228</text:p>
          </table:table-cell>
          <table:table-cell table:number-columns-repeated="17"/>
        </table:table-row>
        <table:table-row table:style-name="ro1">
          <table:table-cell office:value-type="string">
            <text:p>X0</text:p>
          </table:table-cell>
          <table:table-cell office:value-type="float" office:value="1">
            <text:p>1</text:p>
          </table:table-cell>
          <table:table-cell office:value-type="string">
            <text:p>Y0</text:p>
          </table:table-cell>
          <table:table-cell office:value-type="float" office:value="1">
            <text:p>1</text:p>
          </table:table-cell>
          <table:table-cell office:value-type="string">
            <text:p>Smax</text:p>
          </table:table-cell>
          <table:table-cell office:value-type="float" office:value="10000000">
            <text:p>10000000</text:p>
          </table:table-cell>
          <table:table-cell office:value-type="string">
            <text:p>p</text:p>
          </table:table-cell>
          <table:table-cell office:value-type="float" office:value="0.95">
            <text:p>0,95</text:p>
          </table:table-cell>
          <table:table-cell office:value-type="string">
            <text:p>temps</text:p>
          </table:table-cell>
          <table:table-cell office:value-type="string">
            <text:p>moyen</text:p>
          </table:table-cell>
          <table:table-cell office:value-type="float" office:value="179128.276717">
            <text:p>179128,276717</text:p>
          </table:table-cell>
          <table:table-cell office:value-type="string">
            <text:p>p'</text:p>
          </table:table-cell>
          <table:table-cell office:value-type="float" office:value="0.095098">
            <text:p>0,095098</text:p>
          </table:table-cell>
          <table:table-cell table:number-columns-repeated="17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23"/>
          <table:table-cell>
            <draw:frame table:end-cell-address="Feuille3.AB63" table:end-x="1.678cm" table:end-y="0.028cm" draw:z-index="1" draw:style-name="gr1" svg:width="10.562cm" svg:height="9.348cm" svg:x="0.149cm" svg:y="0.127cm"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4">
          <table:table-cell table:number-columns-repeated="30"/>
        </table:table-row>
        <table:table-row table:style-name="ro1">
          <table:table-cell table:number-columns-repeated="7"/>
          <table:table-cell table:style-name="ce6" office:value-type="string" table:number-columns-spanned="4" table:number-rows-spanned="1">
            <text:p>Smax</text:p>
          </table:table-cell>
          <table:covered-table-cell table:style-name="ce5"/>
          <table:covered-table-cell table:style-name="ce5"/>
          <table:covered-table-cell table:style-name="ce5"/>
          <table:table-cell table:number-columns-repeated="19"/>
        </table:table-row>
        <table:table-row table:style-name="ro1">
          <table:table-cell table:number-columns-repeated="6"/>
          <table:table-cell/>
          <table:table-cell table:style-name="ce5" office:value-type="float" office:value="10000">
            <text:p>10000</text:p>
          </table:table-cell>
          <table:table-cell table:style-name="ce5" office:value-type="float" office:value="100000">
            <text:p>100000</text:p>
          </table:table-cell>
          <table:table-cell table:style-name="ce5" office:value-type="float" office:value="1000000">
            <text:p>1000000</text:p>
          </table:table-cell>
          <table:table-cell table:style-name="ce5" office:value-type="float" office:value="10000000">
            <text:p>10000000</text:p>
          </table:table-cell>
          <table:table-cell>
            <draw:frame table:end-cell-address="Feuille3.Q70" table:end-x="1.122cm" table:end-y="0.08cm" draw:z-index="0" draw:style-name="gr1" svg:width="12.319cm" svg:height="9.877cm" svg:x="0.094cm" svg:y="0.1cm">
              <draw:object draw:notify-on-update-of-ranges="Feuille3.G48:Feuille3.G48 Feuille3.G49:Feuille3.G58 Feuille3.H48:Feuille3.H48 Feuille3.H49:Feuille3.H58 Feuille3.I48:Feuille3.I48 Feuille3.I49:Feuille3.I58 Feuille3.J48:Feuille3.J48 Feuille3.J49:Feuille3.J58 Feuille3.K48:Feuille3.K48 Feuille3.K49:Feuille3.K5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5"/>
          <table:table-cell table:style-name="ce6" office:value-type="string" table:number-columns-spanned="1" table:number-rows-spanned="10">
            <text:p>p</text:p>
          </table:table-cell>
          <table:table-cell table:style-name="ce5" office:value-type="float" office:value="0.05">
            <text:p>0,05</text:p>
          </table:table-cell>
          <table:table-cell table:style-name="ce27" office:value-type="float" office:value="9.568947">
            <text:p>9,568947</text:p>
          </table:table-cell>
          <table:table-cell table:style-name="ce30" office:value-type="float" office:value="32.652929">
            <text:p>32,652929</text:p>
          </table:table-cell>
          <table:table-cell table:style-name="ce30" office:value-type="float" office:value="1966.982983">
            <text:p>1966,982983</text:p>
          </table:table-cell>
          <table:table-cell table:style-name="ce31" office:value-type="float" office:value="8644.396846">
            <text:p>8644,396846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15">
            <text:p>0,15</text:p>
          </table:table-cell>
          <table:table-cell table:style-name="ce28" office:value-type="float" office:value="12.230693">
            <text:p>12,230693</text:p>
          </table:table-cell>
          <table:table-cell table:style-name="ce22" office:value-type="float" office:value="39.757151">
            <text:p>39,757151</text:p>
          </table:table-cell>
          <table:table-cell table:style-name="ce22" office:value-type="float" office:value="2251.937398">
            <text:p>2251,937398</text:p>
          </table:table-cell>
          <table:table-cell table:style-name="ce25" office:value-type="float" office:value="8495.895702">
            <text:p>8495,895702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25">
            <text:p>0,25</text:p>
          </table:table-cell>
          <table:table-cell table:style-name="ce28" office:value-type="float" office:value="17.544158">
            <text:p>17,544158</text:p>
          </table:table-cell>
          <table:table-cell table:style-name="ce22" office:value-type="float" office:value="55.870335">
            <text:p>55,870335</text:p>
          </table:table-cell>
          <table:table-cell table:style-name="ce22" office:value-type="float" office:value="2424.931557">
            <text:p>2424,931557</text:p>
          </table:table-cell>
          <table:table-cell table:style-name="ce25" office:value-type="float" office:value="8948.881766">
            <text:p>8948,881766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35">
            <text:p>0,35</text:p>
          </table:table-cell>
          <table:table-cell table:style-name="ce28" office:value-type="float" office:value="33.150113">
            <text:p>33,150113</text:p>
          </table:table-cell>
          <table:table-cell table:style-name="ce22" office:value-type="float" office:value="79.572945">
            <text:p>79,572945</text:p>
          </table:table-cell>
          <table:table-cell table:style-name="ce22" office:value-type="float" office:value="2878.079466">
            <text:p>2878,079466</text:p>
          </table:table-cell>
          <table:table-cell table:style-name="ce25" office:value-type="float" office:value="10141.061627">
            <text:p>10141,061627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45">
            <text:p>0,45</text:p>
          </table:table-cell>
          <table:table-cell table:style-name="ce28" office:value-type="float" office:value="87.877603">
            <text:p>87,877603</text:p>
          </table:table-cell>
          <table:table-cell table:style-name="ce22" office:value-type="float" office:value="168.42204">
            <text:p>168,42204</text:p>
          </table:table-cell>
          <table:table-cell table:style-name="ce22" office:value-type="float" office:value="3167.610427">
            <text:p>3167,610427</text:p>
          </table:table-cell>
          <table:table-cell table:style-name="ce25" office:value-type="float" office:value="11176.289711">
            <text:p>11176,289711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55">
            <text:p>0,55</text:p>
          </table:table-cell>
          <table:table-cell table:style-name="ce28" office:value-type="float" office:value="222.381011">
            <text:p>222,381011</text:p>
          </table:table-cell>
          <table:table-cell table:style-name="ce22" office:value-type="float" office:value="834.254795">
            <text:p>834,254795</text:p>
          </table:table-cell>
          <table:table-cell table:style-name="ce22" office:value-type="float" office:value="4251.539851">
            <text:p>4251,539851</text:p>
          </table:table-cell>
          <table:table-cell table:style-name="ce25" office:value-type="float" office:value="14775.850095">
            <text:p>14775,850095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65">
            <text:p>0,65</text:p>
          </table:table-cell>
          <table:table-cell table:style-name="ce28" office:value-type="float" office:value="366.833834">
            <text:p>366,833834</text:p>
          </table:table-cell>
          <table:table-cell table:style-name="ce22" office:value-type="float" office:value="1507.560518">
            <text:p>1507,560518</text:p>
          </table:table-cell>
          <table:table-cell table:style-name="ce22" office:value-type="float" office:value="20952.209109">
            <text:p>20952,209109</text:p>
          </table:table-cell>
          <table:table-cell table:style-name="ce25" office:value-type="float" office:value="25787.676889">
            <text:p>25787,676889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75">
            <text:p>0,75</text:p>
          </table:table-cell>
          <table:table-cell table:style-name="ce28" office:value-type="float" office:value="325.721869">
            <text:p>325,721869</text:p>
          </table:table-cell>
          <table:table-cell table:style-name="ce22" office:value-type="float" office:value="1401.563158">
            <text:p>1401,563158</text:p>
          </table:table-cell>
          <table:table-cell table:style-name="ce22" office:value-type="float" office:value="32300.310287">
            <text:p>32300,310287</text:p>
          </table:table-cell>
          <table:table-cell table:style-name="ce25" office:value-type="float" office:value="179850.529563">
            <text:p>179850,529563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85">
            <text:p>0,85</text:p>
          </table:table-cell>
          <table:table-cell table:style-name="ce28" office:value-type="float" office:value="236.941192">
            <text:p>236,941192</text:p>
          </table:table-cell>
          <table:table-cell table:style-name="ce22" office:value-type="float" office:value="1572.047871">
            <text:p>1572,047871</text:p>
          </table:table-cell>
          <table:table-cell table:style-name="ce22" office:value-type="float" office:value="31130.451794">
            <text:p>31130,451794</text:p>
          </table:table-cell>
          <table:table-cell table:style-name="ce25" office:value-type="float" office:value="183363.344208">
            <text:p>183363,344208</text:p>
          </table:table-cell>
          <table:table-cell table:number-columns-repeated="19"/>
        </table:table-row>
        <table:table-row table:style-name="ro1">
          <table:table-cell table:number-columns-repeated="5"/>
          <table:covered-table-cell table:style-name="ce5"/>
          <table:table-cell table:style-name="ce5" office:value-type="float" office:value="0.95">
            <text:p>0,95</text:p>
          </table:table-cell>
          <table:table-cell table:style-name="ce29" office:value-type="float" office:value="182.623568">
            <text:p>182,623568</text:p>
          </table:table-cell>
          <table:table-cell table:style-name="ce23" office:value-type="float" office:value="1318.702821">
            <text:p>1318,702821</text:p>
          </table:table-cell>
          <table:table-cell table:style-name="ce23" office:value-type="float" office:value="20145.510199">
            <text:p>20145,510199</text:p>
          </table:table-cell>
          <table:table-cell table:style-name="ce26" office:value-type="float" office:value="179128.276717">
            <text:p>179128,276717</text:p>
          </table:table-cell>
          <table:table-cell table:number-columns-repeated="19"/>
        </table:table-row>
      </table:table>
      <table:database-ranges>
        <table:database-range table:target-range-address="Feuille4.A1:Feuille4.AMJ1048576" table:contains-header="false">
          <table:sort>
            <table:sort-by table:field-number="7" table:data-type="automatic"/>
            <table:sort-by table:field-number="5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5/01/2011</text:date>, <text:time>07:45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gedeon </meta:initial-creator>
    <meta:creation-date>2011-01-05T05:11:09</meta:creation-date>
    <dc:date>2011-01-05T07:45:37</dc:date>
    <dc:creator>egedeon </dc:creator>
    <meta:editing-duration>PT02H17M27S</meta:editing-duration>
    <meta:editing-cycles>2</meta:editing-cycles>
    <meta:generator>OpenOffice.org/3.2$Linux OpenOffice.org_project/320m12$Build-9483</meta:generator>
    <meta:document-statistic meta:table-count="4" meta:cell-count="2188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text-properties fo:font-size="9pt" style:font-size-asian="9pt" style:font-size-complex="9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351cm" svg:height="11.28cm" xlink:href=".." chart:class="chart:bar" chart:style-name="ch1">
        <chart:title svg:x="5.839cm" svg:y="0.226cm" chart:style-name="ch2">
          <text:p>FFin(N,X0)[1]</text:p>
        </chart:title>
        <chart:legend chart:legend-position="end" svg:x="13.255cm" svg:y="4.608cm" chart:style-name="ch3"/>
        <chart:plot-area chart:style-name="ch4" table:cell-range-address="Feuille1.B38:Feuille1.E43" chart:data-source-has-labels="both" svg:x="0.373cm" svg:y="0.954cm" svg:width="11.91cm" svg:height="9.85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6.68cm" svg:y="10.459cm" chart:style-name="ch6">
              <text:p>N</text:p>
            </chart:title>
            <chart:categories table:cell-range-address="Feuille1.C38:Feuille1.E38"/>
          </chart:axis>
          <chart:axis chart:dimension="y" chart:name="primary-y" chart:style-name="ch7">
            <chart:title svg:x="0.288cm" svg:y="5.687cm" chart:style-name="ch8">
              <text:p>p
</text:p>
            </chart:title>
            <chart:grid chart:style-name="ch9" chart:class="major"/>
          </chart:axis>
          <chart:axis chart:dimension="z" chart:name="primary-z" chart:style-name="ch5">
            <chart:title svg:x="10.741cm" svg:y="9.247cm" chart:style-name="ch10">
              <text:p>X0</text:p>
            </chart:title>
          </chart:axis>
          <chart:series chart:style-name="ch11" chart:values-cell-range-address="Feuille1.C39:Feuille1.E39" chart:label-cell-address="Feuille1.B39:Feuille1.B39" chart:class="chart:bar">
            <chart:data-point chart:repeated="3"/>
          </chart:series>
          <chart:series chart:style-name="ch12" chart:values-cell-range-address="Feuille1.C40:Feuille1.E40" chart:label-cell-address="Feuille1.B40:Feuille1.B40" chart:class="chart:bar">
            <chart:data-point chart:repeated="3"/>
          </chart:series>
          <chart:series chart:style-name="ch13" chart:values-cell-range-address="Feuille1.C41:Feuille1.E41" chart:label-cell-address="Feuille1.B41:Feuille1.B41" chart:class="chart:bar">
            <chart:data-point chart:repeated="3"/>
          </chart:series>
          <chart:series chart:style-name="ch14" chart:values-cell-range-address="Feuille1.C42:Feuille1.E42" chart:label-cell-address="Feuille1.B42:Feuille1.B42" chart:class="chart:bar">
            <chart:data-point chart:repeated="3"/>
          </chart:series>
          <chart:series chart:style-name="ch15" chart:values-cell-range-address="Feuille1.C43:Feuille1.E43" chart:label-cell-address="Feuille1.B43:Feuille1.B43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C38:Feuille1.E38"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 text:id="Feuille1.B39:Feuille1.B39">2</text:p>
              </table:table-cell>
              <table:table-cell office:value-type="float" office:value="0.2181">
                <text:p text:id="Feuille1.C39:Feuille1.E39">0.2181</text:p>
              </table:table-cell>
              <table:table-cell office:value-type="float" office:value="0.2194">
                <text:p>0.2194</text:p>
              </table:table-cell>
              <table:table-cell office:value-type="float" office:value="0.2305">
                <text:p>0.2305</text:p>
              </table:table-cell>
            </table:table-row>
            <table:table-row>
              <table:table-cell office:value-type="string">
                <text:p text:id="Feuille1.B40:Feuille1.B40">5</text:p>
              </table:table-cell>
              <table:table-cell office:value-type="float" office:value="0.2542">
                <text:p text:id="Feuille1.C40:Feuille1.E40">0.2542</text:p>
              </table:table-cell>
              <table:table-cell office:value-type="float" office:value="0.2541">
                <text:p>0.2541</text:p>
              </table:table-cell>
              <table:table-cell office:value-type="float" office:value="0.253">
                <text:p>0.253</text:p>
              </table:table-cell>
            </table:table-row>
            <table:table-row>
              <table:table-cell office:value-type="string">
                <text:p text:id="Feuille1.B41:Feuille1.B41">4</text:p>
              </table:table-cell>
              <table:table-cell office:value-type="float" office:value="0.2544">
                <text:p text:id="Feuille1.C41:Feuille1.E41">0.2544</text:p>
              </table:table-cell>
              <table:table-cell office:value-type="float" office:value="0.2541">
                <text:p>0.2541</text:p>
              </table:table-cell>
              <table:table-cell office:value-type="float" office:value="0.2526">
                <text:p>0.2526</text:p>
              </table:table-cell>
            </table:table-row>
            <table:table-row>
              <table:table-cell office:value-type="string">
                <text:p text:id="Feuille1.B42:Feuille1.B42">3</text:p>
              </table:table-cell>
              <table:table-cell office:value-type="float" office:value="0.2547">
                <text:p text:id="Feuille1.C42:Feuille1.E42">0.2547</text:p>
              </table:table-cell>
              <table:table-cell office:value-type="float" office:value="0.2542">
                <text:p>0.2542</text:p>
              </table:table-cell>
              <table:table-cell office:value-type="float" office:value="0.2531">
                <text:p>0.2531</text:p>
              </table:table-cell>
            </table:table-row>
            <table:table-row>
              <table:table-cell office:value-type="string">
                <text:p text:id="Feuille1.B43:Feuille1.B43">1</text:p>
              </table:table-cell>
              <table:table-cell office:value-type="float" office:value="0.2896">
                <text:p text:id="Feuille1.C43:Feuille1.E43">0.2896</text:p>
              </table:table-cell>
              <table:table-cell office:value-type="float" office:value="0.288">
                <text:p>0.288</text:p>
              </table:table-cell>
              <table:table-cell office:value-type="float" office:value="0.2745">
                <text:p>0.27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text-properties fo:font-size="9pt" style:font-size-asian="9pt" style:font-size-complex="9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1.852cm" svg:height="10.644cm" xlink:href=".." chart:class="chart:bar" chart:style-name="ch1">
        <chart:title svg:x="4.259cm" svg:y="0.213cm" chart:style-name="ch2">
          <text:p>FGlobal(N,X0)[1]</text:p>
        </chart:title>
        <chart:legend chart:legend-position="end" svg:x="10.806cm" svg:y="4.29cm" chart:style-name="ch3"/>
        <chart:plot-area chart:style-name="ch4" table:cell-range-address="Feuille1.K38:Feuille1.N43" chart:data-source-has-labels="both" svg:x="0.273cm" svg:y="0.928cm" svg:width="9.661cm" svg:height="9.281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27cm" svg:y="9.849cm" chart:style-name="ch6">
              <text:p>N</text:p>
            </chart:title>
            <chart:categories table:cell-range-address="Feuille1.L38:Feuille1.N38"/>
          </chart:axis>
          <chart:axis chart:dimension="y" chart:name="primary-y" chart:style-name="ch7">
            <chart:title svg:x="0.238cm" svg:y="5.375cm" chart:style-name="ch8">
              <text:p>p</text:p>
            </chart:title>
            <chart:grid chart:style-name="ch9" chart:class="major"/>
          </chart:axis>
          <chart:axis chart:dimension="z" chart:name="primary-z" chart:style-name="ch5">
            <chart:title svg:x="9.016cm" svg:y="8.63cm" chart:style-name="ch10">
              <text:p>X0</text:p>
            </chart:title>
          </chart:axis>
          <chart:series chart:style-name="ch11" chart:values-cell-range-address="Feuille1.L39:Feuille1.N39" chart:label-cell-address="Feuille1.K39:Feuille1.K39" chart:class="chart:bar">
            <chart:data-point chart:repeated="3"/>
          </chart:series>
          <chart:series chart:style-name="ch12" chart:values-cell-range-address="Feuille1.L40:Feuille1.N40" chart:label-cell-address="Feuille1.K40:Feuille1.K40" chart:class="chart:bar">
            <chart:data-point chart:repeated="3"/>
          </chart:series>
          <chart:series chart:style-name="ch13" chart:values-cell-range-address="Feuille1.L41:Feuille1.N41" chart:label-cell-address="Feuille1.K41:Feuille1.K41" chart:class="chart:bar">
            <chart:data-point chart:repeated="3"/>
          </chart:series>
          <chart:series chart:style-name="ch14" chart:values-cell-range-address="Feuille1.L42:Feuille1.N42" chart:label-cell-address="Feuille1.K42:Feuille1.K42" chart:class="chart:bar">
            <chart:data-point chart:repeated="3"/>
          </chart:series>
          <chart:series chart:style-name="ch15" chart:values-cell-range-address="Feuille1.L43:Feuille1.N43" chart:label-cell-address="Feuille1.K43:Feuille1.K43" chart:class="chart:bar">
            <chart:data-point chart:repeated="3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L38:Feuille1.N38">100</text:p>
              </table:table-cell>
              <table:table-cell office:value-type="string">
                <text:p>1000</text:p>
              </table:table-cell>
              <table:table-cell office:value-type="string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 text:id="Feuille1.K39:Feuille1.K39">3</text:p>
              </table:table-cell>
              <table:table-cell office:value-type="float" office:value="0.2343">
                <text:p text:id="Feuille1.L39:Feuille1.N39">0.2343</text:p>
              </table:table-cell>
              <table:table-cell office:value-type="float" office:value="0.2362">
                <text:p>0.2362</text:p>
              </table:table-cell>
              <table:table-cell office:value-type="float" office:value="0.2403">
                <text:p>0.2403</text:p>
              </table:table-cell>
            </table:table-row>
            <table:table-row>
              <table:table-cell office:value-type="string">
                <text:p text:id="Feuille1.K40:Feuille1.K40">5</text:p>
              </table:table-cell>
              <table:table-cell office:value-type="float" office:value="0.2446">
                <text:p text:id="Feuille1.L40:Feuille1.N40">0.2446</text:p>
              </table:table-cell>
              <table:table-cell office:value-type="float" office:value="0.2451">
                <text:p>0.2451</text:p>
              </table:table-cell>
              <table:table-cell office:value-type="float" office:value="0.2458">
                <text:p>0.2458</text:p>
              </table:table-cell>
            </table:table-row>
            <table:table-row>
              <table:table-cell office:value-type="string">
                <text:p text:id="Feuille1.K41:Feuille1.K41">4</text:p>
              </table:table-cell>
              <table:table-cell office:value-type="float" office:value="0.2449">
                <text:p text:id="Feuille1.L41:Feuille1.N41">0.2449</text:p>
              </table:table-cell>
              <table:table-cell office:value-type="float" office:value="0.2451">
                <text:p>0.2451</text:p>
              </table:table-cell>
              <table:table-cell office:value-type="float" office:value="0.2458">
                <text:p>0.2458</text:p>
              </table:table-cell>
            </table:table-row>
            <table:table-row>
              <table:table-cell office:value-type="string">
                <text:p text:id="Feuille1.K42:Feuille1.K42">1</text:p>
              </table:table-cell>
              <table:table-cell office:value-type="float" office:value="0.2538">
                <text:p text:id="Feuille1.L42:Feuille1.N42">0.2538</text:p>
              </table:table-cell>
              <table:table-cell office:value-type="float" office:value="0.2537">
                <text:p>0.2537</text:p>
              </table:table-cell>
              <table:table-cell office:value-type="float" office:value="0.2511">
                <text:p>0.2511</text:p>
              </table:table-cell>
            </table:table-row>
            <table:table-row>
              <table:table-cell office:value-type="string">
                <text:p text:id="Feuille1.K43:Feuille1.K43">2</text:p>
              </table:table-cell>
              <table:table-cell office:value-type="float" office:value="0.2577">
                <text:p text:id="Feuille1.L43:Feuille1.N43">0.2577</text:p>
              </table:table-cell>
              <table:table-cell office:value-type="float" office:value="0.2544">
                <text:p>0.2544</text:p>
              </table:table-cell>
              <table:table-cell office:value-type="float" office:value="0.2512">
                <text:p>0.25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2.32cm" svg:height="9.878cm" xlink:href=".." chart:class="chart:bar" chart:style-name="ch1">
        <chart:title svg:x="5.062cm" svg:y="0.198cm" chart:style-name="ch2">
          <text:p>X0=1 Y0=1</text:p>
        </chart:title>
        <chart:legend chart:legend-position="end" svg:x="10.154cm" svg:y="4.095cm" chart:style-name="ch3"/>
        <chart:plot-area chart:style-name="ch4" table:cell-range-address="Feuille3.G48:Feuille3.K58" chart:data-source-has-labels="both" svg:x="0.291cm" svg:y="0.898cm" svg:width="9.618cm" svg:height="8.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5.293cm" svg:y="9.113cm" chart:style-name="ch6">
              <text:p>p</text:p>
            </chart:title>
            <chart:categories table:cell-range-address="Feuille3.G49:Feuille3.G58"/>
          </chart:axis>
          <chart:axis chart:dimension="y" chart:name="primary-y" chart:style-name="ch7">
            <chart:title svg:x="0.247cm" svg:y="5.026cm" chart:style-name="ch8">
              <text:p>p'</text:p>
            </chart:title>
            <chart:grid chart:style-name="ch9" chart:class="major"/>
          </chart:axis>
          <chart:axis chart:dimension="z" chart:name="primary-z" chart:style-name="ch10"/>
          <chart:series chart:style-name="ch11" chart:values-cell-range-address="Feuille3.H49:Feuille3.H58" chart:label-cell-address="Feuille3.H48:Feuille3.H48" chart:class="chart:bar">
            <chart:data-point chart:repeated="10"/>
          </chart:series>
          <chart:series chart:style-name="ch12" chart:values-cell-range-address="Feuille3.I49:Feuille3.I58" chart:label-cell-address="Feuille3.I48:Feuille3.I48" chart:class="chart:bar">
            <chart:data-point chart:repeated="10"/>
          </chart:series>
          <chart:series chart:style-name="ch13" chart:values-cell-range-address="Feuille3.J49:Feuille3.J58" chart:label-cell-address="Feuille3.J48:Feuille3.J48" chart:class="chart:bar">
            <chart:data-point chart:repeated="10"/>
          </chart:series>
          <chart:series chart:style-name="ch14" chart:values-cell-range-address="Feuille3.K49:Feuille3.K58" chart:label-cell-address="Feuille3.K48:Feuille3.K48" chart:class="chart:bar">
            <chart:data-point chart:repeated="1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3.H48:Feuille3.H48">10000</text:p>
              </table:table-cell>
              <table:table-cell office:value-type="string">
                <text:p text:id="Feuille3.I48:Feuille3.I48">100000</text:p>
              </table:table-cell>
              <table:table-cell office:value-type="string">
                <text:p text:id="Feuille3.J48:Feuille3.J48">1000000</text:p>
              </table:table-cell>
              <table:table-cell office:value-type="string">
                <text:p text:id="Feuille3.K48:Feuille3.K48">10000000</text:p>
              </table:table-cell>
            </table:table-row>
          </table:table-header-rows>
          <table:table-rows>
            <table:table-row>
              <table:table-cell office:value-type="string">
                <text:p text:id="Feuille3.G49:Feuille3.G58">0,05</text:p>
              </table:table-cell>
              <table:table-cell office:value-type="float" office:value="9.568947">
                <text:p text:id="Feuille3.H49:Feuille3.H58">9.568947</text:p>
              </table:table-cell>
              <table:table-cell office:value-type="float" office:value="32.652929">
                <text:p text:id="Feuille3.I49:Feuille3.I58">32.652929</text:p>
              </table:table-cell>
              <table:table-cell office:value-type="float" office:value="1966.982983">
                <text:p text:id="Feuille3.J49:Feuille3.J58">1966.982983</text:p>
              </table:table-cell>
              <table:table-cell office:value-type="float" office:value="8644.396846">
                <text:p text:id="Feuille3.K49:Feuille3.K58">8644.396846</text:p>
              </table:table-cell>
            </table:table-row>
            <table:table-row>
              <table:table-cell office:value-type="string">
                <text:p>0,15</text:p>
              </table:table-cell>
              <table:table-cell office:value-type="float" office:value="12.230693">
                <text:p>12.230693</text:p>
              </table:table-cell>
              <table:table-cell office:value-type="float" office:value="39.757151">
                <text:p>39.757151</text:p>
              </table:table-cell>
              <table:table-cell office:value-type="float" office:value="2251.937398">
                <text:p>2251.937398</text:p>
              </table:table-cell>
              <table:table-cell office:value-type="float" office:value="8495.895702">
                <text:p>8495.895702</text:p>
              </table:table-cell>
            </table:table-row>
            <table:table-row>
              <table:table-cell office:value-type="string">
                <text:p>0,25</text:p>
              </table:table-cell>
              <table:table-cell office:value-type="float" office:value="17.544158">
                <text:p>17.544158</text:p>
              </table:table-cell>
              <table:table-cell office:value-type="float" office:value="55.870335">
                <text:p>55.870335</text:p>
              </table:table-cell>
              <table:table-cell office:value-type="float" office:value="2424.931557">
                <text:p>2424.931557</text:p>
              </table:table-cell>
              <table:table-cell office:value-type="float" office:value="8948.881766">
                <text:p>8948.881766</text:p>
              </table:table-cell>
            </table:table-row>
            <table:table-row>
              <table:table-cell office:value-type="string">
                <text:p>0,35</text:p>
              </table:table-cell>
              <table:table-cell office:value-type="float" office:value="33.150113">
                <text:p>33.150113</text:p>
              </table:table-cell>
              <table:table-cell office:value-type="float" office:value="79.572945">
                <text:p>79.572945</text:p>
              </table:table-cell>
              <table:table-cell office:value-type="float" office:value="2878.079466">
                <text:p>2878.079466</text:p>
              </table:table-cell>
              <table:table-cell office:value-type="float" office:value="10141.061627">
                <text:p>10141.061627</text:p>
              </table:table-cell>
            </table:table-row>
            <table:table-row>
              <table:table-cell office:value-type="string">
                <text:p>0,45</text:p>
              </table:table-cell>
              <table:table-cell office:value-type="float" office:value="87.877603">
                <text:p>87.877603</text:p>
              </table:table-cell>
              <table:table-cell office:value-type="float" office:value="168.42204">
                <text:p>168.42204</text:p>
              </table:table-cell>
              <table:table-cell office:value-type="float" office:value="3167.610427">
                <text:p>3167.610427</text:p>
              </table:table-cell>
              <table:table-cell office:value-type="float" office:value="11176.289711">
                <text:p>11176.289711</text:p>
              </table:table-cell>
            </table:table-row>
            <table:table-row>
              <table:table-cell office:value-type="string">
                <text:p>0,55</text:p>
              </table:table-cell>
              <table:table-cell office:value-type="float" office:value="222.381011">
                <text:p>222.381011</text:p>
              </table:table-cell>
              <table:table-cell office:value-type="float" office:value="834.254795">
                <text:p>834.254795</text:p>
              </table:table-cell>
              <table:table-cell office:value-type="float" office:value="4251.539851">
                <text:p>4251.539851</text:p>
              </table:table-cell>
              <table:table-cell office:value-type="float" office:value="14775.850095">
                <text:p>14775.850095</text:p>
              </table:table-cell>
            </table:table-row>
            <table:table-row>
              <table:table-cell office:value-type="string">
                <text:p>0,65</text:p>
              </table:table-cell>
              <table:table-cell office:value-type="float" office:value="366.833834">
                <text:p>366.833834</text:p>
              </table:table-cell>
              <table:table-cell office:value-type="float" office:value="1507.560518">
                <text:p>1507.560518</text:p>
              </table:table-cell>
              <table:table-cell office:value-type="float" office:value="20952.209109">
                <text:p>20952.209109</text:p>
              </table:table-cell>
              <table:table-cell office:value-type="float" office:value="25787.676889">
                <text:p>25787.676889</text:p>
              </table:table-cell>
            </table:table-row>
            <table:table-row>
              <table:table-cell office:value-type="string">
                <text:p>0,75</text:p>
              </table:table-cell>
              <table:table-cell office:value-type="float" office:value="325.721869">
                <text:p>325.721869</text:p>
              </table:table-cell>
              <table:table-cell office:value-type="float" office:value="1401.563158">
                <text:p>1401.563158</text:p>
              </table:table-cell>
              <table:table-cell office:value-type="float" office:value="32300.310287">
                <text:p>32300.310287</text:p>
              </table:table-cell>
              <table:table-cell office:value-type="float" office:value="179850.529563">
                <text:p>179850.529563</text:p>
              </table:table-cell>
            </table:table-row>
            <table:table-row>
              <table:table-cell office:value-type="string">
                <text:p>0,85</text:p>
              </table:table-cell>
              <table:table-cell office:value-type="float" office:value="236.941192">
                <text:p>236.941192</text:p>
              </table:table-cell>
              <table:table-cell office:value-type="float" office:value="1572.047871">
                <text:p>1572.047871</text:p>
              </table:table-cell>
              <table:table-cell office:value-type="float" office:value="31130.451794">
                <text:p>31130.451794</text:p>
              </table:table-cell>
              <table:table-cell office:value-type="float" office:value="183363.344208">
                <text:p>183363.344208</text:p>
              </table:table-cell>
            </table:table-row>
            <table:table-row>
              <table:table-cell office:value-type="string">
                <text:p>0,95</text:p>
              </table:table-cell>
              <table:table-cell office:value-type="float" office:value="182.623568">
                <text:p>182.623568</text:p>
              </table:table-cell>
              <table:table-cell office:value-type="float" office:value="1318.702821">
                <text:p>1318.702821</text:p>
              </table:table-cell>
              <table:table-cell office:value-type="float" office:value="20145.510199">
                <text:p>20145.510199</text:p>
              </table:table-cell>
              <table:table-cell office:value-type="float" office:value="179128.276717">
                <text:p>179128.27671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auto-position="true"/>
      <style:text-properties fo:font-size="9pt" style:font-size-asian="9pt" style:font-size-complex="9pt"/>
    </style:style>
    <style:style style:name="ch11" style:family="chart" style:data-style-name="N0">
      <style:chart-properties chart:link-data-style-to-source="false"/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chart-properties chart:link-data-style-to-source="false"/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chart-properties chart:link-data-style-to-source="false"/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chart-properties chart:link-data-style-to-source="false"/>
      <style:graphic-properties draw:fill-color="#579d1c"/>
      <style:text-properties fo:font-size="6pt" style:font-size-asian="6pt" style:font-size-complex="6pt"/>
    </style:style>
    <style:style style:name="ch15" style:family="chart" style:data-style-name="N0">
      <style:chart-properties chart:link-data-style-to-source="false"/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0.563cm" svg:height="9.349cm" xlink:href="." chart:class="chart:bar" chart:style-name="ch1">
        <chart:title svg:x="2.873cm" svg:y="0.187cm" chart:style-name="ch2">
          <text:p>p=0.25 Smax = 1000000</text:p>
        </chart:title>
        <chart:legend chart:legend-position="end" svg:x="9.384cm" svg:y="3.642cm" chart:style-name="ch3"/>
        <chart:plot-area chart:style-name="ch4" chart:data-source-has-labels="both" svg:x="0.221cm" svg:y="0.876cm" svg:width="8.343cm" svg:height="8.11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title svg:x="4.479cm" svg:y="8.606cm" chart:style-name="ch6">
              <text:p>X0</text:p>
            </chart:title>
            <chart:categories table:cell-range-address="local-table.$B$1:.$F$1"/>
          </chart:axis>
          <chart:axis chart:dimension="y" chart:name="primary-y" chart:style-name="ch7">
            <chart:title svg:x="0.212cm" svg:y="4.767cm" chart:style-name="ch8">
              <text:p>p'</text:p>
            </chart:title>
            <chart:grid chart:style-name="ch9" chart:class="major"/>
          </chart:axis>
          <chart:axis chart:dimension="z" chart:name="primary-z" chart:style-name="ch5">
            <chart:title svg:x="8.775cm" svg:y="8.05cm" chart:style-name="ch10">
              <text:p>Y0</text:p>
            </chart:title>
          </chart:axis>
          <chart:series chart:style-name="ch11" chart:values-cell-range-address="local-table.$B$2:.$F$2" chart:label-cell-address="local-table.$A$2" chart:class="chart:bar">
            <chart:data-point chart:repeated="5"/>
          </chart:series>
          <chart:series chart:style-name="ch12" chart:values-cell-range-address="local-table.$B$3:.$F$3" chart:label-cell-address="local-table.$A$3" chart:class="chart:bar">
            <chart:data-point chart:repeated="5"/>
          </chart:series>
          <chart:series chart:style-name="ch13" chart:values-cell-range-address="local-table.$B$4:.$F$4" chart:label-cell-address="local-table.$A$4" chart:class="chart:bar">
            <chart:data-point chart:repeated="5"/>
          </chart:series>
          <chart:series chart:style-name="ch14" chart:values-cell-range-address="local-table.$B$5:.$F$5" chart:label-cell-address="local-table.$A$5" chart:class="chart:bar">
            <chart:data-point chart:repeated="5"/>
          </chart:series>
          <chart:series chart:style-name="ch15" chart:values-cell-range-address="local-table.$B$6:.$F$6" chart:label-cell-address="local-table.$A$6" chart:class="chart:bar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</text:p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 style:data-style-name="N0"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graphic-properties draw:fill-color="#ffd320"/>
      <style:text-properties fo:font-size="6pt" style:font-size-asian="6pt" style:font-size-complex="6pt"/>
    </style:style>
    <style:style style:name="ch11" style:family="chart" style:data-style-name="N0">
      <style:graphic-properties draw:fill-color="#579d1c"/>
      <style:text-properties fo:font-size="6pt" style:font-size-asian="6pt" style:font-size-complex="6pt"/>
    </style:style>
    <style:style style:name="ch12" style:family="chart" style:data-style-name="N0">
      <style:graphic-properties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style-name="ch1">
        <chart:title svg:x="1.724cm" svg:y="0.141cm" chart:style-name="ch2">
          <text:p>p=0.25 Smax=1000000</text:p>
        </chart:title>
        <chart:legend chart:legend-position="end" svg:x="6.872cm" svg:y="2.468cm" chart:style-name="ch3"/>
        <chart:plot-area chart:style-name="ch4" table:cell-range-address="Feuille3.W30:Feuille3.AB35" chart:data-source-has-labels="both" svg:x="0.16cm" svg:y="0.784cm" svg:width="6.553cm" svg:height="5.93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5">
            <chart:categories table:cell-range-address="Feuille3.W31:Feuille3.W3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5"/>
          <chart:series chart:style-name="ch8" chart:values-cell-range-address="Feuille3.X31:Feuille3.X35" chart:label-cell-address="Feuille3.X30:Feuille3.X30" chart:class="chart:bar">
            <chart:data-point chart:repeated="5"/>
          </chart:series>
          <chart:series chart:style-name="ch9" chart:values-cell-range-address="Feuille3.Y31:Feuille3.Y35" chart:label-cell-address="Feuille3.Y30:Feuille3.Y30" chart:class="chart:bar">
            <chart:data-point chart:repeated="5"/>
          </chart:series>
          <chart:series chart:style-name="ch10" chart:values-cell-range-address="Feuille3.Z31:Feuille3.Z35" chart:label-cell-address="Feuille3.Z30:Feuille3.Z30" chart:class="chart:bar">
            <chart:data-point chart:repeated="5"/>
          </chart:series>
          <chart:series chart:style-name="ch11" chart:values-cell-range-address="Feuille3.AA31:Feuille3.AA35" chart:label-cell-address="Feuille3.AA30:Feuille3.AA30" chart:class="chart:bar">
            <chart:data-point chart:repeated="5"/>
          </chart:series>
          <chart:series chart:style-name="ch12" chart:values-cell-range-address="Feuille3.AB31:Feuille3.AB35" chart:label-cell-address="Feuille3.AB30:Feuille3.AB30" chart:class="chart:ba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3.X30:Feuille3.X30">0</text:p>
              </table:table-cell>
              <table:table-cell office:value-type="string">
                <text:p text:id="Feuille3.Y30:Feuille3.Y30">1</text:p>
              </table:table-cell>
              <table:table-cell office:value-type="string">
                <text:p text:id="Feuille3.Z30:Feuille3.Z30">2</text:p>
              </table:table-cell>
              <table:table-cell office:value-type="string">
                <text:p text:id="Feuille3.AA30:Feuille3.AA30">5</text:p>
              </table:table-cell>
              <table:table-cell office:value-type="string">
                <text:p text:id="Feuille3.AB30:Feuille3.AB30">10</text:p>
              </table:table-cell>
            </table:table-row>
          </table:table-header-rows>
          <table:table-rows>
            <table:table-row>
              <table:table-cell office:value-type="string">
                <text:p text:id="Feuille3.W31:Feuille3.W35">10</text:p>
              </table:table-cell>
              <table:table-cell office:value-type="float" office:value="10765.524853">
                <text:p text:id="Feuille3.X31:Feuille3.X35">10765.524853</text:p>
              </table:table-cell>
              <table:table-cell office:value-type="float" office:value="12674.845403">
                <text:p text:id="Feuille3.Y31:Feuille3.Y35">12674.845403</text:p>
              </table:table-cell>
              <table:table-cell office:value-type="float" office:value="13623.582979">
                <text:p text:id="Feuille3.Z31:Feuille3.Z35">13623.582979</text:p>
              </table:table-cell>
              <table:table-cell office:value-type="float" office:value="14628.26075">
                <text:p text:id="Feuille3.AA31:Feuille3.AA35">14628.26075</text:p>
              </table:table-cell>
              <table:table-cell office:value-type="float" office:value="15830.765083">
                <text:p text:id="Feuille3.AB31:Feuille3.AB35">15830.7650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836.02847">
                <text:p>8836.02847</text:p>
              </table:table-cell>
              <table:table-cell office:value-type="float" office:value="12953.961839">
                <text:p>12953.961839</text:p>
              </table:table-cell>
              <table:table-cell office:value-type="float" office:value="12584.139394">
                <text:p>12584.139394</text:p>
              </table:table-cell>
              <table:table-cell office:value-type="float" office:value="14329.860862">
                <text:p>14329.860862</text:p>
              </table:table-cell>
              <table:table-cell office:value-type="float" office:value="14249.166398">
                <text:p>14249.1663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315.846397">
                <text:p>6315.846397</text:p>
              </table:table-cell>
              <table:table-cell office:value-type="float" office:value="11713.222683">
                <text:p>11713.222683</text:p>
              </table:table-cell>
              <table:table-cell office:value-type="float" office:value="14181.098323">
                <text:p>14181.098323</text:p>
              </table:table-cell>
              <table:table-cell office:value-type="float" office:value="13641.940398">
                <text:p>13641.940398</text:p>
              </table:table-cell>
              <table:table-cell office:value-type="float" office:value="13066.582191">
                <text:p>13066.58219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4414.412504">
                <text:p>4414.412504</text:p>
              </table:table-cell>
              <table:table-cell office:value-type="float" office:value="8948.881766">
                <text:p>8948.881766</text:p>
              </table:table-cell>
              <table:table-cell office:value-type="float" office:value="10595.934789">
                <text:p>10595.934789</text:p>
              </table:table-cell>
              <table:table-cell office:value-type="float" office:value="11622.718295">
                <text:p>11622.718295</text:p>
              </table:table-cell>
              <table:table-cell office:value-type="float" office:value="12832.058109">
                <text:p>12832.05810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5.762717">
                <text:p>4565.762717</text:p>
              </table:table-cell>
              <table:table-cell office:value-type="float" office:value="5688.152641">
                <text:p>5688.152641</text:p>
              </table:table-cell>
              <table:table-cell office:value-type="float" office:value="8348.600014">
                <text:p>8348.600014</text:p>
              </table:table-cell>
              <table:table-cell office:value-type="float" office:value="9175.158553">
                <text:p>9175.1585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73cm" svg:height="14.741cm" xlink:href=".." chart:class="chart:line" chart:style-name="ch1">
        <chart:title svg:x="3.17cm" svg:y="0.295cm" chart:style-name="ch2">
          <text:p>lmoyen = f(k), Smax=100000, N=300000, p=0.25</text:p>
        </chart:title>
        <chart:legend chart:legend-position="end" svg:x="13.681cm" svg:y="7.088cm" chart:style-name="ch3"/>
        <chart:plot-area chart:style-name="ch4" table:cell-range-address="Feuille4.K201:Feuille4.K250" svg:x="0.437cm" svg:y="1.092cm" svg:width="12.926cm" svg:height="12.968cm">
          <chart:axis chart:dimension="x" chart:name="primary-x" chart:style-name="ch5">
            <chart:title svg:x="7.106cm" svg:y="13.782cm" chart:style-name="ch6">
              <text:p>k</text:p>
            </chart:title>
          </chart:axis>
          <chart:axis chart:dimension="y" chart:name="primary-y" chart:style-name="ch5">
            <chart:title svg:x="0.32cm" svg:y="7.819cm" chart:style-name="ch7">
              <text:p>lmoyen</text:p>
            </chart:title>
            <chart:grid chart:style-name="ch8" chart:class="major"/>
          </chart:axis>
          <chart:series chart:style-name="ch9" chart:values-cell-range-address="Feuille4.K201:Feuille4.K250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.746927">
                <text:p text:id="Feuille4.K201:Feuille4.K250">64.74692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.093426">
                <text:p>120.093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1.325138">
                <text:p>141.3251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3.002259">
                <text:p>173.0022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7.460876">
                <text:p>167.460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6.654632">
                <text:p>206.6546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3.7769">
                <text:p>203.77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0.739374">
                <text:p>220.7393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.392646">
                <text:p>240.3926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4.013203">
                <text:p>224.0132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7.340859">
                <text:p>237.3408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9.83325">
                <text:p>249.83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9.826253">
                <text:p>259.8262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2.378654">
                <text:p>282.3786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59.526085">
                <text:p>359.5260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7.702256">
                <text:p>247.7022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0.39946">
                <text:p>260.399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76.980054">
                <text:p>276.98005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2.436613">
                <text:p>362.4366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3.051172">
                <text:p>333.051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1.520962">
                <text:p>341.5209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8.024065">
                <text:p>408.0240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6.326211">
                <text:p>396.3262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28.277584">
                <text:p>428.2775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2.485914">
                <text:p>442.4859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76.6671">
                <text:p>476.66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7.294181">
                <text:p>487.2941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98.008422">
                <text:p>498.0084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5.792514">
                <text:p>525.7925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0.368527">
                <text:p>560.3685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6.153675">
                <text:p>566.1536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1.783806">
                <text:p>601.78380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01.339644">
                <text:p>601.339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69.051637">
                <text:p>569.0516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62.741155">
                <text:p>662.7411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90.961906">
                <text:p>690.96190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11.945823">
                <text:p>711.9458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37.64612">
                <text:p>737.646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55.779271">
                <text:p>755.7792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95.915354">
                <text:p>795.915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8.784714">
                <text:p>808.784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1.900316">
                <text:p>851.9003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5.998283">
                <text:p>875.99828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8.131374">
                <text:p>898.1313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5.345245">
                <text:p>935.3452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2.950269">
                <text:p>952.9502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5.222692">
                <text:p>995.22269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35.3652">
                <text:p>1035.36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64.192288">
                <text:p>1064.1922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72.463198">
                <text:p>1072.4631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 style:data-style-name="N0">
      <style:chart-properties chart:symbol-type="none"/>
      <style:graphic-properties svg:stroke-width="0.088cm"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2.31cm" svg:height="12.121cm" xlink:href=".." chart:class="chart:line" chart:style-name="ch1">
        <chart:title svg:x="4.885cm" svg:y="0.243cm" chart:style-name="ch2">
          <text:p>p'=f(k,Smax)</text:p>
        </chart:title>
        <chart:legend chart:legend-position="end" svg:x="10.461cm" svg:y="5.028cm" chart:style-name="ch3"/>
        <chart:plot-area chart:style-name="ch4" table:cell-range-address="Feuille4.Q248:Feuille4.U298" chart:data-source-has-labels="row" svg:x="0.246cm" svg:y="0.988cm" svg:width="9.97cm" svg:height="10.608cm">
          <chart:axis chart:dimension="x" chart:name="primary-x" chart:style-name="ch5">
            <chart:title svg:x="5.151cm" svg:y="11.266cm" chart:style-name="ch6">
              <text:p>k</text:p>
            </chart:title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euille4.Q249:Feuille4.Q298" chart:label-cell-address="Feuille4.Q248:Feuille4.Q248" chart:class="chart:line">
            <chart:data-point chart:repeated="50"/>
          </chart:series>
          <chart:series chart:style-name="ch9" chart:values-cell-range-address="Feuille4.R249:Feuille4.R298" chart:label-cell-address="Feuille4.R248:Feuille4.R248" chart:class="chart:line">
            <chart:data-point chart:repeated="50"/>
          </chart:series>
          <chart:series chart:style-name="ch10" chart:values-cell-range-address="Feuille4.S249:Feuille4.S298" chart:label-cell-address="Feuille4.S248:Feuille4.S248" chart:class="chart:line">
            <chart:data-point chart:repeated="50"/>
          </chart:series>
          <chart:series chart:style-name="ch11" chart:values-cell-range-address="Feuille4.T249:Feuille4.T298" chart:label-cell-address="Feuille4.T248:Feuille4.T248" chart:class="chart:line">
            <chart:data-point chart:repeated="50"/>
          </chart:series>
          <chart:series chart:style-name="ch12" chart:values-cell-range-address="Feuille4.U249:Feuille4.U298" chart:label-cell-address="Feuille4.U248:Feuille4.U248" chart:class="chart:line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4.Q248:Feuille4.Q248">10</text:p>
              </table:table-cell>
              <table:table-cell office:value-type="string">
                <text:p text:id="Feuille4.R248:Feuille4.R248">100</text:p>
              </table:table-cell>
              <table:table-cell office:value-type="string">
                <text:p text:id="Feuille4.S248:Feuille4.S248">1000</text:p>
              </table:table-cell>
              <table:table-cell office:value-type="string">
                <text:p text:id="Feuille4.T248:Feuille4.T248">10000</text:p>
              </table:table-cell>
              <table:table-cell office:value-type="string">
                <text:p text:id="Feuille4.U248:Feuille4.U248">100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406113">
                <text:p text:id="Feuille4.Q249:Feuille4.Q298">0.406113</text:p>
              </table:table-cell>
              <table:table-cell office:value-type="float" office:value="0.521104">
                <text:p text:id="Feuille4.R249:Feuille4.R298">0.521104</text:p>
              </table:table-cell>
              <table:table-cell office:value-type="float" office:value="0.573587">
                <text:p text:id="Feuille4.S249:Feuille4.S298">0.573587</text:p>
              </table:table-cell>
              <table:table-cell office:value-type="float" office:value="0.601803">
                <text:p text:id="Feuille4.T249:Feuille4.T298">0.601803</text:p>
              </table:table-cell>
              <table:table-cell office:value-type="float" office:value="0.645882">
                <text:p text:id="Feuille4.U249:Feuille4.U298">0.64588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7936">
                <text:p>0.157936</text:p>
              </table:table-cell>
              <table:table-cell office:value-type="float" office:value="0.326354">
                <text:p>0.326354</text:p>
              </table:table-cell>
              <table:table-cell office:value-type="float" office:value="0.413548">
                <text:p>0.413548</text:p>
              </table:table-cell>
              <table:table-cell office:value-type="float" office:value="0.457845">
                <text:p>0.457845</text:p>
              </table:table-cell>
              <table:table-cell office:value-type="float" office:value="0.51097">
                <text:p>0.51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6875">
                <text:p>0.066875</text:p>
              </table:table-cell>
              <table:table-cell office:value-type="float" office:value="0.225658">
                <text:p>0.225658</text:p>
              </table:table-cell>
              <table:table-cell office:value-type="float" office:value="0.327288">
                <text:p>0.327288</text:p>
              </table:table-cell>
              <table:table-cell office:value-type="float" office:value="0.378213">
                <text:p>0.378213</text:p>
              </table:table-cell>
              <table:table-cell office:value-type="float" office:value="0.445544">
                <text:p>0.445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0804">
                <text:p>0.020804</text:p>
              </table:table-cell>
              <table:table-cell office:value-type="float" office:value="0.161956">
                <text:p>0.161956</text:p>
              </table:table-cell>
              <table:table-cell office:value-type="float" office:value="0.270589">
                <text:p>0.270589</text:p>
              </table:table-cell>
              <table:table-cell office:value-type="float" office:value="0.330166">
                <text:p>0.330166</text:p>
              </table:table-cell>
              <table:table-cell office:value-type="float" office:value="0.403271">
                <text:p>0.4032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086">
                <text:p>0.008086</text:p>
              </table:table-cell>
              <table:table-cell office:value-type="float" office:value="0.118249">
                <text:p>0.118249</text:p>
              </table:table-cell>
              <table:table-cell office:value-type="float" office:value="0.230723">
                <text:p>0.230723</text:p>
              </table:table-cell>
              <table:table-cell office:value-type="float" office:value="0.292936">
                <text:p>0.292936</text:p>
              </table:table-cell>
              <table:table-cell office:value-type="float" office:value="0.369163">
                <text:p>0.3691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426">
                <text:p>0.001426</text:p>
              </table:table-cell>
              <table:table-cell office:value-type="float" office:value="0.084827">
                <text:p>0.084827</text:p>
              </table:table-cell>
              <table:table-cell office:value-type="float" office:value="0.200788">
                <text:p>0.200788</text:p>
              </table:table-cell>
              <table:table-cell office:value-type="float" office:value="0.266969">
                <text:p>0.266969</text:p>
              </table:table-cell>
              <table:table-cell office:value-type="float" office:value="0.345358">
                <text:p>0.3453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462">
                <text:p>0.000462</text:p>
              </table:table-cell>
              <table:table-cell office:value-type="float" office:value="0.061126">
                <text:p>0.061126</text:p>
              </table:table-cell>
              <table:table-cell office:value-type="float" office:value="0.175592">
                <text:p>0.175592</text:p>
              </table:table-cell>
              <table:table-cell office:value-type="float" office:value="0.244248">
                <text:p>0.244248</text:p>
              </table:table-cell>
              <table:table-cell office:value-type="float" office:value="0.325348">
                <text:p>0.3253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7">
                <text:p>0.000007</text:p>
              </table:table-cell>
              <table:table-cell office:value-type="float" office:value="0.043382">
                <text:p>0.043382</text:p>
              </table:table-cell>
              <table:table-cell office:value-type="float" office:value="0.153483">
                <text:p>0.153483</text:p>
              </table:table-cell>
              <table:table-cell office:value-type="float" office:value="0.223883">
                <text:p>0.223883</text:p>
              </table:table-cell>
              <table:table-cell office:value-type="float" office:value="0.306615">
                <text:p>0.3066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031413">
                <text:p>0.031413</text:p>
              </table:table-cell>
              <table:table-cell office:value-type="float" office:value="0.137187">
                <text:p>0.137187</text:p>
              </table:table-cell>
              <table:table-cell office:value-type="float" office:value="0.208408">
                <text:p>0.208408</text:p>
              </table:table-cell>
              <table:table-cell office:value-type="float" office:value="0.291699">
                <text:p>0.291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.021722">
                <text:p>0.021722</text:p>
              </table:table-cell>
              <table:table-cell office:value-type="float" office:value="0.122376">
                <text:p>0.122376</text:p>
              </table:table-cell>
              <table:table-cell office:value-type="float" office:value="0.195059">
                <text:p>0.195059</text:p>
              </table:table-cell>
              <table:table-cell office:value-type="float" office:value="0.283063">
                <text:p>0.283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.015355">
                <text:p>0.015355</text:p>
              </table:table-cell>
              <table:table-cell office:value-type="float" office:value="0.110111">
                <text:p>0.110111</text:p>
              </table:table-cell>
              <table:table-cell office:value-type="float" office:value="0.182868">
                <text:p>0.182868</text:p>
              </table:table-cell>
              <table:table-cell office:value-type="float" office:value="0.267516">
                <text:p>0.2675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.01085">
                <text:p>0.01085</text:p>
              </table:table-cell>
              <table:table-cell office:value-type="float" office:value="0.099792">
                <text:p>0.099792</text:p>
              </table:table-cell>
              <table:table-cell office:value-type="float" office:value="0.173685">
                <text:p>0.173685</text:p>
              </table:table-cell>
              <table:table-cell office:value-type="float" office:value="0.255426">
                <text:p>0.255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007389">
                <text:p>0.007389</text:p>
              </table:table-cell>
              <table:table-cell office:value-type="float" office:value="0.090801">
                <text:p>0.090801</text:p>
              </table:table-cell>
              <table:table-cell office:value-type="float" office:value="0.163952">
                <text:p>0.163952</text:p>
              </table:table-cell>
              <table:table-cell office:value-type="float" office:value="0.247995">
                <text:p>0.2479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.005013">
                <text:p>0.005013</text:p>
              </table:table-cell>
              <table:table-cell office:value-type="float" office:value="0.081309">
                <text:p>0.081309</text:p>
              </table:table-cell>
              <table:table-cell office:value-type="float" office:value="0.153675">
                <text:p>0.153675</text:p>
              </table:table-cell>
              <table:table-cell office:value-type="float" office:value="0.239085">
                <text:p>0.23908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.003698">
                <text:p>0.003698</text:p>
              </table:table-cell>
              <table:table-cell office:value-type="float" office:value="0.072611">
                <text:p>0.072611</text:p>
              </table:table-cell>
              <table:table-cell office:value-type="float" office:value="0.145306">
                <text:p>0.145306</text:p>
              </table:table-cell>
              <table:table-cell office:value-type="float" office:value="0.228568">
                <text:p>0.2285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.002298">
                <text:p>0.002298</text:p>
              </table:table-cell>
              <table:table-cell office:value-type="float" office:value="0.065238">
                <text:p>0.065238</text:p>
              </table:table-cell>
              <table:table-cell office:value-type="float" office:value="0.139456">
                <text:p>0.139456</text:p>
              </table:table-cell>
              <table:table-cell office:value-type="float" office:value="0.224147">
                <text:p>0.2241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.001572">
                <text:p>0.001572</text:p>
              </table:table-cell>
              <table:table-cell office:value-type="float" office:value="0.056927">
                <text:p>0.056927</text:p>
              </table:table-cell>
              <table:table-cell office:value-type="float" office:value="0.131377">
                <text:p>0.131377</text:p>
              </table:table-cell>
              <table:table-cell office:value-type="float" office:value="0.216826">
                <text:p>0.216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.000889">
                <text:p>0.000889</text:p>
              </table:table-cell>
              <table:table-cell office:value-type="float" office:value="0.051579">
                <text:p>0.051579</text:p>
              </table:table-cell>
              <table:table-cell office:value-type="float" office:value="0.125625">
                <text:p>0.125625</text:p>
              </table:table-cell>
              <table:table-cell office:value-type="float" office:value="0.210641">
                <text:p>0.2106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00645">
                <text:p>0.000645</text:p>
              </table:table-cell>
              <table:table-cell office:value-type="float" office:value="0.045163">
                <text:p>0.045163</text:p>
              </table:table-cell>
              <table:table-cell office:value-type="float" office:value="0.119717">
                <text:p>0.119717</text:p>
              </table:table-cell>
              <table:table-cell office:value-type="float" office:value="0.204548">
                <text:p>0.204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000339">
                <text:p>0.000339</text:p>
              </table:table-cell>
              <table:table-cell office:value-type="float" office:value="0.040023">
                <text:p>0.040023</text:p>
              </table:table-cell>
              <table:table-cell office:value-type="float" office:value="0.11541">
                <text:p>0.11541</text:p>
              </table:table-cell>
              <table:table-cell office:value-type="float" office:value="0.1996">
                <text:p>0.199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000212">
                <text:p>0.000212</text:p>
              </table:table-cell>
              <table:table-cell office:value-type="float" office:value="0.036468">
                <text:p>0.036468</text:p>
              </table:table-cell>
              <table:table-cell office:value-type="float" office:value="0.111143">
                <text:p>0.111143</text:p>
              </table:table-cell>
              <table:table-cell office:value-type="float" office:value="0.191611">
                <text:p>0.1916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000156">
                <text:p>0.000156</text:p>
              </table:table-cell>
              <table:table-cell office:value-type="float" office:value="0.03292">
                <text:p>0.03292</text:p>
              </table:table-cell>
              <table:table-cell office:value-type="float" office:value="0.106374">
                <text:p>0.106374</text:p>
              </table:table-cell>
              <table:table-cell office:value-type="float" office:value="0.189255">
                <text:p>0.189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000098">
                <text:p>0.000098</text:p>
              </table:table-cell>
              <table:table-cell office:value-type="float" office:value="0.029456">
                <text:p>0.029456</text:p>
              </table:table-cell>
              <table:table-cell office:value-type="float" office:value="0.103184">
                <text:p>0.103184</text:p>
              </table:table-cell>
              <table:table-cell office:value-type="float" office:value="0.188154">
                <text:p>0.18815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000036">
                <text:p>0.000036</text:p>
              </table:table-cell>
              <table:table-cell office:value-type="float" office:value="0.026201">
                <text:p>0.026201</text:p>
              </table:table-cell>
              <table:table-cell office:value-type="float" office:value="0.099847">
                <text:p>0.099847</text:p>
              </table:table-cell>
              <table:table-cell office:value-type="float" office:value="0.182181">
                <text:p>0.1821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00002">
                <text:p>0.00002</text:p>
              </table:table-cell>
              <table:table-cell office:value-type="float" office:value="0.023639">
                <text:p>0.023639</text:p>
              </table:table-cell>
              <table:table-cell office:value-type="float" office:value="0.095527">
                <text:p>0.095527</text:p>
              </table:table-cell>
              <table:table-cell office:value-type="float" office:value="0.175778">
                <text:p>0.17577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000013">
                <text:p>0.000013</text:p>
              </table:table-cell>
              <table:table-cell office:value-type="float" office:value="0.021439">
                <text:p>0.021439</text:p>
              </table:table-cell>
              <table:table-cell office:value-type="float" office:value="0.091787">
                <text:p>0.091787</text:p>
              </table:table-cell>
              <table:table-cell office:value-type="float" office:value="0.172943">
                <text:p>0.17294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00001">
                <text:p>0.00001</text:p>
              </table:table-cell>
              <table:table-cell office:value-type="float" office:value="0.019323">
                <text:p>0.019323</text:p>
              </table:table-cell>
              <table:table-cell office:value-type="float" office:value="0.089521">
                <text:p>0.089521</text:p>
              </table:table-cell>
              <table:table-cell office:value-type="float" office:value="0.169834">
                <text:p>0.1698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7337">
                <text:p>0.017337</text:p>
              </table:table-cell>
              <table:table-cell office:value-type="float" office:value="0.086139">
                <text:p>0.086139</text:p>
              </table:table-cell>
              <table:table-cell office:value-type="float" office:value="0.165062">
                <text:p>0.1650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000007">
                <text:p>0.000007</text:p>
              </table:table-cell>
              <table:table-cell office:value-type="float" office:value="0.015579">
                <text:p>0.015579</text:p>
              </table:table-cell>
              <table:table-cell office:value-type="float" office:value="0.083203">
                <text:p>0.083203</text:p>
              </table:table-cell>
              <table:table-cell office:value-type="float" office:value="0.161364">
                <text:p>0.1613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13962">
                <text:p>0.013962</text:p>
              </table:table-cell>
              <table:table-cell office:value-type="float" office:value="0.080765">
                <text:p>0.080765</text:p>
              </table:table-cell>
              <table:table-cell office:value-type="float" office:value="0.156807">
                <text:p>0.1568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000003">
                <text:p>0.000003</text:p>
              </table:table-cell>
              <table:table-cell office:value-type="float" office:value="0.01237">
                <text:p>0.01237</text:p>
              </table:table-cell>
              <table:table-cell office:value-type="float" office:value="0.076797">
                <text:p>0.076797</text:p>
              </table:table-cell>
              <table:table-cell office:value-type="float" office:value="0.159528">
                <text:p>0.1595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1351">
                <text:p>0.011351</text:p>
              </table:table-cell>
              <table:table-cell office:value-type="float" office:value="0.075127">
                <text:p>0.075127</text:p>
              </table:table-cell>
              <table:table-cell office:value-type="float" office:value="0.149701">
                <text:p>0.1497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938">
                <text:p>0.009938</text:p>
              </table:table-cell>
              <table:table-cell office:value-type="float" office:value="0.071383">
                <text:p>0.071383</text:p>
              </table:table-cell>
              <table:table-cell office:value-type="float" office:value="0.147793">
                <text:p>0.1477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163">
                <text:p>0.009163</text:p>
              </table:table-cell>
              <table:table-cell office:value-type="float" office:value="0.068779">
                <text:p>0.068779</text:p>
              </table:table-cell>
              <table:table-cell office:value-type="float" office:value="0.146087">
                <text:p>0.1460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708">
                <text:p>0.007708</text:p>
              </table:table-cell>
              <table:table-cell office:value-type="float" office:value="0.068392">
                <text:p>0.068392</text:p>
              </table:table-cell>
              <table:table-cell office:value-type="float" office:value="0.14582">
                <text:p>0.14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7161">
                <text:p>0.007161</text:p>
              </table:table-cell>
              <table:table-cell office:value-type="float" office:value="0.064886">
                <text:p>0.064886</text:p>
              </table:table-cell>
              <table:table-cell office:value-type="float" office:value="0.1421">
                <text:p>0.14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918">
                <text:p>0.005918</text:p>
              </table:table-cell>
              <table:table-cell office:value-type="float" office:value="0.062533">
                <text:p>0.062533</text:p>
              </table:table-cell>
              <table:table-cell office:value-type="float" office:value="0.137432">
                <text:p>0.13743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5544">
                <text:p>0.005544</text:p>
              </table:table-cell>
              <table:table-cell office:value-type="float" office:value="0.060804">
                <text:p>0.060804</text:p>
              </table:table-cell>
              <table:table-cell office:value-type="float" office:value="0.137311">
                <text:p>0.1373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821">
                <text:p>0.004821</text:p>
              </table:table-cell>
              <table:table-cell office:value-type="float" office:value="0.058092">
                <text:p>0.058092</text:p>
              </table:table-cell>
              <table:table-cell office:value-type="float" office:value="0.134557">
                <text:p>0.13455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4391">
                <text:p>0.004391</text:p>
              </table:table-cell>
              <table:table-cell office:value-type="float" office:value="0.055452">
                <text:p>0.055452</text:p>
              </table:table-cell>
              <table:table-cell office:value-type="float" office:value="0.130977">
                <text:p>0.1309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926">
                <text:p>0.003926</text:p>
              </table:table-cell>
              <table:table-cell office:value-type="float" office:value="0.05349">
                <text:p>0.05349</text:p>
              </table:table-cell>
              <table:table-cell office:value-type="float" office:value="0.130352">
                <text:p>0.1303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3473">
                <text:p>0.003473</text:p>
              </table:table-cell>
              <table:table-cell office:value-type="float" office:value="0.051253">
                <text:p>0.051253</text:p>
              </table:table-cell>
              <table:table-cell office:value-type="float" office:value="0.12916">
                <text:p>0.129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881">
                <text:p>0.002881</text:p>
              </table:table-cell>
              <table:table-cell office:value-type="float" office:value="0.049115">
                <text:p>0.049115</text:p>
              </table:table-cell>
              <table:table-cell office:value-type="float" office:value="0.121302">
                <text:p>0.12130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549">
                <text:p>0.002549</text:p>
              </table:table-cell>
              <table:table-cell office:value-type="float" office:value="0.047126">
                <text:p>0.047126</text:p>
              </table:table-cell>
              <table:table-cell office:value-type="float" office:value="0.123031">
                <text:p>0.1230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36">
                <text:p>0.00236</text:p>
              </table:table-cell>
              <table:table-cell office:value-type="float" office:value="0.045114">
                <text:p>0.045114</text:p>
              </table:table-cell>
              <table:table-cell office:value-type="float" office:value="0.120472">
                <text:p>0.1204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2194">
                <text:p>0.002194</text:p>
              </table:table-cell>
              <table:table-cell office:value-type="float" office:value="0.044001">
                <text:p>0.044001</text:p>
              </table:table-cell>
              <table:table-cell office:value-type="float" office:value="0.117995">
                <text:p>0.1179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833">
                <text:p>0.001833</text:p>
              </table:table-cell>
              <table:table-cell office:value-type="float" office:value="0.042523">
                <text:p>0.042523</text:p>
              </table:table-cell>
              <table:table-cell office:value-type="float" office:value="0.118066">
                <text:p>0.11806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712">
                <text:p>0.001712</text:p>
              </table:table-cell>
              <table:table-cell office:value-type="float" office:value="0.041322">
                <text:p>0.041322</text:p>
              </table:table-cell>
              <table:table-cell office:value-type="float" office:value="0.11432">
                <text:p>0.114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374">
                <text:p>0.001374</text:p>
              </table:table-cell>
              <table:table-cell office:value-type="float" office:value="0.039056">
                <text:p>0.039056</text:p>
              </table:table-cell>
              <table:table-cell office:value-type="float" office:value="0.114277">
                <text:p>0.11427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1172">
                <text:p>0.001172</text:p>
              </table:table-cell>
              <table:table-cell office:value-type="float" office:value="0.037936">
                <text:p>0.037936</text:p>
              </table:table-cell>
              <table:table-cell office:value-type="float" office:value="0.110937">
                <text:p>0.1109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